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563in"/>
    </style:style>
    <style:style style:name="co2" style:family="table-column">
      <style:table-column-properties fo:break-before="auto" style:column-width="0.5701in"/>
    </style:style>
    <style:style style:name="co3" style:family="table-column">
      <style:table-column-properties fo:break-before="auto" style:column-width="0.5161in"/>
    </style:style>
    <style:style style:name="co4" style:family="table-column">
      <style:table-column-properties fo:break-before="auto" style:column-width="0.2575in"/>
    </style:style>
    <style:style style:name="co5" style:family="table-column">
      <style:table-column-properties fo:break-before="auto" style:column-width="0.7209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0.3008in"/>
    </style:style>
    <style:style style:name="co8" style:family="table-column">
      <style:table-column-properties fo:break-before="auto" style:column-width="0.7854in"/>
    </style:style>
    <style:style style:name="co9" style:family="table-column">
      <style:table-column-properties fo:break-before="auto" style:column-width="0.7744in"/>
    </style:style>
    <style:style style:name="co10" style:family="table-column">
      <style:table-column-properties fo:break-before="auto" style:column-width="0.678in"/>
    </style:style>
    <style:style style:name="co11" style:family="table-column">
      <style:table-column-properties fo:break-before="auto" style:column-width="0.322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6882in"/>
    </style:style>
    <style:style style:name="co14" style:family="table-column">
      <style:table-column-properties fo:break-before="auto" style:column-width="0.2902in"/>
    </style:style>
    <style:style style:name="co15" style:family="table-column">
      <style:table-column-properties fo:break-before="auto" style:column-width="0.6453in"/>
    </style:style>
    <style:style style:name="co16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 style:data-style-name="N5128"/>
    <style:style style:name="ce2" style:family="table-cell" style:parent-style-name="Excel_20_Built-in_20_Normal">
      <style:table-cell-properties fo:background-color="#eb613d"/>
    </style:style>
    <style:style style:name="ce3" style:family="table-cell" style:parent-style-name="Excel_20_Built-in_20_Normal">
      <style:table-cell-properties fo:background-color="#c3d69b"/>
      <style:text-properties fo:color="#e46c0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7" table:default-cell-style-name="Excel_20_Built-in_20_Normal"/>
        <table:table-column table:style-name="co1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" table:default-cell-style-name="Excel_20_Built-in_20_Normal"/>
        <table:table-column table:style-name="co15" table:default-cell-style-name="Excel_20_Built-in_20_Normal"/>
        <table:table-column table:style-name="co7" table:default-cell-style-name="Excel_20_Built-in_20_Normal"/>
        <table:table-column table:style-name="co2" table:default-cell-style-name="Excel_20_Built-in_20_Normal"/>
        <table:table-column table:style-name="co10" table:default-cell-style-name="Excel_20_Built-in_20_Normal"/>
        <table:table-column table:style-name="co7" table:default-cell-style-name="Excel_20_Built-in_20_Normal"/>
        <table:table-column table:style-name="co16" table:number-columns-repeated="992" table:default-cell-style-name="Excel_20_Built-in_20_Normal"/>
        <table:table-column table:style-name="co16" table:number-columns-repeated="10" table:default-cell-style-name="Default"/>
        <table:table-row table:style-name="ro1">
          <table:table-cell office:value-type="string">
            <text:p>P_0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2" office:value-type="float" office:value="152">
            <text:p>152</text:p>
          </table:table-cell>
          <table:table-cell table:number-columns-repeated="2"/>
          <table:table-cell table:style-name="ce2" office:value-type="float" office:value="153">
            <text:p>153</text:p>
          </table:table-cell>
          <table:table-cell table:number-columns-repeated="2"/>
          <table:table-cell table:style-name="ce2" office:value-type="float" office:value="154">
            <text:p>154</text:p>
          </table:table-cell>
          <table:table-cell table:number-columns-repeated="2"/>
          <table:table-cell table:style-name="ce2" office:value-type="float" office:value="156">
            <text:p>156</text:p>
          </table:table-cell>
          <table:table-cell table:number-columns-repeated="2"/>
          <table:table-cell table:style-name="ce2" office:value-type="float" office:value="157">
            <text:p>157</text:p>
          </table:table-cell>
          <table:table-cell table:number-columns-repeated="2"/>
          <table:table-cell table:style-name="ce2" office:value-type="float" office:value="160">
            <text:p>160</text:p>
          </table:table-cell>
          <table:table-cell table:number-columns-repeated="1004"/>
        </table:table-row>
        <table:table-row table:style-name="ro1">
          <table:table-cell office:value-type="string">
            <text:p>x-coord</text:p>
          </table:table-cell>
          <table:table-cell office:value-type="string">
            <text:p>y-coord</text:p>
          </table:table-cell>
          <table:table-cell office:value-type="string">
            <text:p>Locations</text:p>
          </table:table-cell>
          <table:table-cell/>
          <table:table-cell table:style-name="ce3" office:value-type="string">
            <text:p>D-157 (feet)</text:p>
          </table:table-cell>
          <table:table-cell table:style-name="ce3" office:value-type="string">
            <text:p>P(calculated)</text:p>
          </table:table-cell>
          <table:table-cell/>
          <table:table-cell table:style-name="ce3" office:value-type="string">
            <text:p>D-157 (feet)</text:p>
          </table:table-cell>
          <table:table-cell table:style-name="ce3" office:value-type="string">
            <text:p>P(calculated)</text:p>
          </table:table-cell>
          <table:table-cell/>
          <table:table-cell table:style-name="ce3" office:value-type="string">
            <text:p>D-157 (feet)</text:p>
          </table:table-cell>
          <table:table-cell table:style-name="ce3" office:value-type="string">
            <text:p>P(calculated)</text:p>
          </table:table-cell>
          <table:table-cell/>
          <table:table-cell table:style-name="ce3" office:value-type="string">
            <text:p>D-157 (feet)</text:p>
          </table:table-cell>
          <table:table-cell table:style-name="ce3" office:value-type="string">
            <text:p>P(calculated)</text:p>
          </table:table-cell>
          <table:table-cell/>
          <table:table-cell table:style-name="ce3" office:value-type="string">
            <text:p>D-157 (feet)</text:p>
          </table:table-cell>
          <table:table-cell table:style-name="ce3" office:value-type="string">
            <text:p>P(calculated)</text:p>
          </table:table-cell>
          <table:table-cell/>
          <table:table-cell table:style-name="ce3" office:value-type="string">
            <text:p>D-157 (feet)</text:p>
          </table:table-cell>
          <table:table-cell table:style-name="ce3" office:value-type="string">
            <text:p>P(calculated)</text:p>
          </table:table-cell>
          <table:table-cell/>
          <table:table-cell office:value-type="string">
            <text:p>Locations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72">
            <text:p>72</text:p>
          </table:table-cell>
          <table:table-cell office:value-type="string">
            <text:p>bo</text:p>
          </table:table-cell>
          <table:table-cell table:style-name="ce1"/>
          <table:table-cell table:style-name="Default" office:value-type="float" office:value="54.045941">
            <text:p>54.05</text:p>
          </table:table-cell>
          <table:table-cell table:formula="of:=([.$B$1])-(10*([.$B$2])*LOG([.E6];10))" office:value-type="float" office:value="25.3447383441102">
            <text:p>25.34</text:p>
          </table:table-cell>
          <table:table-cell/>
          <table:table-cell table:style-name="Default" office:value-type="float" office:value="29.857321">
            <text:p>29.86</text:p>
          </table:table-cell>
          <table:table-cell table:formula="of:=([.$B$1])-(10*([.$B$2])*LOG([.H6];10))" office:value-type="float" office:value="30.4989832537958">
            <text:p>30.5</text:p>
          </table:table-cell>
          <table:table-cell/>
          <table:table-cell table:style-name="Default" office:value-type="float" office:value="43.432551">
            <text:p>43.43</text:p>
          </table:table-cell>
          <table:table-cell table:formula="of:=([.$B$1])-(10*([.$B$2])*LOG([.K6];10))" office:value-type="float" office:value="27.2436932342212">
            <text:p>27.24</text:p>
          </table:table-cell>
          <table:table-cell/>
          <table:table-cell table:style-name="Default" office:value-type="float" office:value="60.043983">
            <text:p>60.04</text:p>
          </table:table-cell>
          <table:table-cell table:formula="of:=([.$B$1])-(10*([.$B$2])*LOG([.N6];10))" office:value-type="float" office:value="24.4306101335229">
            <text:p>24.43</text:p>
          </table:table-cell>
          <table:table-cell/>
          <table:table-cell table:style-name="Default" office:value-type="float" office:value="31.042179">
            <text:p>31.04</text:p>
          </table:table-cell>
          <table:table-cell table:formula="of:=([.$B$1])-(10*([.$B$2])*LOG([.Q6];10))" office:value-type="float" office:value="30.1609560224641">
            <text:p>30.16</text:p>
          </table:table-cell>
          <table:table-cell/>
          <table:table-cell table:style-name="Default" office:value-type="float" office:value="10.263922">
            <text:p>10.26</text:p>
          </table:table-cell>
          <table:table-cell table:formula="of:=([.$B$1])-(10*([.$B$2])*LOG([.T6];10))" office:value-type="float" office:value="39.7737331402586">
            <text:p>39.77</text:p>
          </table:table-cell>
          <table:table-cell/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72">
            <text:p>72</text:p>
          </table:table-cell>
          <table:table-cell office:value-type="string">
            <text:p>bp</text:p>
          </table:table-cell>
          <table:table-cell table:style-name="ce1"/>
          <table:table-cell table:style-name="Default" office:value-type="float" office:value="54.174317">
            <text:p>54.17</text:p>
          </table:table-cell>
          <table:table-cell table:formula="of:=([.$B$1])-(10*([.$B$2])*LOG([.E7];10))" office:value-type="float" office:value="25.3241311063931">
            <text:p>25.32</text:p>
          </table:table-cell>
          <table:table-cell/>
          <table:table-cell table:style-name="Default" office:value-type="float" office:value="30.577615">
            <text:p>30.58</text:p>
          </table:table-cell>
          <table:table-cell table:formula="of:=([.$B$1])-(10*([.$B$2])*LOG([.H7];10))" office:value-type="float" office:value="30.2919278361151">
            <text:p>30.29</text:p>
          </table:table-cell>
          <table:table-cell/>
          <table:table-cell table:style-name="Default" office:value-type="float" office:value="45.210883">
            <text:p>45.21</text:p>
          </table:table-cell>
          <table:table-cell table:formula="of:=([.$B$1])-(10*([.$B$2])*LOG([.K7];10))" office:value-type="float" office:value="26.8951402161897">
            <text:p>26.9</text:p>
          </table:table-cell>
          <table:table-cell/>
          <table:table-cell table:style-name="Default" office:value-type="float" office:value="61.26406">
            <text:p>61.26</text:p>
          </table:table-cell>
          <table:table-cell table:formula="of:=([.$B$1])-(10*([.$B$2])*LOG([.N7];10))" office:value-type="float" office:value="24.2558845132497">
            <text:p>24.26</text:p>
          </table:table-cell>
          <table:table-cell/>
          <table:table-cell table:style-name="Default" office:value-type="float" office:value="30.241178">
            <text:p>30.24</text:p>
          </table:table-cell>
          <table:table-cell table:formula="of:=([.$B$1])-(10*([.$B$2])*LOG([.Q7];10))" office:value-type="float" office:value="30.3880259109462">
            <text:p>30.39</text:p>
          </table:table-cell>
          <table:table-cell/>
          <table:table-cell table:style-name="Default" office:value-type="float" office:value="9.582575">
            <text:p>9.58</text:p>
          </table:table-cell>
          <table:table-cell table:formula="of:=([.$B$1])-(10*([.$B$2])*LOG([.T7];10))" office:value-type="float" office:value="40.3703554592991">
            <text:p>40.37</text:p>
          </table:table-cell>
          <table:table-cell/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72">
            <text:p>72</text:p>
          </table:table-cell>
          <table:table-cell office:value-type="string">
            <text:p>bq</text:p>
          </table:table-cell>
          <table:table-cell table:style-name="ce1"/>
          <table:table-cell table:style-name="Default" office:value-type="float" office:value="54.452189">
            <text:p>54.45</text:p>
          </table:table-cell>
          <table:table-cell table:formula="of:=([.$B$1])-(10*([.$B$2])*LOG([.E8];10))" office:value-type="float" office:value="25.2796931348723">
            <text:p>25.28</text:p>
          </table:table-cell>
          <table:table-cell/>
          <table:table-cell table:style-name="Default" office:value-type="float" office:value="31.564739">
            <text:p>31.56</text:p>
          </table:table-cell>
          <table:table-cell table:formula="of:=([.$B$1])-(10*([.$B$2])*LOG([.H8];10))" office:value-type="float" office:value="30.0159559476281">
            <text:p>30.02</text:p>
          </table:table-cell>
          <table:table-cell/>
          <table:table-cell table:style-name="Default" office:value-type="float" office:value="47.173343">
            <text:p>47.17</text:p>
          </table:table-cell>
          <table:table-cell table:formula="of:=([.$B$1])-(10*([.$B$2])*LOG([.K8];10))" office:value-type="float" office:value="26.5260669164647">
            <text:p>26.53</text:p>
          </table:table-cell>
          <table:table-cell/>
          <table:table-cell table:style-name="Default" office:value-type="float" office:value="62.645503">
            <text:p>62.65</text:p>
          </table:table-cell>
          <table:table-cell table:formula="of:=([.$B$1])-(10*([.$B$2])*LOG([.N8];10))" office:value-type="float" office:value="24.0622019865753">
            <text:p>24.06</text:p>
          </table:table-cell>
          <table:table-cell/>
          <table:table-cell table:style-name="Default" office:value-type="float" office:value="29.639543">
            <text:p>29.64</text:p>
          </table:table-cell>
          <table:table-cell table:formula="of:=([.$B$1])-(10*([.$B$2])*LOG([.Q8];10))" office:value-type="float" office:value="30.5625699370042">
            <text:p>30.56</text:p>
          </table:table-cell>
          <table:table-cell/>
          <table:table-cell table:style-name="Default" office:value-type="float" office:value="9.65344">
            <text:p>9.65</text:p>
          </table:table-cell>
          <table:table-cell table:formula="of:=([.$B$1])-(10*([.$B$2])*LOG([.T8];10))" office:value-type="float" office:value="40.3063579677402">
            <text:p>40.31</text:p>
          </table:table-cell>
          <table:table-cell/>
          <table:table-cell office:value-type="float" office:value="2">
            <text:p>2</text:p>
          </table:table-cell>
          <table:table-cell table:number-columns-repeated="1001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72">
            <text:p>72</text:p>
          </table:table-cell>
          <table:table-cell office:value-type="string">
            <text:p>br</text:p>
          </table:table-cell>
          <table:table-cell/>
          <table:table-cell table:style-name="Default" office:value-type="float" office:value="54.862354">
            <text:p>54.86</text:p>
          </table:table-cell>
          <table:table-cell table:formula="of:=([.$B$1])-(10*([.$B$2])*LOG([.E9];10))" office:value-type="float" office:value="25.2145112378462">
            <text:p>25.21</text:p>
          </table:table-cell>
          <table:table-cell/>
          <table:table-cell table:style-name="Default" office:value-type="float" office:value="32.734811">
            <text:p>32.73</text:p>
          </table:table-cell>
          <table:table-cell table:formula="of:=([.$B$1])-(10*([.$B$2])*LOG([.H9];10))" office:value-type="float" office:value="29.6998032441563">
            <text:p>29.7</text:p>
          </table:table-cell>
          <table:table-cell/>
          <table:table-cell table:style-name="Default" office:value-type="float" office:value="49.169012">
            <text:p>49.17</text:p>
          </table:table-cell>
          <table:table-cell table:formula="of:=([.$B$1])-(10*([.$B$2])*LOG([.K9];10))" office:value-type="float" office:value="26.1661703663339">
            <text:p>26.17</text:p>
          </table:table-cell>
          <table:table-cell/>
          <table:table-cell table:style-name="Default" office:value-type="float" office:value="64.084687">
            <text:p>64.08</text:p>
          </table:table-cell>
          <table:table-cell table:formula="of:=([.$B$1])-(10*([.$B$2])*LOG([.N9];10))" office:value-type="float" office:value="23.86491465015">
            <text:p>23.86</text:p>
          </table:table-cell>
          <table:table-cell/>
          <table:table-cell table:style-name="Default" office:value-type="float" office:value="29.30433">
            <text:p>29.3</text:p>
          </table:table-cell>
          <table:table-cell table:formula="of:=([.$B$1])-(10*([.$B$2])*LOG([.Q9];10))" office:value-type="float" office:value="30.6613640733485">
            <text:p>30.66</text:p>
          </table:table-cell>
          <table:table-cell/>
          <table:table-cell table:style-name="Default" office:value-type="float" office:value="10.483692">
            <text:p>10.48</text:p>
          </table:table-cell>
          <table:table-cell table:formula="of:=([.$B$1])-(10*([.$B$2])*LOG([.T9];10))" office:value-type="float" office:value="39.5897149331911">
            <text:p>39.59</text:p>
          </table:table-cell>
          <table:table-cell/>
          <table:table-cell office:value-type="float" office:value="3">
            <text:p>3</text:p>
          </table:table-cell>
          <table:table-cell table:number-columns-repeated="1001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72">
            <text:p>72</text:p>
          </table:table-cell>
          <table:table-cell office:value-type="string">
            <text:p>bs</text:p>
          </table:table-cell>
          <table:table-cell/>
          <table:table-cell table:style-name="Default" office:value-type="float" office:value="55.406805">
            <text:p>55.41</text:p>
          </table:table-cell>
          <table:table-cell table:formula="of:=([.$B$1])-(10*([.$B$2])*LOG([.E10];10))" office:value-type="float" office:value="25.1287378489498">
            <text:p>25.13</text:p>
          </table:table-cell>
          <table:table-cell/>
          <table:table-cell table:style-name="Default" office:value-type="float" office:value="34.088149">
            <text:p>34.09</text:p>
          </table:table-cell>
          <table:table-cell table:formula="of:=([.$B$1])-(10*([.$B$2])*LOG([.H10];10))" office:value-type="float" office:value="29.3479316098669">
            <text:p>29.35</text:p>
          </table:table-cell>
          <table:table-cell/>
          <table:table-cell table:style-name="Default" office:value-type="float" office:value="51.235321">
            <text:p>51.24</text:p>
          </table:table-cell>
          <table:table-cell table:formula="of:=([.$B$1])-(10*([.$B$2])*LOG([.K10];10))" office:value-type="float" office:value="25.8086107700637">
            <text:p>25.81</text:p>
          </table:table-cell>
          <table:table-cell/>
          <table:table-cell table:style-name="Default" office:value-type="float" office:value="65.608187">
            <text:p>65.61</text:p>
          </table:table-cell>
          <table:table-cell table:formula="of:=([.$B$1])-(10*([.$B$2])*LOG([.N10];10))" office:value-type="float" office:value="23.660839265209">
            <text:p>23.66</text:p>
          </table:table-cell>
          <table:table-cell/>
          <table:table-cell table:style-name="Default" office:value-type="float" office:value="29.226428">
            <text:p>29.23</text:p>
          </table:table-cell>
          <table:table-cell table:formula="of:=([.$B$1])-(10*([.$B$2])*LOG([.Q10];10))" office:value-type="float" office:value="30.684485201359">
            <text:p>30.68</text:p>
          </table:table-cell>
          <table:table-cell/>
          <table:table-cell table:style-name="Default" office:value-type="float" office:value="11.90906">
            <text:p>11.91</text:p>
          </table:table-cell>
          <table:table-cell table:formula="of:=([.$B$1])-(10*([.$B$2])*LOG([.T10];10))" office:value-type="float" office:value="38.4824503336088">
            <text:p>38.48</text:p>
          </table:table-cell>
          <table:table-cell/>
          <table:table-cell office:value-type="float" office:value="4">
            <text:p>4</text:p>
          </table:table-cell>
          <table:table-cell table:number-columns-repeated="1001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72">
            <text:p>72</text:p>
          </table:table-cell>
          <table:table-cell office:value-type="string">
            <text:p>bt</text:p>
          </table:table-cell>
          <table:table-cell/>
          <table:table-cell table:style-name="Default" office:value-type="float" office:value="56.231841">
            <text:p>56.23</text:p>
          </table:table-cell>
          <table:table-cell table:formula="of:=([.$B$1])-(10*([.$B$2])*LOG([.E11];10))" office:value-type="float" office:value="25.0003539538373">
            <text:p>25</text:p>
          </table:table-cell>
          <table:table-cell/>
          <table:table-cell table:style-name="Default" office:value-type="float" office:value="35.92472">
            <text:p>35.92</text:p>
          </table:table-cell>
          <table:table-cell table:formula="of:=([.$B$1])-(10*([.$B$2])*LOG([.H11];10))" office:value-type="float" office:value="28.8921321620954">
            <text:p>28.89</text:p>
          </table:table-cell>
          <table:table-cell/>
          <table:table-cell table:style-name="Default" office:value-type="float" office:value="53.796659">
            <text:p>53.8</text:p>
          </table:table-cell>
          <table:table-cell table:formula="of:=([.$B$1])-(10*([.$B$2])*LOG([.K11];10))" office:value-type="float" office:value="25.3848939003968">
            <text:p>25.38</text:p>
          </table:table-cell>
          <table:table-cell/>
          <table:table-cell table:style-name="Default" office:value-type="float" office:value="67.539628">
            <text:p>67.54</text:p>
          </table:table-cell>
          <table:table-cell table:formula="of:=([.$B$1])-(10*([.$B$2])*LOG([.N11];10))" office:value-type="float" office:value="23.4088267146968">
            <text:p>23.41</text:p>
          </table:table-cell>
          <table:table-cell/>
          <table:table-cell table:style-name="Default" office:value-type="float" office:value="29.474991">
            <text:p>29.47</text:p>
          </table:table-cell>
          <table:table-cell table:formula="of:=([.$B$1])-(10*([.$B$2])*LOG([.Q11];10))" office:value-type="float" office:value="30.6109263768379">
            <text:p>30.61</text:p>
          </table:table-cell>
          <table:table-cell/>
          <table:table-cell table:style-name="Default" office:value-type="float" office:value="14.148848">
            <text:p>14.15</text:p>
          </table:table-cell>
          <table:table-cell table:formula="of:=([.$B$1])-(10*([.$B$2])*LOG([.T11];10))" office:value-type="float" office:value="36.9855783796279">
            <text:p>36.99</text:p>
          </table:table-cell>
          <table:table-cell/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10">
            <text:p>110</text:p>
          </table:table-cell>
          <table:table-cell office:value-type="string">
            <text:p>cn</text:p>
          </table:table-cell>
          <table:table-cell/>
          <table:table-cell table:style-name="Default" office:value-type="float" office:value="51.431292">
            <text:p>51.43</text:p>
          </table:table-cell>
          <table:table-cell table:formula="of:=([.$B$1])-(10*([.$B$2])*LOG([.E12];10))" office:value-type="float" office:value="25.7754513135305">
            <text:p>25.78</text:p>
          </table:table-cell>
          <table:table-cell/>
          <table:table-cell table:style-name="Default" office:value-type="float" office:value="26.785612">
            <text:p>26.79</text:p>
          </table:table-cell>
          <table:table-cell table:formula="of:=([.$B$1])-(10*([.$B$2])*LOG([.H12];10))" office:value-type="float" office:value="31.4419685275909">
            <text:p>31.44</text:p>
          </table:table-cell>
          <table:table-cell/>
          <table:table-cell table:style-name="Default" office:value-type="float" office:value="39.743636">
            <text:p>39.74</text:p>
          </table:table-cell>
          <table:table-cell table:formula="of:=([.$B$1])-(10*([.$B$2])*LOG([.K12];10))" office:value-type="float" office:value="28.0146480678753">
            <text:p>28.01</text:p>
          </table:table-cell>
          <table:table-cell/>
          <table:table-cell table:style-name="Default" office:value-type="float" office:value="56.558117">
            <text:p>56.56</text:p>
          </table:table-cell>
          <table:table-cell table:formula="of:=([.$B$1])-(10*([.$B$2])*LOG([.N12];10))" office:value-type="float" office:value="24.9501011603626">
            <text:p>24.95</text:p>
          </table:table-cell>
          <table:table-cell/>
          <table:table-cell table:style-name="Default" office:value-type="float" office:value="29.650437">
            <text:p>29.65</text:p>
          </table:table-cell>
          <table:table-cell table:formula="of:=([.$B$1])-(10*([.$B$2])*LOG([.Q12];10))" office:value-type="float" office:value="30.5593780289353">
            <text:p>30.56</text:p>
          </table:table-cell>
          <table:table-cell/>
          <table:table-cell table:style-name="Default" office:value-type="float" office:value="9.458601">
            <text:p>9.46</text:p>
          </table:table-cell>
          <table:table-cell table:formula="of:=([.$B$1])-(10*([.$B$2])*LOG([.T12];10))" office:value-type="float" office:value="40.4834618869973">
            <text:p>40.48</text:p>
          </table:table-cell>
          <table:table-cell/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10">
            <text:p>110</text:p>
          </table:table-cell>
          <table:table-cell office:value-type="string">
            <text:p>co</text:p>
          </table:table-cell>
          <table:table-cell/>
          <table:table-cell table:style-name="Default" office:value-type="float" office:value="51.431292">
            <text:p>51.43</text:p>
          </table:table-cell>
          <table:table-cell table:formula="of:=([.$B$1])-(10*([.$B$2])*LOG([.E13];10))" office:value-type="float" office:value="25.7754513135305">
            <text:p>25.78</text:p>
          </table:table-cell>
          <table:table-cell/>
          <table:table-cell table:style-name="Default" office:value-type="float" office:value="27.347158">
            <text:p>27.35</text:p>
          </table:table-cell>
          <table:table-cell table:formula="of:=([.$B$1])-(10*([.$B$2])*LOG([.H13];10))" office:value-type="float" office:value="31.2617560038319">
            <text:p>31.26</text:p>
          </table:table-cell>
          <table:table-cell/>
          <table:table-cell table:style-name="Default" office:value-type="float" office:value="41.557032">
            <text:p>41.56</text:p>
          </table:table-cell>
          <table:table-cell table:formula="of:=([.$B$1])-(10*([.$B$2])*LOG([.K13];10))" office:value-type="float" office:value="27.6271095457095">
            <text:p>27.63</text:p>
          </table:table-cell>
          <table:table-cell/>
          <table:table-cell table:style-name="Default" office:value-type="float" office:value="57.761333">
            <text:p>57.76</text:p>
          </table:table-cell>
          <table:table-cell table:formula="of:=([.$B$1])-(10*([.$B$2])*LOG([.N13];10))" office:value-type="float" office:value="24.7672558559067">
            <text:p>24.77</text:p>
          </table:table-cell>
          <table:table-cell/>
          <table:table-cell table:style-name="Default" office:value-type="float" office:value="28.540369">
            <text:p>28.54</text:p>
          </table:table-cell>
          <table:table-cell table:formula="of:=([.$B$1])-(10*([.$B$2])*LOG([.Q13];10))" office:value-type="float" office:value="30.8908083233568">
            <text:p>30.89</text:p>
          </table:table-cell>
          <table:table-cell/>
          <table:table-cell table:style-name="Default" office:value-type="float" office:value="7.832432">
            <text:p>7.83</text:p>
          </table:table-cell>
          <table:table-cell table:formula="of:=([.$B$1])-(10*([.$B$2])*LOG([.T13];10))" office:value-type="float" office:value="42.122067338189">
            <text:p>42.12</text:p>
          </table:table-cell>
          <table:table-cell/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10">
            <text:p>110</text:p>
          </table:table-cell>
          <table:table-cell office:value-type="string">
            <text:p>cp</text:p>
          </table:table-cell>
          <table:table-cell/>
          <table:table-cell table:style-name="Default" office:value-type="float" office:value="51.584412">
            <text:p>51.58</text:p>
          </table:table-cell>
          <table:table-cell table:formula="of:=([.$B$1])-(10*([.$B$2])*LOG([.E14];10))" office:value-type="float" office:value="25.749630310534">
            <text:p>25.75</text:p>
          </table:table-cell>
          <table:table-cell/>
          <table:table-cell table:style-name="Default" office:value-type="float" office:value="28.192175">
            <text:p>28.19</text:p>
          </table:table-cell>
          <table:table-cell table:formula="of:=([.$B$1])-(10*([.$B$2])*LOG([.H14];10))" office:value-type="float" office:value="30.9974283484352">
            <text:p>31</text:p>
          </table:table-cell>
          <table:table-cell/>
          <table:table-cell table:style-name="Default" office:value-type="float" office:value="43.518694">
            <text:p>43.52</text:p>
          </table:table-cell>
          <table:table-cell table:formula="of:=([.$B$1])-(10*([.$B$2])*LOG([.K14];10))" office:value-type="float" office:value="27.2264829266313">
            <text:p>27.23</text:p>
          </table:table-cell>
          <table:table-cell/>
          <table:table-cell table:style-name="Default" office:value-type="float" office:value="59.10275">
            <text:p>59.1</text:p>
          </table:table-cell>
          <table:table-cell table:formula="of:=([.$B$1])-(10*([.$B$2])*LOG([.N14];10))" office:value-type="float" office:value="24.5678462260163">
            <text:p>24.57</text:p>
          </table:table-cell>
          <table:table-cell/>
          <table:table-cell table:style-name="Default" office:value-type="float" office:value="27.642643">
            <text:p>27.64</text:p>
          </table:table-cell>
          <table:table-cell table:formula="of:=([.$B$1])-(10*([.$B$2])*LOG([.Q14];10))" office:value-type="float" office:value="31.1684087010367">
            <text:p>31.17</text:p>
          </table:table-cell>
          <table:table-cell/>
          <table:table-cell table:style-name="Default" office:value-type="float" office:value="6.94979">
            <text:p>6.95</text:p>
          </table:table-cell>
          <table:table-cell table:formula="of:=([.$B$1])-(10*([.$B$2])*LOG([.T14];10))" office:value-type="float" office:value="43.1605663635045">
            <text:p>43.16</text:p>
          </table:table-cell>
          <table:table-cell/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10">
            <text:p>110</text:p>
          </table:table-cell>
          <table:table-cell office:value-type="string">
            <text:p>cq</text:p>
          </table:table-cell>
          <table:table-cell table:style-name="ce1"/>
          <table:table-cell table:style-name="Default" office:value-type="float" office:value="51.88188">
            <text:p>51.88</text:p>
          </table:table-cell>
          <table:table-cell table:formula="of:=([.$B$1])-(10*([.$B$2])*LOG([.E15];10))" office:value-type="float" office:value="25.6996859027873">
            <text:p>25.7</text:p>
          </table:table-cell>
          <table:table-cell/>
          <table:table-cell table:style-name="Default" office:value-type="float" office:value="29.257045">
            <text:p>29.26</text:p>
          </table:table-cell>
          <table:table-cell table:formula="of:=([.$B$1])-(10*([.$B$2])*LOG([.H15];10))" office:value-type="float" office:value="30.6753908061837">
            <text:p>30.68</text:p>
          </table:table-cell>
          <table:table-cell/>
          <table:table-cell table:style-name="Default" office:value-type="float" office:value="45.520161">
            <text:p>45.52</text:p>
          </table:table-cell>
          <table:table-cell table:formula="of:=([.$B$1])-(10*([.$B$2])*LOG([.K15];10))" office:value-type="float" office:value="26.8359242111314">
            <text:p>26.84</text:p>
          </table:table-cell>
          <table:table-cell/>
          <table:table-cell table:style-name="Default" office:value-type="float" office:value="60.510032">
            <text:p>60.51</text:p>
          </table:table-cell>
          <table:table-cell table:formula="of:=([.$B$1])-(10*([.$B$2])*LOG([.N15];10))" office:value-type="float" office:value="24.3634523479223">
            <text:p>24.36</text:p>
          </table:table-cell>
          <table:table-cell/>
          <table:table-cell table:style-name="Default" office:value-type="float" office:value="27.024025">
            <text:p>27.02</text:p>
          </table:table-cell>
          <table:table-cell table:formula="of:=([.$B$1])-(10*([.$B$2])*LOG([.Q15];10))" office:value-type="float" office:value="31.3649993201172">
            <text:p>31.36</text:p>
          </table:table-cell>
          <table:table-cell/>
          <table:table-cell table:style-name="Default" office:value-type="float" office:value="7.138586">
            <text:p>7.14</text:p>
          </table:table-cell>
          <table:table-cell table:formula="of:=([.$B$1])-(10*([.$B$2])*LOG([.T15];10))" office:value-type="float" office:value="42.9277560815987">
            <text:p>42.93</text:p>
          </table:table-cell>
          <table:table-cell/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10">
            <text:p>110</text:p>
          </table:table-cell>
          <table:table-cell office:value-type="string">
            <text:p>cr</text:p>
          </table:table-cell>
          <table:table-cell table:style-name="ce1"/>
          <table:table-cell table:style-name="Default" office:value-type="float" office:value="52.323097">
            <text:p>52.32</text:p>
          </table:table-cell>
          <table:table-cell table:formula="of:=([.$B$1])-(10*([.$B$2])*LOG([.E16];10))" office:value-type="float" office:value="25.6261311613348">
            <text:p>25.63</text:p>
          </table:table-cell>
          <table:table-cell/>
          <table:table-cell table:style-name="Default" office:value-type="float" office:value="30.534402">
            <text:p>30.53</text:p>
          </table:table-cell>
          <table:table-cell table:formula="of:=([.$B$1])-(10*([.$B$2])*LOG([.H16];10))" office:value-type="float" office:value="30.3042116202189">
            <text:p>30.3</text:p>
          </table:table-cell>
          <table:table-cell/>
          <table:table-cell table:style-name="Default" office:value-type="float" office:value="47.597189">
            <text:p>47.6</text:p>
          </table:table-cell>
          <table:table-cell table:formula="of:=([.$B$1])-(10*([.$B$2])*LOG([.K16];10))" office:value-type="float" office:value="26.4483739026645">
            <text:p>26.45</text:p>
          </table:table-cell>
          <table:table-cell/>
          <table:table-cell table:style-name="Default" office:value-type="float" office:value="62.007999">
            <text:p>62.01</text:p>
          </table:table-cell>
          <table:table-cell table:formula="of:=([.$B$1])-(10*([.$B$2])*LOG([.N16];10))" office:value-type="float" office:value="24.1510456624594">
            <text:p>24.15</text:p>
          </table:table-cell>
          <table:table-cell/>
          <table:table-cell table:style-name="Default" office:value-type="float" office:value="26.677315">
            <text:p>26.68</text:p>
          </table:table-cell>
          <table:table-cell table:formula="of:=([.$B$1])-(10*([.$B$2])*LOG([.Q16];10))" office:value-type="float" office:value="31.4771576625486">
            <text:p>31.48</text:p>
          </table:table-cell>
          <table:table-cell/>
          <table:table-cell table:style-name="Default" office:value-type="float" office:value="8.295676">
            <text:p>8.3</text:p>
          </table:table-cell>
          <table:table-cell table:formula="of:=([.$B$1])-(10*([.$B$2])*LOG([.T16];10))" office:value-type="float" office:value="41.6229643661314">
            <text:p>41.62</text:p>
          </table:table-cell>
          <table:table-cell/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10">
            <text:p>110</text:p>
          </table:table-cell>
          <table:table-cell office:value-type="string">
            <text:p>cs</text:p>
          </table:table-cell>
          <table:table-cell table:style-name="ce1"/>
          <table:table-cell table:style-name="Default" office:value-type="float" office:value="52.904466">
            <text:p>52.9</text:p>
          </table:table-cell>
          <table:table-cell table:formula="of:=([.$B$1])-(10*([.$B$2])*LOG([.E17];10))" office:value-type="float" office:value="25.5301532975614">
            <text:p>25.53</text:p>
          </table:table-cell>
          <table:table-cell/>
          <table:table-cell table:style-name="Default" office:value-type="float" office:value="31.998808">
            <text:p>32</text:p>
          </table:table-cell>
          <table:table-cell table:formula="of:=([.$B$1])-(10*([.$B$2])*LOG([.H17];10))" office:value-type="float" office:value="29.8973239890172">
            <text:p>29.9</text:p>
          </table:table-cell>
          <table:table-cell/>
          <table:table-cell table:style-name="Default" office:value-type="float" office:value="49.740313">
            <text:p>49.74</text:p>
          </table:table-cell>
          <table:table-cell table:formula="of:=([.$B$1])-(10*([.$B$2])*LOG([.K17];10))" office:value-type="float" office:value="26.0658297236035">
            <text:p>26.07</text:p>
          </table:table-cell>
          <table:table-cell/>
          <table:table-cell table:style-name="Default" office:value-type="float" office:value="63.590243">
            <text:p>63.59</text:p>
          </table:table-cell>
          <table:table-cell table:formula="of:=([.$B$1])-(10*([.$B$2])*LOG([.N17];10))" office:value-type="float" office:value="23.9321903085185">
            <text:p>23.93</text:p>
          </table:table-cell>
          <table:table-cell/>
          <table:table-cell table:style-name="Default" office:value-type="float" office:value="26.613143">
            <text:p>26.61</text:p>
          </table:table-cell>
          <table:table-cell table:formula="of:=([.$B$1])-(10*([.$B$2])*LOG([.Q17];10))" office:value-type="float" office:value="31.4980766488059">
            <text:p>31.5</text:p>
          </table:table-cell>
          <table:table-cell/>
          <table:table-cell table:style-name="Default" office:value-type="float" office:value="10.093368">
            <text:p>10.09</text:p>
          </table:table-cell>
          <table:table-cell table:formula="of:=([.$B$1])-(10*([.$B$2])*LOG([.T17];10))" office:value-type="float" office:value="39.9192778452377">
            <text:p>39.92</text:p>
          </table:table-cell>
          <table:table-cell/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10">
            <text:p>110</text:p>
          </table:table-cell>
          <table:table-cell office:value-type="string">
            <text:p>ct</text:p>
          </table:table-cell>
          <table:table-cell table:style-name="ce1"/>
          <table:table-cell table:style-name="Default" office:value-type="float" office:value="53.720322">
            <text:p>53.72</text:p>
          </table:table-cell>
          <table:table-cell table:formula="of:=([.$B$1])-(10*([.$B$2])*LOG([.E18];10))" office:value-type="float" office:value="25.3972278566249">
            <text:p>25.4</text:p>
          </table:table-cell>
          <table:table-cell/>
          <table:table-cell table:style-name="Default" office:value-type="float" office:value="33.839504">
            <text:p>33.84</text:p>
          </table:table-cell>
          <table:table-cell table:formula="of:=([.$B$1])-(10*([.$B$2])*LOG([.H18];10))" office:value-type="float" office:value="29.4115202245053">
            <text:p>29.41</text:p>
          </table:table-cell>
          <table:table-cell/>
          <table:table-cell table:style-name="Default" office:value-type="float" office:value="52.220192">
            <text:p>52.22</text:p>
          </table:table-cell>
          <table:table-cell table:formula="of:=([.$B$1])-(10*([.$B$2])*LOG([.K18];10))" office:value-type="float" office:value="25.6432307144563">
            <text:p>25.64</text:p>
          </table:table-cell>
          <table:table-cell/>
          <table:table-cell table:style-name="Default" office:value-type="float" office:value="65.463382">
            <text:p>65.46</text:p>
          </table:table-cell>
          <table:table-cell table:formula="of:=([.$B$1])-(10*([.$B$2])*LOG([.N18];10))" office:value-type="float" office:value="23.6800312344568">
            <text:p>23.68</text:p>
          </table:table-cell>
          <table:table-cell/>
          <table:table-cell table:style-name="Default" office:value-type="float" office:value="26.880842">
            <text:p>26.88</text:p>
          </table:table-cell>
          <table:table-cell table:formula="of:=([.$B$1])-(10*([.$B$2])*LOG([.Q18];10))" office:value-type="float" office:value="31.4111426363028">
            <text:p>31.41</text:p>
          </table:table-cell>
          <table:table-cell/>
          <table:table-cell table:style-name="Default" office:value-type="float" office:value="12.539286">
            <text:p>12.54</text:p>
          </table:table-cell>
          <table:table-cell table:formula="of:=([.$B$1])-(10*([.$B$2])*LOG([.T18];10))" office:value-type="float" office:value="38.0345438396248">
            <text:p>38.03</text:p>
          </table:table-cell>
          <table:table-cell/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50">
            <text:p>150</text:p>
          </table:table-cell>
          <table:table-cell office:value-type="string">
            <text:p>dn</text:p>
          </table:table-cell>
          <table:table-cell table:style-name="ce1"/>
          <table:table-cell table:style-name="Default" office:value-type="float" office:value="48.675619">
            <text:p>48.68</text:p>
          </table:table-cell>
          <table:table-cell table:formula="of:=([.$B$1])-(10*([.$B$2])*LOG([.E19];10))" office:value-type="float" office:value="26.253770338398">
            <text:p>26.25</text:p>
          </table:table-cell>
          <table:table-cell/>
          <table:table-cell table:style-name="Default" office:value-type="float" office:value="24.065703">
            <text:p>24.07</text:p>
          </table:table-cell>
          <table:table-cell table:formula="of:=([.$B$1])-(10*([.$B$2])*LOG([.H19];10))" office:value-type="float" office:value="32.3720289464589">
            <text:p>32.37</text:p>
          </table:table-cell>
          <table:table-cell/>
          <table:table-cell table:style-name="Default" office:value-type="float" office:value="37.662277">
            <text:p>37.66</text:p>
          </table:table-cell>
          <table:table-cell table:formula="of:=([.$B$1])-(10*([.$B$2])*LOG([.K19];10))" office:value-type="float" office:value="28.4818685357544">
            <text:p>28.48</text:p>
          </table:table-cell>
          <table:table-cell/>
          <table:table-cell table:style-name="Default" office:value-type="float" office:value="54.064393">
            <text:p>54.06</text:p>
          </table:table-cell>
          <table:table-cell table:formula="of:=([.$B$1])-(10*([.$B$2])*LOG([.N19];10))" office:value-type="float" office:value="25.3417733724701">
            <text:p>25.34</text:p>
          </table:table-cell>
          <table:table-cell/>
          <table:table-cell table:style-name="Default" office:value-type="float" office:value="27.204366">
            <text:p>27.2</text:p>
          </table:table-cell>
          <table:table-cell table:formula="of:=([.$B$1])-(10*([.$B$2])*LOG([.Q19];10))" office:value-type="float" office:value="31.3072278181793">
            <text:p>31.31</text:p>
          </table:table-cell>
          <table:table-cell/>
          <table:table-cell table:style-name="Default" office:value-type="float" office:value="7.685514">
            <text:p>7.69</text:p>
          </table:table-cell>
          <table:table-cell table:formula="of:=([.$B$1])-(10*([.$B$2])*LOG([.T19];10))" office:value-type="float" office:value="42.2865416396701">
            <text:p>42.29</text:p>
          </table:table-cell>
          <table:table-cell/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50">
            <text:p>150</text:p>
          </table:table-cell>
          <table:table-cell office:value-type="string">
            <text:p>do</text:p>
          </table:table-cell>
          <table:table-cell table:style-name="ce1"/>
          <table:table-cell table:style-name="Default" office:value-type="float" office:value="48.689083">
            <text:p>48.69</text:p>
          </table:table-cell>
          <table:table-cell table:formula="of:=([.$B$1])-(10*([.$B$2])*LOG([.E20];10))" office:value-type="float" office:value="26.2513680957694">
            <text:p>26.25</text:p>
          </table:table-cell>
          <table:table-cell/>
          <table:table-cell table:style-name="Default" office:value-type="float" office:value="24.807795">
            <text:p>24.81</text:p>
          </table:table-cell>
          <table:table-cell table:formula="of:=([.$B$1])-(10*([.$B$2])*LOG([.H20];10))" office:value-type="float" office:value="32.1082367112423">
            <text:p>32.11</text:p>
          </table:table-cell>
          <table:table-cell/>
          <table:table-cell table:style-name="Default" office:value-type="float" office:value="39.866063">
            <text:p>39.87</text:p>
          </table:table-cell>
          <table:table-cell table:formula="of:=([.$B$1])-(10*([.$B$2])*LOG([.K20];10))" office:value-type="float" office:value="27.9879330253022">
            <text:p>27.99</text:p>
          </table:table-cell>
          <table:table-cell/>
          <table:table-cell table:style-name="Default" office:value-type="float" office:value="55.519845">
            <text:p>55.52</text:p>
          </table:table-cell>
          <table:table-cell table:formula="of:=([.$B$1])-(10*([.$B$2])*LOG([.N20];10))" office:value-type="float" office:value="25.1110351002494">
            <text:p>25.11</text:p>
          </table:table-cell>
          <table:table-cell/>
          <table:table-cell table:style-name="Default" office:value-type="float" office:value="25.828343">
            <text:p>25.83</text:p>
          </table:table-cell>
          <table:table-cell table:formula="of:=([.$B$1])-(10*([.$B$2])*LOG([.Q20];10))" office:value-type="float" office:value="31.7580690960765">
            <text:p>31.76</text:p>
          </table:table-cell>
          <table:table-cell/>
          <table:table-cell table:style-name="Default" office:value-type="float" office:value="5.295485">
            <text:p>5.3</text:p>
          </table:table-cell>
          <table:table-cell table:formula="of:=([.$B$1])-(10*([.$B$2])*LOG([.T20];10))" office:value-type="float" office:value="45.521885156162">
            <text:p>45.52</text:p>
          </table:table-cell>
          <table:table-cell/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50">
            <text:p>150</text:p>
          </table:table-cell>
          <table:table-cell office:value-type="string">
            <text:p>dp</text:p>
          </table:table-cell>
          <table:table-cell/>
          <table:table-cell table:style-name="Default" office:value-type="float" office:value="48.868248">
            <text:p>48.87</text:p>
          </table:table-cell>
          <table:table-cell table:formula="of:=([.$B$1])-(10*([.$B$2])*LOG([.E21];10))" office:value-type="float" office:value="26.2194646160282">
            <text:p>26.22</text:p>
          </table:table-cell>
          <table:table-cell/>
          <table:table-cell table:style-name="Default" office:value-type="float" office:value="25.754681">
            <text:p>25.75</text:p>
          </table:table-cell>
          <table:table-cell table:formula="of:=([.$B$1])-(10*([.$B$2])*LOG([.H21];10))" office:value-type="float" office:value="31.7828764992811">
            <text:p>31.78</text:p>
          </table:table-cell>
          <table:table-cell/>
          <table:table-cell table:style-name="Default" office:value-type="float" office:value="41.883316">
            <text:p>41.88</text:p>
          </table:table-cell>
          <table:table-cell table:formula="of:=([.$B$1])-(10*([.$B$2])*LOG([.K21];10))" office:value-type="float" office:value="27.5591788304601">
            <text:p>27.56</text:p>
          </table:table-cell>
          <table:table-cell/>
          <table:table-cell table:style-name="Default" office:value-type="float" office:value="56.898884">
            <text:p>56.9</text:p>
          </table:table-cell>
          <table:table-cell table:formula="of:=([.$B$1])-(10*([.$B$2])*LOG([.N21];10))" office:value-type="float" office:value="24.8979250332216">
            <text:p>24.9</text:p>
          </table:table-cell>
          <table:table-cell/>
          <table:table-cell table:style-name="Default" office:value-type="float" office:value="24.899526">
            <text:p>24.9</text:p>
          </table:table-cell>
          <table:table-cell table:formula="of:=([.$B$1])-(10*([.$B$2])*LOG([.Q21];10))" office:value-type="float" office:value="32.07617840551">
            <text:p>32.08</text:p>
          </table:table-cell>
          <table:table-cell/>
          <table:table-cell table:style-name="Default" office:value-type="float" office:value="4.171674">
            <text:p>4.17</text:p>
          </table:table-cell>
          <table:table-cell table:formula="of:=([.$B$1])-(10*([.$B$2])*LOG([.T21];10))" office:value-type="float" office:value="47.5937927466787">
            <text:p>47.59</text:p>
          </table:table-cell>
          <table:table-cell/>
          <table:table-cell office:value-type="float" office:value="15">
            <text:p>15</text:p>
          </table:table-cell>
          <table:table-cell table:number-columns-repeated="1001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50">
            <text:p>150</text:p>
          </table:table-cell>
          <table:table-cell office:value-type="string">
            <text:p>dq</text:p>
          </table:table-cell>
          <table:table-cell table:style-name="ce1"/>
          <table:table-cell table:style-name="Default" office:value-type="float" office:value="49.201458">
            <text:p>49.2</text:p>
          </table:table-cell>
          <table:table-cell table:formula="of:=([.$B$1])-(10*([.$B$2])*LOG([.E22];10))" office:value-type="float" office:value="26.160440549542">
            <text:p>26.16</text:p>
          </table:table-cell>
          <table:table-cell/>
          <table:table-cell table:style-name="Default" office:value-type="float" office:value="26.951427">
            <text:p>26.95</text:p>
          </table:table-cell>
          <table:table-cell table:formula="of:=([.$B$1])-(10*([.$B$2])*LOG([.H22];10))" office:value-type="float" office:value="31.3883647046701">
            <text:p>31.39</text:p>
          </table:table-cell>
          <table:table-cell/>
          <table:table-cell table:style-name="Default" office:value-type="float" office:value="43.980909">
            <text:p>43.98</text:p>
          </table:table-cell>
          <table:table-cell table:formula="of:=([.$B$1])-(10*([.$B$2])*LOG([.K22];10))" office:value-type="float" office:value="27.1347159771742">
            <text:p>27.13</text:p>
          </table:table-cell>
          <table:table-cell/>
          <table:table-cell table:style-name="Default" office:value-type="float" office:value="58.37561">
            <text:p>58.38</text:p>
          </table:table-cell>
          <table:table-cell table:formula="of:=([.$B$1])-(10*([.$B$2])*LOG([.N22];10))" office:value-type="float" office:value="24.675371364234">
            <text:p>24.68</text:p>
          </table:table-cell>
          <table:table-cell/>
          <table:table-cell table:style-name="Default" office:value-type="float" office:value="24.250124">
            <text:p>24.25</text:p>
          </table:table-cell>
          <table:table-cell table:formula="of:=([.$B$1])-(10*([.$B$2])*LOG([.Q22];10))" office:value-type="float" office:value="32.3057207269019">
            <text:p>32.31</text:p>
          </table:table-cell>
          <table:table-cell/>
          <table:table-cell table:style-name="Default" office:value-type="float" office:value="4.686423">
            <text:p>4.69</text:p>
          </table:table-cell>
          <table:table-cell table:formula="of:=([.$B$1])-(10*([.$B$2])*LOG([.T22];10))" office:value-type="float" office:value="46.5831702845854">
            <text:p>46.58</text:p>
          </table:table-cell>
          <table:table-cell/>
          <table:table-cell office:value-type="float" office:value="16">
            <text:p>16</text:p>
          </table:table-cell>
          <table:table-cell table:number-columns-repeated="1001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50">
            <text:p>150</text:p>
          </table:table-cell>
          <table:table-cell office:value-type="string">
            <text:p>dr</text:p>
          </table:table-cell>
          <table:table-cell table:style-name="ce1"/>
          <table:table-cell table:style-name="Default" office:value-type="float" office:value="49.685615">
            <text:p>49.69</text:p>
          </table:table-cell>
          <table:table-cell table:formula="of:=([.$B$1])-(10*([.$B$2])*LOG([.E23];10))" office:value-type="float" office:value="26.0753866037636">
            <text:p>26.08</text:p>
          </table:table-cell>
          <table:table-cell/>
          <table:table-cell table:style-name="Default" office:value-type="float" office:value="28.366429">
            <text:p>28.37</text:p>
          </table:table-cell>
          <table:table-cell table:formula="of:=([.$B$1])-(10*([.$B$2])*LOG([.H23];10))" office:value-type="float" office:value="30.9439066666763">
            <text:p>30.94</text:p>
          </table:table-cell>
          <table:table-cell/>
          <table:table-cell table:style-name="Default" office:value-type="float" office:value="46.147888">
            <text:p>46.15</text:p>
          </table:table-cell>
          <table:table-cell table:formula="of:=([.$B$1])-(10*([.$B$2])*LOG([.K23];10))" office:value-type="float" office:value="26.716963401292">
            <text:p>26.72</text:p>
          </table:table-cell>
          <table:table-cell/>
          <table:table-cell table:style-name="Default" office:value-type="float" office:value="59.942804">
            <text:p>59.94</text:p>
          </table:table-cell>
          <table:table-cell table:formula="of:=([.$B$1])-(10*([.$B$2])*LOG([.N23];10))" office:value-type="float" office:value="24.4452589104085">
            <text:p>24.45</text:p>
          </table:table-cell>
          <table:table-cell/>
          <table:table-cell table:style-name="Default" office:value-type="float" office:value="23.90292">
            <text:p>23.9</text:p>
          </table:table-cell>
          <table:table-cell table:formula="of:=([.$B$1])-(10*([.$B$2])*LOG([.Q23];10))" office:value-type="float" office:value="32.4309808409322">
            <text:p>32.43</text:p>
          </table:table-cell>
          <table:table-cell/>
          <table:table-cell table:style-name="Default" office:value-type="float" office:value="6.4592">
            <text:p>6.46</text:p>
          </table:table-cell>
          <table:table-cell table:formula="of:=([.$B$1])-(10*([.$B$2])*LOG([.T23];10))" office:value-type="float" office:value="43.7964253586752">
            <text:p>43.8</text:p>
          </table:table-cell>
          <table:table-cell/>
          <table:table-cell office:value-type="float" office:value="17">
            <text:p>17</text:p>
          </table:table-cell>
          <table:table-cell table:number-columns-repeated="1001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50">
            <text:p>150</text:p>
          </table:table-cell>
          <table:table-cell office:value-type="string">
            <text:p>ds</text:p>
          </table:table-cell>
          <table:table-cell table:style-name="ce1"/>
          <table:table-cell table:style-name="Default" office:value-type="float" office:value="50.316361">
            <text:p>50.32</text:p>
          </table:table-cell>
          <table:table-cell table:formula="of:=([.$B$1])-(10*([.$B$2])*LOG([.E24];10))" office:value-type="float" office:value="25.965815512928">
            <text:p>25.97</text:p>
          </table:table-cell>
          <table:table-cell/>
          <table:table-cell table:style-name="Default" office:value-type="float" office:value="29.968787">
            <text:p>29.97</text:p>
          </table:table-cell>
          <table:table-cell table:formula="of:=([.$B$1])-(10*([.$B$2])*LOG([.H24];10))" office:value-type="float" office:value="30.4666166992237">
            <text:p>30.47</text:p>
          </table:table-cell>
          <table:table-cell/>
          <table:table-cell table:style-name="Default" office:value-type="float" office:value="48.374929">
            <text:p>48.37</text:p>
          </table:table-cell>
          <table:table-cell table:formula="of:=([.$B$1])-(10*([.$B$2])*LOG([.K24];10))" office:value-type="float" office:value="26.3075931877525">
            <text:p>26.31</text:p>
          </table:table-cell>
          <table:table-cell/>
          <table:table-cell table:style-name="Default" office:value-type="float" office:value="61.59356">
            <text:p>61.59</text:p>
          </table:table-cell>
          <table:table-cell table:formula="of:=([.$B$1])-(10*([.$B$2])*LOG([.N24];10))" office:value-type="float" office:value="24.2092938744625">
            <text:p>24.21</text:p>
          </table:table-cell>
          <table:table-cell/>
          <table:table-cell table:style-name="Default" office:value-type="float" office:value="23.871106">
            <text:p>23.87</text:p>
          </table:table-cell>
          <table:table-cell table:formula="of:=([.$B$1])-(10*([.$B$2])*LOG([.Q24];10))" office:value-type="float" office:value="32.4425491744779">
            <text:p>32.44</text:p>
          </table:table-cell>
          <table:table-cell/>
          <table:table-cell table:style-name="Default" office:value-type="float" office:value="8.756653">
            <text:p>8.76</text:p>
          </table:table-cell>
          <table:table-cell table:formula="of:=([.$B$1])-(10*([.$B$2])*LOG([.T24];10))" office:value-type="float" office:value="41.1532371948863">
            <text:p>41.15</text:p>
          </table:table-cell>
          <table:table-cell/>
          <table:table-cell office:value-type="float" office:value="18">
            <text:p>18</text:p>
          </table:table-cell>
          <table:table-cell table:number-columns-repeated="1001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50">
            <text:p>150</text:p>
          </table:table-cell>
          <table:table-cell office:value-type="string">
            <text:p>dt</text:p>
          </table:table-cell>
          <table:table-cell table:style-name="ce1"/>
          <table:table-cell table:style-name="Default" office:value-type="float" office:value="51.088268">
            <text:p>51.09</text:p>
          </table:table-cell>
          <table:table-cell table:formula="of:=([.$B$1])-(10*([.$B$2])*LOG([.E25];10))" office:value-type="float" office:value="25.8335764113354">
            <text:p>25.83</text:p>
          </table:table-cell>
          <table:table-cell/>
          <table:table-cell table:style-name="Default" office:value-type="float" office:value="31.730129">
            <text:p>31.73</text:p>
          </table:table-cell>
          <table:table-cell table:formula="of:=([.$B$1])-(10*([.$B$2])*LOG([.H25];10))" office:value-type="float" office:value="29.970563245118">
            <text:p>29.97</text:p>
          </table:table-cell>
          <table:table-cell/>
          <table:table-cell table:style-name="Default" office:value-type="float" office:value="50.654111">
            <text:p>50.65</text:p>
          </table:table-cell>
          <table:table-cell table:formula="of:=([.$B$1])-(10*([.$B$2])*LOG([.K25];10))" office:value-type="float" office:value="25.9077060456935">
            <text:p>25.91</text:p>
          </table:table-cell>
          <table:table-cell/>
          <table:table-cell table:style-name="Default" office:value-type="float" office:value="63.321343">
            <text:p>63.32</text:p>
          </table:table-cell>
          <table:table-cell table:formula="of:=([.$B$1])-(10*([.$B$2])*LOG([.N25];10))" office:value-type="float" office:value="23.9689976527875">
            <text:p>23.97</text:p>
          </table:table-cell>
          <table:table-cell/>
          <table:table-cell table:style-name="Default" office:value-type="float" office:value="24.155927">
            <text:p>24.16</text:p>
          </table:table-cell>
          <table:table-cell table:formula="of:=([.$B$1])-(10*([.$B$2])*LOG([.Q25];10))" office:value-type="float" office:value="32.3395258302768">
            <text:p>32.34</text:p>
          </table:table-cell>
          <table:table-cell/>
          <table:table-cell table:style-name="Default" office:value-type="float" office:value="11.262135">
            <text:p>11.26</text:p>
          </table:table-cell>
          <table:table-cell table:formula="of:=([.$B$1])-(10*([.$B$2])*LOG([.T25];10))" office:value-type="float" office:value="38.9675854209095">
            <text:p>38.97</text:p>
          </table:table-cell>
          <table:table-cell/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90">
            <text:p>190</text:p>
          </table:table-cell>
          <table:table-cell office:value-type="string">
            <text:p>en</text:p>
          </table:table-cell>
          <table:table-cell table:style-name="ce1"/>
          <table:table-cell table:style-name="Default" office:value-type="float" office:value="45.920071">
            <text:p>45.92</text:p>
          </table:table-cell>
          <table:table-cell table:formula="of:=([.$B$1])-(10*([.$B$2])*LOG([.E26];10))" office:value-type="float" office:value="26.759948982374">
            <text:p>26.76</text:p>
          </table:table-cell>
          <table:table-cell/>
          <table:table-cell table:style-name="Default" office:value-type="float" office:value="21.355237">
            <text:p>21.36</text:p>
          </table:table-cell>
          <table:table-cell table:formula="of:=([.$B$1])-(10*([.$B$2])*LOG([.H26];10))" office:value-type="float" office:value="33.409912088376">
            <text:p>33.41</text:p>
          </table:table-cell>
          <table:table-cell/>
          <table:table-cell table:style-name="Default" office:value-type="float" office:value="35.672632">
            <text:p>35.67</text:p>
          </table:table-cell>
          <table:table-cell table:formula="of:=([.$B$1])-(10*([.$B$2])*LOG([.K26];10))" office:value-type="float" office:value="28.9532969268261">
            <text:p>28.95</text:p>
          </table:table-cell>
          <table:table-cell/>
          <table:table-cell table:style-name="Default" office:value-type="float" office:value="51.597439">
            <text:p>51.6</text:p>
          </table:table-cell>
          <table:table-cell table:formula="of:=([.$B$1])-(10*([.$B$2])*LOG([.N26];10))" office:value-type="float" office:value="25.7474370743434">
            <text:p>25.75</text:p>
          </table:table-cell>
          <table:table-cell/>
          <table:table-cell table:style-name="Default" office:value-type="float" office:value="24.82349">
            <text:p>24.82</text:p>
          </table:table-cell>
          <table:table-cell table:formula="of:=([.$B$1])-(10*([.$B$2])*LOG([.Q26];10))" office:value-type="float" office:value="32.1027431987365">
            <text:p>32.1</text:p>
          </table:table-cell>
          <table:table-cell/>
          <table:table-cell table:style-name="Default" office:value-type="float" office:value="6.623302">
            <text:p>6.62</text:p>
          </table:table-cell>
          <table:table-cell table:formula="of:=([.$B$1])-(10*([.$B$2])*LOG([.T26];10))" office:value-type="float" office:value="43.5785088430655">
            <text:p>43.58</text:p>
          </table:table-cell>
          <table:table-cell/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90">
            <text:p>190</text:p>
          </table:table-cell>
          <table:table-cell office:value-type="string">
            <text:p>eo</text:p>
          </table:table-cell>
          <table:table-cell table:style-name="ce1"/>
          <table:table-cell table:style-name="Default" office:value-type="float" office:value="45.934343">
            <text:p>45.93</text:p>
          </table:table-cell>
          <table:table-cell table:formula="of:=([.$B$1])-(10*([.$B$2])*LOG([.E27];10))" office:value-type="float" office:value="26.7572498193721">
            <text:p>26.76</text:p>
          </table:table-cell>
          <table:table-cell/>
          <table:table-cell table:style-name="Default" office:value-type="float" office:value="22.188167">
            <text:p>22.19</text:p>
          </table:table-cell>
          <table:table-cell table:formula="of:=([.$B$1])-(10*([.$B$2])*LOG([.H27];10))" office:value-type="float" office:value="33.0775714809717">
            <text:p>33.08</text:p>
          </table:table-cell>
          <table:table-cell/>
          <table:table-cell table:style-name="Default" office:value-type="float" office:value="37.992006">
            <text:p>37.99</text:p>
          </table:table-cell>
          <table:table-cell table:formula="of:=([.$B$1])-(10*([.$B$2])*LOG([.K27];10))" office:value-type="float" office:value="28.4061554967758">
            <text:p>28.41</text:p>
          </table:table-cell>
          <table:table-cell/>
          <table:table-cell table:style-name="Default" office:value-type="float" office:value="53.120526">
            <text:p>53.12</text:p>
          </table:table-cell>
          <table:table-cell table:formula="of:=([.$B$1])-(10*([.$B$2])*LOG([.N27];10))" office:value-type="float" office:value="25.4947526646056">
            <text:p>25.49</text:p>
          </table:table-cell>
          <table:table-cell/>
          <table:table-cell table:style-name="Default" office:value-type="float" office:value="23.307326">
            <text:p>23.31</text:p>
          </table:table-cell>
          <table:table-cell table:formula="of:=([.$B$1])-(10*([.$B$2])*LOG([.Q27];10))" office:value-type="float" office:value="32.6501509860955">
            <text:p>32.65</text:p>
          </table:table-cell>
          <table:table-cell/>
          <table:table-cell table:style-name="Default" office:value-type="float" office:value="3.583735">
            <text:p>3.58</text:p>
          </table:table-cell>
          <table:table-cell table:formula="of:=([.$B$1])-(10*([.$B$2])*LOG([.T27];10))" office:value-type="float" office:value="48.9132822362959">
            <text:p>48.91</text:p>
          </table:table-cell>
          <table:table-cell/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90">
            <text:p>190</text:p>
          </table:table-cell>
          <table:table-cell office:value-type="string">
            <text:p>ep</text:p>
          </table:table-cell>
          <table:table-cell/>
          <table:table-cell table:style-name="Default" office:value-type="float" office:value="46.12421">
            <text:p>46.12</text:p>
          </table:table-cell>
          <table:table-cell table:formula="of:=([.$B$1])-(10*([.$B$2])*LOG([.E28];10))" office:value-type="float" office:value="26.7214211843883">
            <text:p>26.72</text:p>
          </table:table-cell>
          <table:table-cell/>
          <table:table-cell table:style-name="Default" office:value-type="float" office:value="23.242023">
            <text:p>23.24</text:p>
          </table:table-cell>
          <table:table-cell table:formula="of:=([.$B$1])-(10*([.$B$2])*LOG([.H28];10))" office:value-type="float" office:value="32.6745214675448">
            <text:p>32.67</text:p>
          </table:table-cell>
          <table:table-cell/>
          <table:table-cell table:style-name="Default" office:value-type="float" office:value="40.103637">
            <text:p>40.1</text:p>
          </table:table-cell>
          <table:table-cell table:formula="of:=([.$B$1])-(10*([.$B$2])*LOG([.K28];10))" office:value-type="float" office:value="27.9363247882922">
            <text:p>27.94</text:p>
          </table:table-cell>
          <table:table-cell/>
          <table:table-cell table:style-name="Default" office:value-type="float" office:value="54.560243">
            <text:p>54.56</text:p>
          </table:table-cell>
          <table:table-cell table:formula="of:=([.$B$1])-(10*([.$B$2])*LOG([.N28];10))" office:value-type="float" office:value="25.2624740817954">
            <text:p>25.26</text:p>
          </table:table-cell>
          <table:table-cell/>
          <table:table-cell table:style-name="Default" office:value-type="float" office:value="22.273628">
            <text:p>22.27</text:p>
          </table:table-cell>
          <table:table-cell table:formula="of:=([.$B$1])-(10*([.$B$2])*LOG([.Q28];10))" office:value-type="float" office:value="33.0441807585089">
            <text:p>33.04</text:p>
          </table:table-cell>
          <table:table-cell/>
          <table:table-cell table:style-name="Default" office:value-type="float" office:value="1.484539">
            <text:p>1.48</text:p>
          </table:table-cell>
          <table:table-cell table:formula="of:=([.$B$1])-(10*([.$B$2])*LOG([.T28];10))" office:value-type="float" office:value="56.5681677732508">
            <text:p>56.57</text:p>
          </table:table-cell>
          <table:table-cell/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90">
            <text:p>190</text:p>
          </table:table-cell>
          <table:table-cell office:value-type="string">
            <text:p>eq</text:p>
          </table:table-cell>
          <table:table-cell/>
          <table:table-cell table:style-name="Default" office:value-type="float" office:value="46.477097">
            <text:p>46.48</text:p>
          </table:table-cell>
          <table:table-cell table:formula="of:=([.$B$1])-(10*([.$B$2])*LOG([.E29];10))" office:value-type="float" office:value="26.6552201236515">
            <text:p>26.66</text:p>
          </table:table-cell>
          <table:table-cell/>
          <table:table-cell table:style-name="Default" office:value-type="float" office:value="24.561504">
            <text:p>24.56</text:p>
          </table:table-cell>
          <table:table-cell table:formula="of:=([.$B$1])-(10*([.$B$2])*LOG([.H29];10))" office:value-type="float" office:value="32.1949008622607">
            <text:p>32.19</text:p>
          </table:table-cell>
          <table:table-cell/>
          <table:table-cell table:style-name="Default" office:value-type="float" office:value="42.289596">
            <text:p>42.29</text:p>
          </table:table-cell>
          <table:table-cell table:formula="of:=([.$B$1])-(10*([.$B$2])*LOG([.K29];10))" office:value-type="float" office:value="27.4753292745076">
            <text:p>27.48</text:p>
          </table:table-cell>
          <table:table-cell/>
          <table:table-cell table:style-name="Default" office:value-type="float" office:value="56.098565">
            <text:p>56.1</text:p>
          </table:table-cell>
          <table:table-cell table:formula="of:=([.$B$1])-(10*([.$B$2])*LOG([.N29];10))" office:value-type="float" office:value="25.0209649568919">
            <text:p>25.02</text:p>
          </table:table-cell>
          <table:table-cell/>
          <table:table-cell table:style-name="Default" office:value-type="float" office:value="21.545222">
            <text:p>21.55</text:p>
          </table:table-cell>
          <table:table-cell table:formula="of:=([.$B$1])-(10*([.$B$2])*LOG([.Q29];10))" office:value-type="float" office:value="33.3329805324375">
            <text:p>33.33</text:p>
          </table:table-cell>
          <table:table-cell/>
          <table:table-cell table:style-name="Default" office:value-type="float" office:value="2.600684">
            <text:p>2.6</text:p>
          </table:table-cell>
          <table:table-cell table:formula="of:=([.$B$1])-(10*([.$B$2])*LOG([.T29];10))" office:value-type="float" office:value="51.6982482839837">
            <text:p>51.7</text:p>
          </table:table-cell>
          <table:table-cell/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90">
            <text:p>190</text:p>
          </table:table-cell>
          <table:table-cell office:value-type="string">
            <text:p>er</text:p>
          </table:table-cell>
          <table:table-cell/>
          <table:table-cell table:style-name="Default" office:value-type="float" office:value="46.989333">
            <text:p>46.99</text:p>
          </table:table-cell>
          <table:table-cell table:formula="of:=([.$B$1])-(10*([.$B$2])*LOG([.E30];10))" office:value-type="float" office:value="26.5600143923587">
            <text:p>26.56</text:p>
          </table:table-cell>
          <table:table-cell/>
          <table:table-cell table:style-name="Default" office:value-type="float" office:value="26.106367">
            <text:p>26.11</text:p>
          </table:table-cell>
          <table:table-cell table:formula="of:=([.$B$1])-(10*([.$B$2])*LOG([.H30];10))" office:value-type="float" office:value="31.6650712204784">
            <text:p>31.67</text:p>
          </table:table-cell>
          <table:table-cell/>
          <table:table-cell table:style-name="Default" office:value-type="float" office:value="44.538939">
            <text:p>44.54</text:p>
          </table:table-cell>
          <table:table-cell table:formula="of:=([.$B$1])-(10*([.$B$2])*LOG([.K30];10))" office:value-type="float" office:value="27.02520265755">
            <text:p>27.03</text:p>
          </table:table-cell>
          <table:table-cell/>
          <table:table-cell table:style-name="Default" office:value-type="float" office:value="57.727609">
            <text:p>57.73</text:p>
          </table:table-cell>
          <table:table-cell table:formula="of:=([.$B$1])-(10*([.$B$2])*LOG([.N30];10))" office:value-type="float" office:value="24.7723286004554">
            <text:p>24.77</text:p>
          </table:table-cell>
          <table:table-cell/>
          <table:table-cell table:style-name="Default" office:value-type="float" office:value="21.153669">
            <text:p>21.15</text:p>
          </table:table-cell>
          <table:table-cell table:formula="of:=([.$B$1])-(10*([.$B$2])*LOG([.Q30];10))" office:value-type="float" office:value="33.4922859102137">
            <text:p>33.49</text:p>
          </table:table-cell>
          <table:table-cell/>
          <table:table-cell table:style-name="Default" office:value-type="float" office:value="5.149977">
            <text:p>5.15</text:p>
          </table:table-cell>
          <table:table-cell table:formula="of:=([.$B$1])-(10*([.$B$2])*LOG([.T30];10))" office:value-type="float" office:value="45.7638942106146">
            <text:p>45.76</text:p>
          </table:table-cell>
          <table:table-cell/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90">
            <text:p>190</text:p>
          </table:table-cell>
          <table:table-cell office:value-type="string">
            <text:p>es</text:p>
          </table:table-cell>
          <table:table-cell/>
          <table:table-cell table:style-name="Default" office:value-type="float" office:value="47.655779">
            <text:p>47.66</text:p>
          </table:table-cell>
          <table:table-cell table:formula="of:=([.$B$1])-(10*([.$B$2])*LOG([.E31];10))" office:value-type="float" office:value="26.4376885382342">
            <text:p>26.44</text:p>
          </table:table-cell>
          <table:table-cell/>
          <table:table-cell table:style-name="Default" office:value-type="float" office:value="27.839114">
            <text:p>27.84</text:p>
          </table:table-cell>
          <table:table-cell table:formula="of:=([.$B$1])-(10*([.$B$2])*LOG([.H31];10))" office:value-type="float" office:value="31.10689181157">
            <text:p>31.11</text:p>
          </table:table-cell>
          <table:table-cell/>
          <table:table-cell table:style-name="Default" office:value-type="float" office:value="46.842538">
            <text:p>46.84</text:p>
          </table:table-cell>
          <table:table-cell table:formula="of:=([.$B$1])-(10*([.$B$2])*LOG([.K31];10))" office:value-type="float" office:value="26.5871916445238">
            <text:p>26.59</text:p>
          </table:table-cell>
          <table:table-cell/>
          <table:table-cell table:style-name="Default" office:value-type="float" office:value="59.439916">
            <text:p>59.44</text:p>
          </table:table-cell>
          <table:table-cell table:formula="of:=([.$B$1])-(10*([.$B$2])*LOG([.N31];10))" office:value-type="float" office:value="24.5184362597687">
            <text:p>24.52</text:p>
          </table:table-cell>
          <table:table-cell/>
          <table:table-cell table:style-name="Default" office:value-type="float" office:value="21.117713">
            <text:p>21.12</text:p>
          </table:table-cell>
          <table:table-cell table:formula="of:=([.$B$1])-(10*([.$B$2])*LOG([.Q31];10))" office:value-type="float" office:value="33.5070623338067">
            <text:p>33.51</text:p>
          </table:table-cell>
          <table:table-cell/>
          <table:table-cell table:style-name="Default" office:value-type="float" office:value="7.840917">
            <text:p>7.84</text:p>
          </table:table-cell>
          <table:table-cell table:formula="of:=([.$B$1])-(10*([.$B$2])*LOG([.T31];10))" office:value-type="float" office:value="42.1126628668436">
            <text:p>42.11</text:p>
          </table:table-cell>
          <table:table-cell/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90">
            <text:p>190</text:p>
          </table:table-cell>
          <table:table-cell office:value-type="string">
            <text:p>et</text:p>
          </table:table-cell>
          <table:table-cell/>
          <table:table-cell table:style-name="Default" office:value-type="float" office:value="48.470075">
            <text:p>48.47</text:p>
          </table:table-cell>
          <table:table-cell table:formula="of:=([.$B$1])-(10*([.$B$2])*LOG([.E32];10))" office:value-type="float" office:value="26.2905261654536">
            <text:p>26.29</text:p>
          </table:table-cell>
          <table:table-cell/>
          <table:table-cell table:style-name="Default" office:value-type="float" office:value="29.726909">
            <text:p>29.73</text:p>
          </table:table-cell>
          <table:table-cell table:formula="of:=([.$B$1])-(10*([.$B$2])*LOG([.H32];10))" office:value-type="float" office:value="30.5370049265858">
            <text:p>30.54</text:p>
          </table:table-cell>
          <table:table-cell/>
          <table:table-cell table:style-name="Default" office:value-type="float" office:value="49.192769">
            <text:p>49.19</text:p>
          </table:table-cell>
          <table:table-cell table:formula="of:=([.$B$1])-(10*([.$B$2])*LOG([.K32];10))" office:value-type="float" office:value="26.1619746170897">
            <text:p>26.16</text:p>
          </table:table-cell>
          <table:table-cell/>
          <table:table-cell table:style-name="Default" office:value-type="float" office:value="61.228503">
            <text:p>61.23</text:p>
          </table:table-cell>
          <table:table-cell table:formula="of:=([.$B$1])-(10*([.$B$2])*LOG([.N32];10))" office:value-type="float" office:value="24.2609271734565">
            <text:p>24.26</text:p>
          </table:table-cell>
          <table:table-cell/>
          <table:table-cell table:style-name="Default" office:value-type="float" office:value="21.439144">
            <text:p>21.44</text:p>
          </table:table-cell>
          <table:table-cell table:formula="of:=([.$B$1])-(10*([.$B$2])*LOG([.Q32];10))" office:value-type="float" office:value="33.3758511738932">
            <text:p>33.38</text:p>
          </table:table-cell>
          <table:table-cell/>
          <table:table-cell table:style-name="Default" office:value-type="float" office:value="10.565827">
            <text:p>10.57</text:p>
          </table:table-cell>
          <table:table-cell table:formula="of:=([.$B$1])-(10*([.$B$2])*LOG([.T32];10))" office:value-type="float" office:value="39.5219300905861">
            <text:p>39.52</text:p>
          </table:table-cell>
          <table:table-cell/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230">
            <text:p>230</text:p>
          </table:table-cell>
          <table:table-cell office:value-type="string">
            <text:p>fn</text:p>
          </table:table-cell>
          <table:table-cell/>
          <table:table-cell table:style-name="Default" office:value-type="float" office:value="43.164673">
            <text:p>43.16</text:p>
          </table:table-cell>
          <table:table-cell table:formula="of:=([.$B$1])-(10*([.$B$2])*LOG([.E33];10))" office:value-type="float" office:value="27.2974308959755">
            <text:p>27.3</text:p>
          </table:table-cell>
          <table:table-cell/>
          <table:table-cell table:style-name="Default" office:value-type="float" office:value="18.658328">
            <text:p>18.66</text:p>
          </table:table-cell>
          <table:table-cell table:formula="of:=([.$B$1])-(10*([.$B$2])*LOG([.H33];10))" office:value-type="float" office:value="34.5825455321634">
            <text:p>34.58</text:p>
          </table:table-cell>
          <table:table-cell/>
          <table:table-cell table:style-name="Default" office:value-type="float" office:value="33.790905">
            <text:p>33.79</text:p>
          </table:table-cell>
          <table:table-cell table:formula="of:=([.$B$1])-(10*([.$B$2])*LOG([.K33];10))" office:value-type="float" office:value="29.4240035328105">
            <text:p>29.42</text:p>
          </table:table-cell>
          <table:table-cell/>
          <table:table-cell table:style-name="Default" office:value-type="float" office:value="49.161283">
            <text:p>49.16</text:p>
          </table:table-cell>
          <table:table-cell table:formula="of:=([.$B$1])-(10*([.$B$2])*LOG([.N33];10))" office:value-type="float" office:value="26.1675358303783">
            <text:p>26.17</text:p>
          </table:table-cell>
          <table:table-cell/>
          <table:table-cell table:style-name="Default" office:value-type="float" office:value="22.528488">
            <text:p>22.53</text:p>
          </table:table-cell>
          <table:table-cell table:formula="of:=([.$B$1])-(10*([.$B$2])*LOG([.Q33];10))" office:value-type="float" office:value="32.9453590996484">
            <text:p>32.95</text:p>
          </table:table-cell>
          <table:table-cell/>
          <table:table-cell table:style-name="Default" office:value-type="float" office:value="6.623302">
            <text:p>6.62</text:p>
          </table:table-cell>
          <table:table-cell table:formula="of:=([.$B$1])-(10*([.$B$2])*LOG([.T33];10))" office:value-type="float" office:value="43.5785088430655">
            <text:p>43.58</text:p>
          </table:table-cell>
          <table:table-cell/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30">
            <text:p>230</text:p>
          </table:table-cell>
          <table:table-cell office:value-type="string">
            <text:p>fo</text:p>
          </table:table-cell>
          <table:table-cell/>
          <table:table-cell table:style-name="Default" office:value-type="float" office:value="43.179856">
            <text:p>43.18</text:p>
          </table:table-cell>
          <table:table-cell table:formula="of:=([.$B$1])-(10*([.$B$2])*LOG([.E34];10))" office:value-type="float" office:value="27.2943762064599">
            <text:p>27.29</text:p>
          </table:table-cell>
          <table:table-cell/>
          <table:table-cell table:style-name="Default" office:value-type="float" office:value="19.606168">
            <text:p>19.61</text:p>
          </table:table-cell>
          <table:table-cell table:formula="of:=([.$B$1])-(10*([.$B$2])*LOG([.H34];10))" office:value-type="float" office:value="34.1521456065816">
            <text:p>34.15</text:p>
          </table:table-cell>
          <table:table-cell/>
          <table:table-cell table:style-name="Default" office:value-type="float" office:value="36.230941">
            <text:p>36.23</text:p>
          </table:table-cell>
          <table:table-cell table:formula="of:=([.$B$1])-(10*([.$B$2])*LOG([.K34];10))" office:value-type="float" office:value="28.8184077240565">
            <text:p>28.82</text:p>
          </table:table-cell>
          <table:table-cell/>
          <table:table-cell table:style-name="Default" office:value-type="float" office:value="50.757525">
            <text:p>50.76</text:p>
          </table:table-cell>
          <table:table-cell table:formula="of:=([.$B$1])-(10*([.$B$2])*LOG([.N34];10))" office:value-type="float" office:value="25.8899912559945">
            <text:p>25.89</text:p>
          </table:table-cell>
          <table:table-cell/>
          <table:table-cell table:style-name="Default" office:value-type="float" office:value="20.846068">
            <text:p>20.85</text:p>
          </table:table-cell>
          <table:table-cell table:formula="of:=([.$B$1])-(10*([.$B$2])*LOG([.Q34];10))" office:value-type="float" office:value="33.6195169979209">
            <text:p>33.62</text:p>
          </table:table-cell>
          <table:table-cell/>
          <table:table-cell table:style-name="Default" office:value-type="float" office:value="3.583735">
            <text:p>3.58</text:p>
          </table:table-cell>
          <table:table-cell table:formula="of:=([.$B$1])-(10*([.$B$2])*LOG([.T34];10))" office:value-type="float" office:value="48.9132822362959">
            <text:p>48.91</text:p>
          </table:table-cell>
          <table:table-cell/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30">
            <text:p>230</text:p>
          </table:table-cell>
          <table:table-cell office:value-type="string">
            <text:p>fp</text:p>
          </table:table-cell>
          <table:table-cell/>
          <table:table-cell table:style-name="Default" office:value-type="float" office:value="43.381779">
            <text:p>43.38</text:p>
          </table:table-cell>
          <table:table-cell table:formula="of:=([.$B$1])-(10*([.$B$2])*LOG([.E35];10))" office:value-type="float" office:value="27.2538528481693">
            <text:p>27.25</text:p>
          </table:table-cell>
          <table:table-cell/>
          <table:table-cell table:style-name="Default" office:value-type="float" office:value="20.791313">
            <text:p>20.79</text:p>
          </table:table-cell>
          <table:table-cell table:formula="of:=([.$B$1])-(10*([.$B$2])*LOG([.H35];10))" office:value-type="float" office:value="33.6423616701777">
            <text:p>33.64</text:p>
          </table:table-cell>
          <table:table-cell/>
          <table:table-cell table:style-name="Default" office:value-type="float" office:value="38.439436">
            <text:p>38.44</text:p>
          </table:table-cell>
          <table:table-cell table:formula="of:=([.$B$1])-(10*([.$B$2])*LOG([.K35];10))" office:value-type="float" office:value="28.3044598622575">
            <text:p>28.3</text:p>
          </table:table-cell>
          <table:table-cell/>
          <table:table-cell table:style-name="Default" office:value-type="float" office:value="52.262378">
            <text:p>52.26</text:p>
          </table:table-cell>
          <table:table-cell table:formula="of:=([.$B$1])-(10*([.$B$2])*LOG([.N35];10))" office:value-type="float" office:value="25.6362166649324">
            <text:p>25.64</text:p>
          </table:table-cell>
          <table:table-cell/>
          <table:table-cell table:style-name="Default" office:value-type="float" office:value="19.683537">
            <text:p>19.68</text:p>
          </table:table-cell>
          <table:table-cell table:formula="of:=([.$B$1])-(10*([.$B$2])*LOG([.Q35];10))" office:value-type="float" office:value="34.117937181548">
            <text:p>34.12</text:p>
          </table:table-cell>
          <table:table-cell/>
          <table:table-cell table:style-name="Default" office:value-type="float" office:value="1.484539">
            <text:p>1.48</text:p>
          </table:table-cell>
          <table:table-cell table:formula="of:=([.$B$1])-(10*([.$B$2])*LOG([.T35];10))" office:value-type="float" office:value="56.5681677732508">
            <text:p>56.57</text:p>
          </table:table-cell>
          <table:table-cell/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230">
            <text:p>230</text:p>
          </table:table-cell>
          <table:table-cell office:value-type="string">
            <text:p>fq</text:p>
          </table:table-cell>
          <table:table-cell/>
          <table:table-cell table:style-name="Default" office:value-type="float" office:value="43.75679">
            <text:p>43.76</text:p>
          </table:table-cell>
          <table:table-cell table:formula="of:=([.$B$1])-(10*([.$B$2])*LOG([.E36];10))" office:value-type="float" office:value="27.1790909073594">
            <text:p>27.18</text:p>
          </table:table-cell>
          <table:table-cell/>
          <table:table-cell table:style-name="Default" office:value-type="float" office:value="22.256562">
            <text:p>22.26</text:p>
          </table:table-cell>
          <table:table-cell table:formula="of:=([.$B$1])-(10*([.$B$2])*LOG([.H36];10))" office:value-type="float" office:value="33.0508384170466">
            <text:p>33.05</text:p>
          </table:table-cell>
          <table:table-cell/>
          <table:table-cell table:style-name="Default" office:value-type="float" office:value="40.714843">
            <text:p>40.71</text:p>
          </table:table-cell>
          <table:table-cell table:formula="of:=([.$B$1])-(10*([.$B$2])*LOG([.K36];10))" office:value-type="float" office:value="27.8049447109094">
            <text:p>27.8</text:p>
          </table:table-cell>
          <table:table-cell/>
          <table:table-cell table:style-name="Default" office:value-type="float" office:value="53.866363">
            <text:p>53.87</text:p>
          </table:table-cell>
          <table:table-cell table:formula="of:=([.$B$1])-(10*([.$B$2])*LOG([.N36];10))" office:value-type="float" office:value="25.3736469313878">
            <text:p>25.37</text:p>
          </table:table-cell>
          <table:table-cell/>
          <table:table-cell table:style-name="Default" office:value-type="float" office:value="18.855337">
            <text:p>18.86</text:p>
          </table:table-cell>
          <table:table-cell table:formula="of:=([.$B$1])-(10*([.$B$2])*LOG([.Q36];10))" office:value-type="float" office:value="34.4913140215369">
            <text:p>34.49</text:p>
          </table:table-cell>
          <table:table-cell/>
          <table:table-cell table:style-name="Default" office:value-type="float" office:value="2.600684">
            <text:p>2.6</text:p>
          </table:table-cell>
          <table:table-cell table:formula="of:=([.$B$1])-(10*([.$B$2])*LOG([.T36];10))" office:value-type="float" office:value="51.6982482839837">
            <text:p>51.7</text:p>
          </table:table-cell>
          <table:table-cell/>
          <table:table-cell office:value-type="float" office:value="30">
            <text:p>30</text:p>
          </table:table-cell>
          <table:table-cell table:number-columns-repeated="1001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230">
            <text:p>230</text:p>
          </table:table-cell>
          <table:table-cell office:value-type="string">
            <text:p>fr</text:p>
          </table:table-cell>
          <table:table-cell/>
          <table:table-cell table:style-name="Default" office:value-type="float" office:value="44.300491">
            <text:p>44.3</text:p>
          </table:table-cell>
          <table:table-cell table:formula="of:=([.$B$1])-(10*([.$B$2])*LOG([.E37];10))" office:value-type="float" office:value="27.071829205828">
            <text:p>27.07</text:p>
          </table:table-cell>
          <table:table-cell/>
          <table:table-cell table:style-name="Default" office:value-type="float" office:value="23.950562">
            <text:p>23.95</text:p>
          </table:table-cell>
          <table:table-cell table:formula="of:=([.$B$1])-(10*([.$B$2])*LOG([.H37];10))" office:value-type="float" office:value="32.413685828174">
            <text:p>32.41</text:p>
          </table:table-cell>
          <table:table-cell/>
          <table:table-cell table:style-name="Default" office:value-type="float" office:value="43.046552">
            <text:p>43.05</text:p>
          </table:table-cell>
          <table:table-cell table:formula="of:=([.$B$1])-(10*([.$B$2])*LOG([.K37];10))" office:value-type="float" office:value="27.3212325902898">
            <text:p>27.32</text:p>
          </table:table-cell>
          <table:table-cell/>
          <table:table-cell table:style-name="Default" office:value-type="float" office:value="55.560893">
            <text:p>55.56</text:p>
          </table:table-cell>
          <table:table-cell table:formula="of:=([.$B$1])-(10*([.$B$2])*LOG([.N37];10))" office:value-type="float" office:value="25.1046156539888">
            <text:p>25.1</text:p>
          </table:table-cell>
          <table:table-cell/>
          <table:table-cell table:style-name="Default" office:value-type="float" office:value="18.406651">
            <text:p>18.41</text:p>
          </table:table-cell>
          <table:table-cell table:formula="of:=([.$B$1])-(10*([.$B$2])*LOG([.Q37];10))" office:value-type="float" office:value="34.7005044412474">
            <text:p>34.7</text:p>
          </table:table-cell>
          <table:table-cell/>
          <table:table-cell table:style-name="Default" office:value-type="float" office:value="5.149977">
            <text:p>5.15</text:p>
          </table:table-cell>
          <table:table-cell table:formula="of:=([.$B$1])-(10*([.$B$2])*LOG([.T37];10))" office:value-type="float" office:value="45.7638942106146">
            <text:p>45.76</text:p>
          </table:table-cell>
          <table:table-cell/>
          <table:table-cell office:value-type="float" office:value="31">
            <text:p>31</text:p>
          </table:table-cell>
          <table:table-cell table:number-columns-repeated="1001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230">
            <text:p>230</text:p>
          </table:table-cell>
          <table:table-cell office:value-type="string">
            <text:p>fs</text:p>
          </table:table-cell>
          <table:table-cell/>
          <table:table-cell table:style-name="Default" office:value-type="float" office:value="45.00677">
            <text:p>45.01</text:p>
          </table:table-cell>
          <table:table-cell table:formula="of:=([.$B$1])-(10*([.$B$2])*LOG([.E38];10))" office:value-type="float" office:value="26.9344430789383">
            <text:p>26.93</text:p>
          </table:table-cell>
          <table:table-cell/>
          <table:table-cell table:style-name="Default" office:value-type="float" office:value="25.828343">
            <text:p>25.83</text:p>
          </table:table-cell>
          <table:table-cell table:formula="of:=([.$B$1])-(10*([.$B$2])*LOG([.H38];10))" office:value-type="float" office:value="31.7580690960765">
            <text:p>31.76</text:p>
          </table:table-cell>
          <table:table-cell/>
          <table:table-cell table:style-name="Default" office:value-type="float" office:value="45.425895">
            <text:p>45.43</text:p>
          </table:table-cell>
          <table:table-cell table:formula="of:=([.$B$1])-(10*([.$B$2])*LOG([.K38];10))" office:value-type="float" office:value="26.8539301456788">
            <text:p>26.85</text:p>
          </table:table-cell>
          <table:table-cell/>
          <table:table-cell table:style-name="Default" office:value-type="float" office:value="57.337943">
            <text:p>57.34</text:p>
          </table:table-cell>
          <table:table-cell table:formula="of:=([.$B$1])-(10*([.$B$2])*LOG([.N38];10))" office:value-type="float" office:value="24.8311578286883">
            <text:p>24.83</text:p>
          </table:table-cell>
          <table:table-cell/>
          <table:table-cell table:style-name="Default" office:value-type="float" office:value="18.365318">
            <text:p>18.37</text:p>
          </table:table-cell>
          <table:table-cell table:formula="of:=([.$B$1])-(10*([.$B$2])*LOG([.Q38];10))" office:value-type="float" office:value="34.7200309467554">
            <text:p>34.72</text:p>
          </table:table-cell>
          <table:table-cell/>
          <table:table-cell table:style-name="Default" office:value-type="float" office:value="7.840917">
            <text:p>7.84</text:p>
          </table:table-cell>
          <table:table-cell table:formula="of:=([.$B$1])-(10*([.$B$2])*LOG([.T38];10))" office:value-type="float" office:value="42.1126628668436">
            <text:p>42.11</text:p>
          </table:table-cell>
          <table:table-cell/>
          <table:table-cell office:value-type="float" office:value="32">
            <text:p>32</text:p>
          </table:table-cell>
          <table:table-cell table:number-columns-repeated="1001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30">
            <text:p>230</text:p>
          </table:table-cell>
          <table:table-cell office:value-type="string">
            <text:p>ft</text:p>
          </table:table-cell>
          <table:table-cell/>
          <table:table-cell table:style-name="Default" office:value-type="float" office:value="45.868118">
            <text:p>45.87</text:p>
          </table:table-cell>
          <table:table-cell table:formula="of:=([.$B$1])-(10*([.$B$2])*LOG([.E39];10))" office:value-type="float" office:value="26.7697815779938">
            <text:p>26.77</text:p>
          </table:table-cell>
          <table:table-cell/>
          <table:table-cell table:style-name="Default" office:value-type="float" office:value="27.852759">
            <text:p>27.85</text:p>
          </table:table-cell>
          <table:table-cell table:formula="of:=([.$B$1])-(10*([.$B$2])*LOG([.H39];10))" office:value-type="float" office:value="31.1026355723703">
            <text:p>31.1</text:p>
          </table:table-cell>
          <table:table-cell/>
          <table:table-cell table:style-name="Default" office:value-type="float" office:value="47.845764">
            <text:p>47.85</text:p>
          </table:table-cell>
          <table:table-cell table:formula="of:=([.$B$1])-(10*([.$B$2])*LOG([.K39];10))" office:value-type="float" office:value="26.4031301244555">
            <text:p>26.4</text:p>
          </table:table-cell>
          <table:table-cell/>
          <table:table-cell table:style-name="Default" office:value-type="float" office:value="59.19008">
            <text:p>59.19</text:p>
          </table:table-cell>
          <table:table-cell table:formula="of:=([.$B$1])-(10*([.$B$2])*LOG([.N39];10))" office:value-type="float" office:value="24.5550214608991">
            <text:p>24.56</text:p>
          </table:table-cell>
          <table:table-cell/>
          <table:table-cell table:style-name="Default" office:value-type="float" office:value="18.734034">
            <text:p>18.73</text:p>
          </table:table-cell>
          <table:table-cell table:formula="of:=([.$B$1])-(10*([.$B$2])*LOG([.Q39];10))" office:value-type="float" office:value="34.5473739182685">
            <text:p>34.55</text:p>
          </table:table-cell>
          <table:table-cell/>
          <table:table-cell table:style-name="Default" office:value-type="float" office:value="10.565827">
            <text:p>10.57</text:p>
          </table:table-cell>
          <table:table-cell table:formula="of:=([.$B$1])-(10*([.$B$2])*LOG([.T39];10))" office:value-type="float" office:value="39.5219300905861">
            <text:p>39.52</text:p>
          </table:table-cell>
          <table:table-cell/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270">
            <text:p>270</text:p>
          </table:table-cell>
          <table:table-cell office:value-type="string">
            <text:p>gn</text:p>
          </table:table-cell>
          <table:table-cell/>
          <table:table-cell table:style-name="Default" office:value-type="float" office:value="40.409455">
            <text:p>40.41</text:p>
          </table:table-cell>
          <table:table-cell table:formula="of:=([.$B$1])-(10*([.$B$2])*LOG([.E40];10))" office:value-type="float" office:value="27.870340136452">
            <text:p>27.87</text:p>
          </table:table-cell>
          <table:table-cell/>
          <table:table-cell table:style-name="Default" office:value-type="float" office:value="15.981842">
            <text:p>15.98</text:p>
          </table:table-cell>
          <table:table-cell table:formula="of:=([.$B$1])-(10*([.$B$2])*LOG([.H40];10))" office:value-type="float" office:value="35.9274633435779">
            <text:p>35.93</text:p>
          </table:table-cell>
          <table:table-cell/>
          <table:table-cell table:style-name="Default" office:value-type="float" office:value="32.036117">
            <text:p>32.04</text:p>
          </table:table-cell>
          <table:table-cell table:formula="of:=([.$B$1])-(10*([.$B$2])*LOG([.K40];10))" office:value-type="float" office:value="29.887202578141">
            <text:p>29.89</text:p>
          </table:table-cell>
          <table:table-cell/>
          <table:table-cell table:style-name="Default" office:value-type="float" office:value="46.76074">
            <text:p>46.76</text:p>
          </table:table-cell>
          <table:table-cell table:formula="of:=([.$B$1])-(10*([.$B$2])*LOG([.N40];10))" office:value-type="float" office:value="26.6023724928157">
            <text:p>26.6</text:p>
          </table:table-cell>
          <table:table-cell/>
          <table:table-cell table:style-name="Default" office:value-type="float" office:value="20.348437">
            <text:p>20.35</text:p>
          </table:table-cell>
          <table:table-cell table:formula="of:=([.$B$1])-(10*([.$B$2])*LOG([.Q40];10))" office:value-type="float" office:value="33.8293788819394">
            <text:p>33.83</text:p>
          </table:table-cell>
          <table:table-cell/>
          <table:table-cell table:style-name="Default" office:value-type="float" office:value="7.685514">
            <text:p>7.69</text:p>
          </table:table-cell>
          <table:table-cell table:formula="of:=([.$B$1])-(10*([.$B$2])*LOG([.T40];10))" office:value-type="float" office:value="42.2865416396701">
            <text:p>42.29</text:p>
          </table:table-cell>
          <table:table-cell/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70">
            <text:p>270</text:p>
          </table:table-cell>
          <table:table-cell office:value-type="string">
            <text:p>go</text:p>
          </table:table-cell>
          <table:table-cell/>
          <table:table-cell table:style-name="Default" office:value-type="float" office:value="40.425673">
            <text:p>40.43</text:p>
          </table:table-cell>
          <table:table-cell table:formula="of:=([.$B$1])-(10*([.$B$2])*LOG([.E41];10))" office:value-type="float" office:value="27.8668548259558">
            <text:p>27.87</text:p>
          </table:table-cell>
          <table:table-cell/>
          <table:table-cell table:style-name="Default" office:value-type="float" office:value="17.078873">
            <text:p>17.08</text:p>
          </table:table-cell>
          <table:table-cell table:formula="of:=([.$B$1])-(10*([.$B$2])*LOG([.H41];10))" office:value-type="float" office:value="35.3508158181741">
            <text:p>35.35</text:p>
          </table:table-cell>
          <table:table-cell/>
          <table:table-cell table:style-name="Default" office:value-type="float" office:value="34.600124">
            <text:p>34.6</text:p>
          </table:table-cell>
          <table:table-cell table:formula="of:=([.$B$1])-(10*([.$B$2])*LOG([.K41];10))" office:value-type="float" office:value="29.2184468955784">
            <text:p>29.22</text:p>
          </table:table-cell>
          <table:table-cell/>
          <table:table-cell table:style-name="Default" office:value-type="float" office:value="48.436158">
            <text:p>48.44</text:p>
          </table:table-cell>
          <table:table-cell table:formula="of:=([.$B$1])-(10*([.$B$2])*LOG([.N41];10))" office:value-type="float" office:value="26.2966062559032">
            <text:p>26.3</text:p>
          </table:table-cell>
          <table:table-cell/>
          <table:table-cell table:style-name="Default" office:value-type="float" office:value="18.468478">
            <text:p>18.47</text:p>
          </table:table-cell>
          <table:table-cell table:formula="of:=([.$B$1])-(10*([.$B$2])*LOG([.Q41];10))" office:value-type="float" office:value="34.6713778718528">
            <text:p>34.67</text:p>
          </table:table-cell>
          <table:table-cell/>
          <table:table-cell table:style-name="Default" office:value-type="float" office:value="5.295485">
            <text:p>5.3</text:p>
          </table:table-cell>
          <table:table-cell table:formula="of:=([.$B$1])-(10*([.$B$2])*LOG([.T41];10))" office:value-type="float" office:value="45.521885156162">
            <text:p>45.52</text:p>
          </table:table-cell>
          <table:table-cell/>
          <table:table-cell office:value-type="float" office:value="35">
            <text:p>35</text:p>
          </table:table-cell>
          <table:table-cell table:number-columns-repeated="1001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70">
            <text:p>270</text:p>
          </table:table-cell>
          <table:table-cell office:value-type="string">
            <text:p>gp</text:p>
          </table:table-cell>
          <table:table-cell/>
          <table:table-cell table:style-name="Default" office:value-type="float" office:value="40.641283">
            <text:p>40.64</text:p>
          </table:table-cell>
          <table:table-cell table:formula="of:=([.$B$1])-(10*([.$B$2])*LOG([.E42];10))" office:value-type="float" office:value="27.8206518063011">
            <text:p>27.82</text:p>
          </table:table-cell>
          <table:table-cell/>
          <table:table-cell table:style-name="Default" office:value-type="float" office:value="18.427283">
            <text:p>18.43</text:p>
          </table:table-cell>
          <table:table-cell table:formula="of:=([.$B$1])-(10*([.$B$2])*LOG([.H42];10))" office:value-type="float" office:value="34.6907738871472">
            <text:p>34.69</text:p>
          </table:table-cell>
          <table:table-cell/>
          <table:table-cell table:style-name="Default" office:value-type="float" office:value="36.906338">
            <text:p>36.91</text:p>
          </table:table-cell>
          <table:table-cell table:formula="of:=([.$B$1])-(10*([.$B$2])*LOG([.K42];10))" office:value-type="float" office:value="28.6579809033437">
            <text:p>28.66</text:p>
          </table:table-cell>
          <table:table-cell/>
          <table:table-cell table:style-name="Default" office:value-type="float" office:value="50.010911">
            <text:p>50.01</text:p>
          </table:table-cell>
          <table:table-cell table:formula="of:=([.$B$1])-(10*([.$B$2])*LOG([.N42];10))" office:value-type="float" office:value="26.0187046852236">
            <text:p>26.02</text:p>
          </table:table-cell>
          <table:table-cell/>
          <table:table-cell table:style-name="Default" office:value-type="float" office:value="17.145488">
            <text:p>17.15</text:p>
          </table:table-cell>
          <table:table-cell table:formula="of:=([.$B$1])-(10*([.$B$2])*LOG([.Q42];10))" office:value-type="float" office:value="35.3170029870775">
            <text:p>35.32</text:p>
          </table:table-cell>
          <table:table-cell/>
          <table:table-cell table:style-name="Default" office:value-type="float" office:value="4.171674">
            <text:p>4.17</text:p>
          </table:table-cell>
          <table:table-cell table:formula="of:=([.$B$1])-(10*([.$B$2])*LOG([.T42];10))" office:value-type="float" office:value="47.5937927466787">
            <text:p>47.59</text:p>
          </table:table-cell>
          <table:table-cell/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270">
            <text:p>270</text:p>
          </table:table-cell>
          <table:table-cell office:value-type="string">
            <text:p>gq</text:p>
          </table:table-cell>
          <table:table-cell/>
          <table:table-cell table:style-name="Default" office:value-type="float" office:value="41.041342">
            <text:p>41.04</text:p>
          </table:table-cell>
          <table:table-cell table:formula="of:=([.$B$1])-(10*([.$B$2])*LOG([.E43];10))" office:value-type="float" office:value="27.7355689356705">
            <text:p>27.74</text:p>
          </table:table-cell>
          <table:table-cell/>
          <table:table-cell table:style-name="Default" office:value-type="float" office:value="20.065907">
            <text:p>20.07</text:p>
          </table:table-cell>
          <table:table-cell table:formula="of:=([.$B$1])-(10*([.$B$2])*LOG([.H43];10))" office:value-type="float" office:value="33.9508240984259">
            <text:p>33.95</text:p>
          </table:table-cell>
          <table:table-cell/>
          <table:table-cell table:style-name="Default" office:value-type="float" office:value="39.270676">
            <text:p>39.27</text:p>
          </table:table-cell>
          <table:table-cell table:formula="of:=([.$B$1])-(10*([.$B$2])*LOG([.K43];10))" office:value-type="float" office:value="28.1186324555986">
            <text:p>28.12</text:p>
          </table:table-cell>
          <table:table-cell/>
          <table:table-cell table:style-name="Default" office:value-type="float" office:value="51.684815">
            <text:p>51.68</text:p>
          </table:table-cell>
          <table:table-cell table:formula="of:=([.$B$1])-(10*([.$B$2])*LOG([.N43];10))" office:value-type="float" office:value="25.7327406779213">
            <text:p>25.73</text:p>
          </table:table-cell>
          <table:table-cell/>
          <table:table-cell table:style-name="Default" office:value-type="float" office:value="16.187954">
            <text:p>16.19</text:p>
          </table:table-cell>
          <table:table-cell table:formula="of:=([.$B$1])-(10*([.$B$2])*LOG([.Q43];10))" office:value-type="float" office:value="35.8161607675646">
            <text:p>35.82</text:p>
          </table:table-cell>
          <table:table-cell/>
          <table:table-cell table:style-name="Default" office:value-type="float" office:value="4.686423">
            <text:p>4.69</text:p>
          </table:table-cell>
          <table:table-cell table:formula="of:=([.$B$1])-(10*([.$B$2])*LOG([.T43];10))" office:value-type="float" office:value="46.5831702845854">
            <text:p>46.58</text:p>
          </table:table-cell>
          <table:table-cell/>
          <table:table-cell office:value-type="float" office:value="37">
            <text:p>37</text:p>
          </table:table-cell>
          <table:table-cell table:number-columns-repeated="1001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270">
            <text:p>270</text:p>
          </table:table-cell>
          <table:table-cell office:value-type="string">
            <text:p>gr</text:p>
          </table:table-cell>
          <table:table-cell/>
          <table:table-cell table:style-name="Default" office:value-type="float" office:value="41.620531">
            <text:p>41.62</text:p>
          </table:table-cell>
          <table:table-cell table:formula="of:=([.$B$1])-(10*([.$B$2])*LOG([.E44];10))" office:value-type="float" office:value="27.6138476661021">
            <text:p>27.61</text:p>
          </table:table-cell>
          <table:table-cell/>
          <table:table-cell table:style-name="Default" office:value-type="float" office:value="21.929786">
            <text:p>21.93</text:p>
          </table:table-cell>
          <table:table-cell table:formula="of:=([.$B$1])-(10*([.$B$2])*LOG([.H44];10))" office:value-type="float" office:value="33.1793121265705">
            <text:p>33.18</text:p>
          </table:table-cell>
          <table:table-cell/>
          <table:table-cell table:style-name="Default" office:value-type="float" office:value="41.683249">
            <text:p>41.68</text:p>
          </table:table-cell>
          <table:table-cell table:formula="of:=([.$B$1])-(10*([.$B$2])*LOG([.K44];10))" office:value-type="float" office:value="27.6007687462919">
            <text:p>27.6</text:p>
          </table:table-cell>
          <table:table-cell/>
          <table:table-cell table:style-name="Default" office:value-type="float" office:value="53.448554">
            <text:p>53.45</text:p>
          </table:table-cell>
          <table:table-cell table:formula="of:=([.$B$1])-(10*([.$B$2])*LOG([.N44];10))" office:value-type="float" office:value="25.441280794442">
            <text:p>25.44</text:p>
          </table:table-cell>
          <table:table-cell/>
          <table:table-cell table:style-name="Default" office:value-type="float" office:value="15.663044">
            <text:p>15.66</text:p>
          </table:table-cell>
          <table:table-cell table:formula="of:=([.$B$1])-(10*([.$B$2])*LOG([.Q44];10))" office:value-type="float" office:value="36.1024766413026">
            <text:p>36.1</text:p>
          </table:table-cell>
          <table:table-cell/>
          <table:table-cell table:style-name="Default" office:value-type="float" office:value="6.4592">
            <text:p>6.46</text:p>
          </table:table-cell>
          <table:table-cell table:formula="of:=([.$B$1])-(10*([.$B$2])*LOG([.T44];10))" office:value-type="float" office:value="43.7964253586752">
            <text:p>43.8</text:p>
          </table:table-cell>
          <table:table-cell/>
          <table:table-cell office:value-type="float" office:value="38">
            <text:p>38</text:p>
          </table:table-cell>
          <table:table-cell table:number-columns-repeated="1001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270">
            <text:p>270</text:p>
          </table:table-cell>
          <table:table-cell office:value-type="string">
            <text:p>gs</text:p>
          </table:table-cell>
          <table:table-cell/>
          <table:table-cell table:style-name="Default" office:value-type="float" office:value="42.371505">
            <text:p>42.37</text:p>
          </table:table-cell>
          <table:table-cell table:formula="of:=([.$B$1])-(10*([.$B$2])*LOG([.E45];10))" office:value-type="float" office:value="27.4585221990516">
            <text:p>27.46</text:p>
          </table:table-cell>
          <table:table-cell/>
          <table:table-cell table:style-name="Default" office:value-type="float" office:value="23.966422">
            <text:p>23.97</text:p>
          </table:table-cell>
          <table:table-cell table:formula="of:=([.$B$1])-(10*([.$B$2])*LOG([.H45];10))" office:value-type="float" office:value="32.4079359581617">
            <text:p>32.41</text:p>
          </table:table-cell>
          <table:table-cell/>
          <table:table-cell table:style-name="Default" office:value-type="float" office:value="44.136147">
            <text:p>44.14</text:p>
          </table:table-cell>
          <table:table-cell table:formula="of:=([.$B$1])-(10*([.$B$2])*LOG([.K45];10))" office:value-type="float" office:value="27.1041116517048">
            <text:p>27.1</text:p>
          </table:table-cell>
          <table:table-cell/>
          <table:table-cell table:style-name="Default" office:value-type="float" office:value="55.293533">
            <text:p>55.29</text:p>
          </table:table-cell>
          <table:table-cell table:formula="of:=([.$B$1])-(10*([.$B$2])*LOG([.N45];10))" office:value-type="float" office:value="25.1465131954795">
            <text:p>25.15</text:p>
          </table:table-cell>
          <table:table-cell/>
          <table:table-cell table:style-name="Default" office:value-type="float" office:value="15.61445">
            <text:p>15.61</text:p>
          </table:table-cell>
          <table:table-cell table:formula="of:=([.$B$1])-(10*([.$B$2])*LOG([.Q45];10))" office:value-type="float" office:value="36.12946617318">
            <text:p>36.13</text:p>
          </table:table-cell>
          <table:table-cell/>
          <table:table-cell table:style-name="Default" office:value-type="float" office:value="8.756653">
            <text:p>8.76</text:p>
          </table:table-cell>
          <table:table-cell table:formula="of:=([.$B$1])-(10*([.$B$2])*LOG([.T45];10))" office:value-type="float" office:value="41.1532371948863">
            <text:p>41.15</text:p>
          </table:table-cell>
          <table:table-cell/>
          <table:table-cell office:value-type="float" office:value="39">
            <text:p>39</text:p>
          </table:table-cell>
          <table:table-cell table:number-columns-repeated="1001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70">
            <text:p>270</text:p>
          </table:table-cell>
          <table:table-cell office:value-type="string">
            <text:p>gt</text:p>
          </table:table-cell>
          <table:table-cell/>
          <table:table-cell table:style-name="Default" office:value-type="float" office:value="43.285325">
            <text:p>43.29</text:p>
          </table:table-cell>
          <table:table-cell table:formula="of:=([.$B$1])-(10*([.$B$2])*LOG([.E46];10))" office:value-type="float" office:value="27.2731863462644">
            <text:p>27.27</text:p>
          </table:table-cell>
          <table:table-cell/>
          <table:table-cell table:style-name="Default" office:value-type="float" office:value="26.13546">
            <text:p>26.14</text:p>
          </table:table-cell>
          <table:table-cell table:formula="of:=([.$B$1])-(10*([.$B$2])*LOG([.H46];10))" office:value-type="float" office:value="31.6553970330361">
            <text:p>31.66</text:p>
          </table:table-cell>
          <table:table-cell/>
          <table:table-cell table:style-name="Default" office:value-type="float" office:value="46.623006">
            <text:p>46.62</text:p>
          </table:table-cell>
          <table:table-cell table:formula="of:=([.$B$1])-(10*([.$B$2])*LOG([.K46];10))" office:value-type="float" office:value="26.6279945789316">
            <text:p>26.63</text:p>
          </table:table-cell>
          <table:table-cell/>
          <table:table-cell table:style-name="Default" office:value-type="float" office:value="57.211893">
            <text:p>57.21</text:p>
          </table:table-cell>
          <table:table-cell table:formula="of:=([.$B$1])-(10*([.$B$2])*LOG([.N46];10))" office:value-type="float" office:value="24.8502736453323">
            <text:p>24.85</text:p>
          </table:table-cell>
          <table:table-cell/>
          <table:table-cell table:style-name="Default" office:value-type="float" office:value="16.046499">
            <text:p>16.05</text:p>
          </table:table-cell>
          <table:table-cell table:formula="of:=([.$B$1])-(10*([.$B$2])*LOG([.Q46];10))" office:value-type="float" office:value="35.8923941322668">
            <text:p>35.89</text:p>
          </table:table-cell>
          <table:table-cell/>
          <table:table-cell table:style-name="Default" office:value-type="float" office:value="11.262135">
            <text:p>11.26</text:p>
          </table:table-cell>
          <table:table-cell table:formula="of:=([.$B$1])-(10*([.$B$2])*LOG([.T46];10))" office:value-type="float" office:value="38.9675854209095">
            <text:p>38.97</text:p>
          </table:table-cell>
          <table:table-cell/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12">
            <text:p>312</text:p>
          </table:table-cell>
          <table:table-cell office:value-type="string">
            <text:p>hn</text:p>
          </table:table-cell>
          <table:table-cell/>
          <table:table-cell table:style-name="Default" office:value-type="float" office:value="37.527854">
            <text:p>37.53</text:p>
          </table:table-cell>
          <table:table-cell table:formula="of:=([.$B$1])-(10*([.$B$2])*LOG([.E47];10))" office:value-type="float" office:value="28.5129253931161">
            <text:p>28.51</text:p>
          </table:table-cell>
          <table:table-cell/>
          <table:table-cell table:style-name="Default" office:value-type="float" office:value="13.123404">
            <text:p>13.12</text:p>
          </table:table-cell>
          <table:table-cell table:formula="of:=([.$B$1])-(10*([.$B$2])*LOG([.H47];10))" office:value-type="float" office:value="37.6390700268425">
            <text:p>37.64</text:p>
          </table:table-cell>
          <table:table-cell/>
          <table:table-cell table:style-name="Default" office:value-type="float" office:value="30.124335">
            <text:p>30.12</text:p>
          </table:table-cell>
          <table:table-cell table:formula="of:=([.$B$1])-(10*([.$B$2])*LOG([.K47];10))" office:value-type="float" office:value="30.4216506287685">
            <text:p>30.42</text:p>
          </table:table-cell>
          <table:table-cell/>
          <table:table-cell table:style-name="Default" office:value-type="float" office:value="44.138729">
            <text:p>44.14</text:p>
          </table:table-cell>
          <table:table-cell table:formula="of:=([.$B$1])-(10*([.$B$2])*LOG([.N47];10))" office:value-type="float" office:value="27.1036035350568">
            <text:p>27.1</text:p>
          </table:table-cell>
          <table:table-cell/>
          <table:table-cell table:style-name="Default" office:value-type="float" office:value="18.427283">
            <text:p>18.43</text:p>
          </table:table-cell>
          <table:table-cell table:formula="of:=([.$B$1])-(10*([.$B$2])*LOG([.Q47];10))" office:value-type="float" office:value="34.6907738871472">
            <text:p>34.69</text:p>
          </table:table-cell>
          <table:table-cell/>
          <table:table-cell table:style-name="Default" office:value-type="float" office:value="9.748424">
            <text:p>9.75</text:p>
          </table:table-cell>
          <table:table-cell table:formula="of:=([.$B$1])-(10*([.$B$2])*LOG([.T47];10))" office:value-type="float" office:value="40.2213117956229">
            <text:p>40.22</text:p>
          </table:table-cell>
          <table:table-cell/>
          <table:table-cell office:value-type="float" office:value="41">
            <text:p>41</text:p>
          </table:table-cell>
          <table:table-cell table:number-columns-repeated="1001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12">
            <text:p>312</text:p>
          </table:table-cell>
          <table:table-cell office:value-type="string">
            <text:p>ho</text:p>
          </table:table-cell>
          <table:table-cell/>
          <table:table-cell table:style-name="Default" office:value-type="float" office:value="37.519309">
            <text:p>37.52</text:p>
          </table:table-cell>
          <table:table-cell table:formula="of:=([.$B$1])-(10*([.$B$2])*LOG([.E48];10))" office:value-type="float" office:value="28.51490337401">
            <text:p>28.51</text:p>
          </table:table-cell>
          <table:table-cell/>
          <table:table-cell table:style-name="Default" office:value-type="float" office:value="14.345044">
            <text:p>14.35</text:p>
          </table:table-cell>
          <table:table-cell table:formula="of:=([.$B$1])-(10*([.$B$2])*LOG([.H48];10))" office:value-type="float" office:value="36.8659623064246">
            <text:p>36.87</text:p>
          </table:table-cell>
          <table:table-cell/>
          <table:table-cell table:style-name="Default" office:value-type="float" office:value="32.752">
            <text:p>32.75</text:p>
          </table:table-cell>
          <table:table-cell table:formula="of:=([.$B$1])-(10*([.$B$2])*LOG([.K48];10))" office:value-type="float" office:value="29.6952434936314">
            <text:p>29.7</text:p>
          </table:table-cell>
          <table:table-cell/>
          <table:table-cell table:style-name="Default" office:value-type="float" office:value="45.851184">
            <text:p>45.85</text:p>
          </table:table-cell>
          <table:table-cell table:formula="of:=([.$B$1])-(10*([.$B$2])*LOG([.N48];10))" office:value-type="float" office:value="26.7729889041202">
            <text:p>26.77</text:p>
          </table:table-cell>
          <table:table-cell/>
          <table:table-cell table:style-name="Default" office:value-type="float" office:value="16.317271">
            <text:p>16.32</text:p>
          </table:table-cell>
          <table:table-cell table:formula="of:=([.$B$1])-(10*([.$B$2])*LOG([.Q48];10))" office:value-type="float" office:value="35.7470494713794">
            <text:p>35.75</text:p>
          </table:table-cell>
          <table:table-cell/>
          <table:table-cell table:style-name="Default" office:value-type="float" office:value="7.921972">
            <text:p>7.92</text:p>
          </table:table-cell>
          <table:table-cell table:formula="of:=([.$B$1])-(10*([.$B$2])*LOG([.T48];10))" office:value-type="float" office:value="42.0233339386269">
            <text:p>42.02</text:p>
          </table:table-cell>
          <table:table-cell/>
          <table:table-cell office:value-type="float" office:value="42">
            <text:p>42</text:p>
          </table:table-cell>
          <table:table-cell table:number-columns-repeated="1001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312">
            <text:p>312</text:p>
          </table:table-cell>
          <table:table-cell office:value-type="string">
            <text:p>hp</text:p>
          </table:table-cell>
          <table:table-cell/>
          <table:table-cell table:style-name="Default" office:value-type="float" office:value="37.766303">
            <text:p>37.77</text:p>
          </table:table-cell>
          <table:table-cell table:formula="of:=([.$B$1])-(10*([.$B$2])*LOG([.E49];10))" office:value-type="float" office:value="28.4579105365889">
            <text:p>28.46</text:p>
          </table:table-cell>
          <table:table-cell/>
          <table:table-cell table:style-name="Default" office:value-type="float" office:value="16.080207">
            <text:p>16.08</text:p>
          </table:table-cell>
          <table:table-cell table:formula="of:=([.$B$1])-(10*([.$B$2])*LOG([.H49];10))" office:value-type="float" office:value="35.874167297847">
            <text:p>35.87</text:p>
          </table:table-cell>
          <table:table-cell/>
          <table:table-cell table:style-name="Default" office:value-type="float" office:value="35.456279">
            <text:p>35.46</text:p>
          </table:table-cell>
          <table:table-cell table:formula="of:=([.$B$1])-(10*([.$B$2])*LOG([.K49];10))" office:value-type="float" office:value="29.0061368775566">
            <text:p>29.01</text:p>
          </table:table-cell>
          <table:table-cell/>
          <table:table-cell table:style-name="Default" office:value-type="float" office:value="47.703994">
            <text:p>47.7</text:p>
          </table:table-cell>
          <table:table-cell table:formula="of:=([.$B$1])-(10*([.$B$2])*LOG([.N49];10))" office:value-type="float" office:value="26.4289051657195">
            <text:p>26.43</text:p>
          </table:table-cell>
          <table:table-cell/>
          <table:table-cell table:style-name="Default" office:value-type="float" office:value="14.566335">
            <text:p>14.57</text:p>
          </table:table-cell>
          <table:table-cell table:formula="of:=([.$B$1])-(10*([.$B$2])*LOG([.Q49];10))" office:value-type="float" office:value="36.7329941252041">
            <text:p>36.73</text:p>
          </table:table-cell>
          <table:table-cell/>
          <table:table-cell table:style-name="Default" office:value-type="float" office:value="7.051223">
            <text:p>7.05</text:p>
          </table:table-cell>
          <table:table-cell table:formula="of:=([.$B$1])-(10*([.$B$2])*LOG([.T49];10))" office:value-type="float" office:value="43.0347110046069">
            <text:p>43.03</text:p>
          </table:table-cell>
          <table:table-cell/>
          <table:table-cell office:value-type="float" office:value="43">
            <text:p>43</text:p>
          </table:table-cell>
          <table:table-cell table:number-columns-repeated="1001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12">
            <text:p>312</text:p>
          </table:table-cell>
          <table:table-cell office:value-type="string">
            <text:p>hq</text:p>
          </table:table-cell>
          <table:table-cell/>
          <table:table-cell table:style-name="Default" office:value-type="float" office:value="38.196485">
            <text:p>38.2</text:p>
          </table:table-cell>
          <table:table-cell table:formula="of:=([.$B$1])-(10*([.$B$2])*LOG([.E50];10))" office:value-type="float" office:value="28.3595320168136">
            <text:p>28.36</text:p>
          </table:table-cell>
          <table:table-cell/>
          <table:table-cell table:style-name="Default" office:value-type="float" office:value="17.934574">
            <text:p>17.93</text:p>
          </table:table-cell>
          <table:table-cell table:formula="of:=([.$B$1])-(10*([.$B$2])*LOG([.H50];10))" office:value-type="float" office:value="34.9261786932775">
            <text:p>34.93</text:p>
          </table:table-cell>
          <table:table-cell/>
          <table:table-cell table:style-name="Default" office:value-type="float" office:value="37.911158">
            <text:p>37.91</text:p>
          </table:table-cell>
          <table:table-cell table:formula="of:=([.$B$1])-(10*([.$B$2])*LOG([.K50];10))" office:value-type="float" office:value="28.4246589960774">
            <text:p>28.42</text:p>
          </table:table-cell>
          <table:table-cell/>
          <table:table-cell table:style-name="Default" office:value-type="float" office:value="49.45604">
            <text:p>49.46</text:p>
          </table:table-cell>
          <table:table-cell table:formula="of:=([.$B$1])-(10*([.$B$2])*LOG([.N50];10))" office:value-type="float" office:value="26.115613220473">
            <text:p>26.12</text:p>
          </table:table-cell>
          <table:table-cell/>
          <table:table-cell table:style-name="Default" office:value-type="float" office:value="13.426101">
            <text:p>13.43</text:p>
          </table:table-cell>
          <table:table-cell table:formula="of:=([.$B$1])-(10*([.$B$2])*LOG([.Q50];10))" office:value-type="float" office:value="37.4410018017771">
            <text:p>37.44</text:p>
          </table:table-cell>
          <table:table-cell/>
          <table:table-cell table:style-name="Default" office:value-type="float" office:value="7.367459">
            <text:p>7.37</text:p>
          </table:table-cell>
          <table:table-cell table:formula="of:=([.$B$1])-(10*([.$B$2])*LOG([.T50];10))" office:value-type="float" office:value="42.653645446509">
            <text:p>42.65</text:p>
          </table:table-cell>
          <table:table-cell/>
          <table:table-cell office:value-type="float" office:value="44">
            <text:p>44</text:p>
          </table:table-cell>
          <table:table-cell table:number-columns-repeated="1001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12">
            <text:p>312</text:p>
          </table:table-cell>
          <table:table-cell office:value-type="string">
            <text:p>hr</text:p>
          </table:table-cell>
          <table:table-cell/>
          <table:table-cell table:style-name="Default" office:value-type="float" office:value="38.818144">
            <text:p>38.82</text:p>
          </table:table-cell>
          <table:table-cell table:formula="of:=([.$B$1])-(10*([.$B$2])*LOG([.E51];10))" office:value-type="float" office:value="28.2193046647995">
            <text:p>28.22</text:p>
          </table:table-cell>
          <table:table-cell/>
          <table:table-cell table:style-name="Default" office:value-type="float" office:value="19.998095">
            <text:p>20</text:p>
          </table:table-cell>
          <table:table-cell table:formula="of:=([.$B$1])-(10*([.$B$2])*LOG([.H51];10))" office:value-type="float" office:value="33.9802274571125">
            <text:p>33.98</text:p>
          </table:table-cell>
          <table:table-cell/>
          <table:table-cell table:style-name="Default" office:value-type="float" office:value="40.404989">
            <text:p>40.4</text:p>
          </table:table-cell>
          <table:table-cell table:formula="of:=([.$B$1])-(10*([.$B$2])*LOG([.K51];10))" office:value-type="float" office:value="27.8713001426401">
            <text:p>27.87</text:p>
          </table:table-cell>
          <table:table-cell/>
          <table:table-cell table:style-name="Default" office:value-type="float" office:value="51.296469">
            <text:p>51.3</text:p>
          </table:table-cell>
          <table:table-cell table:formula="of:=([.$B$1])-(10*([.$B$2])*LOG([.N51];10))" office:value-type="float" office:value="25.7982505716793">
            <text:p>25.8</text:p>
          </table:table-cell>
          <table:table-cell/>
          <table:table-cell table:style-name="Default" office:value-type="float" office:value="12.788326">
            <text:p>12.79</text:p>
          </table:table-cell>
          <table:table-cell table:formula="of:=([.$B$1])-(10*([.$B$2])*LOG([.Q51];10))" office:value-type="float" office:value="37.8637260244904">
            <text:p>37.86</text:p>
          </table:table-cell>
          <table:table-cell/>
          <table:table-cell table:style-name="Default" office:value-type="float" office:value="8.604543">
            <text:p>8.6</text:p>
          </table:table-cell>
          <table:table-cell table:formula="of:=([.$B$1])-(10*([.$B$2])*LOG([.T51];10))" office:value-type="float" office:value="41.3054438149184">
            <text:p>41.31</text:p>
          </table:table-cell>
          <table:table-cell/>
          <table:table-cell office:value-type="float" office:value="45">
            <text:p>45</text:p>
          </table:table-cell>
          <table:table-cell table:number-columns-repeated="1001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312">
            <text:p>312</text:p>
          </table:table-cell>
          <table:table-cell office:value-type="string">
            <text:p>hs</text:p>
          </table:table-cell>
          <table:table-cell/>
          <table:table-cell table:style-name="Default" office:value-type="float" office:value="39.622269">
            <text:p>39.62</text:p>
          </table:table-cell>
          <table:table-cell table:formula="of:=([.$B$1])-(10*([.$B$2])*LOG([.E52];10))" office:value-type="float" office:value="28.0412131574923">
            <text:p>28.04</text:p>
          </table:table-cell>
          <table:table-cell/>
          <table:table-cell table:style-name="Default" office:value-type="float" office:value="22.212557">
            <text:p>22.21</text:p>
          </table:table-cell>
          <table:table-cell table:formula="of:=([.$B$1])-(10*([.$B$2])*LOG([.H52];10))" office:value-type="float" office:value="33.0680288947031">
            <text:p>33.07</text:p>
          </table:table-cell>
          <table:table-cell/>
          <table:table-cell table:style-name="Default" office:value-type="float" office:value="42.930983">
            <text:p>42.93</text:p>
          </table:table-cell>
          <table:table-cell table:formula="of:=([.$B$1])-(10*([.$B$2])*LOG([.K52];10))" office:value-type="float" office:value="27.3445833454412">
            <text:p>27.34</text:p>
          </table:table-cell>
          <table:table-cell/>
          <table:table-cell table:style-name="Default" office:value-type="float" office:value="53.216112">
            <text:p>53.22</text:p>
          </table:table-cell>
          <table:table-cell table:formula="of:=([.$B$1])-(10*([.$B$2])*LOG([.N52];10))" office:value-type="float" office:value="25.4791371686452">
            <text:p>25.48</text:p>
          </table:table-cell>
          <table:table-cell/>
          <table:table-cell table:style-name="Default" office:value-type="float" office:value="12.728762">
            <text:p>12.73</text:p>
          </table:table-cell>
          <table:table-cell table:formula="of:=([.$B$1])-(10*([.$B$2])*LOG([.Q52];10))" office:value-type="float" office:value="37.9042766758884">
            <text:p>37.9</text:p>
          </table:table-cell>
          <table:table-cell/>
          <table:table-cell table:style-name="Default" office:value-type="float" office:value="10.440108">
            <text:p>10.44</text:p>
          </table:table-cell>
          <table:table-cell table:formula="of:=([.$B$1])-(10*([.$B$2])*LOG([.T52];10))" office:value-type="float" office:value="39.6259001731092">
            <text:p>39.63</text:p>
          </table:table-cell>
          <table:table-cell/>
          <table:table-cell office:value-type="float" office:value="46">
            <text:p>46</text:p>
          </table:table-cell>
          <table:table-cell table:number-columns-repeated="1001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312">
            <text:p>312</text:p>
          </table:table-cell>
          <table:table-cell office:value-type="string">
            <text:p>ht</text:p>
          </table:table-cell>
          <table:table-cell/>
          <table:table-cell table:style-name="Default" office:value-type="float" office:value="40.598018">
            <text:p>40.6</text:p>
          </table:table-cell>
          <table:table-cell table:formula="of:=([.$B$1])-(10*([.$B$2])*LOG([.E53];10))" office:value-type="float" office:value="27.8299033642563">
            <text:p>27.83</text:p>
          </table:table-cell>
          <table:table-cell/>
          <table:table-cell table:style-name="Default" office:value-type="float" office:value="24.537127">
            <text:p>24.54</text:p>
          </table:table-cell>
          <table:table-cell table:formula="of:=([.$B$1])-(10*([.$B$2])*LOG([.H53];10))" office:value-type="float" office:value="32.2035257849843">
            <text:p>32.2</text:p>
          </table:table-cell>
          <table:table-cell/>
          <table:table-cell table:style-name="Default" office:value-type="float" office:value="45.483783">
            <text:p>45.48</text:p>
          </table:table-cell>
          <table:table-cell table:formula="of:=([.$B$1])-(10*([.$B$2])*LOG([.K53];10))" office:value-type="float" office:value="26.8428684224743">
            <text:p>26.84</text:p>
          </table:table-cell>
          <table:table-cell/>
          <table:table-cell table:style-name="Default" office:value-type="float" office:value="55.206707">
            <text:p>55.21</text:p>
          </table:table-cell>
          <table:table-cell table:formula="of:=([.$B$1])-(10*([.$B$2])*LOG([.N53];10))" office:value-type="float" office:value="25.1601631424647">
            <text:p>25.16</text:p>
          </table:table-cell>
          <table:table-cell/>
          <table:table-cell table:style-name="Default" office:value-type="float" office:value="13.255206">
            <text:p>13.26</text:p>
          </table:table-cell>
          <table:table-cell table:formula="of:=([.$B$1])-(10*([.$B$2])*LOG([.Q53];10))" office:value-type="float" office:value="37.5522703696052">
            <text:p>37.55</text:p>
          </table:table-cell>
          <table:table-cell/>
          <table:table-cell table:style-name="Default" office:value-type="float" office:value="12.615569">
            <text:p>12.62</text:p>
          </table:table-cell>
          <table:table-cell table:formula="of:=([.$B$1])-(10*([.$B$2])*LOG([.T53];10))" office:value-type="float" office:value="37.9818631344187">
            <text:p>37.98</text:p>
          </table:table-cell>
          <table:table-cell/>
          <table:table-cell office:value-type="float" office:value="47">
            <text:p>47</text:p>
          </table:table-cell>
          <table:table-cell table:number-columns-repeated="1001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50">
            <text:p>350</text:p>
          </table:table-cell>
          <table:table-cell office:value-type="string">
            <text:p>io</text:p>
          </table:table-cell>
          <table:table-cell/>
          <table:table-cell table:style-name="Default" office:value-type="float" office:value="34.918508">
            <text:p>34.92</text:p>
          </table:table-cell>
          <table:table-cell table:formula="of:=([.$B$1])-(10*([.$B$2])*LOG([.E54];10))" office:value-type="float" office:value="29.1388864225882">
            <text:p>29.14</text:p>
          </table:table-cell>
          <table:table-cell/>
          <table:table-cell table:style-name="Default" office:value-type="float" office:value="12.32303">
            <text:p>12.32</text:p>
          </table:table-cell>
          <table:table-cell table:formula="of:=([.$B$1])-(10*([.$B$2])*LOG([.H54];10))" office:value-type="float" office:value="38.1856498848476">
            <text:p>38.19</text:p>
          </table:table-cell>
          <table:table-cell/>
          <table:table-cell table:style-name="Default" office:value-type="float" office:value="31.807873">
            <text:p>31.81</text:p>
          </table:table-cell>
          <table:table-cell table:formula="of:=([.$B$1])-(10*([.$B$2])*LOG([.K54];10))" office:value-type="float" office:value="29.9493074259306">
            <text:p>29.95</text:p>
          </table:table-cell>
          <table:table-cell/>
          <table:table-cell table:style-name="Default" office:value-type="float" office:value="43.944608">
            <text:p>43.94</text:p>
          </table:table-cell>
          <table:table-cell table:formula="of:=([.$B$1])-(10*([.$B$2])*LOG([.N54];10))" office:value-type="float" office:value="27.1418881044116">
            <text:p>27.14</text:p>
          </table:table-cell>
          <table:table-cell/>
          <table:table-cell table:style-name="Default" office:value-type="float" office:value="14.132725">
            <text:p>14.13</text:p>
          </table:table-cell>
          <table:table-cell table:formula="of:=([.$B$1])-(10*([.$B$2])*LOG([.Q54];10))" office:value-type="float" office:value="36.9954818325798">
            <text:p>37</text:p>
          </table:table-cell>
          <table:table-cell/>
          <table:table-cell table:style-name="Default" office:value-type="float" office:value="10.199862">
            <text:p>10.2</text:p>
          </table:table-cell>
          <table:table-cell table:formula="of:=([.$B$1])-(10*([.$B$2])*LOG([.T54];10))" office:value-type="float" office:value="39.8281140805341">
            <text:p>39.83</text:p>
          </table:table-cell>
          <table:table-cell/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350">
            <text:p>350</text:p>
          </table:table-cell>
          <table:table-cell office:value-type="string">
            <text:p>ip</text:p>
          </table:table-cell>
          <table:table-cell/>
          <table:table-cell table:style-name="Default" office:value-type="float" office:value="35.167898">
            <text:p>35.17</text:p>
          </table:table-cell>
          <table:table-cell table:formula="of:=([.$B$1])-(10*([.$B$2])*LOG([.E55];10))" office:value-type="float" office:value="29.0770717774099">
            <text:p>29.08</text:p>
          </table:table-cell>
          <table:table-cell/>
          <table:table-cell table:style-name="Default" office:value-type="float" office:value="14.132725">
            <text:p>14.13</text:p>
          </table:table-cell>
          <table:table-cell table:formula="of:=([.$B$1])-(10*([.$B$2])*LOG([.H55];10))" office:value-type="float" office:value="36.9954818325798">
            <text:p>37</text:p>
          </table:table-cell>
          <table:table-cell/>
          <table:table-cell table:style-name="Default" office:value-type="float" office:value="34.302332">
            <text:p>34.3</text:p>
          </table:table-cell>
          <table:table-cell table:formula="of:=([.$B$1])-(10*([.$B$2])*LOG([.K55];10))" office:value-type="float" office:value="29.2935270800164">
            <text:p>29.29</text:p>
          </table:table-cell>
          <table:table-cell/>
          <table:table-cell table:style-name="Default" office:value-type="float" office:value="45.674483">
            <text:p>45.67</text:p>
          </table:table-cell>
          <table:table-cell table:formula="of:=([.$B$1])-(10*([.$B$2])*LOG([.N55];10))" office:value-type="float" office:value="26.8065271965388">
            <text:p>26.81</text:p>
          </table:table-cell>
          <table:table-cell/>
          <table:table-cell table:style-name="Default" office:value-type="float" office:value="12.353826">
            <text:p>12.35</text:p>
          </table:table-cell>
          <table:table-cell table:formula="of:=([.$B$1])-(10*([.$B$2])*LOG([.Q55];10))" office:value-type="float" office:value="38.1639703973018">
            <text:p>38.16</text:p>
          </table:table-cell>
          <table:table-cell/>
          <table:table-cell table:style-name="Default" office:value-type="float" office:value="9.664258">
            <text:p>9.66</text:p>
          </table:table-cell>
          <table:table-cell table:formula="of:=([.$B$1])-(10*([.$B$2])*LOG([.T55];10))" office:value-type="float" office:value="40.2966296901859">
            <text:p>40.3</text:p>
          </table:table-cell>
          <table:table-cell/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50">
            <text:p>350</text:p>
          </table:table-cell>
          <table:table-cell office:value-type="string">
            <text:p>iq</text:p>
          </table:table-cell>
          <table:table-cell/>
          <table:table-cell table:style-name="Default" office:value-type="float" office:value="35.629466">
            <text:p>35.63</text:p>
          </table:table-cell>
          <table:table-cell table:formula="of:=([.$B$1])-(10*([.$B$2])*LOG([.E56];10))" office:value-type="float" office:value="28.9638137325987">
            <text:p>28.96</text:p>
          </table:table-cell>
          <table:table-cell/>
          <table:table-cell table:style-name="Default" office:value-type="float" office:value="16.211409">
            <text:p>16.21</text:p>
          </table:table-cell>
          <table:table-cell table:formula="of:=([.$B$1])-(10*([.$B$2])*LOG([.H56];10))" office:value-type="float" office:value="35.8035847439526">
            <text:p>35.8</text:p>
          </table:table-cell>
          <table:table-cell/>
          <table:table-cell table:style-name="Default" office:value-type="float" office:value="36.834198">
            <text:p>36.83</text:p>
          </table:table-cell>
          <table:table-cell table:formula="of:=([.$B$1])-(10*([.$B$2])*LOG([.K56];10))" office:value-type="float" office:value="28.6749756341221">
            <text:p>28.67</text:p>
          </table:table-cell>
          <table:table-cell/>
          <table:table-cell table:style-name="Default" office:value-type="float" office:value="47.501445">
            <text:p>47.5</text:p>
          </table:table-cell>
          <table:table-cell table:formula="of:=([.$B$1])-(10*([.$B$2])*LOG([.N56];10))" office:value-type="float" office:value="26.4658635776159">
            <text:p>26.47</text:p>
          </table:table-cell>
          <table:table-cell/>
          <table:table-cell table:style-name="Default" office:value-type="float" office:value="10.986314">
            <text:p>10.99</text:p>
          </table:table-cell>
          <table:table-cell table:formula="of:=([.$B$1])-(10*([.$B$2])*LOG([.Q56];10))" office:value-type="float" office:value="39.1829598512076">
            <text:p>39.18</text:p>
          </table:table-cell>
          <table:table-cell/>
          <table:table-cell table:style-name="Default" office:value-type="float" office:value="9.897352">
            <text:p>9.9</text:p>
          </table:table-cell>
          <table:table-cell table:formula="of:=([.$B$1])-(10*([.$B$2])*LOG([.T56];10))" office:value-type="float" office:value="40.0896196749481">
            <text:p>40.09</text:p>
          </table:table-cell>
          <table:table-cell/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50">
            <text:p>350</text:p>
          </table:table-cell>
          <table:table-cell office:value-type="string">
            <text:p>ir</text:p>
          </table:table-cell>
          <table:table-cell/>
          <table:table-cell table:style-name="Default" office:value-type="float" office:value="36.29512">
            <text:p>36.3</text:p>
          </table:table-cell>
          <table:table-cell table:formula="of:=([.$B$1])-(10*([.$B$2])*LOG([.E57];10))" office:value-type="float" office:value="28.8030352676208">
            <text:p>28.8</text:p>
          </table:table-cell>
          <table:table-cell/>
          <table:table-cell table:style-name="Default" office:value-type="float" office:value="18.468478">
            <text:p>18.47</text:p>
          </table:table-cell>
          <table:table-cell table:formula="of:=([.$B$1])-(10*([.$B$2])*LOG([.H57];10))" office:value-type="float" office:value="34.6713778718528">
            <text:p>34.67</text:p>
          </table:table-cell>
          <table:table-cell/>
          <table:table-cell table:style-name="Default" office:value-type="float" office:value="39.396261">
            <text:p>39.4</text:p>
          </table:table-cell>
          <table:table-cell table:formula="of:=([.$B$1])-(10*([.$B$2])*LOG([.K57];10))" office:value-type="float" office:value="28.0908998803018">
            <text:p>28.09</text:p>
          </table:table-cell>
          <table:table-cell/>
          <table:table-cell table:style-name="Default" office:value-type="float" office:value="49.414726">
            <text:p>49.41</text:p>
          </table:table-cell>
          <table:table-cell table:formula="of:=([.$B$1])-(10*([.$B$2])*LOG([.N57];10))" office:value-type="float" office:value="26.1228721682876">
            <text:p>26.12</text:p>
          </table:table-cell>
          <table:table-cell/>
          <table:table-cell table:style-name="Default" office:value-type="float" office:value="10.197068">
            <text:p>10.2</text:p>
          </table:table-cell>
          <table:table-cell table:formula="of:=([.$B$1])-(10*([.$B$2])*LOG([.Q57];10))" office:value-type="float" office:value="39.8304936911716">
            <text:p>39.83</text:p>
          </table:table-cell>
          <table:table-cell/>
          <table:table-cell table:style-name="Default" office:value-type="float" office:value="10.849714">
            <text:p>10.85</text:p>
          </table:table-cell>
          <table:table-cell table:formula="of:=([.$B$1])-(10*([.$B$2])*LOG([.T57];10))" office:value-type="float" office:value="39.2916341945743">
            <text:p>39.29</text:p>
          </table:table-cell>
          <table:table-cell/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350">
            <text:p>350</text:p>
          </table:table-cell>
          <table:table-cell office:value-type="string">
            <text:p>is</text:p>
          </table:table-cell>
          <table:table-cell/>
          <table:table-cell table:style-name="Default" office:value-type="float" office:value="37.153891">
            <text:p>37.15</text:p>
          </table:table-cell>
          <table:table-cell table:formula="of:=([.$B$1])-(10*([.$B$2])*LOG([.E58];10))" office:value-type="float" office:value="28.5999139469023">
            <text:p>28.6</text:p>
          </table:table-cell>
          <table:table-cell/>
          <table:table-cell table:style-name="Default" office:value-type="float" office:value="20.846068">
            <text:p>20.85</text:p>
          </table:table-cell>
          <table:table-cell table:formula="of:=([.$B$1])-(10*([.$B$2])*LOG([.H58];10))" office:value-type="float" office:value="33.6195169979209">
            <text:p>33.62</text:p>
          </table:table-cell>
          <table:table-cell/>
          <table:table-cell table:style-name="Default" office:value-type="float" office:value="41.982992">
            <text:p>41.98</text:p>
          </table:table-cell>
          <table:table-cell table:formula="of:=([.$B$1])-(10*([.$B$2])*LOG([.K58];10))" office:value-type="float" office:value="27.538532276108">
            <text:p>27.54</text:p>
          </table:table-cell>
          <table:table-cell/>
          <table:table-cell table:style-name="Default" office:value-type="float" office:value="51.404688">
            <text:p>51.4</text:p>
          </table:table-cell>
          <table:table-cell table:formula="of:=([.$B$1])-(10*([.$B$2])*LOG([.N58];10))" office:value-type="float" office:value="25.7799454490088">
            <text:p>25.78</text:p>
          </table:table-cell>
          <table:table-cell/>
          <table:table-cell table:style-name="Default" office:value-type="float" office:value="10.122267">
            <text:p>10.12</text:p>
          </table:table-cell>
          <table:table-cell table:formula="of:=([.$B$1])-(10*([.$B$2])*LOG([.Q58];10))" office:value-type="float" office:value="39.8944442255529">
            <text:p>39.89</text:p>
          </table:table-cell>
          <table:table-cell/>
          <table:table-cell table:style-name="Default" office:value-type="float" office:value="12.356132">
            <text:p>12.36</text:p>
          </table:table-cell>
          <table:table-cell table:formula="of:=([.$B$1])-(10*([.$B$2])*LOG([.T58];10))" office:value-type="float" office:value="38.1623492159495">
            <text:p>38.16</text:p>
          </table:table-cell>
          <table:table-cell/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350">
            <text:p>350</text:p>
          </table:table-cell>
          <table:table-cell office:value-type="string">
            <text:p>it</text:p>
          </table:table-cell>
          <table:table-cell/>
          <table:table-cell table:style-name="Default" office:value-type="float" office:value="38.192754">
            <text:p>38.19</text:p>
          </table:table-cell>
          <table:table-cell table:formula="of:=([.$B$1])-(10*([.$B$2])*LOG([.E59];10))" office:value-type="float" office:value="28.3603804885274">
            <text:p>28.36</text:p>
          </table:table-cell>
          <table:table-cell/>
          <table:table-cell table:style-name="Default" office:value-type="float" office:value="23.307326">
            <text:p>23.31</text:p>
          </table:table-cell>
          <table:table-cell table:formula="of:=([.$B$1])-(10*([.$B$2])*LOG([.H59];10))" office:value-type="float" office:value="32.6501509860955">
            <text:p>32.65</text:p>
          </table:table-cell>
          <table:table-cell/>
          <table:table-cell table:style-name="Default" office:value-type="float" office:value="44.590098">
            <text:p>44.59</text:p>
          </table:table-cell>
          <table:table-cell table:formula="of:=([.$B$1])-(10*([.$B$2])*LOG([.K59];10))" office:value-type="float" office:value="27.0152314631615">
            <text:p>27.02</text:p>
          </table:table-cell>
          <table:table-cell/>
          <table:table-cell table:style-name="Default" office:value-type="float" office:value="53.462771">
            <text:p>53.46</text:p>
          </table:table-cell>
          <table:table-cell table:formula="of:=([.$B$1])-(10*([.$B$2])*LOG([.N59];10))" office:value-type="float" office:value="25.4389707062692">
            <text:p>25.44</text:p>
          </table:table-cell>
          <table:table-cell/>
          <table:table-cell table:style-name="Default" office:value-type="float" office:value="10.776799">
            <text:p>10.78</text:p>
          </table:table-cell>
          <table:table-cell table:formula="of:=([.$B$1])-(10*([.$B$2])*LOG([.Q59];10))" office:value-type="float" office:value="39.3502043434237">
            <text:p>39.35</text:p>
          </table:table-cell>
          <table:table-cell/>
          <table:table-cell table:style-name="Default" office:value-type="float" office:value="14.241865">
            <text:p>14.24</text:p>
          </table:table-cell>
          <table:table-cell table:formula="of:=([.$B$1])-(10*([.$B$2])*LOG([.T59];10))" office:value-type="float" office:value="36.9286627053125">
            <text:p>36.93</text:p>
          </table:table-cell>
          <table:table-cell/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390">
            <text:p>390</text:p>
          </table:table-cell>
          <table:table-cell office:value-type="string">
            <text:p>jp</text:p>
          </table:table-cell>
          <table:table-cell/>
          <table:table-cell table:style-name="Default" office:value-type="float" office:value="32.363582">
            <text:p>32.36</text:p>
          </table:table-cell>
          <table:table-cell table:formula="of:=([.$B$1])-(10*([.$B$2])*LOG([.E60];10))" office:value-type="float" office:value="29.798868334062">
            <text:p>29.8</text:p>
          </table:table-cell>
          <table:table-cell/>
          <table:table-cell table:style-name="Default" office:value-type="float" office:value="11.90906">
            <text:p>11.91</text:p>
          </table:table-cell>
          <table:table-cell table:formula="of:=([.$B$1])-(10*([.$B$2])*LOG([.H60];10))" office:value-type="float" office:value="38.4824503336088">
            <text:p>38.48</text:p>
          </table:table-cell>
          <table:table-cell/>
          <table:table-cell table:style-name="Default" office:value-type="float" office:value="32.749607">
            <text:p>32.75</text:p>
          </table:table-cell>
          <table:table-cell table:formula="of:=([.$B$1])-(10*([.$B$2])*LOG([.K60];10))" office:value-type="float" office:value="29.695878144745">
            <text:p>29.7</text:p>
          </table:table-cell>
          <table:table-cell/>
          <table:table-cell table:style-name="Default" office:value-type="float" office:value="43.235039">
            <text:p>43.24</text:p>
          </table:table-cell>
          <table:table-cell table:formula="of:=([.$B$1])-(10*([.$B$2])*LOG([.N60];10))" office:value-type="float" office:value="27.2832828986904">
            <text:p>27.28</text:p>
          </table:table-cell>
          <table:table-cell/>
          <table:table-cell table:style-name="Default" office:value-type="float" office:value="10.627681">
            <text:p>10.63</text:p>
          </table:table-cell>
          <table:table-cell table:formula="of:=([.$B$1])-(10*([.$B$2])*LOG([.Q60];10))" office:value-type="float" office:value="39.4712297965994">
            <text:p>39.47</text:p>
          </table:table-cell>
          <table:table-cell/>
          <table:table-cell table:style-name="Default" office:value-type="float" office:value="12.45415">
            <text:p>12.45</text:p>
          </table:table-cell>
          <table:table-cell table:formula="of:=([.$B$1])-(10*([.$B$2])*LOG([.T60];10))" office:value-type="float" office:value="38.0937181572611">
            <text:p>38.09</text:p>
          </table:table-cell>
          <table:table-cell/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390">
            <text:p>390</text:p>
          </table:table-cell>
          <table:table-cell office:value-type="string">
            <text:p>jq</text:p>
          </table:table-cell>
          <table:table-cell/>
          <table:table-cell table:style-name="Default" office:value-type="float" office:value="32.81828">
            <text:p>32.82</text:p>
          </table:table-cell>
          <table:table-cell table:formula="of:=([.$B$1])-(10*([.$B$2])*LOG([.E61];10))" office:value-type="float" office:value="29.6776836796032">
            <text:p>29.68</text:p>
          </table:table-cell>
          <table:table-cell/>
          <table:table-cell table:style-name="Default" office:value-type="float" office:value="14.207807">
            <text:p>14.21</text:p>
          </table:table-cell>
          <table:table-cell table:formula="of:=([.$B$1])-(10*([.$B$2])*LOG([.H61];10))" office:value-type="float" office:value="36.9494590203358">
            <text:p>36.95</text:p>
          </table:table-cell>
          <table:table-cell/>
          <table:table-cell table:style-name="Default" office:value-type="float" office:value="35.349755">
            <text:p>35.35</text:p>
          </table:table-cell>
          <table:table-cell table:formula="of:=([.$B$1])-(10*([.$B$2])*LOG([.K61];10))" office:value-type="float" office:value="29.0322718367854">
            <text:p>29.03</text:p>
          </table:table-cell>
          <table:table-cell/>
          <table:table-cell table:style-name="Default" office:value-type="float" office:value="45.127128">
            <text:p>45.13</text:p>
          </table:table-cell>
          <table:table-cell table:formula="of:=([.$B$1])-(10*([.$B$2])*LOG([.N61];10))" office:value-type="float" office:value="26.9112461031143">
            <text:p>26.91</text:p>
          </table:table-cell>
          <table:table-cell/>
          <table:table-cell table:style-name="Default" office:value-type="float" office:value="8.831189">
            <text:p>8.83</text:p>
          </table:table-cell>
          <table:table-cell table:formula="of:=([.$B$1])-(10*([.$B$2])*LOG([.Q61];10))" office:value-type="float" office:value="41.0796164123084">
            <text:p>41.08</text:p>
          </table:table-cell>
          <table:table-cell/>
          <table:table-cell table:style-name="Default" office:value-type="float" office:value="12.515021">
            <text:p>12.52</text:p>
          </table:table-cell>
          <table:table-cell table:formula="of:=([.$B$1])-(10*([.$B$2])*LOG([.T61];10))" office:value-type="float" office:value="38.0513683463226">
            <text:p>38.05</text:p>
          </table:table-cell>
          <table:table-cell/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390">
            <text:p>390</text:p>
          </table:table-cell>
          <table:table-cell office:value-type="string">
            <text:p>jr</text:p>
          </table:table-cell>
          <table:table-cell/>
          <table:table-cell table:style-name="Default" office:value-type="float" office:value="33.494426">
            <text:p>33.49</text:p>
          </table:table-cell>
          <table:table-cell table:formula="of:=([.$B$1])-(10*([.$B$2])*LOG([.E62];10))" office:value-type="float" office:value="29.5005492078345">
            <text:p>29.5</text:p>
          </table:table-cell>
          <table:table-cell/>
          <table:table-cell table:style-name="Default" office:value-type="float" office:value="16.646227">
            <text:p>16.65</text:p>
          </table:table-cell>
          <table:table-cell table:formula="of:=([.$B$1])-(10*([.$B$2])*LOG([.H62];10))" office:value-type="float" office:value="35.5736837461758">
            <text:p>35.57</text:p>
          </table:table-cell>
          <table:table-cell/>
          <table:table-cell table:style-name="Default" office:value-type="float" office:value="37.971997">
            <text:p>37.97</text:p>
          </table:table-cell>
          <table:table-cell table:formula="of:=([.$B$1])-(10*([.$B$2])*LOG([.K62];10))" office:value-type="float" office:value="28.4107312422059">
            <text:p>28.41</text:p>
          </table:table-cell>
          <table:table-cell/>
          <table:table-cell table:style-name="Default" office:value-type="float" office:value="47.104625">
            <text:p>47.1</text:p>
          </table:table-cell>
          <table:table-cell table:formula="of:=([.$B$1])-(10*([.$B$2])*LOG([.N62];10))" office:value-type="float" office:value="26.538728985504">
            <text:p>26.54</text:p>
          </table:table-cell>
          <table:table-cell/>
          <table:table-cell table:style-name="Default" office:value-type="float" office:value="7.630936">
            <text:p>7.63</text:p>
          </table:table-cell>
          <table:table-cell table:formula="of:=([.$B$1])-(10*([.$B$2])*LOG([.Q62];10))" office:value-type="float" office:value="42.3484437764104">
            <text:p>42.35</text:p>
          </table:table-cell>
          <table:table-cell/>
          <table:table-cell table:style-name="Default" office:value-type="float" office:value="13.166042">
            <text:p>13.17</text:p>
          </table:table-cell>
          <table:table-cell table:formula="of:=([.$B$1])-(10*([.$B$2])*LOG([.T62];10))" office:value-type="float" office:value="37.6108952766316">
            <text:p>37.61</text:p>
          </table:table-cell>
          <table:table-cell/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390">
            <text:p>390</text:p>
          </table:table-cell>
          <table:table-cell office:value-type="string">
            <text:p>js</text:p>
          </table:table-cell>
          <table:table-cell/>
          <table:table-cell table:style-name="Default" office:value-type="float" office:value="34.378956">
            <text:p>34.38</text:p>
          </table:table-cell>
          <table:table-cell table:formula="of:=([.$B$1])-(10*([.$B$2])*LOG([.E63];10))" office:value-type="float" office:value="29.2741463169836">
            <text:p>29.27</text:p>
          </table:table-cell>
          <table:table-cell/>
          <table:table-cell table:style-name="Default" office:value-type="float" office:value="19.171096">
            <text:p>19.17</text:p>
          </table:table-cell>
          <table:table-cell table:formula="of:=([.$B$1])-(10*([.$B$2])*LOG([.H63];10))" office:value-type="float" office:value="34.3470611611701">
            <text:p>34.35</text:p>
          </table:table-cell>
          <table:table-cell/>
          <table:table-cell table:style-name="Default" office:value-type="float" office:value="40.612055">
            <text:p>40.61</text:p>
          </table:table-cell>
          <table:table-cell table:formula="of:=([.$B$1])-(10*([.$B$2])*LOG([.K63];10))" office:value-type="float" office:value="27.8269006866435">
            <text:p>27.83</text:p>
          </table:table-cell>
          <table:table-cell/>
          <table:table-cell table:style-name="Default" office:value-type="float" office:value="49.157225">
            <text:p>49.16</text:p>
          </table:table-cell>
          <table:table-cell table:formula="of:=([.$B$1])-(10*([.$B$2])*LOG([.N63];10))" office:value-type="float" office:value="26.1682528335324">
            <text:p>26.17</text:p>
          </table:table-cell>
          <table:table-cell/>
          <table:table-cell table:style-name="Default" office:value-type="float" office:value="7.326083">
            <text:p>7.33</text:p>
          </table:table-cell>
          <table:table-cell table:formula="of:=([.$B$1])-(10*([.$B$2])*LOG([.Q63];10))" office:value-type="float" office:value="42.7025633071019">
            <text:p>42.7</text:p>
          </table:table-cell>
          <table:table-cell/>
          <table:table-cell table:style-name="Default" office:value-type="float" office:value="14.326987">
            <text:p>14.33</text:p>
          </table:table-cell>
          <table:table-cell table:formula="of:=([.$B$1])-(10*([.$B$2])*LOG([.T63];10))" office:value-type="float" office:value="36.8769026635922">
            <text:p>36.88</text:p>
          </table:table-cell>
          <table:table-cell/>
          <table:table-cell office:value-type="float" office:value="57">
            <text:p>57</text:p>
          </table:table-cell>
          <table:table-cell table:number-columns-repeated="1001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432">
            <text:p>432</text:p>
          </table:table-cell>
          <table:table-cell office:value-type="string">
            <text:p>kp</text:p>
          </table:table-cell>
          <table:table-cell/>
          <table:table-cell table:style-name="Default" office:value-type="float" office:value="29.493356">
            <text:p>29.49</text:p>
          </table:table-cell>
          <table:table-cell table:formula="of:=([.$B$1])-(10*([.$B$2])*LOG([.E64];10))" office:value-type="float" office:value="30.6055161397709">
            <text:p>30.61</text:p>
          </table:table-cell>
          <table:table-cell/>
          <table:table-cell table:style-name="Default" office:value-type="float" office:value="10.426451">
            <text:p>10.43</text:p>
          </table:table-cell>
          <table:table-cell table:formula="of:=([.$B$1])-(10*([.$B$2])*LOG([.H64];10))" office:value-type="float" office:value="39.6372698686804">
            <text:p>39.64</text:p>
          </table:table-cell>
          <table:table-cell/>
          <table:table-cell table:style-name="Default" office:value-type="float" office:value="31.866652">
            <text:p>31.87</text:p>
          </table:table-cell>
          <table:table-cell table:formula="of:=([.$B$1])-(10*([.$B$2])*LOG([.K64];10))" office:value-type="float" office:value="29.933271246562">
            <text:p>29.93</text:p>
          </table:table-cell>
          <table:table-cell/>
          <table:table-cell table:style-name="Default" office:value-type="float" office:value="41.130588">
            <text:p>41.13</text:p>
          </table:table-cell>
          <table:table-cell table:formula="of:=([.$B$1])-(10*([.$B$2])*LOG([.N64];10))" office:value-type="float" office:value="27.7167016360601">
            <text:p>27.72</text:p>
          </table:table-cell>
          <table:table-cell/>
          <table:table-cell table:style-name="Default" office:value-type="float" office:value="8.890153">
            <text:p>8.89</text:p>
          </table:table-cell>
          <table:table-cell table:formula="of:=([.$B$1])-(10*([.$B$2])*LOG([.Q64];10))" office:value-type="float" office:value="41.0218152946926">
            <text:p>41.02</text:p>
          </table:table-cell>
          <table:table-cell/>
          <table:table-cell table:style-name="Default" office:value-type="float" office:value="15.339478">
            <text:p>15.34</text:p>
          </table:table-cell>
          <table:table-cell table:formula="of:=([.$B$1])-(10*([.$B$2])*LOG([.T64];10))" office:value-type="float" office:value="36.2837883821564">
            <text:p>36.28</text:p>
          </table:table-cell>
          <table:table-cell/>
          <table:table-cell office:value-type="float" office:value="58">
            <text:p>58</text:p>
          </table:table-cell>
          <table:table-cell table:number-columns-repeated="1001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432">
            <text:p>432</text:p>
          </table:table-cell>
          <table:table-cell office:value-type="string">
            <text:p>kq</text:p>
          </table:table-cell>
          <table:table-cell/>
          <table:table-cell table:style-name="Default" office:value-type="float" office:value="29.991601">
            <text:p>29.99</text:p>
          </table:table-cell>
          <table:table-cell table:formula="of:=([.$B$1])-(10*([.$B$2])*LOG([.E65];10))" office:value-type="float" office:value="30.4600070056451">
            <text:p>30.46</text:p>
          </table:table-cell>
          <table:table-cell/>
          <table:table-cell table:style-name="Default" office:value-type="float" office:value="12.990264">
            <text:p>12.99</text:p>
          </table:table-cell>
          <table:table-cell table:formula="of:=([.$B$1])-(10*([.$B$2])*LOG([.H65];10))" office:value-type="float" office:value="37.7276404541697">
            <text:p>37.73</text:p>
          </table:table-cell>
          <table:table-cell/>
          <table:table-cell table:style-name="Default" office:value-type="float" office:value="34.533345">
            <text:p>34.53</text:p>
          </table:table-cell>
          <table:table-cell table:formula="of:=([.$B$1])-(10*([.$B$2])*LOG([.K65];10))" office:value-type="float" office:value="29.2352270517873">
            <text:p>29.24</text:p>
          </table:table-cell>
          <table:table-cell/>
          <table:table-cell table:style-name="Default" office:value-type="float" office:value="43.115128">
            <text:p>43.12</text:p>
          </table:table-cell>
          <table:table-cell table:formula="of:=([.$B$1])-(10*([.$B$2])*LOG([.N65];10))" office:value-type="float" office:value="27.3074064045982">
            <text:p>27.31</text:p>
          </table:table-cell>
          <table:table-cell/>
          <table:table-cell table:style-name="Default" office:value-type="float" office:value="6.63906">
            <text:p>6.64</text:p>
          </table:table-cell>
          <table:table-cell table:formula="of:=([.$B$1])-(10*([.$B$2])*LOG([.Q65];10))" office:value-type="float" office:value="43.5578681286396">
            <text:p>43.56</text:p>
          </table:table-cell>
          <table:table-cell/>
          <table:table-cell table:style-name="Default" office:value-type="float" office:value="15.388941">
            <text:p>15.39</text:p>
          </table:table-cell>
          <table:table-cell table:formula="of:=([.$B$1])-(10*([.$B$2])*LOG([.T65];10))" office:value-type="float" office:value="36.2558253079588">
            <text:p>36.26</text:p>
          </table:table-cell>
          <table:table-cell/>
          <table:table-cell office:value-type="float" office:value="59">
            <text:p>59</text:p>
          </table:table-cell>
          <table:table-cell table:number-columns-repeated="1001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432">
            <text:p>432</text:p>
          </table:table-cell>
          <table:table-cell office:value-type="string">
            <text:p>kr</text:p>
          </table:table-cell>
          <table:table-cell/>
          <table:table-cell table:style-name="Default" office:value-type="float" office:value="30.730004">
            <text:p>30.73</text:p>
          </table:table-cell>
          <table:table-cell table:formula="of:=([.$B$1])-(10*([.$B$2])*LOG([.E66];10))" office:value-type="float" office:value="30.2487476642653">
            <text:p>30.25</text:p>
          </table:table-cell>
          <table:table-cell/>
          <table:table-cell table:style-name="Default" office:value-type="float" office:value="15.619924">
            <text:p>15.62</text:p>
          </table:table-cell>
          <table:table-cell table:formula="of:=([.$B$1])-(10*([.$B$2])*LOG([.H66];10))" office:value-type="float" office:value="36.1264216709681">
            <text:p>36.13</text:p>
          </table:table-cell>
          <table:table-cell/>
          <table:table-cell table:style-name="Default" office:value-type="float" office:value="37.213161">
            <text:p>37.21</text:p>
          </table:table-cell>
          <table:table-cell table:formula="of:=([.$B$1])-(10*([.$B$2])*LOG([.K66];10))" office:value-type="float" office:value="28.5860687621329">
            <text:p>28.59</text:p>
          </table:table-cell>
          <table:table-cell/>
          <table:table-cell table:style-name="Default" office:value-type="float" office:value="45.180774">
            <text:p>45.18</text:p>
          </table:table-cell>
          <table:table-cell table:formula="of:=([.$B$1])-(10*([.$B$2])*LOG([.N66];10))" office:value-type="float" office:value="26.9009266674943">
            <text:p>26.9</text:p>
          </table:table-cell>
          <table:table-cell/>
          <table:table-cell table:style-name="Default" office:value-type="float" office:value="4.93137">
            <text:p>4.93</text:p>
          </table:table-cell>
          <table:table-cell table:formula="of:=([.$B$1])-(10*([.$B$2])*LOG([.Q66];10))" office:value-type="float" office:value="46.1406482238452">
            <text:p>46.14</text:p>
          </table:table-cell>
          <table:table-cell/>
          <table:table-cell table:style-name="Default" office:value-type="float" office:value="15.922889">
            <text:p>15.92</text:p>
          </table:table-cell>
          <table:table-cell table:formula="of:=([.$B$1])-(10*([.$B$2])*LOG([.T66];10))" office:value-type="float" office:value="35.9595626478854">
            <text:p>35.96</text:p>
          </table:table-cell>
          <table:table-cell/>
          <table:table-cell office:value-type="float" office:value="60">
            <text:p>60</text:p>
          </table:table-cell>
          <table:table-cell table:number-columns-repeated="1001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432">
            <text:p>432</text:p>
          </table:table-cell>
          <table:table-cell office:value-type="string">
            <text:p>ks</text:p>
          </table:table-cell>
          <table:table-cell/>
          <table:table-cell table:style-name="Default" office:value-type="float" office:value="31.691785">
            <text:p>31.69</text:p>
          </table:table-cell>
          <table:table-cell table:formula="of:=([.$B$1])-(10*([.$B$2])*LOG([.E67];10))" office:value-type="float" office:value="29.9810659805876">
            <text:p>29.98</text:p>
          </table:table-cell>
          <table:table-cell/>
          <table:table-cell table:style-name="Default" office:value-type="float" office:value="18.287047">
            <text:p>18.29</text:p>
          </table:table-cell>
          <table:table-cell table:formula="of:=([.$B$1])-(10*([.$B$2])*LOG([.H67];10))" office:value-type="float" office:value="34.7571283783301">
            <text:p>34.76</text:p>
          </table:table-cell>
          <table:table-cell/>
          <table:table-cell table:style-name="Default" office:value-type="float" office:value="39.903455">
            <text:p>39.9</text:p>
          </table:table-cell>
          <table:table-cell table:formula="of:=([.$B$1])-(10*([.$B$2])*LOG([.K67];10))" office:value-type="float" office:value="27.9797899947994">
            <text:p>27.98</text:p>
          </table:table-cell>
          <table:table-cell/>
          <table:table-cell table:style-name="Default" office:value-type="float" office:value="47.316904">
            <text:p>47.32</text:p>
          </table:table-cell>
          <table:table-cell table:formula="of:=([.$B$1])-(10*([.$B$2])*LOG([.N67];10))" office:value-type="float" office:value="26.4996735901398">
            <text:p>26.5</text:p>
          </table:table-cell>
          <table:table-cell/>
          <table:table-cell table:style-name="Default" office:value-type="float" office:value="4.445077">
            <text:p>4.45</text:p>
          </table:table-cell>
          <table:table-cell table:formula="of:=([.$B$1])-(10*([.$B$2])*LOG([.Q67];10))" office:value-type="float" office:value="47.0424142309486">
            <text:p>47.04</text:p>
          </table:table-cell>
          <table:table-cell/>
          <table:table-cell table:style-name="Default" office:value-type="float" office:value="16.895452">
            <text:p>16.9</text:p>
          </table:table-cell>
          <table:table-cell table:formula="of:=([.$B$1])-(10*([.$B$2])*LOG([.T67];10))" office:value-type="float" office:value="35.4446037031383">
            <text:p>35.44</text:p>
          </table:table-cell>
          <table:table-cell/>
          <table:table-cell office:value-type="float" office:value="61">
            <text:p>61</text:p>
          </table:table-cell>
          <table:table-cell table:number-columns-repeated="1001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468">
            <text:p>468</text:p>
          </table:table-cell>
          <table:table-cell office:value-type="string">
            <text:p>le</text:p>
          </table:table-cell>
          <table:table-cell/>
          <table:table-cell table:style-name="Default" office:value-type="float" office:value="37.525069">
            <text:p>37.53</text:p>
          </table:table-cell>
          <table:table-cell table:formula="of:=([.$B$1])-(10*([.$B$2])*LOG([.E68];10))" office:value-type="float" office:value="28.5135700103192">
            <text:p>28.51</text:p>
          </table:table-cell>
          <table:table-cell/>
          <table:table-cell table:style-name="Default" office:value-type="float" office:value="20.890223">
            <text:p>20.89</text:p>
          </table:table-cell>
          <table:table-cell table:formula="of:=([.$B$1])-(10*([.$B$2])*LOG([.H68];10))" office:value-type="float" office:value="33.6011384793287">
            <text:p>33.6</text:p>
          </table:table-cell>
          <table:table-cell/>
          <table:table-cell table:style-name="Default" office:value-type="float" office:value="5.941354">
            <text:p>5.94</text:p>
          </table:table-cell>
          <table:table-cell table:formula="of:=([.$B$1])-(10*([.$B$2])*LOG([.K68];10))" office:value-type="float" office:value="44.522291411088">
            <text:p>44.52</text:p>
          </table:table-cell>
          <table:table-cell/>
          <table:table-cell table:style-name="Default" office:value-type="float" office:value="26.77568">
            <text:p>26.78</text:p>
          </table:table-cell>
          <table:table-cell table:formula="of:=([.$B$1])-(10*([.$B$2])*LOG([.N68];10))" office:value-type="float" office:value="31.4451898187007">
            <text:p>31.45</text:p>
          </table:table-cell>
          <table:table-cell/>
          <table:table-cell table:style-name="Default" office:value-type="float" office:value="38.091639">
            <text:p>38.09</text:p>
          </table:table-cell>
          <table:table-cell table:formula="of:=([.$B$1])-(10*([.$B$2])*LOG([.Q68];10))" office:value-type="float" office:value="28.383406803887">
            <text:p>28.38</text:p>
          </table:table-cell>
          <table:table-cell/>
          <table:table-cell table:style-name="Default" office:value-type="float" office:value="36.108027">
            <text:p>36.11</text:p>
          </table:table-cell>
          <table:table-cell table:formula="of:=([.$B$1])-(10*([.$B$2])*LOG([.T68];10))" office:value-type="float" office:value="28.8479248293159">
            <text:p>28.85</text:p>
          </table:table-cell>
          <table:table-cell/>
          <table:table-cell office:value-type="float" office:value="62">
            <text:p>62</text:p>
          </table:table-cell>
          <table:table-cell table:number-columns-repeated="1001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468">
            <text:p>468</text:p>
          </table:table-cell>
          <table:table-cell office:value-type="string">
            <text:p>lf</text:p>
          </table:table-cell>
          <table:table-cell/>
          <table:table-cell table:style-name="Default" office:value-type="float" office:value="35.554201">
            <text:p>35.55</text:p>
          </table:table-cell>
          <table:table-cell table:formula="of:=([.$B$1])-(10*([.$B$2])*LOG([.E69];10))" office:value-type="float" office:value="28.9821815339436">
            <text:p>28.98</text:p>
          </table:table-cell>
          <table:table-cell/>
          <table:table-cell table:style-name="Default" office:value-type="float" office:value="18.008047">
            <text:p>18.01</text:p>
          </table:table-cell>
          <table:table-cell table:formula="of:=([.$B$1])-(10*([.$B$2])*LOG([.H69];10))" office:value-type="float" office:value="34.8906676904328">
            <text:p>34.89</text:p>
          </table:table-cell>
          <table:table-cell/>
          <table:table-cell table:style-name="Default" office:value-type="float" office:value="6.787635">
            <text:p>6.79</text:p>
          </table:table-cell>
          <table:table-cell table:formula="of:=([.$B$1])-(10*([.$B$2])*LOG([.K69];10))" office:value-type="float" office:value="43.365630391754">
            <text:p>43.37</text:p>
          </table:table-cell>
          <table:table-cell/>
          <table:table-cell table:style-name="Default" office:value-type="float" office:value="26.78313">
            <text:p>26.78</text:p>
          </table:table-cell>
          <table:table-cell table:formula="of:=([.$B$1])-(10*([.$B$2])*LOG([.N69];10))" office:value-type="float" office:value="31.4427734140711">
            <text:p>31.44</text:p>
          </table:table-cell>
          <table:table-cell/>
          <table:table-cell table:style-name="Default" office:value-type="float" office:value="35.201106">
            <text:p>35.2</text:p>
          </table:table-cell>
          <table:table-cell table:formula="of:=([.$B$1])-(10*([.$B$2])*LOG([.Q69];10))" office:value-type="float" office:value="29.0688738201243">
            <text:p>29.07</text:p>
          </table:table-cell>
          <table:table-cell/>
          <table:table-cell table:style-name="Default" office:value-type="float" office:value="33.618983">
            <text:p>33.62</text:p>
          </table:table-cell>
          <table:table-cell table:formula="of:=([.$B$1])-(10*([.$B$2])*LOG([.T69];10))" office:value-type="float" office:value="29.4683085687748">
            <text:p>29.47</text:p>
          </table:table-cell>
          <table:table-cell/>
          <table:table-cell office:value-type="float" office:value="63">
            <text:p>63</text:p>
          </table:table-cell>
          <table:table-cell table:number-columns-repeated="1001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468">
            <text:p>468</text:p>
          </table:table-cell>
          <table:table-cell office:value-type="string">
            <text:p>lg</text:p>
          </table:table-cell>
          <table:table-cell/>
          <table:table-cell table:style-name="Default" office:value-type="float" office:value="33.716888">
            <text:p>33.72</text:p>
          </table:table-cell>
          <table:table-cell table:formula="of:=([.$B$1])-(10*([.$B$2])*LOG([.E70];10))" office:value-type="float" office:value="29.4430503338506">
            <text:p>29.44</text:p>
          </table:table-cell>
          <table:table-cell/>
          <table:table-cell table:style-name="Default" office:value-type="float" office:value="15.130598">
            <text:p>15.13</text:p>
          </table:table-cell>
          <table:table-cell table:formula="of:=([.$B$1])-(10*([.$B$2])*LOG([.H70];10))" office:value-type="float" office:value="36.4028781441391">
            <text:p>36.4</text:p>
          </table:table-cell>
          <table:table-cell/>
          <table:table-cell table:style-name="Default" office:value-type="float" office:value="8.579113">
            <text:p>8.58</text:p>
          </table:table-cell>
          <table:table-cell table:formula="of:=([.$B$1])-(10*([.$B$2])*LOG([.K70];10))" office:value-type="float" office:value="41.3311522363098">
            <text:p>41.33</text:p>
          </table:table-cell>
          <table:table-cell/>
          <table:table-cell table:style-name="Default" office:value-type="float" office:value="27.101511">
            <text:p>27.1</text:p>
          </table:table-cell>
          <table:table-cell table:formula="of:=([.$B$1])-(10*([.$B$2])*LOG([.N70];10))" office:value-type="float" office:value="31.3401299015756">
            <text:p>31.34</text:p>
          </table:table-cell>
          <table:table-cell/>
          <table:table-cell table:style-name="Default" office:value-type="float" office:value="32.311293">
            <text:p>32.31</text:p>
          </table:table-cell>
          <table:table-cell table:formula="of:=([.$B$1])-(10*([.$B$2])*LOG([.Q70];10))" office:value-type="float" office:value="29.8129132497187">
            <text:p>29.81</text:p>
          </table:table-cell>
          <table:table-cell/>
          <table:table-cell table:style-name="Default" office:value-type="float" office:value="31.199988">
            <text:p>31.2</text:p>
          </table:table-cell>
          <table:table-cell table:formula="of:=([.$B$1])-(10*([.$B$2])*LOG([.T70];10))" office:value-type="float" office:value="30.1169114603586">
            <text:p>30.12</text:p>
          </table:table-cell>
          <table:table-cell/>
          <table:table-cell office:value-type="float" office:value="64">
            <text:p>64</text:p>
          </table:table-cell>
          <table:table-cell table:number-columns-repeated="1001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468">
            <text:p>468</text:p>
          </table:table-cell>
          <table:table-cell office:value-type="string">
            <text:p>lh</text:p>
          </table:table-cell>
          <table:table-cell/>
          <table:table-cell table:style-name="Default" office:value-type="float" office:value="31.960415">
            <text:p>31.96</text:p>
          </table:table-cell>
          <table:table-cell table:formula="of:=([.$B$1])-(10*([.$B$2])*LOG([.E71];10))" office:value-type="float" office:value="29.9077518017793">
            <text:p>29.91</text:p>
          </table:table-cell>
          <table:table-cell/>
          <table:table-cell table:style-name="Default" office:value-type="float" office:value="12.124866">
            <text:p>12.12</text:p>
          </table:table-cell>
          <table:table-cell table:formula="of:=([.$B$1])-(10*([.$B$2])*LOG([.H71];10))" office:value-type="float" office:value="38.3264610475567">
            <text:p>38.33</text:p>
          </table:table-cell>
          <table:table-cell/>
          <table:table-cell table:style-name="Default" office:value-type="float" office:value="10.973337">
            <text:p>10.97</text:p>
          </table:table-cell>
          <table:table-cell table:formula="of:=([.$B$1])-(10*([.$B$2])*LOG([.K71];10))" office:value-type="float" office:value="39.1932256612566">
            <text:p>39.19</text:p>
          </table:table-cell>
          <table:table-cell/>
          <table:table-cell table:style-name="Default" office:value-type="float" office:value="27.756757">
            <text:p>27.76</text:p>
          </table:table-cell>
          <table:table-cell table:formula="of:=([.$B$1])-(10*([.$B$2])*LOG([.N71];10))" office:value-type="float" office:value="31.1326255332765">
            <text:p>31.13</text:p>
          </table:table-cell>
          <table:table-cell/>
          <table:table-cell table:style-name="Default" office:value-type="float" office:value="29.284874">
            <text:p>29.28</text:p>
          </table:table-cell>
          <table:table-cell table:formula="of:=([.$B$1])-(10*([.$B$2])*LOG([.Q71];10))" office:value-type="float" office:value="30.6671328042229">
            <text:p>30.67</text:p>
          </table:table-cell>
          <table:table-cell/>
          <table:table-cell table:style-name="Default" office:value-type="float" office:value="28.760195">
            <text:p>28.76</text:p>
          </table:table-cell>
          <table:table-cell table:formula="of:=([.$B$1])-(10*([.$B$2])*LOG([.T71];10))" office:value-type="float" office:value="30.8241634734765">
            <text:p>30.82</text:p>
          </table:table-cell>
          <table:table-cell/>
          <table:table-cell office:value-type="float" office:value="65">
            <text:p>65</text:p>
          </table:table-cell>
          <table:table-cell table:number-columns-repeated="1001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468">
            <text:p>468</text:p>
          </table:table-cell>
          <table:table-cell office:value-type="string">
            <text:p>li</text:p>
          </table:table-cell>
          <table:table-cell/>
          <table:table-cell table:style-name="Default" office:value-type="float" office:value="30.537746">
            <text:p>30.54</text:p>
          </table:table-cell>
          <table:table-cell table:formula="of:=([.$B$1])-(10*([.$B$2])*LOG([.E72];10))" office:value-type="float" office:value="30.3032604299978">
            <text:p>30.3</text:p>
          </table:table-cell>
          <table:table-cell/>
          <table:table-cell table:style-name="Default" office:value-type="float" office:value="9.407242">
            <text:p>9.41</text:p>
          </table:table-cell>
          <table:table-cell table:formula="of:=([.$B$1])-(10*([.$B$2])*LOG([.H72];10))" office:value-type="float" office:value="40.530753673317">
            <text:p>40.53</text:p>
          </table:table-cell>
          <table:table-cell/>
          <table:table-cell table:style-name="Default" office:value-type="float" office:value="13.376483">
            <text:p>13.38</text:p>
          </table:table-cell>
          <table:table-cell table:formula="of:=([.$B$1])-(10*([.$B$2])*LOG([.K72];10))" office:value-type="float" office:value="37.4731611610683">
            <text:p>37.47</text:p>
          </table:table-cell>
          <table:table-cell/>
          <table:table-cell table:style-name="Default" office:value-type="float" office:value="28.619475">
            <text:p>28.62</text:p>
          </table:table-cell>
          <table:table-cell table:formula="of:=([.$B$1])-(10*([.$B$2])*LOG([.N72];10))" office:value-type="float" office:value="30.8667667453433">
            <text:p>30.87</text:p>
          </table:table-cell>
          <table:table-cell/>
          <table:table-cell table:style-name="Default" office:value-type="float" office:value="26.534768">
            <text:p>26.53</text:p>
          </table:table-cell>
          <table:table-cell table:formula="of:=([.$B$1])-(10*([.$B$2])*LOG([.Q72];10))" office:value-type="float" office:value="31.5236941032284">
            <text:p>31.52</text:p>
          </table:table-cell>
          <table:table-cell/>
          <table:table-cell table:style-name="Default" office:value-type="float" office:value="26.648011">
            <text:p>26.65</text:p>
          </table:table-cell>
          <table:table-cell table:formula="of:=([.$B$1])-(10*([.$B$2])*LOG([.T72];10))" office:value-type="float" office:value="31.4867040208991">
            <text:p>31.49</text:p>
          </table:table-cell>
          <table:table-cell/>
          <table:table-cell office:value-type="float" office:value="66">
            <text:p>66</text:p>
          </table:table-cell>
          <table:table-cell table:number-columns-repeated="1001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68">
            <text:p>468</text:p>
          </table:table-cell>
          <table:table-cell office:value-type="string">
            <text:p>lj</text:p>
          </table:table-cell>
          <table:table-cell/>
          <table:table-cell table:style-name="Default" office:value-type="float" office:value="29.305951">
            <text:p>29.31</text:p>
          </table:table-cell>
          <table:table-cell table:formula="of:=([.$B$1])-(10*([.$B$2])*LOG([.E73];10))" office:value-type="float" office:value="30.6608836174671">
            <text:p>30.66</text:p>
          </table:table-cell>
          <table:table-cell/>
          <table:table-cell table:style-name="Default" office:value-type="float" office:value="6.721536">
            <text:p>6.72</text:p>
          </table:table-cell>
          <table:table-cell table:formula="of:=([.$B$1])-(10*([.$B$2])*LOG([.H73];10))" office:value-type="float" office:value="43.4506294195827">
            <text:p>43.45</text:p>
          </table:table-cell>
          <table:table-cell/>
          <table:table-cell table:style-name="Default" office:value-type="float" office:value="15.894825">
            <text:p>15.89</text:p>
          </table:table-cell>
          <table:table-cell table:formula="of:=([.$B$1])-(10*([.$B$2])*LOG([.K73];10))" office:value-type="float" office:value="35.974884984997">
            <text:p>35.97</text:p>
          </table:table-cell>
          <table:table-cell/>
          <table:table-cell table:style-name="Default" office:value-type="float" office:value="29.713805">
            <text:p>29.71</text:p>
          </table:table-cell>
          <table:table-cell table:formula="of:=([.$B$1])-(10*([.$B$2])*LOG([.N73];10))" office:value-type="float" office:value="30.5408346214869">
            <text:p>30.54</text:p>
          </table:table-cell>
          <table:table-cell/>
          <table:table-cell table:style-name="Default" office:value-type="float" office:value="23.786193">
            <text:p>23.79</text:p>
          </table:table-cell>
          <table:table-cell table:formula="of:=([.$B$1])-(10*([.$B$2])*LOG([.Q73];10))" office:value-type="float" office:value="32.4735012318871">
            <text:p>32.47</text:p>
          </table:table-cell>
          <table:table-cell/>
          <table:table-cell table:style-name="Default" office:value-type="float" office:value="24.663397">
            <text:p>24.66</text:p>
          </table:table-cell>
          <table:table-cell table:formula="of:=([.$B$1])-(10*([.$B$2])*LOG([.T73];10))" office:value-type="float" office:value="32.1589421259731">
            <text:p>32.16</text:p>
          </table:table-cell>
          <table:table-cell/>
          <table:table-cell office:value-type="float" office:value="67">
            <text:p>67</text:p>
          </table:table-cell>
          <table:table-cell table:number-columns-repeated="1001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468">
            <text:p>468</text:p>
          </table:table-cell>
          <table:table-cell office:value-type="string">
            <text:p>lk</text:p>
          </table:table-cell>
          <table:table-cell/>
          <table:table-cell table:style-name="Default" office:value-type="float" office:value="28.289973">
            <text:p>28.29</text:p>
          </table:table-cell>
          <table:table-cell table:formula="of:=([.$B$1])-(10*([.$B$2])*LOG([.E74];10))" office:value-type="float" office:value="30.9673493406846">
            <text:p>30.97</text:p>
          </table:table-cell>
          <table:table-cell/>
          <table:table-cell table:style-name="Default" office:value-type="float" office:value="4.130482">
            <text:p>4.13</text:p>
          </table:table-cell>
          <table:table-cell table:formula="of:=([.$B$1])-(10*([.$B$2])*LOG([.H74];10))" office:value-type="float" office:value="47.6799853217093">
            <text:p>47.68</text:p>
          </table:table-cell>
          <table:table-cell/>
          <table:table-cell table:style-name="Default" office:value-type="float" office:value="18.481332">
            <text:p>18.48</text:p>
          </table:table-cell>
          <table:table-cell table:formula="of:=([.$B$1])-(10*([.$B$2])*LOG([.K74];10))" office:value-type="float" office:value="34.6653346240032">
            <text:p>34.67</text:p>
          </table:table-cell>
          <table:table-cell/>
          <table:table-cell table:style-name="Default" office:value-type="float" office:value="31.015238">
            <text:p>31.02</text:p>
          </table:table-cell>
          <table:table-cell table:formula="of:=([.$B$1])-(10*([.$B$2])*LOG([.N74];10))" office:value-type="float" office:value="30.1684976372702">
            <text:p>30.17</text:p>
          </table:table-cell>
          <table:table-cell/>
          <table:table-cell table:style-name="Default" office:value-type="float" office:value="21.039748">
            <text:p>21.04</text:p>
          </table:table-cell>
          <table:table-cell table:formula="of:=([.$B$1])-(10*([.$B$2])*LOG([.Q74];10))" office:value-type="float" office:value="33.5391893235075">
            <text:p>33.54</text:p>
          </table:table-cell>
          <table:table-cell/>
          <table:table-cell table:style-name="Default" office:value-type="float" office:value="22.839633">
            <text:p>22.84</text:p>
          </table:table-cell>
          <table:table-cell table:formula="of:=([.$B$1])-(10*([.$B$2])*LOG([.T74];10))" office:value-type="float" office:value="32.8262175771362">
            <text:p>32.83</text:p>
          </table:table-cell>
          <table:table-cell/>
          <table:table-cell office:value-type="float" office:value="68">
            <text:p>68</text:p>
          </table:table-cell>
          <table:table-cell table:number-columns-repeated="1001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468">
            <text:p>468</text:p>
          </table:table-cell>
          <table:table-cell office:value-type="string">
            <text:p>ll</text:p>
          </table:table-cell>
          <table:table-cell/>
          <table:table-cell table:style-name="Default" office:value-type="float" office:value="27.684108">
            <text:p>27.68</text:p>
          </table:table-cell>
          <table:table-cell table:formula="of:=([.$B$1])-(10*([.$B$2])*LOG([.E75];10))" office:value-type="float" office:value="31.1553893035566">
            <text:p>31.16</text:p>
          </table:table-cell>
          <table:table-cell/>
          <table:table-cell table:style-name="Default" office:value-type="float" office:value="2.438567">
            <text:p>2.44</text:p>
          </table:table-cell>
          <table:table-cell table:formula="of:=([.$B$1])-(10*([.$B$2])*LOG([.H75];10))" office:value-type="float" office:value="52.2573061520281">
            <text:p>52.26</text:p>
          </table:table-cell>
          <table:table-cell/>
          <table:table-cell table:style-name="Default" office:value-type="float" office:value="20.450419">
            <text:p>20.45</text:p>
          </table:table-cell>
          <table:table-cell table:formula="of:=([.$B$1])-(10*([.$B$2])*LOG([.K75];10))" office:value-type="float" office:value="33.7859557897844">
            <text:p>33.79</text:p>
          </table:table-cell>
          <table:table-cell/>
          <table:table-cell table:style-name="Default" office:value-type="float" office:value="32.112233">
            <text:p>32.11</text:p>
          </table:table-cell>
          <table:table-cell table:formula="of:=([.$B$1])-(10*([.$B$2])*LOG([.N75];10))" office:value-type="float" office:value="29.8665898738089">
            <text:p>29.87</text:p>
          </table:table-cell>
          <table:table-cell/>
          <table:table-cell table:style-name="Default" office:value-type="float" office:value="18.981871">
            <text:p>18.98</text:p>
          </table:table-cell>
          <table:table-cell table:formula="of:=([.$B$1])-(10*([.$B$2])*LOG([.Q75];10))" office:value-type="float" office:value="34.4332196475233">
            <text:p>34.43</text:p>
          </table:table-cell>
          <table:table-cell/>
          <table:table-cell table:style-name="Default" office:value-type="float" office:value="21.602024">
            <text:p>21.6</text:p>
          </table:table-cell>
          <table:table-cell table:formula="of:=([.$B$1])-(10*([.$B$2])*LOG([.T75];10))" office:value-type="float" office:value="33.3101111150827">
            <text:p>33.31</text:p>
          </table:table-cell>
          <table:table-cell/>
          <table:table-cell office:value-type="float" office:value="69">
            <text:p>69</text:p>
          </table:table-cell>
          <table:table-cell table:number-columns-repeated="1001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68">
            <text:p>468</text:p>
          </table:table-cell>
          <table:table-cell office:value-type="string">
            <text:p>lm</text:p>
          </table:table-cell>
          <table:table-cell/>
          <table:table-cell table:style-name="Default" office:value-type="float" office:value="27.101511">
            <text:p>27.1</text:p>
          </table:table-cell>
          <table:table-cell table:formula="of:=([.$B$1])-(10*([.$B$2])*LOG([.E76];10))" office:value-type="float" office:value="31.3401299015756">
            <text:p>31.34</text:p>
          </table:table-cell>
          <table:table-cell/>
          <table:table-cell table:style-name="Default" office:value-type="float" office:value="2.103975">
            <text:p>2.1</text:p>
          </table:table-cell>
          <table:table-cell table:formula="of:=([.$B$1])-(10*([.$B$2])*LOG([.H76];10))" office:value-type="float" office:value="53.5391884978427">
            <text:p>53.54</text:p>
          </table:table-cell>
          <table:table-cell/>
          <table:table-cell table:style-name="Default" office:value-type="float" office:value="23.102642">
            <text:p>23.1</text:p>
          </table:table-cell>
          <table:table-cell table:formula="of:=([.$B$1])-(10*([.$B$2])*LOG([.K76];10))" office:value-type="float" office:value="32.7267670338364">
            <text:p>32.73</text:p>
          </table:table-cell>
          <table:table-cell/>
          <table:table-cell table:style-name="Default" office:value-type="float" office:value="33.716888">
            <text:p>33.72</text:p>
          </table:table-cell>
          <table:table-cell table:formula="of:=([.$B$1])-(10*([.$B$2])*LOG([.N76];10))" office:value-type="float" office:value="29.4430503338506">
            <text:p>29.44</text:p>
          </table:table-cell>
          <table:table-cell/>
          <table:table-cell table:style-name="Default" office:value-type="float" office:value="16.241851">
            <text:p>16.24</text:p>
          </table:table-cell>
          <table:table-cell table:formula="of:=([.$B$1])-(10*([.$B$2])*LOG([.Q76];10))" office:value-type="float" office:value="35.7872895594372">
            <text:p>35.79</text:p>
          </table:table-cell>
          <table:table-cell/>
          <table:table-cell table:style-name="Default" office:value-type="float" office:value="20.164607">
            <text:p>20.16</text:p>
          </table:table-cell>
          <table:table-cell table:formula="of:=([.$B$1])-(10*([.$B$2])*LOG([.T76];10))" office:value-type="float" office:value="33.9082047559387">
            <text:p>33.91</text:p>
          </table:table-cell>
          <table:table-cell/>
          <table:table-cell office:value-type="float" office:value="70">
            <text:p>70</text:p>
          </table:table-cell>
          <table:table-cell table:number-columns-repeated="1001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468">
            <text:p>468</text:p>
          </table:table-cell>
          <table:table-cell office:value-type="string">
            <text:p>ln</text:p>
          </table:table-cell>
          <table:table-cell/>
          <table:table-cell table:style-name="Default" office:value-type="float" office:value="26.791286">
            <text:p>26.79</text:p>
          </table:table-cell>
          <table:table-cell table:formula="of:=([.$B$1])-(10*([.$B$2])*LOG([.E77];10))" office:value-type="float" office:value="31.4401287892026">
            <text:p>31.44</text:p>
          </table:table-cell>
          <table:table-cell/>
          <table:table-cell table:style-name="Default" office:value-type="float" office:value="4.255093">
            <text:p>4.26</text:p>
          </table:table-cell>
          <table:table-cell table:formula="of:=([.$B$1])-(10*([.$B$2])*LOG([.H77];10))" office:value-type="float" office:value="47.4218188693062">
            <text:p>47.42</text:p>
          </table:table-cell>
          <table:table-cell/>
          <table:table-cell table:style-name="Default" office:value-type="float" office:value="25.776801">
            <text:p>25.78</text:p>
          </table:table-cell>
          <table:table-cell table:formula="of:=([.$B$1])-(10*([.$B$2])*LOG([.K77];10))" office:value-type="float" office:value="31.7754196250311">
            <text:p>31.78</text:p>
          </table:table-cell>
          <table:table-cell/>
          <table:table-cell table:style-name="Default" office:value-type="float" office:value="35.463512">
            <text:p>35.46</text:p>
          </table:table-cell>
          <table:table-cell table:formula="of:=([.$B$1])-(10*([.$B$2])*LOG([.N77];10))" office:value-type="float" office:value="29.0043651566002">
            <text:p>29</text:p>
          </table:table-cell>
          <table:table-cell/>
          <table:table-cell table:style-name="Default" office:value-type="float" office:value="13.508629">
            <text:p>13.51</text:p>
          </table:table-cell>
          <table:table-cell table:formula="of:=([.$B$1])-(10*([.$B$2])*LOG([.Q77];10))" office:value-type="float" office:value="37.3877745117109">
            <text:p>37.39</text:p>
          </table:table-cell>
          <table:table-cell/>
          <table:table-cell table:style-name="Default" office:value-type="float" office:value="19.020366">
            <text:p>19.02</text:p>
          </table:table-cell>
          <table:table-cell table:formula="of:=([.$B$1])-(10*([.$B$2])*LOG([.T77];10))" office:value-type="float" office:value="34.4156226078553">
            <text:p>34.42</text:p>
          </table:table-cell>
          <table:table-cell/>
          <table:table-cell office:value-type="float" office:value="71">
            <text:p>71</text:p>
          </table:table-cell>
          <table:table-cell table:number-columns-repeated="1001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468">
            <text:p>468</text:p>
          </table:table-cell>
          <table:table-cell office:value-type="string">
            <text:p>lo</text:p>
          </table:table-cell>
          <table:table-cell/>
          <table:table-cell table:style-name="Default" office:value-type="float" office:value="26.762905">
            <text:p>26.76</text:p>
          </table:table-cell>
          <table:table-cell table:formula="of:=([.$B$1])-(10*([.$B$2])*LOG([.E78];10))" office:value-type="float" office:value="31.4493349503747">
            <text:p>31.45</text:p>
          </table:table-cell>
          <table:table-cell/>
          <table:table-cell table:style-name="Default" office:value-type="float" office:value="6.854482">
            <text:p>6.85</text:p>
          </table:table-cell>
          <table:table-cell table:formula="of:=([.$B$1])-(10*([.$B$2])*LOG([.H78];10))" office:value-type="float" office:value="43.280507193979">
            <text:p>43.28</text:p>
          </table:table-cell>
          <table:table-cell/>
          <table:table-cell table:style-name="Default" office:value-type="float" office:value="28.466716">
            <text:p>28.47</text:p>
          </table:table-cell>
          <table:table-cell table:formula="of:=([.$B$1])-(10*([.$B$2])*LOG([.K78];10))" office:value-type="float" office:value="30.9132526277964">
            <text:p>30.91</text:p>
          </table:table-cell>
          <table:table-cell/>
          <table:table-cell table:style-name="Default" office:value-type="float" office:value="37.332181">
            <text:p>37.33</text:p>
          </table:table-cell>
          <table:table-cell table:formula="of:=([.$B$1])-(10*([.$B$2])*LOG([.N78];10))" office:value-type="float" office:value="28.5583327444173">
            <text:p>28.56</text:p>
          </table:table-cell>
          <table:table-cell/>
          <table:table-cell table:style-name="Default" office:value-type="float" office:value="10.787371">
            <text:p>10.79</text:p>
          </table:table-cell>
          <table:table-cell table:formula="of:=([.$B$1])-(10*([.$B$2])*LOG([.Q78];10))" office:value-type="float" office:value="39.3416876945">
            <text:p>39.34</text:p>
          </table:table-cell>
          <table:table-cell/>
          <table:table-cell table:style-name="Default" office:value-type="float" office:value="18.224606">
            <text:p>18.22</text:p>
          </table:table-cell>
          <table:table-cell table:formula="of:=([.$B$1])-(10*([.$B$2])*LOG([.T78];10))" office:value-type="float" office:value="34.786837039487">
            <text:p>34.79</text:p>
          </table:table-cell>
          <table:table-cell/>
          <table:table-cell office:value-type="float" office:value="72">
            <text:p>72</text:p>
          </table:table-cell>
          <table:table-cell table:number-columns-repeated="1001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468">
            <text:p>468</text:p>
          </table:table-cell>
          <table:table-cell office:value-type="string">
            <text:p>lp</text:p>
          </table:table-cell>
          <table:table-cell/>
          <table:table-cell table:style-name="Default" office:value-type="float" office:value="27.017258">
            <text:p>27.02</text:p>
          </table:table-cell>
          <table:table-cell table:formula="of:=([.$B$1])-(10*([.$B$2])*LOG([.E79];10))" office:value-type="float" office:value="31.3671745984313">
            <text:p>31.37</text:p>
          </table:table-cell>
          <table:table-cell/>
          <table:table-cell table:style-name="Default" office:value-type="float" office:value="9.542591">
            <text:p>9.54</text:p>
          </table:table-cell>
          <table:table-cell table:formula="of:=([.$B$1])-(10*([.$B$2])*LOG([.H79];10))" office:value-type="float" office:value="40.4066737968528">
            <text:p>40.41</text:p>
          </table:table-cell>
          <table:table-cell/>
          <table:table-cell table:style-name="Default" office:value-type="float" office:value="31.168308">
            <text:p>31.17</text:p>
          </table:table-cell>
          <table:table-cell table:formula="of:=([.$B$1])-(10*([.$B$2])*LOG([.K79];10))" office:value-type="float" office:value="30.1257354630987">
            <text:p>30.13</text:p>
          </table:table-cell>
          <table:table-cell/>
          <table:table-cell table:style-name="Default" office:value-type="float" office:value="39.305494">
            <text:p>39.31</text:p>
          </table:table-cell>
          <table:table-cell table:formula="of:=([.$B$1])-(10*([.$B$2])*LOG([.N79];10))" office:value-type="float" office:value="28.1109348209286">
            <text:p>28.11</text:p>
          </table:table-cell>
          <table:table-cell/>
          <table:table-cell table:style-name="Default" office:value-type="float" office:value="8.090162">
            <text:p>8.09</text:p>
          </table:table-cell>
          <table:table-cell table:formula="of:=([.$B$1])-(10*([.$B$2])*LOG([.Q79];10))" office:value-type="float" office:value="41.8408556369717">
            <text:p>41.84</text:p>
          </table:table-cell>
          <table:table-cell/>
          <table:table-cell table:style-name="Default" office:value-type="float" office:value="17.824062">
            <text:p>17.82</text:p>
          </table:table-cell>
          <table:table-cell table:formula="of:=([.$B$1])-(10*([.$B$2])*LOG([.T79];10))" office:value-type="float" office:value="34.9798663166948">
            <text:p>34.98</text:p>
          </table:table-cell>
          <table:table-cell/>
          <table:table-cell office:value-type="float" office:value="73">
            <text:p>73</text:p>
          </table:table-cell>
          <table:table-cell table:number-columns-repeated="1001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468">
            <text:p>468</text:p>
          </table:table-cell>
          <table:table-cell office:value-type="string">
            <text:p>lq</text:p>
          </table:table-cell>
          <table:table-cell/>
          <table:table-cell table:style-name="Default" office:value-type="float" office:value="27.546512">
            <text:p>27.55</text:p>
          </table:table-cell>
          <table:table-cell table:formula="of:=([.$B$1])-(10*([.$B$2])*LOG([.E80];10))" office:value-type="float" office:value="31.1986676930887">
            <text:p>31.2</text:p>
          </table:table-cell>
          <table:table-cell/>
          <table:table-cell table:style-name="Default" office:value-type="float" office:value="12.261205">
            <text:p>12.26</text:p>
          </table:table-cell>
          <table:table-cell table:formula="of:=([.$B$1])-(10*([.$B$2])*LOG([.H80];10))" office:value-type="float" office:value="38.2293369272912">
            <text:p>38.23</text:p>
          </table:table-cell>
          <table:table-cell/>
          <table:table-cell table:style-name="Default" office:value-type="float" office:value="33.878782">
            <text:p>33.88</text:p>
          </table:table-cell>
          <table:table-cell table:formula="of:=([.$B$1])-(10*([.$B$2])*LOG([.K80];10))" office:value-type="float" office:value="29.4014442337614">
            <text:p>29.4</text:p>
          </table:table-cell>
          <table:table-cell/>
          <table:table-cell table:style-name="Default" office:value-type="float" office:value="41.368478">
            <text:p>41.37</text:p>
          </table:table-cell>
          <table:table-cell table:formula="of:=([.$B$1])-(10*([.$B$2])*LOG([.N80];10))" office:value-type="float" office:value="27.666609141365">
            <text:p>27.67</text:p>
          </table:table-cell>
          <table:table-cell/>
          <table:table-cell table:style-name="Default" office:value-type="float" office:value="5.452802">
            <text:p>5.45</text:p>
          </table:table-cell>
          <table:table-cell table:formula="of:=([.$B$1])-(10*([.$B$2])*LOG([.Q80];10))" office:value-type="float" office:value="45.2676054391432">
            <text:p>45.27</text:p>
          </table:table-cell>
          <table:table-cell/>
          <table:table-cell table:style-name="Default" office:value-type="float" office:value="17.845368">
            <text:p>17.85</text:p>
          </table:table-cell>
          <table:table-cell table:formula="of:=([.$B$1])-(10*([.$B$2])*LOG([.T80];10))" office:value-type="float" office:value="34.9694898353976">
            <text:p>34.97</text:p>
          </table:table-cell>
          <table:table-cell/>
          <table:table-cell office:value-type="float" office:value="74">
            <text:p>74</text:p>
          </table:table-cell>
          <table:table-cell table:number-columns-repeated="1001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468">
            <text:p>468</text:p>
          </table:table-cell>
          <table:table-cell office:value-type="string">
            <text:p>lr</text:p>
          </table:table-cell>
          <table:table-cell/>
          <table:table-cell table:style-name="Default" office:value-type="float" office:value="28.335268">
            <text:p>28.34</text:p>
          </table:table-cell>
          <table:table-cell table:formula="of:=([.$B$1])-(10*([.$B$2])*LOG([.E81];10))" office:value-type="float" office:value="30.9534535073735">
            <text:p>30.95</text:p>
          </table:table-cell>
          <table:table-cell/>
          <table:table-cell table:style-name="Default" office:value-type="float" office:value="14.993741">
            <text:p>14.99</text:p>
          </table:table-cell>
          <table:table-cell table:formula="of:=([.$B$1])-(10*([.$B$2])*LOG([.H81];10))" office:value-type="float" office:value="36.4817999074696">
            <text:p>36.48</text:p>
          </table:table-cell>
          <table:table-cell/>
          <table:table-cell table:style-name="Default" office:value-type="float" office:value="36.596165">
            <text:p>36.6</text:p>
          </table:table-cell>
          <table:table-cell table:formula="of:=([.$B$1])-(10*([.$B$2])*LOG([.K81];10))" office:value-type="float" office:value="28.7312884596538">
            <text:p>28.73</text:p>
          </table:table-cell>
          <table:table-cell/>
          <table:table-cell table:style-name="Default" office:value-type="float" office:value="43.508379">
            <text:p>43.51</text:p>
          </table:table-cell>
          <table:table-cell table:formula="of:=([.$B$1])-(10*([.$B$2])*LOG([.N81];10))" office:value-type="float" office:value="27.2285419399693">
            <text:p>27.23</text:p>
          </table:table-cell>
          <table:table-cell/>
          <table:table-cell table:style-name="Default" office:value-type="float" office:value="3.035522">
            <text:p>3.04</text:p>
          </table:table-cell>
          <table:table-cell table:formula="of:=([.$B$1])-(10*([.$B$2])*LOG([.Q81];10))" office:value-type="float" office:value="50.355332304452">
            <text:p>50.36</text:p>
          </table:table-cell>
          <table:table-cell/>
          <table:table-cell table:style-name="Default" office:value-type="float" office:value="18.287047">
            <text:p>18.29</text:p>
          </table:table-cell>
          <table:table-cell table:formula="of:=([.$B$1])-(10*([.$B$2])*LOG([.T81];10))" office:value-type="float" office:value="34.7571283783301">
            <text:p>34.76</text:p>
          </table:table-cell>
          <table:table-cell/>
          <table:table-cell office:value-type="float" office:value="75">
            <text:p>75</text:p>
          </table:table-cell>
          <table:table-cell table:number-columns-repeated="1001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68">
            <text:p>468</text:p>
          </table:table-cell>
          <table:table-cell office:value-type="string">
            <text:p>ls</text:p>
          </table:table-cell>
          <table:table-cell/>
          <table:table-cell table:style-name="Default" office:value-type="float" office:value="29.362622">
            <text:p>29.36</text:p>
          </table:table-cell>
          <table:table-cell table:formula="of:=([.$B$1])-(10*([.$B$2])*LOG([.E82];10))" office:value-type="float" office:value="30.6441033148416">
            <text:p>30.64</text:p>
          </table:table-cell>
          <table:table-cell/>
          <table:table-cell table:style-name="Default" office:value-type="float" office:value="17.733765">
            <text:p>17.73</text:p>
          </table:table-cell>
          <table:table-cell table:formula="of:=([.$B$1])-(10*([.$B$2])*LOG([.H82];10))" office:value-type="float" office:value="35.0239810182257">
            <text:p>35.02</text:p>
          </table:table-cell>
          <table:table-cell/>
          <table:table-cell table:style-name="Default" office:value-type="float" office:value="39.319026">
            <text:p>39.32</text:p>
          </table:table-cell>
          <table:table-cell table:formula="of:=([.$B$1])-(10*([.$B$2])*LOG([.K82];10))" office:value-type="float" office:value="28.1079449785806">
            <text:p>28.11</text:p>
          </table:table-cell>
          <table:table-cell/>
          <table:table-cell table:style-name="Default" office:value-type="float" office:value="45.714398">
            <text:p>45.71</text:p>
          </table:table-cell>
          <table:table-cell table:formula="of:=([.$B$1])-(10*([.$B$2])*LOG([.N82];10))" office:value-type="float" office:value="26.7989398991968">
            <text:p>26.8</text:p>
          </table:table-cell>
          <table:table-cell/>
          <table:table-cell table:style-name="Default" office:value-type="float" office:value="1.973511">
            <text:p>1.97</text:p>
          </table:table-cell>
          <table:table-cell table:formula="of:=([.$B$1])-(10*([.$B$2])*LOG([.Q82];10))" office:value-type="float" office:value="54.0952089716274">
            <text:p>54.1</text:p>
          </table:table-cell>
          <table:table-cell/>
          <table:table-cell table:style-name="Default" office:value-type="float" office:value="19.119991">
            <text:p>19.12</text:p>
          </table:table-cell>
          <table:table-cell table:formula="of:=([.$B$1])-(10*([.$B$2])*LOG([.T82];10))" office:value-type="float" office:value="34.3702463297457">
            <text:p>34.37</text:p>
          </table:table-cell>
          <table:table-cell/>
          <table:table-cell office:value-type="float" office:value="76">
            <text:p>76</text:p>
          </table:table-cell>
          <table:table-cell table:number-columns-repeated="1001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468">
            <text:p>468</text:p>
          </table:table-cell>
          <table:table-cell office:value-type="string">
            <text:p>lt</text:p>
          </table:table-cell>
          <table:table-cell/>
          <table:table-cell table:style-name="Default" office:value-type="float" office:value="30.604553">
            <text:p>30.6</text:p>
          </table:table-cell>
          <table:table-cell table:formula="of:=([.$B$1])-(10*([.$B$2])*LOG([.E83];10))" office:value-type="float" office:value="30.2842791856067">
            <text:p>30.28</text:p>
          </table:table-cell>
          <table:table-cell/>
          <table:table-cell table:style-name="Default" office:value-type="float" office:value="20.47827">
            <text:p>20.48</text:p>
          </table:table-cell>
          <table:table-cell table:formula="of:=([.$B$1])-(10*([.$B$2])*LOG([.H83];10))" office:value-type="float" office:value="33.7741347050852">
            <text:p>33.77</text:p>
          </table:table-cell>
          <table:table-cell/>
          <table:table-cell table:style-name="Default" office:value-type="float" office:value="42.046299">
            <text:p>42.05</text:p>
          </table:table-cell>
          <table:table-cell table:formula="of:=([.$B$1])-(10*([.$B$2])*LOG([.K83];10))" office:value-type="float" office:value="27.5254445131908">
            <text:p>27.53</text:p>
          </table:table-cell>
          <table:table-cell/>
          <table:table-cell table:style-name="Default" office:value-type="float" office:value="47.977414">
            <text:p>47.98</text:p>
          </table:table-cell>
          <table:table-cell table:formula="of:=([.$B$1])-(10*([.$B$2])*LOG([.N83];10))" office:value-type="float" office:value="26.3792632873459">
            <text:p>26.38</text:p>
          </table:table-cell>
          <table:table-cell/>
          <table:table-cell table:style-name="Default" office:value-type="float" office:value="3.711347">
            <text:p>3.71</text:p>
          </table:table-cell>
          <table:table-cell table:formula="of:=([.$B$1])-(10*([.$B$2])*LOG([.Q83];10))" office:value-type="float" office:value="48.6093687699902">
            <text:p>48.61</text:p>
          </table:table-cell>
          <table:table-cell/>
          <table:table-cell table:style-name="Default" office:value-type="float" office:value="20.296084">
            <text:p>20.3</text:p>
          </table:table-cell>
          <table:table-cell table:formula="of:=([.$B$1])-(10*([.$B$2])*LOG([.T83];10))" office:value-type="float" office:value="33.8517549671051">
            <text:p>33.85</text:p>
          </table:table-cell>
          <table:table-cell/>
          <table:table-cell office:value-type="float" office:value="77">
            <text:p>77</text:p>
          </table:table-cell>
          <table:table-cell table:number-columns-repeated="1001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510">
            <text:p>510</text:p>
          </table:table-cell>
          <table:table-cell office:value-type="string">
            <text:p>me</text:p>
          </table:table-cell>
          <table:table-cell/>
          <table:table-cell table:style-name="Default" office:value-type="float" office:value="35.520521">
            <text:p>35.52</text:p>
          </table:table-cell>
          <table:table-cell table:formula="of:=([.$B$1])-(10*([.$B$2])*LOG([.E84];10))" office:value-type="float" office:value="28.9904134559737">
            <text:p>28.99</text:p>
          </table:table-cell>
          <table:table-cell/>
          <table:table-cell table:style-name="Default" office:value-type="float" office:value="20.842422">
            <text:p>20.84</text:p>
          </table:table-cell>
          <table:table-cell table:formula="of:=([.$B$1])-(10*([.$B$2])*LOG([.H84];10))" office:value-type="float" office:value="33.6210363023477">
            <text:p>33.62</text:p>
          </table:table-cell>
          <table:table-cell/>
          <table:table-cell table:style-name="Default" office:value-type="float" office:value="3.060455">
            <text:p>3.06</text:p>
          </table:table-cell>
          <table:table-cell table:formula="of:=([.$B$1])-(10*([.$B$2])*LOG([.K84];10))" office:value-type="float" office:value="50.2842800370378">
            <text:p>50.28</text:p>
          </table:table-cell>
          <table:table-cell/>
          <table:table-cell table:style-name="Default" office:value-type="float" office:value="23.885427">
            <text:p>23.89</text:p>
          </table:table-cell>
          <table:table-cell table:formula="of:=([.$B$1])-(10*([.$B$2])*LOG([.N84];10))" office:value-type="float" office:value="32.437339808495">
            <text:p>32.44</text:p>
          </table:table-cell>
          <table:table-cell/>
          <table:table-cell table:style-name="Default" office:value-type="float" office:value="38.054963">
            <text:p>38.05</text:p>
          </table:table-cell>
          <table:table-cell table:formula="of:=([.$B$1])-(10*([.$B$2])*LOG([.Q84];10))" office:value-type="float" office:value="28.3917739195463">
            <text:p>28.39</text:p>
          </table:table-cell>
          <table:table-cell/>
          <table:table-cell table:style-name="Default" office:value-type="float" office:value="37.617859">
            <text:p>37.62</text:p>
          </table:table-cell>
          <table:table-cell table:formula="of:=([.$B$1])-(10*([.$B$2])*LOG([.T84];10))" office:value-type="float" office:value="28.4921185143335">
            <text:p>28.49</text:p>
          </table:table-cell>
          <table:table-cell/>
          <table:table-cell office:value-type="float" office:value="78">
            <text:p>78</text:p>
          </table:table-cell>
          <table:table-cell table:number-columns-repeated="1001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510">
            <text:p>510</text:p>
          </table:table-cell>
          <table:table-cell office:value-type="string">
            <text:p>mf</text:p>
          </table:table-cell>
          <table:table-cell/>
          <table:table-cell table:style-name="Default" office:value-type="float" office:value="33.431689">
            <text:p>33.43</text:p>
          </table:table-cell>
          <table:table-cell table:formula="of:=([.$B$1])-(10*([.$B$2])*LOG([.E85];10))" office:value-type="float" office:value="29.5168336378462">
            <text:p>29.52</text:p>
          </table:table-cell>
          <table:table-cell/>
          <table:table-cell table:style-name="Default" office:value-type="float" office:value="17.952574">
            <text:p>17.95</text:p>
          </table:table-cell>
          <table:table-cell table:formula="of:=([.$B$1])-(10*([.$B$2])*LOG([.H85];10))" office:value-type="float" office:value="34.9174654889517">
            <text:p>34.92</text:p>
          </table:table-cell>
          <table:table-cell/>
          <table:table-cell table:style-name="Default" office:value-type="float" office:value="4.487614">
            <text:p>4.49</text:p>
          </table:table-cell>
          <table:table-cell table:formula="of:=([.$B$1])-(10*([.$B$2])*LOG([.K85];10))" office:value-type="float" office:value="46.9596901156058">
            <text:p>46.96</text:p>
          </table:table-cell>
          <table:table-cell/>
          <table:table-cell table:style-name="Default" office:value-type="float" office:value="23.893778">
            <text:p>23.89</text:p>
          </table:table-cell>
          <table:table-cell table:formula="of:=([.$B$1])-(10*([.$B$2])*LOG([.N85];10))" office:value-type="float" office:value="32.4343035141445">
            <text:p>32.43</text:p>
          </table:table-cell>
          <table:table-cell/>
          <table:table-cell table:style-name="Default" office:value-type="float" office:value="35.161414">
            <text:p>35.16</text:p>
          </table:table-cell>
          <table:table-cell table:formula="of:=([.$B$1])-(10*([.$B$2])*LOG([.Q85];10))" office:value-type="float" office:value="29.0786733659076">
            <text:p>29.08</text:p>
          </table:table-cell>
          <table:table-cell/>
          <table:table-cell table:style-name="Default" office:value-type="float" office:value="35.235631">
            <text:p>35.24</text:p>
          </table:table-cell>
          <table:table-cell table:formula="of:=([.$B$1])-(10*([.$B$2])*LOG([.T85];10))" office:value-type="float" office:value="29.0603589349509">
            <text:p>29.06</text:p>
          </table:table-cell>
          <table:table-cell/>
          <table:table-cell office:value-type="float" office:value="79">
            <text:p>79</text:p>
          </table:table-cell>
          <table:table-cell table:number-columns-repeated="1001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510">
            <text:p>510</text:p>
          </table:table-cell>
          <table:table-cell office:value-type="string">
            <text:p>mg</text:p>
          </table:table-cell>
          <table:table-cell/>
          <table:table-cell table:style-name="Default" office:value-type="float" office:value="31.470703">
            <text:p>31.47</text:p>
          </table:table-cell>
          <table:table-cell table:formula="of:=([.$B$1])-(10*([.$B$2])*LOG([.E86];10))" office:value-type="float" office:value="30.0418711121133">
            <text:p>30.04</text:p>
          </table:table-cell>
          <table:table-cell/>
          <table:table-cell table:style-name="Default" office:value-type="float" office:value="15.064533">
            <text:p>15.06</text:p>
          </table:table-cell>
          <table:table-cell table:formula="of:=([.$B$1])-(10*([.$B$2])*LOG([.H86];10))" office:value-type="float" office:value="36.4408865379162">
            <text:p>36.44</text:p>
          </table:table-cell>
          <table:table-cell/>
          <table:table-cell table:style-name="Default" office:value-type="float" office:value="6.904193">
            <text:p>6.9</text:p>
          </table:table-cell>
          <table:table-cell table:formula="of:=([.$B$1])-(10*([.$B$2])*LOG([.K86];10))" office:value-type="float" office:value="43.2177415368666">
            <text:p>43.22</text:p>
          </table:table-cell>
          <table:table-cell/>
          <table:table-cell table:style-name="Default" office:value-type="float" office:value="24.250124">
            <text:p>24.25</text:p>
          </table:table-cell>
          <table:table-cell table:formula="of:=([.$B$1])-(10*([.$B$2])*LOG([.N86];10))" office:value-type="float" office:value="32.3057207269019">
            <text:p>32.31</text:p>
          </table:table-cell>
          <table:table-cell/>
          <table:table-cell table:style-name="Default" office:value-type="float" office:value="32.268047">
            <text:p>32.27</text:p>
          </table:table-cell>
          <table:table-cell table:formula="of:=([.$B$1])-(10*([.$B$2])*LOG([.Q86];10))" office:value-type="float" office:value="29.8245463831461">
            <text:p>29.82</text:p>
          </table:table-cell>
          <table:table-cell/>
          <table:table-cell table:style-name="Default" office:value-type="float" office:value="32.935588">
            <text:p>32.94</text:p>
          </table:table-cell>
          <table:table-cell table:formula="of:=([.$B$1])-(10*([.$B$2])*LOG([.T86];10))" office:value-type="float" office:value="29.6466915736275">
            <text:p>29.65</text:p>
          </table:table-cell>
          <table:table-cell/>
          <table:table-cell office:value-type="float" office:value="80">
            <text:p>80</text:p>
          </table:table-cell>
          <table:table-cell table:number-columns-repeated="1001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10">
            <text:p>510</text:p>
          </table:table-cell>
          <table:table-cell office:value-type="string">
            <text:p>mh</text:p>
          </table:table-cell>
          <table:table-cell/>
          <table:table-cell table:style-name="Default" office:value-type="float" office:value="29.581155">
            <text:p>29.58</text:p>
          </table:table-cell>
          <table:table-cell table:formula="of:=([.$B$1])-(10*([.$B$2])*LOG([.E87];10))" office:value-type="float" office:value="30.5796974584838">
            <text:p>30.58</text:p>
          </table:table-cell>
          <table:table-cell/>
          <table:table-cell table:style-name="Default" office:value-type="float" office:value="12.042321">
            <text:p>12.04</text:p>
          </table:table-cell>
          <table:table-cell table:formula="of:=([.$B$1])-(10*([.$B$2])*LOG([.H87];10))" office:value-type="float" office:value="38.3857960084956">
            <text:p>38.39</text:p>
          </table:table-cell>
          <table:table-cell/>
          <table:table-cell table:style-name="Default" office:value-type="float" office:value="9.720124">
            <text:p>9.72</text:p>
          </table:table-cell>
          <table:table-cell table:formula="of:=([.$B$1])-(10*([.$B$2])*LOG([.K87];10))" office:value-type="float" office:value="40.2465638945357">
            <text:p>40.25</text:p>
          </table:table-cell>
          <table:table-cell/>
          <table:table-cell table:style-name="Default" office:value-type="float" office:value="24.980275">
            <text:p>24.98</text:p>
          </table:table-cell>
          <table:table-cell table:formula="of:=([.$B$1])-(10*([.$B$2])*LOG([.N87];10))" office:value-type="float" office:value="32.048055698481">
            <text:p>32.05</text:p>
          </table:table-cell>
          <table:table-cell/>
          <table:table-cell table:style-name="Default" office:value-type="float" office:value="29.237152">
            <text:p>29.24</text:p>
          </table:table-cell>
          <table:table-cell table:formula="of:=([.$B$1])-(10*([.$B$2])*LOG([.Q87];10))" office:value-type="float" office:value="30.6812986882675">
            <text:p>30.68</text:p>
          </table:table-cell>
          <table:table-cell/>
          <table:table-cell table:style-name="Default" office:value-type="float" office:value="30.634336">
            <text:p>30.63</text:p>
          </table:table-cell>
          <table:table-cell table:formula="of:=([.$B$1])-(10*([.$B$2])*LOG([.T87];10))" office:value-type="float" office:value="30.2758305714757">
            <text:p>30.28</text:p>
          </table:table-cell>
          <table:table-cell/>
          <table:table-cell office:value-type="float" office:value="81">
            <text:p>81</text:p>
          </table:table-cell>
          <table:table-cell table:number-columns-repeated="1001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510">
            <text:p>510</text:p>
          </table:table-cell>
          <table:table-cell office:value-type="string">
            <text:p>mi</text:p>
          </table:table-cell>
          <table:table-cell/>
          <table:table-cell table:style-name="Default" office:value-type="float" office:value="28.038019">
            <text:p>28.04</text:p>
          </table:table-cell>
          <table:table-cell table:formula="of:=([.$B$1])-(10*([.$B$2])*LOG([.E88];10))" office:value-type="float" office:value="31.0450534858345">
            <text:p>31.05</text:p>
          </table:table-cell>
          <table:table-cell/>
          <table:table-cell table:style-name="Default" office:value-type="float" office:value="9.300609">
            <text:p>9.3</text:p>
          </table:table-cell>
          <table:table-cell table:formula="of:=([.$B$1])-(10*([.$B$2])*LOG([.H88];10))" office:value-type="float" office:value="40.6297722618673">
            <text:p>40.63</text:p>
          </table:table-cell>
          <table:table-cell/>
          <table:table-cell table:style-name="Default" office:value-type="float" office:value="12.369195">
            <text:p>12.37</text:p>
          </table:table-cell>
          <table:table-cell table:formula="of:=([.$B$1])-(10*([.$B$2])*LOG([.K88];10))" office:value-type="float" office:value="38.1531712757023">
            <text:p>38.15</text:p>
          </table:table-cell>
          <table:table-cell/>
          <table:table-cell table:style-name="Default" office:value-type="float" office:value="25.935515">
            <text:p>25.94</text:p>
          </table:table-cell>
          <table:table-cell table:formula="of:=([.$B$1])-(10*([.$B$2])*LOG([.N88];10))" office:value-type="float" office:value="31.7221024764945">
            <text:p>31.72</text:p>
          </table:table-cell>
          <table:table-cell/>
          <table:table-cell table:style-name="Default" office:value-type="float" office:value="26.48209">
            <text:p>26.48</text:p>
          </table:table-cell>
          <table:table-cell table:formula="of:=([.$B$1])-(10*([.$B$2])*LOG([.Q88];10))" office:value-type="float" office:value="31.5409548562111">
            <text:p>31.54</text:p>
          </table:table-cell>
          <table:table-cell/>
          <table:table-cell table:style-name="Default" office:value-type="float" office:value="28.660604">
            <text:p>28.66</text:p>
          </table:table-cell>
          <table:table-cell table:formula="of:=([.$B$1])-(10*([.$B$2])*LOG([.T88];10))" office:value-type="float" office:value="30.8542932284574">
            <text:p>30.85</text:p>
          </table:table-cell>
          <table:table-cell/>
          <table:table-cell office:value-type="float" office:value="82">
            <text:p>82</text:p>
          </table:table-cell>
          <table:table-cell table:number-columns-repeated="1001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510">
            <text:p>510</text:p>
          </table:table-cell>
          <table:table-cell office:value-type="string">
            <text:p>mj</text:p>
          </table:table-cell>
          <table:table-cell/>
          <table:table-cell table:style-name="Default" office:value-type="float" office:value="26.69111">
            <text:p>26.69</text:p>
          </table:table-cell>
          <table:table-cell table:formula="of:=([.$B$1])-(10*([.$B$2])*LOG([.E89];10))" office:value-type="float" office:value="31.4726672976849">
            <text:p>31.47</text:p>
          </table:table-cell>
          <table:table-cell/>
          <table:table-cell table:style-name="Default" office:value-type="float" office:value="6.571467">
            <text:p>6.57</text:p>
          </table:table-cell>
          <table:table-cell table:formula="of:=([.$B$1])-(10*([.$B$2])*LOG([.H89];10))" office:value-type="float" office:value="43.6467533732302">
            <text:p>43.65</text:p>
          </table:table-cell>
          <table:table-cell/>
          <table:table-cell table:style-name="Default" office:value-type="float" office:value="15.056964">
            <text:p>15.06</text:p>
          </table:table-cell>
          <table:table-cell table:formula="of:=([.$B$1])-(10*([.$B$2])*LOG([.K89];10))" office:value-type="float" office:value="36.4452517592101">
            <text:p>36.45</text:p>
          </table:table-cell>
          <table:table-cell/>
          <table:table-cell table:style-name="Default" office:value-type="float" office:value="27.13829">
            <text:p>27.14</text:p>
          </table:table-cell>
          <table:table-cell table:formula="of:=([.$B$1])-(10*([.$B$2])*LOG([.N89];10))" office:value-type="float" office:value="31.3283504194216">
            <text:p>31.33</text:p>
          </table:table-cell>
          <table:table-cell/>
          <table:table-cell table:style-name="Default" office:value-type="float" office:value="23.727413">
            <text:p>23.73</text:p>
          </table:table-cell>
          <table:table-cell table:formula="of:=([.$B$1])-(10*([.$B$2])*LOG([.Q89];10))" office:value-type="float" office:value="32.4949922066361">
            <text:p>32.49</text:p>
          </table:table-cell>
          <table:table-cell/>
          <table:table-cell table:style-name="Default" office:value-type="float" office:value="26.825303">
            <text:p>26.83</text:p>
          </table:table-cell>
          <table:table-cell table:formula="of:=([.$B$1])-(10*([.$B$2])*LOG([.T89];10))" office:value-type="float" office:value="31.4291072769067">
            <text:p>31.43</text:p>
          </table:table-cell>
          <table:table-cell/>
          <table:table-cell office:value-type="float" office:value="83">
            <text:p>83</text:p>
          </table:table-cell>
          <table:table-cell table:number-columns-repeated="1001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510">
            <text:p>510</text:p>
          </table:table-cell>
          <table:table-cell office:value-type="string">
            <text:p>mk</text:p>
          </table:table-cell>
          <table:table-cell/>
          <table:table-cell table:style-name="Default" office:value-type="float" office:value="25.571453">
            <text:p>25.57</text:p>
          </table:table-cell>
          <table:table-cell table:formula="of:=([.$B$1])-(10*([.$B$2])*LOG([.E90];10))" office:value-type="float" office:value="31.8448918829978">
            <text:p>31.84</text:p>
          </table:table-cell>
          <table:table-cell/>
          <table:table-cell table:style-name="Default" office:value-type="float" office:value="3.881496">
            <text:p>3.88</text:p>
          </table:table-cell>
          <table:table-cell table:formula="of:=([.$B$1])-(10*([.$B$2])*LOG([.H90];10))" office:value-type="float" office:value="48.2200171410808">
            <text:p>48.22</text:p>
          </table:table-cell>
          <table:table-cell/>
          <table:table-cell table:style-name="Default" office:value-type="float" office:value="17.765876">
            <text:p>17.77</text:p>
          </table:table-cell>
          <table:table-cell table:formula="of:=([.$B$1])-(10*([.$B$2])*LOG([.K90];10))" office:value-type="float" office:value="35.0082674689965">
            <text:p>35.01</text:p>
          </table:table-cell>
          <table:table-cell/>
          <table:table-cell table:style-name="Default" office:value-type="float" office:value="28.557339">
            <text:p>28.56</text:p>
          </table:table-cell>
          <table:table-cell table:formula="of:=([.$B$1])-(10*([.$B$2])*LOG([.N90];10))" office:value-type="float" office:value="30.8856452596661">
            <text:p>30.89</text:p>
          </table:table-cell>
          <table:table-cell/>
          <table:table-cell table:style-name="Default" office:value-type="float" office:value="20.973273">
            <text:p>20.97</text:p>
          </table:table-cell>
          <table:table-cell table:formula="of:=([.$B$1])-(10*([.$B$2])*LOG([.Q90];10))" office:value-type="float" office:value="33.5666758018318">
            <text:p>33.57</text:p>
          </table:table-cell>
          <table:table-cell/>
          <table:table-cell table:style-name="Default" office:value-type="float" office:value="25.158747">
            <text:p>25.16</text:p>
          </table:table-cell>
          <table:table-cell table:formula="of:=([.$B$1])-(10*([.$B$2])*LOG([.T90];10))" office:value-type="float" office:value="31.9862198436582">
            <text:p>31.99</text:p>
          </table:table-cell>
          <table:table-cell/>
          <table:table-cell office:value-type="float" office:value="84">
            <text:p>84</text:p>
          </table:table-cell>
          <table:table-cell table:number-columns-repeated="1001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10">
            <text:p>510</text:p>
          </table:table-cell>
          <table:table-cell office:value-type="string">
            <text:p>ml</text:p>
          </table:table-cell>
          <table:table-cell/>
          <table:table-cell table:style-name="Default" office:value-type="float" office:value="24.899526">
            <text:p>24.9</text:p>
          </table:table-cell>
          <table:table-cell table:formula="of:=([.$B$1])-(10*([.$B$2])*LOG([.E91];10))" office:value-type="float" office:value="32.07617840551">
            <text:p>32.08</text:p>
          </table:table-cell>
          <table:table-cell/>
          <table:table-cell table:style-name="Default" office:value-type="float" office:value="1.987899">
            <text:p>1.99</text:p>
          </table:table-cell>
          <table:table-cell table:formula="of:=([.$B$1])-(10*([.$B$2])*LOG([.H91];10))" office:value-type="float" office:value="54.0321136951217">
            <text:p>54.03</text:p>
          </table:table-cell>
          <table:table-cell/>
          <table:table-cell table:style-name="Default" office:value-type="float" office:value="19.806219">
            <text:p>19.81</text:p>
          </table:table-cell>
          <table:table-cell table:formula="of:=([.$B$1])-(10*([.$B$2])*LOG([.K91];10))" office:value-type="float" office:value="34.063968464152">
            <text:p>34.06</text:p>
          </table:table-cell>
          <table:table-cell/>
          <table:table-cell table:style-name="Default" office:value-type="float" office:value="29.745118">
            <text:p>29.75</text:p>
          </table:table-cell>
          <table:table-cell table:formula="of:=([.$B$1])-(10*([.$B$2])*LOG([.N91];10))" office:value-type="float" office:value="30.5316860774616">
            <text:p>30.53</text:p>
          </table:table-cell>
          <table:table-cell/>
          <table:table-cell table:style-name="Default" office:value-type="float" office:value="18.908162">
            <text:p>18.91</text:p>
          </table:table-cell>
          <table:table-cell table:formula="of:=([.$B$1])-(10*([.$B$2])*LOG([.Q91];10))" office:value-type="float" office:value="34.4670137087188">
            <text:p>34.47</text:p>
          </table:table-cell>
          <table:table-cell/>
          <table:table-cell table:style-name="Default" office:value-type="float" office:value="24.040823">
            <text:p>24.04</text:p>
          </table:table-cell>
          <table:table-cell table:formula="of:=([.$B$1])-(10*([.$B$2])*LOG([.T91];10))" office:value-type="float" office:value="32.3810133804404">
            <text:p>32.38</text:p>
          </table:table-cell>
          <table:table-cell/>
          <table:table-cell office:value-type="float" office:value="85">
            <text:p>85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510">
            <text:p>510</text:p>
          </table:table-cell>
          <table:table-cell office:value-type="string">
            <text:p>mm</text:p>
          </table:table-cell>
          <table:table-cell/>
          <table:table-cell table:style-name="Default" office:value-type="float" office:value="24.250124">
            <text:p>24.25</text:p>
          </table:table-cell>
          <table:table-cell table:formula="of:=([.$B$1])-(10*([.$B$2])*LOG([.E92];10))" office:value-type="float" office:value="32.3057207269019">
            <text:p>32.31</text:p>
          </table:table-cell>
          <table:table-cell/>
          <table:table-cell table:style-name="Default" office:value-type="float" office:value="1.559436">
            <text:p>1.56</text:p>
          </table:table-cell>
          <table:table-cell table:formula="of:=([.$B$1])-(10*([.$B$2])*LOG([.H92];10))" office:value-type="float" office:value="56.140648883891">
            <text:p>56.14</text:p>
          </table:table-cell>
          <table:table-cell/>
          <table:table-cell table:style-name="Default" office:value-type="float" office:value="22.53439">
            <text:p>22.53</text:p>
          </table:table-cell>
          <table:table-cell table:formula="of:=([.$B$1])-(10*([.$B$2])*LOG([.K92];10))" office:value-type="float" office:value="32.9430838734217">
            <text:p>32.94</text:p>
          </table:table-cell>
          <table:table-cell/>
          <table:table-cell table:style-name="Default" office:value-type="float" office:value="31.470703">
            <text:p>31.47</text:p>
          </table:table-cell>
          <table:table-cell table:formula="of:=([.$B$1])-(10*([.$B$2])*LOG([.N92];10))" office:value-type="float" office:value="30.0418711121133">
            <text:p>30.04</text:p>
          </table:table-cell>
          <table:table-cell/>
          <table:table-cell table:style-name="Default" office:value-type="float" office:value="16.155646">
            <text:p>16.16</text:p>
          </table:table-cell>
          <table:table-cell table:formula="of:=([.$B$1])-(10*([.$B$2])*LOG([.Q92];10))" office:value-type="float" office:value="35.8335134318174">
            <text:p>35.83</text:p>
          </table:table-cell>
          <table:table-cell/>
          <table:table-cell table:style-name="Default" office:value-type="float" office:value="22.757968">
            <text:p>22.76</text:p>
          </table:table-cell>
          <table:table-cell table:formula="of:=([.$B$1])-(10*([.$B$2])*LOG([.T92];10))" office:value-type="float" office:value="32.8573303515002">
            <text:p>32.86</text:p>
          </table:table-cell>
          <table:table-cell/>
          <table:table-cell office:value-type="float" office:value="86">
            <text:p>86</text:p>
          </table:table-cell>
          <table:table-cell table:number-columns-repeated="1001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10">
            <text:p>510</text:p>
          </table:table-cell>
          <table:table-cell office:value-type="string">
            <text:p>mn</text:p>
          </table:table-cell>
          <table:table-cell/>
          <table:table-cell table:style-name="Default" office:value-type="float" office:value="23.90292">
            <text:p>23.9</text:p>
          </table:table-cell>
          <table:table-cell table:formula="of:=([.$B$1])-(10*([.$B$2])*LOG([.E93];10))" office:value-type="float" office:value="32.4309808409322">
            <text:p>32.43</text:p>
          </table:table-cell>
          <table:table-cell/>
          <table:table-cell table:style-name="Default" office:value-type="float" office:value="4.013844">
            <text:p>4.01</text:p>
          </table:table-cell>
          <table:table-cell table:formula="of:=([.$B$1])-(10*([.$B$2])*LOG([.H93];10))" office:value-type="float" office:value="47.9287902117376">
            <text:p>47.93</text:p>
          </table:table-cell>
          <table:table-cell/>
          <table:table-cell table:style-name="Default" office:value-type="float" office:value="25.268759">
            <text:p>25.27</text:p>
          </table:table-cell>
          <table:table-cell table:formula="of:=([.$B$1])-(10*([.$B$2])*LOG([.K93];10))" office:value-type="float" office:value="31.9483217327822">
            <text:p>31.95</text:p>
          </table:table-cell>
          <table:table-cell/>
          <table:table-cell table:style-name="Default" office:value-type="float" office:value="33.335225">
            <text:p>33.34</text:p>
          </table:table-cell>
          <table:table-cell table:formula="of:=([.$B$1])-(10*([.$B$2])*LOG([.N93];10))" office:value-type="float" office:value="29.5419321841425">
            <text:p>29.54</text:p>
          </table:table-cell>
          <table:table-cell/>
          <table:table-cell table:style-name="Default" office:value-type="float" office:value="13.404859">
            <text:p>13.4</text:p>
          </table:table-cell>
          <table:table-cell table:formula="of:=([.$B$1])-(10*([.$B$2])*LOG([.Q93];10))" office:value-type="float" office:value="37.4547549963136">
            <text:p>37.45</text:p>
          </table:table-cell>
          <table:table-cell/>
          <table:table-cell table:style-name="Default" office:value-type="float" office:value="21.750587">
            <text:p>21.75</text:p>
          </table:table-cell>
          <table:table-cell table:formula="of:=([.$B$1])-(10*([.$B$2])*LOG([.T93];10))" office:value-type="float" office:value="33.2505803581677">
            <text:p>33.25</text:p>
          </table:table-cell>
          <table:table-cell/>
          <table:table-cell office:value-type="float" office:value="87">
            <text:p>87</text:p>
          </table:table-cell>
          <table:table-cell table:number-columns-repeated="1001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510">
            <text:p>510</text:p>
          </table:table-cell>
          <table:table-cell office:value-type="string">
            <text:p>mo</text:p>
          </table:table-cell>
          <table:table-cell/>
          <table:table-cell table:style-name="Default" office:value-type="float" office:value="23.871106">
            <text:p>23.87</text:p>
          </table:table-cell>
          <table:table-cell table:formula="of:=([.$B$1])-(10*([.$B$2])*LOG([.E94];10))" office:value-type="float" office:value="32.4425491744779">
            <text:p>32.44</text:p>
          </table:table-cell>
          <table:table-cell/>
          <table:table-cell table:style-name="Default" office:value-type="float" office:value="6.707388">
            <text:p>6.71</text:p>
          </table:table-cell>
          <table:table-cell table:formula="of:=([.$B$1])-(10*([.$B$2])*LOG([.H94];10))" office:value-type="float" office:value="43.4689314089403">
            <text:p>43.47</text:p>
          </table:table-cell>
          <table:table-cell/>
          <table:table-cell table:style-name="Default" office:value-type="float" office:value="28.00751">
            <text:p>28.01</text:p>
          </table:table-cell>
          <table:table-cell table:formula="of:=([.$B$1])-(10*([.$B$2])*LOG([.K94];10))" office:value-type="float" office:value="31.0545100058414">
            <text:p>31.05</text:p>
          </table:table-cell>
          <table:table-cell/>
          <table:table-cell table:style-name="Default" office:value-type="float" office:value="35.316686">
            <text:p>35.32</text:p>
          </table:table-cell>
          <table:table-cell table:formula="of:=([.$B$1])-(10*([.$B$2])*LOG([.N94];10))" office:value-type="float" office:value="29.0404011185588">
            <text:p>29.04</text:p>
          </table:table-cell>
          <table:table-cell/>
          <table:table-cell table:style-name="Default" office:value-type="float" office:value="10.657137">
            <text:p>10.66</text:p>
          </table:table-cell>
          <table:table-cell table:formula="of:=([.$B$1])-(10*([.$B$2])*LOG([.Q94];10))" office:value-type="float" office:value="39.4471890245794">
            <text:p>39.45</text:p>
          </table:table-cell>
          <table:table-cell/>
          <table:table-cell table:style-name="Default" office:value-type="float" office:value="21.058252">
            <text:p>21.06</text:p>
          </table:table-cell>
          <table:table-cell table:formula="of:=([.$B$1])-(10*([.$B$2])*LOG([.T94];10))" office:value-type="float" office:value="33.5315536300202">
            <text:p>33.53</text:p>
          </table:table-cell>
          <table:table-cell/>
          <table:table-cell office:value-type="float" office:value="88">
            <text:p>88</text:p>
          </table:table-cell>
          <table:table-cell table:number-columns-repeated="1001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510">
            <text:p>510</text:p>
          </table:table-cell>
          <table:table-cell office:value-type="string">
            <text:p>mp</text:p>
          </table:table-cell>
          <table:table-cell/>
          <table:table-cell table:style-name="Default" office:value-type="float" office:value="24.155927">
            <text:p>24.16</text:p>
          </table:table-cell>
          <table:table-cell table:formula="of:=([.$B$1])-(10*([.$B$2])*LOG([.E95];10))" office:value-type="float" office:value="32.3395258302768">
            <text:p>32.34</text:p>
          </table:table-cell>
          <table:table-cell/>
          <table:table-cell table:style-name="Default" office:value-type="float" office:value="9.437487">
            <text:p>9.44</text:p>
          </table:table-cell>
          <table:table-cell table:formula="of:=([.$B$1])-(10*([.$B$2])*LOG([.H95];10))" office:value-type="float" office:value="40.5028726719325">
            <text:p>40.5</text:p>
          </table:table-cell>
          <table:table-cell/>
          <table:table-cell table:style-name="Default" office:value-type="float" office:value="30.749473">
            <text:p>30.75</text:p>
          </table:table-cell>
          <table:table-cell table:formula="of:=([.$B$1])-(10*([.$B$2])*LOG([.K95];10))" office:value-type="float" office:value="30.2432464596596">
            <text:p>30.24</text:p>
          </table:table-cell>
          <table:table-cell/>
          <table:table-cell table:style-name="Default" office:value-type="float" office:value="37.396503">
            <text:p>37.4</text:p>
          </table:table-cell>
          <table:table-cell table:formula="of:=([.$B$1])-(10*([.$B$2])*LOG([.N95];10))" office:value-type="float" office:value="28.5433801478675">
            <text:p>28.54</text:p>
          </table:table-cell>
          <table:table-cell/>
          <table:table-cell table:style-name="Default" office:value-type="float" office:value="7.915674">
            <text:p>7.92</text:p>
          </table:table-cell>
          <table:table-cell table:formula="of:=([.$B$1])-(10*([.$B$2])*LOG([.Q95];10))" office:value-type="float" office:value="42.0302420025935">
            <text:p>42.03</text:p>
          </table:table-cell>
          <table:table-cell/>
          <table:table-cell table:style-name="Default" office:value-type="float" office:value="20.712579">
            <text:p>20.71</text:p>
          </table:table-cell>
          <table:table-cell table:formula="of:=([.$B$1])-(10*([.$B$2])*LOG([.T95];10))" office:value-type="float" office:value="33.6753164424734">
            <text:p>33.68</text:p>
          </table:table-cell>
          <table:table-cell/>
          <table:table-cell office:value-type="float" office:value="89">
            <text:p>89</text:p>
          </table:table-cell>
          <table:table-cell table:number-columns-repeated="1001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510">
            <text:p>510</text:p>
          </table:table-cell>
          <table:table-cell office:value-type="string">
            <text:p>mq</text:p>
          </table:table-cell>
          <table:table-cell/>
          <table:table-cell table:style-name="Default" office:value-type="float" office:value="24.746452">
            <text:p>24.75</text:p>
          </table:table-cell>
          <table:table-cell table:formula="of:=([.$B$1])-(10*([.$B$2])*LOG([.E96];10))" office:value-type="float" office:value="32.1297411768526">
            <text:p>32.13</text:p>
          </table:table-cell>
          <table:table-cell/>
          <table:table-cell table:style-name="Default" office:value-type="float" office:value="12.179585">
            <text:p>12.18</text:p>
          </table:table-cell>
          <table:table-cell table:formula="of:=([.$B$1])-(10*([.$B$2])*LOG([.H96];10))" office:value-type="float" office:value="38.2873501869044">
            <text:p>38.29</text:p>
          </table:table-cell>
          <table:table-cell/>
          <table:table-cell table:style-name="Default" office:value-type="float" office:value="33.493858">
            <text:p>33.49</text:p>
          </table:table-cell>
          <table:table-cell table:formula="of:=([.$B$1])-(10*([.$B$2])*LOG([.K96];10))" office:value-type="float" office:value="29.5006965047951">
            <text:p>29.5</text:p>
          </table:table-cell>
          <table:table-cell/>
          <table:table-cell table:style-name="Default" office:value-type="float" office:value="39.559165">
            <text:p>39.56</text:p>
          </table:table-cell>
          <table:table-cell table:formula="of:=([.$B$1])-(10*([.$B$2])*LOG([.N96];10))" office:value-type="float" office:value="28.0550576780591">
            <text:p>28.06</text:p>
          </table:table-cell>
          <table:table-cell/>
          <table:table-cell table:style-name="Default" office:value-type="float" office:value="5.190398">
            <text:p>5.19</text:p>
          </table:table-cell>
          <table:table-cell table:formula="of:=([.$B$1])-(10*([.$B$2])*LOG([.Q96];10))" office:value-type="float" office:value="45.6959867830055">
            <text:p>45.7</text:p>
          </table:table-cell>
          <table:table-cell/>
          <table:table-cell table:style-name="Default" office:value-type="float" office:value="20.730916">
            <text:p>20.73</text:p>
          </table:table-cell>
          <table:table-cell table:formula="of:=([.$B$1])-(10*([.$B$2])*LOG([.T96];10))" office:value-type="float" office:value="33.6676301617344">
            <text:p>33.67</text:p>
          </table:table-cell>
          <table:table-cell/>
          <table:table-cell office:value-type="float" office:value="90">
            <text:p>90</text:p>
          </table:table-cell>
          <table:table-cell table:number-columns-repeated="1001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510">
            <text:p>510</text:p>
          </table:table-cell>
          <table:table-cell office:value-type="string">
            <text:p>mr</text:p>
          </table:table-cell>
          <table:table-cell/>
          <table:table-cell table:style-name="Default" office:value-type="float" office:value="25.621554">
            <text:p>25.62</text:p>
          </table:table-cell>
          <table:table-cell table:formula="of:=([.$B$1])-(10*([.$B$2])*LOG([.E97];10))" office:value-type="float" office:value="31.8278906587606">
            <text:p>31.83</text:p>
          </table:table-cell>
          <table:table-cell/>
          <table:table-cell table:style-name="Default" office:value-type="float" office:value="14.92707">
            <text:p>14.93</text:p>
          </table:table-cell>
          <table:table-cell table:formula="of:=([.$B$1])-(10*([.$B$2])*LOG([.H97];10))" office:value-type="float" office:value="36.5205086113537">
            <text:p>36.52</text:p>
          </table:table-cell>
          <table:table-cell/>
          <table:table-cell table:style-name="Default" office:value-type="float" office:value="36.240116">
            <text:p>36.24</text:p>
          </table:table-cell>
          <table:table-cell table:formula="of:=([.$B$1])-(10*([.$B$2])*LOG([.K97];10))" office:value-type="float" office:value="28.8162084174325">
            <text:p>28.82</text:p>
          </table:table-cell>
          <table:table-cell/>
          <table:table-cell table:style-name="Default" office:value-type="float" office:value="41.791813">
            <text:p>41.79</text:p>
          </table:table-cell>
          <table:table-cell table:formula="of:=([.$B$1])-(10*([.$B$2])*LOG([.N97];10))" office:value-type="float" office:value="27.5781757602734">
            <text:p>27.58</text:p>
          </table:table-cell>
          <table:table-cell/>
          <table:table-cell table:style-name="Default" office:value-type="float" office:value="2.534084">
            <text:p>2.53</text:p>
          </table:table-cell>
          <table:table-cell table:formula="of:=([.$B$1])-(10*([.$B$2])*LOG([.Q97];10))" office:value-type="float" office:value="51.9235798637805">
            <text:p>51.92</text:p>
          </table:table-cell>
          <table:table-cell/>
          <table:table-cell table:style-name="Default" office:value-type="float" office:value="21.112314">
            <text:p>21.11</text:p>
          </table:table-cell>
          <table:table-cell table:formula="of:=([.$B$1])-(10*([.$B$2])*LOG([.T97];10))" office:value-type="float" office:value="33.5092832709807">
            <text:p>33.51</text:p>
          </table:table-cell>
          <table:table-cell/>
          <table:table-cell office:value-type="float" office:value="91">
            <text:p>91</text:p>
          </table:table-cell>
          <table:table-cell table:number-columns-repeated="1001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510">
            <text:p>510</text:p>
          </table:table-cell>
          <table:table-cell office:value-type="string">
            <text:p>ms</text:p>
          </table:table-cell>
          <table:table-cell/>
          <table:table-cell table:style-name="Default" office:value-type="float" office:value="26.75332">
            <text:p>26.75</text:p>
          </table:table-cell>
          <table:table-cell table:formula="of:=([.$B$1])-(10*([.$B$2])*LOG([.E98];10))" office:value-type="float" office:value="31.4524463153139">
            <text:p>31.45</text:p>
          </table:table-cell>
          <table:table-cell/>
          <table:table-cell table:style-name="Default" office:value-type="float" office:value="17.67743">
            <text:p>17.68</text:p>
          </table:table-cell>
          <table:table-cell table:formula="of:=([.$B$1])-(10*([.$B$2])*LOG([.H98];10))" office:value-type="float" office:value="35.0516174764457">
            <text:p>35.05</text:p>
          </table:table-cell>
          <table:table-cell/>
          <table:table-cell table:style-name="Default" office:value-type="float" office:value="38.98785">
            <text:p>38.99</text:p>
          </table:table-cell>
          <table:table-cell table:formula="of:=([.$B$1])-(10*([.$B$2])*LOG([.K98];10))" office:value-type="float" office:value="28.1814142697623">
            <text:p>28.18</text:p>
          </table:table-cell>
          <table:table-cell/>
          <table:table-cell table:style-name="Default" office:value-type="float" office:value="44.083815">
            <text:p>44.08</text:p>
          </table:table-cell>
          <table:table-cell table:formula="of:=([.$B$1])-(10*([.$B$2])*LOG([.N98];10))" office:value-type="float" office:value="27.1144165763398">
            <text:p>27.11</text:p>
          </table:table-cell>
          <table:table-cell/>
          <table:table-cell table:style-name="Default" office:value-type="float" office:value="1.049728">
            <text:p>1.05</text:p>
          </table:table-cell>
          <table:table-cell table:formula="of:=([.$B$1])-(10*([.$B$2])*LOG([.Q98];10))" office:value-type="float" office:value="59.5784643691178">
            <text:p>59.58</text:p>
          </table:table-cell>
          <table:table-cell/>
          <table:table-cell table:style-name="Default" office:value-type="float" office:value="21.83776">
            <text:p>21.84</text:p>
          </table:table-cell>
          <table:table-cell table:formula="of:=([.$B$1])-(10*([.$B$2])*LOG([.T98];10))" office:value-type="float" office:value="33.21583822551">
            <text:p>33.22</text:p>
          </table:table-cell>
          <table:table-cell/>
          <table:table-cell office:value-type="float" office:value="92">
            <text:p>92</text:p>
          </table:table-cell>
          <table:table-cell table:number-columns-repeated="1001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554">
            <text:p>554</text:p>
          </table:table-cell>
          <table:table-cell office:value-type="string">
            <text:p>ne</text:p>
          </table:table-cell>
          <table:table-cell/>
          <table:table-cell table:style-name="Default" office:value-type="float" office:value="33.560159">
            <text:p>33.56</text:p>
          </table:table-cell>
          <table:table-cell table:formula="of:=([.$B$1])-(10*([.$B$2])*LOG([.E99];10))" office:value-type="float" office:value="29.4835198051033">
            <text:p>29.48</text:p>
          </table:table-cell>
          <table:table-cell/>
          <table:table-cell table:style-name="Default" office:value-type="float" office:value="21.220026">
            <text:p>21.22</text:p>
          </table:table-cell>
          <table:table-cell table:formula="of:=([.$B$1])-(10*([.$B$2])*LOG([.H99];10))" office:value-type="float" office:value="33.465081766234">
            <text:p>33.47</text:p>
          </table:table-cell>
          <table:table-cell/>
          <table:table-cell table:style-name="Default" office:value-type="float" office:value="0.413508">
            <text:p>0.41</text:p>
          </table:table-cell>
          <table:table-cell table:formula="of:=([.$B$1])-(10*([.$B$2])*LOG([.K99];10))" office:value-type="float" office:value="67.6703216776219">
            <text:p>67.67</text:p>
          </table:table-cell>
          <table:table-cell/>
          <table:table-cell table:style-name="Default" office:value-type="float" office:value="20.858823">
            <text:p>20.86</text:p>
          </table:table-cell>
          <table:table-cell table:formula="of:=([.$B$1])-(10*([.$B$2])*LOG([.N99];10))" office:value-type="float" office:value="33.6142040227216">
            <text:p>33.61</text:p>
          </table:table-cell>
          <table:table-cell/>
          <table:table-cell table:style-name="Default" office:value-type="float" office:value="38.252153">
            <text:p>38.25</text:p>
          </table:table-cell>
          <table:table-cell table:formula="of:=([.$B$1])-(10*([.$B$2])*LOG([.Q99];10))" office:value-type="float" office:value="28.3468823162438">
            <text:p>28.35</text:p>
          </table:table-cell>
          <table:table-cell/>
          <table:table-cell table:style-name="Default" office:value-type="float" office:value="39.366109">
            <text:p>39.37</text:p>
          </table:table-cell>
          <table:table-cell table:formula="of:=([.$B$1])-(10*([.$B$2])*LOG([.T99];10))" office:value-type="float" office:value="28.0975501869688">
            <text:p>28.1</text:p>
          </table:table-cell>
          <table:table-cell/>
          <table:table-cell office:value-type="float" office:value="93">
            <text:p>93</text:p>
          </table:table-cell>
          <table:table-cell table:number-columns-repeated="1001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554">
            <text:p>554</text:p>
          </table:table-cell>
          <table:table-cell office:value-type="string">
            <text:p>nf</text:p>
          </table:table-cell>
          <table:table-cell/>
          <table:table-cell table:style-name="Default" office:value-type="float" office:value="31.340943">
            <text:p>31.34</text:p>
          </table:table-cell>
          <table:table-cell table:formula="of:=([.$B$1])-(10*([.$B$2])*LOG([.E100];10))" office:value-type="float" office:value="30.0777588085706">
            <text:p>30.08</text:p>
          </table:table-cell>
          <table:table-cell/>
          <table:table-cell table:style-name="Default" office:value-type="float" office:value="18.389613">
            <text:p>18.39</text:p>
          </table:table-cell>
          <table:table-cell table:formula="of:=([.$B$1])-(10*([.$B$2])*LOG([.H100];10))" office:value-type="float" office:value="34.7085482034201">
            <text:p>34.71</text:p>
          </table:table-cell>
          <table:table-cell/>
          <table:table-cell table:style-name="Default" office:value-type="float" office:value="3.308063">
            <text:p>3.31</text:p>
          </table:table-cell>
          <table:table-cell table:formula="of:=([.$B$1])-(10*([.$B$2])*LOG([.K100];10))" office:value-type="float" office:value="49.608524563455">
            <text:p>49.61</text:p>
          </table:table-cell>
          <table:table-cell/>
          <table:table-cell table:style-name="Default" office:value-type="float" office:value="20.868385">
            <text:p>20.87</text:p>
          </table:table-cell>
          <table:table-cell table:formula="of:=([.$B$1])-(10*([.$B$2])*LOG([.N100];10))" office:value-type="float" office:value="33.6102231918846">
            <text:p>33.61</text:p>
          </table:table-cell>
          <table:table-cell/>
          <table:table-cell table:style-name="Default" office:value-type="float" office:value="35.374738">
            <text:p>35.37</text:p>
          </table:table-cell>
          <table:table-cell table:formula="of:=([.$B$1])-(10*([.$B$2])*LOG([.Q100];10))" office:value-type="float" office:value="29.0261353604206">
            <text:p>29.03</text:p>
          </table:table-cell>
          <table:table-cell/>
          <table:table-cell table:style-name="Default" office:value-type="float" office:value="37.096319">
            <text:p>37.1</text:p>
          </table:table-cell>
          <table:table-cell table:formula="of:=([.$B$1])-(10*([.$B$2])*LOG([.T100];10))" office:value-type="float" office:value="28.6133836499095">
            <text:p>28.61</text:p>
          </table:table-cell>
          <table:table-cell/>
          <table:table-cell office:value-type="float" office:value="94">
            <text:p>94</text:p>
          </table:table-cell>
          <table:table-cell table:number-columns-repeated="1001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554">
            <text:p>554</text:p>
          </table:table-cell>
          <table:table-cell office:value-type="string">
            <text:p>ng</text:p>
          </table:table-cell>
          <table:table-cell/>
          <table:table-cell table:style-name="Default" office:value-type="float" office:value="29.240076">
            <text:p>29.24</text:p>
          </table:table-cell>
          <table:table-cell table:formula="of:=([.$B$1])-(10*([.$B$2])*LOG([.E101];10))" office:value-type="float" office:value="30.6804300581291">
            <text:p>30.68</text:p>
          </table:table-cell>
          <table:table-cell/>
          <table:table-cell table:style-name="Default" office:value-type="float" office:value="15.582782">
            <text:p>15.58</text:p>
          </table:table-cell>
          <table:table-cell table:formula="of:=([.$B$1])-(10*([.$B$2])*LOG([.H101];10))" office:value-type="float" office:value="36.1471000996473">
            <text:p>36.15</text:p>
          </table:table-cell>
          <table:table-cell/>
          <table:table-cell table:style-name="Default" office:value-type="float" office:value="6.202619">
            <text:p>6.2</text:p>
          </table:table-cell>
          <table:table-cell table:formula="of:=([.$B$1])-(10*([.$B$2])*LOG([.K101];10))" office:value-type="float" office:value="44.1484978968665">
            <text:p>44.15</text:p>
          </table:table-cell>
          <table:table-cell/>
          <table:table-cell table:style-name="Default" office:value-type="float" office:value="21.275464">
            <text:p>21.28</text:p>
          </table:table-cell>
          <table:table-cell table:formula="of:=([.$B$1])-(10*([.$B$2])*LOG([.N101];10))" office:value-type="float" office:value="33.4424191908443">
            <text:p>33.44</text:p>
          </table:table-cell>
          <table:table-cell/>
          <table:table-cell table:style-name="Default" office:value-type="float" office:value="32.500367">
            <text:p>32.5</text:p>
          </table:table-cell>
          <table:table-cell table:formula="of:=([.$B$1])-(10*([.$B$2])*LOG([.Q101];10))" office:value-type="float" office:value="29.7622346972379">
            <text:p>29.76</text:p>
          </table:table-cell>
          <table:table-cell/>
          <table:table-cell table:style-name="Default" office:value-type="float" office:value="34.919052">
            <text:p>34.92</text:p>
          </table:table-cell>
          <table:table-cell table:formula="of:=([.$B$1])-(10*([.$B$2])*LOG([.T101];10))" office:value-type="float" office:value="29.1387511050324">
            <text:p>29.14</text:p>
          </table:table-cell>
          <table:table-cell/>
          <table:table-cell office:value-type="float" office:value="95">
            <text:p>95</text:p>
          </table:table-cell>
          <table:table-cell table:number-columns-repeated="1001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54">
            <text:p>554</text:p>
          </table:table-cell>
          <table:table-cell office:value-type="string">
            <text:p>nh</text:p>
          </table:table-cell>
          <table:table-cell/>
          <table:table-cell table:style-name="Default" office:value-type="float" office:value="27.195985">
            <text:p>27.2</text:p>
          </table:table-cell>
          <table:table-cell table:formula="of:=([.$B$1])-(10*([.$B$2])*LOG([.E102];10))" office:value-type="float" office:value="31.309904140677">
            <text:p>31.31</text:p>
          </table:table-cell>
          <table:table-cell/>
          <table:table-cell table:style-name="Default" office:value-type="float" office:value="12.684655">
            <text:p>12.68</text:p>
          </table:table-cell>
          <table:table-cell table:formula="of:=([.$B$1])-(10*([.$B$2])*LOG([.H102];10))" office:value-type="float" office:value="37.9344268063441">
            <text:p>37.93</text:p>
          </table:table-cell>
          <table:table-cell/>
          <table:table-cell table:style-name="Default" office:value-type="float" office:value="9.23501">
            <text:p>9.24</text:p>
          </table:table-cell>
          <table:table-cell table:formula="of:=([.$B$1])-(10*([.$B$2])*LOG([.K102];10))" office:value-type="float" office:value="40.6912525990769">
            <text:p>40.69</text:p>
          </table:table-cell>
          <table:table-cell/>
          <table:table-cell table:style-name="Default" office:value-type="float" office:value="22.104095">
            <text:p>22.1</text:p>
          </table:table-cell>
          <table:table-cell table:formula="of:=([.$B$1])-(10*([.$B$2])*LOG([.N102];10))" office:value-type="float" office:value="33.1105452311332">
            <text:p>33.11</text:p>
          </table:table-cell>
          <table:table-cell/>
          <table:table-cell table:style-name="Default" office:value-type="float" office:value="29.493356">
            <text:p>29.49</text:p>
          </table:table-cell>
          <table:table-cell table:formula="of:=([.$B$1])-(10*([.$B$2])*LOG([.Q102];10))" office:value-type="float" office:value="30.6055161397709">
            <text:p>30.61</text:p>
          </table:table-cell>
          <table:table-cell/>
          <table:table-cell table:style-name="Default" office:value-type="float" office:value="32.757438">
            <text:p>32.76</text:p>
          </table:table-cell>
          <table:table-cell table:formula="of:=([.$B$1])-(10*([.$B$2])*LOG([.T102];10))" office:value-type="float" office:value="29.6938014459081">
            <text:p>29.69</text:p>
          </table:table-cell>
          <table:table-cell/>
          <table:table-cell office:value-type="float" office:value="96">
            <text:p>96</text:p>
          </table:table-cell>
          <table:table-cell table:number-columns-repeated="1001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554">
            <text:p>554</text:p>
          </table:table-cell>
          <table:table-cell office:value-type="string">
            <text:p>ni</text:p>
          </table:table-cell>
          <table:table-cell/>
          <table:table-cell table:style-name="Default" office:value-type="float" office:value="25.508967">
            <text:p>25.51</text:p>
          </table:table-cell>
          <table:table-cell table:formula="of:=([.$B$1])-(10*([.$B$2])*LOG([.E103];10))" office:value-type="float" office:value="31.8661425606802">
            <text:p>31.87</text:p>
          </table:table-cell>
          <table:table-cell/>
          <table:table-cell table:style-name="Default" office:value-type="float" office:value="10.118513">
            <text:p>10.12</text:p>
          </table:table-cell>
          <table:table-cell table:formula="of:=([.$B$1])-(10*([.$B$2])*LOG([.H103];10))" office:value-type="float" office:value="39.8976661201711">
            <text:p>39.9</text:p>
          </table:table-cell>
          <table:table-cell/>
          <table:table-cell table:style-name="Default" office:value-type="float" office:value="11.99173">
            <text:p>11.99</text:p>
          </table:table-cell>
          <table:table-cell table:formula="of:=([.$B$1])-(10*([.$B$2])*LOG([.K103];10))" office:value-type="float" office:value="38.4223631682892">
            <text:p>38.42</text:p>
          </table:table-cell>
          <table:table-cell/>
          <table:table-cell table:style-name="Default" office:value-type="float" office:value="23.178176">
            <text:p>23.18</text:p>
          </table:table-cell>
          <table:table-cell table:formula="of:=([.$B$1])-(10*([.$B$2])*LOG([.N103];10))" office:value-type="float" office:value="32.6984148741813">
            <text:p>32.7</text:p>
          </table:table-cell>
          <table:table-cell/>
          <table:table-cell table:style-name="Default" office:value-type="float" office:value="26.76468">
            <text:p>26.76</text:p>
          </table:table-cell>
          <table:table-cell table:formula="of:=([.$B$1])-(10*([.$B$2])*LOG([.Q103];10))" office:value-type="float" office:value="31.4487588939689">
            <text:p>31.45</text:p>
          </table:table-cell>
          <table:table-cell/>
          <table:table-cell table:style-name="Default" office:value-type="float" office:value="30.919531">
            <text:p>30.92</text:p>
          </table:table-cell>
          <table:table-cell table:formula="of:=([.$B$1])-(10*([.$B$2])*LOG([.T103];10))" office:value-type="float" office:value="30.1953420451757">
            <text:p>30.2</text:p>
          </table:table-cell>
          <table:table-cell/>
          <table:table-cell office:value-type="float" office:value="97">
            <text:p>97</text:p>
          </table:table-cell>
          <table:table-cell table:number-columns-repeated="1001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554">
            <text:p>554</text:p>
          </table:table-cell>
          <table:table-cell office:value-type="string">
            <text:p>nj</text:p>
          </table:table-cell>
          <table:table-cell/>
          <table:table-cell table:style-name="Default" office:value-type="float" office:value="24.020662">
            <text:p>24.02</text:p>
          </table:table-cell>
          <table:table-cell table:formula="of:=([.$B$1])-(10*([.$B$2])*LOG([.E104];10))" office:value-type="float" office:value="32.3883005556604">
            <text:p>32.39</text:p>
          </table:table-cell>
          <table:table-cell/>
          <table:table-cell table:style-name="Default" office:value-type="float" office:value="7.685514">
            <text:p>7.69</text:p>
          </table:table-cell>
          <table:table-cell table:formula="of:=([.$B$1])-(10*([.$B$2])*LOG([.H104];10))" office:value-type="float" office:value="42.2865416396701">
            <text:p>42.29</text:p>
          </table:table-cell>
          <table:table-cell/>
          <table:table-cell table:style-name="Default" office:value-type="float" office:value="14.748449">
            <text:p>14.75</text:p>
          </table:table-cell>
          <table:table-cell table:formula="of:=([.$B$1])-(10*([.$B$2])*LOG([.K104];10))" office:value-type="float" office:value="36.6250729851181">
            <text:p>36.63</text:p>
          </table:table-cell>
          <table:table-cell/>
          <table:table-cell table:style-name="Default" office:value-type="float" office:value="24.516599">
            <text:p>24.52</text:p>
          </table:table-cell>
          <table:table-cell table:formula="of:=([.$B$1])-(10*([.$B$2])*LOG([.N104];10))" office:value-type="float" office:value="32.210795526447">
            <text:p>32.21</text:p>
          </table:table-cell>
          <table:table-cell/>
          <table:table-cell table:style-name="Default" office:value-type="float" office:value="24.042403">
            <text:p>24.04</text:p>
          </table:table-cell>
          <table:table-cell table:formula="of:=([.$B$1])-(10*([.$B$2])*LOG([.Q104];10))" office:value-type="float" office:value="32.3804425491225">
            <text:p>32.38</text:p>
          </table:table-cell>
          <table:table-cell/>
          <table:table-cell table:style-name="Default" office:value-type="float" office:value="29.226428">
            <text:p>29.23</text:p>
          </table:table-cell>
          <table:table-cell table:formula="of:=([.$B$1])-(10*([.$B$2])*LOG([.T104];10))" office:value-type="float" office:value="30.684485201359">
            <text:p>30.68</text:p>
          </table:table-cell>
          <table:table-cell/>
          <table:table-cell office:value-type="float" office:value="98">
            <text:p>98</text:p>
          </table:table-cell>
          <table:table-cell table:number-columns-repeated="1001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554">
            <text:p>554</text:p>
          </table:table-cell>
          <table:table-cell office:value-type="string">
            <text:p>nk</text:p>
          </table:table-cell>
          <table:table-cell/>
          <table:table-cell table:style-name="Default" office:value-type="float" office:value="22.770069">
            <text:p>22.77</text:p>
          </table:table-cell>
          <table:table-cell table:formula="of:=([.$B$1])-(10*([.$B$2])*LOG([.E105];10))" office:value-type="float" office:value="32.8527130668593">
            <text:p>32.85</text:p>
          </table:table-cell>
          <table:table-cell/>
          <table:table-cell table:style-name="Default" office:value-type="float" office:value="5.56318">
            <text:p>5.56</text:p>
          </table:table-cell>
          <table:table-cell table:formula="of:=([.$B$1])-(10*([.$B$2])*LOG([.H105];10))" office:value-type="float" office:value="45.0935377595079">
            <text:p>45.09</text:p>
          </table:table-cell>
          <table:table-cell/>
          <table:table-cell table:style-name="Default" office:value-type="float" office:value="17.505169">
            <text:p>17.51</text:p>
          </table:table-cell>
          <table:table-cell table:formula="of:=([.$B$1])-(10*([.$B$2])*LOG([.K105];10))" office:value-type="float" office:value="35.1366738414658">
            <text:p>35.14</text:p>
          </table:table-cell>
          <table:table-cell/>
          <table:table-cell table:style-name="Default" office:value-type="float" office:value="26.078698">
            <text:p>26.08</text:p>
          </table:table-cell>
          <table:table-cell table:formula="of:=([.$B$1])-(10*([.$B$2])*LOG([.N105];10))" office:value-type="float" office:value="31.6742818980129">
            <text:p>31.67</text:p>
          </table:table-cell>
          <table:table-cell/>
          <table:table-cell table:style-name="Default" office:value-type="float" office:value="21.328976">
            <text:p>21.33</text:p>
          </table:table-cell>
          <table:table-cell table:formula="of:=([.$B$1])-(10*([.$B$2])*LOG([.Q105];10))" office:value-type="float" office:value="33.420599888878">
            <text:p>33.42</text:p>
          </table:table-cell>
          <table:table-cell/>
          <table:table-cell table:style-name="Default" office:value-type="float" office:value="27.704688">
            <text:p>27.7</text:p>
          </table:table-cell>
          <table:table-cell table:formula="of:=([.$B$1])-(10*([.$B$2])*LOG([.T105];10))" office:value-type="float" office:value="31.1489347268232">
            <text:p>31.15</text:p>
          </table:table-cell>
          <table:table-cell/>
          <table:table-cell office:value-type="float" office:value="99">
            <text:p>99</text:p>
          </table:table-cell>
          <table:table-cell table:number-columns-repeated="1001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54">
            <text:p>554</text:p>
          </table:table-cell>
          <table:table-cell office:value-type="string">
            <text:p>nl</text:p>
          </table:table-cell>
          <table:table-cell/>
          <table:table-cell table:style-name="Default" office:value-type="float" office:value="22.012798">
            <text:p>22.01</text:p>
          </table:table-cell>
          <table:table-cell table:formula="of:=([.$B$1])-(10*([.$B$2])*LOG([.E106];10))" office:value-type="float" office:value="33.1464950337771">
            <text:p>33.15</text:p>
          </table:table-cell>
          <table:table-cell/>
          <table:table-cell table:style-name="Default" office:value-type="float" office:value="4.453617">
            <text:p>4.45</text:p>
          </table:table-cell>
          <table:table-cell table:formula="of:=([.$B$1])-(10*([.$B$2])*LOG([.H106];10))" office:value-type="float" office:value="47.0257426788575">
            <text:p>47.03</text:p>
          </table:table-cell>
          <table:table-cell/>
          <table:table-cell table:style-name="Default" office:value-type="float" office:value="19.572708">
            <text:p>19.57</text:p>
          </table:table-cell>
          <table:table-cell table:formula="of:=([.$B$1])-(10*([.$B$2])*LOG([.K106];10))" office:value-type="float" office:value="34.1669816594561">
            <text:p>34.17</text:p>
          </table:table-cell>
          <table:table-cell/>
          <table:table-cell table:style-name="Default" office:value-type="float" office:value="27.374239">
            <text:p>27.37</text:p>
          </table:table-cell>
          <table:table-cell table:formula="of:=([.$B$1])-(10*([.$B$2])*LOG([.N106];10))" office:value-type="float" office:value="31.2531589061924">
            <text:p>31.25</text:p>
          </table:table-cell>
          <table:table-cell/>
          <table:table-cell table:style-name="Default" office:value-type="float" office:value="19.301959">
            <text:p>19.3</text:p>
          </table:table-cell>
          <table:table-cell table:formula="of:=([.$B$1])-(10*([.$B$2])*LOG([.Q106];10))" office:value-type="float" office:value="34.2879722242853">
            <text:p>34.29</text:p>
          </table:table-cell>
          <table:table-cell/>
          <table:table-cell table:style-name="Default" office:value-type="float" office:value="26.693601">
            <text:p>26.69</text:p>
          </table:table-cell>
          <table:table-cell table:formula="of:=([.$B$1])-(10*([.$B$2])*LOG([.T106];10))" office:value-type="float" office:value="31.471856707885">
            <text:p>31.47</text:p>
          </table:table-cell>
          <table:table-cell/>
          <table:table-cell office:value-type="float" office:value="100">
            <text:p>100</text:p>
          </table:table-cell>
          <table:table-cell table:number-columns-repeated="1001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554">
            <text:p>554</text:p>
          </table:table-cell>
          <table:table-cell office:value-type="string">
            <text:p>nm</text:p>
          </table:table-cell>
          <table:table-cell/>
          <table:table-cell table:style-name="Default" office:value-type="float" office:value="21.275464">
            <text:p>21.28</text:p>
          </table:table-cell>
          <table:table-cell table:formula="of:=([.$B$1])-(10*([.$B$2])*LOG([.E107];10))" office:value-type="float" office:value="33.4424191908443">
            <text:p>33.44</text:p>
          </table:table-cell>
          <table:table-cell/>
          <table:table-cell table:style-name="Default" office:value-type="float" office:value="4.27958">
            <text:p>4.28</text:p>
          </table:table-cell>
          <table:table-cell table:formula="of:=([.$B$1])-(10*([.$B$2])*LOG([.H107];10))" office:value-type="float" office:value="47.3719770152165">
            <text:p>47.37</text:p>
          </table:table-cell>
          <table:table-cell/>
          <table:table-cell table:style-name="Default" office:value-type="float" office:value="22.329428">
            <text:p>22.33</text:p>
          </table:table-cell>
          <table:table-cell table:formula="of:=([.$B$1])-(10*([.$B$2])*LOG([.K107];10))" office:value-type="float" office:value="33.0224480371161">
            <text:p>33.02</text:p>
          </table:table-cell>
          <table:table-cell/>
          <table:table-cell table:style-name="Default" office:value-type="float" office:value="29.240076">
            <text:p>29.24</text:p>
          </table:table-cell>
          <table:table-cell table:formula="of:=([.$B$1])-(10*([.$B$2])*LOG([.N107];10))" office:value-type="float" office:value="30.6804300581291">
            <text:p>30.68</text:p>
          </table:table-cell>
          <table:table-cell/>
          <table:table-cell table:style-name="Default" office:value-type="float" office:value="16.61481">
            <text:p>16.61</text:p>
          </table:table-cell>
          <table:table-cell table:formula="of:=([.$B$1])-(10*([.$B$2])*LOG([.Q107];10))" office:value-type="float" office:value="35.5900924153291">
            <text:p>35.59</text:p>
          </table:table-cell>
          <table:table-cell/>
          <table:table-cell table:style-name="Default" office:value-type="float" office:value="25.54432">
            <text:p>25.54</text:p>
          </table:table-cell>
          <table:table-cell table:formula="of:=([.$B$1])-(10*([.$B$2])*LOG([.T107];10))" office:value-type="float" office:value="31.8541130784078">
            <text:p>31.85</text:p>
          </table:table-cell>
          <table:table-cell/>
          <table:table-cell office:value-type="float" office:value="101">
            <text:p>101</text:p>
          </table:table-cell>
          <table:table-cell table:number-columns-repeated="1001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54">
            <text:p>554</text:p>
          </table:table-cell>
          <table:table-cell office:value-type="string">
            <text:p>nn</text:p>
          </table:table-cell>
          <table:table-cell/>
          <table:table-cell table:style-name="Default" office:value-type="float" office:value="20.878852">
            <text:p>20.88</text:p>
          </table:table-cell>
          <table:table-cell table:formula="of:=([.$B$1])-(10*([.$B$2])*LOG([.E108];10))" office:value-type="float" office:value="33.605867684058">
            <text:p>33.61</text:p>
          </table:table-cell>
          <table:table-cell/>
          <table:table-cell table:style-name="Default" office:value-type="float" office:value="5.656316">
            <text:p>5.66</text:p>
          </table:table-cell>
          <table:table-cell table:formula="of:=([.$B$1])-(10*([.$B$2])*LOG([.H108];10))" office:value-type="float" office:value="44.9493267182305">
            <text:p>44.95</text:p>
          </table:table-cell>
          <table:table-cell/>
          <table:table-cell table:style-name="Default" office:value-type="float" office:value="25.086147">
            <text:p>25.09</text:p>
          </table:table-cell>
          <table:table-cell table:formula="of:=([.$B$1])-(10*([.$B$2])*LOG([.K108];10))" office:value-type="float" office:value="32.0113207435258">
            <text:p>32.01</text:p>
          </table:table-cell>
          <table:table-cell/>
          <table:table-cell table:style-name="Default" office:value-type="float" office:value="31.238023">
            <text:p>31.24</text:p>
          </table:table-cell>
          <table:table-cell table:formula="of:=([.$B$1])-(10*([.$B$2])*LOG([.N108];10))" office:value-type="float" office:value="30.1063291933082">
            <text:p>30.11</text:p>
          </table:table-cell>
          <table:table-cell/>
          <table:table-cell table:style-name="Default" office:value-type="float" office:value="13.954829">
            <text:p>13.95</text:p>
          </table:table-cell>
          <table:table-cell table:formula="of:=([.$B$1])-(10*([.$B$2])*LOG([.Q108];10))" office:value-type="float" office:value="37.1055096182063">
            <text:p>37.11</text:p>
          </table:table-cell>
          <table:table-cell/>
          <table:table-cell table:style-name="Default" office:value-type="float" office:value="24.651069">
            <text:p>24.65</text:p>
          </table:table-cell>
          <table:table-cell table:formula="of:=([.$B$1])-(10*([.$B$2])*LOG([.T108];10))" office:value-type="float" office:value="32.163284853711">
            <text:p>32.16</text:p>
          </table:table-cell>
          <table:table-cell/>
          <table:table-cell office:value-type="float" office:value="102">
            <text:p>102</text:p>
          </table:table-cell>
          <table:table-cell table:number-columns-repeated="1001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554">
            <text:p>554</text:p>
          </table:table-cell>
          <table:table-cell office:value-type="string">
            <text:p>no</text:p>
          </table:table-cell>
          <table:table-cell/>
          <table:table-cell table:style-name="Default" office:value-type="float" office:value="20.842422">
            <text:p>20.84</text:p>
          </table:table-cell>
          <table:table-cell table:formula="of:=([.$B$1])-(10*([.$B$2])*LOG([.E109];10))" office:value-type="float" office:value="33.6210363023477">
            <text:p>33.62</text:p>
          </table:table-cell>
          <table:table-cell/>
          <table:table-cell table:style-name="Default" office:value-type="float" office:value="7.802052">
            <text:p>7.8</text:p>
          </table:table-cell>
          <table:table-cell table:formula="of:=([.$B$1])-(10*([.$B$2])*LOG([.H109];10))" office:value-type="float" office:value="42.1558231895904">
            <text:p>42.16</text:p>
          </table:table-cell>
          <table:table-cell/>
          <table:table-cell table:style-name="Default" office:value-type="float" office:value="27.842867">
            <text:p>27.84</text:p>
          </table:table-cell>
          <table:table-cell table:formula="of:=([.$B$1])-(10*([.$B$2])*LOG([.K109];10))" office:value-type="float" office:value="31.1057209428877">
            <text:p>31.11</text:p>
          </table:table-cell>
          <table:table-cell/>
          <table:table-cell table:style-name="Default" office:value-type="float" office:value="33.344343">
            <text:p>33.34</text:p>
          </table:table-cell>
          <table:table-cell table:formula="of:=([.$B$1])-(10*([.$B$2])*LOG([.N109];10))" office:value-type="float" office:value="29.5395567055787">
            <text:p>29.54</text:p>
          </table:table-cell>
          <table:table-cell/>
          <table:table-cell table:style-name="Default" office:value-type="float" office:value="11.341145">
            <text:p>11.34</text:p>
          </table:table-cell>
          <table:table-cell table:formula="of:=([.$B$1])-(10*([.$B$2])*LOG([.Q109];10))" office:value-type="float" office:value="38.9068619387054">
            <text:p>38.91</text:p>
          </table:table-cell>
          <table:table-cell/>
          <table:table-cell table:style-name="Default" office:value-type="float" office:value="24.042403">
            <text:p>24.04</text:p>
          </table:table-cell>
          <table:table-cell table:formula="of:=([.$B$1])-(10*([.$B$2])*LOG([.T109];10))" office:value-type="float" office:value="32.3804425491225">
            <text:p>32.38</text:p>
          </table:table-cell>
          <table:table-cell/>
          <table:table-cell office:value-type="float" office:value="103">
            <text:p>103</text:p>
          </table:table-cell>
          <table:table-cell table:number-columns-repeated="1001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554">
            <text:p>554</text:p>
          </table:table-cell>
          <table:table-cell office:value-type="string">
            <text:p>np</text:p>
          </table:table-cell>
          <table:table-cell/>
          <table:table-cell table:style-name="Default" office:value-type="float" office:value="21.168034">
            <text:p>21.17</text:p>
          </table:table-cell>
          <table:table-cell table:formula="of:=([.$B$1])-(10*([.$B$2])*LOG([.E110];10))" office:value-type="float" office:value="33.4863895118838">
            <text:p>33.49</text:p>
          </table:table-cell>
          <table:table-cell/>
          <table:table-cell table:style-name="Default" office:value-type="float" office:value="10.244468">
            <text:p>10.24</text:p>
          </table:table-cell>
          <table:table-cell table:formula="of:=([.$B$1])-(10*([.$B$2])*LOG([.H110];10))" office:value-type="float" office:value="39.7902117958431">
            <text:p>39.79</text:p>
          </table:table-cell>
          <table:table-cell/>
          <table:table-cell table:style-name="Default" office:value-type="float" office:value="30.599586">
            <text:p>30.6</text:p>
          </table:table-cell>
          <table:table-cell table:formula="of:=([.$B$1])-(10*([.$B$2])*LOG([.K110];10))" office:value-type="float" office:value="30.2856889861408">
            <text:p>30.29</text:p>
          </table:table-cell>
          <table:table-cell/>
          <table:table-cell table:style-name="Default" office:value-type="float" office:value="35.539771">
            <text:p>35.54</text:p>
          </table:table-cell>
          <table:table-cell table:formula="of:=([.$B$1])-(10*([.$B$2])*LOG([.N110];10))" office:value-type="float" office:value="28.9857074978382">
            <text:p>28.99</text:p>
          </table:table-cell>
          <table:table-cell/>
          <table:table-cell table:style-name="Default" office:value-type="float" office:value="8.815039">
            <text:p>8.82</text:p>
          </table:table-cell>
          <table:table-cell table:formula="of:=([.$B$1])-(10*([.$B$2])*LOG([.Q110];10))" office:value-type="float" office:value="41.0955152385982">
            <text:p>41.1</text:p>
          </table:table-cell>
          <table:table-cell/>
          <table:table-cell table:style-name="Default" office:value-type="float" office:value="23.740221">
            <text:p>23.74</text:p>
          </table:table-cell>
          <table:table-cell table:formula="of:=([.$B$1])-(10*([.$B$2])*LOG([.T110];10))" office:value-type="float" office:value="32.4903048494704">
            <text:p>32.49</text:p>
          </table:table-cell>
          <table:table-cell/>
          <table:table-cell office:value-type="float" office:value="104">
            <text:p>104</text:p>
          </table:table-cell>
          <table:table-cell table:number-columns-repeated="1001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554">
            <text:p>554</text:p>
          </table:table-cell>
          <table:table-cell office:value-type="string">
            <text:p>nq</text:p>
          </table:table-cell>
          <table:table-cell/>
          <table:table-cell table:style-name="Default" office:value-type="float" office:value="21.8395">
            <text:p>21.84</text:p>
          </table:table-cell>
          <table:table-cell table:formula="of:=([.$B$1])-(10*([.$B$2])*LOG([.E111];10))" office:value-type="float" office:value="33.215146174407">
            <text:p>33.22</text:p>
          </table:table-cell>
          <table:table-cell/>
          <table:table-cell table:style-name="Default" office:value-type="float" office:value="12.81504">
            <text:p>12.82</text:p>
          </table:table-cell>
          <table:table-cell table:formula="of:=([.$B$1])-(10*([.$B$2])*LOG([.H111];10))" office:value-type="float" office:value="37.8456006780034">
            <text:p>37.85</text:p>
          </table:table-cell>
          <table:table-cell/>
          <table:table-cell table:style-name="Default" office:value-type="float" office:value="33.356306">
            <text:p>33.36</text:p>
          </table:table-cell>
          <table:table-cell table:formula="of:=([.$B$1])-(10*([.$B$2])*LOG([.K111];10))" office:value-type="float" office:value="29.5364410147897">
            <text:p>29.54</text:p>
          </table:table-cell>
          <table:table-cell/>
          <table:table-cell table:style-name="Default" office:value-type="float" office:value="37.808787">
            <text:p>37.81</text:p>
          </table:table-cell>
          <table:table-cell table:formula="of:=([.$B$1])-(10*([.$B$2])*LOG([.N111];10))" office:value-type="float" office:value="28.4481451132396">
            <text:p>28.45</text:p>
          </table:table-cell>
          <table:table-cell/>
          <table:table-cell table:style-name="Default" office:value-type="float" office:value="6.479757">
            <text:p>6.48</text:p>
          </table:table-cell>
          <table:table-cell table:formula="of:=([.$B$1])-(10*([.$B$2])*LOG([.Q111];10))" office:value-type="float" office:value="43.768825609557">
            <text:p>43.77</text:p>
          </table:table-cell>
          <table:table-cell/>
          <table:table-cell table:style-name="Default" office:value-type="float" office:value="23.756221">
            <text:p>23.76</text:p>
          </table:table-cell>
          <table:table-cell table:formula="of:=([.$B$1])-(10*([.$B$2])*LOG([.T111];10))" office:value-type="float" office:value="32.484452864201">
            <text:p>32.48</text:p>
          </table:table-cell>
          <table:table-cell/>
          <table:table-cell office:value-type="float" office:value="105">
            <text:p>105</text:p>
          </table:table-cell>
          <table:table-cell table:number-columns-repeated="1001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554">
            <text:p>554</text:p>
          </table:table-cell>
          <table:table-cell office:value-type="string">
            <text:p>nr</text:p>
          </table:table-cell>
          <table:table-cell/>
          <table:table-cell table:style-name="Default" office:value-type="float" office:value="22.82632">
            <text:p>22.83</text:p>
          </table:table-cell>
          <table:table-cell table:formula="of:=([.$B$1])-(10*([.$B$2])*LOG([.E112];10))" office:value-type="float" office:value="32.8312819738883">
            <text:p>32.83</text:p>
          </table:table-cell>
          <table:table-cell/>
          <table:table-cell table:style-name="Default" office:value-type="float" office:value="15.449931">
            <text:p>15.45</text:p>
          </table:table-cell>
          <table:table-cell table:formula="of:=([.$B$1])-(10*([.$B$2])*LOG([.H112];10))" office:value-type="float" office:value="36.2214691162213">
            <text:p>36.22</text:p>
          </table:table-cell>
          <table:table-cell/>
          <table:table-cell table:style-name="Default" office:value-type="float" office:value="36.113025">
            <text:p>36.11</text:p>
          </table:table-cell>
          <table:table-cell table:formula="of:=([.$B$1])-(10*([.$B$2])*LOG([.K112];10))" office:value-type="float" office:value="28.8467226292571">
            <text:p>28.85</text:p>
          </table:table-cell>
          <table:table-cell/>
          <table:table-cell table:style-name="Default" office:value-type="float" office:value="40.138915">
            <text:p>40.14</text:p>
          </table:table-cell>
          <table:table-cell table:formula="of:=([.$B$1])-(10*([.$B$2])*LOG([.N112];10))" office:value-type="float" office:value="27.9286874231597">
            <text:p>27.93</text:p>
          </table:table-cell>
          <table:table-cell/>
          <table:table-cell table:style-name="Default" office:value-type="float" office:value="4.633421">
            <text:p>4.63</text:p>
          </table:table-cell>
          <table:table-cell table:formula="of:=([.$B$1])-(10*([.$B$2])*LOG([.Q112];10))" office:value-type="float" office:value="46.6819647463355">
            <text:p>46.68</text:p>
          </table:table-cell>
          <table:table-cell/>
          <table:table-cell table:style-name="Default" office:value-type="float" office:value="24.08977">
            <text:p>24.09</text:p>
          </table:table-cell>
          <table:table-cell table:formula="of:=([.$B$1])-(10*([.$B$2])*LOG([.T112];10))" office:value-type="float" office:value="32.3633469292217">
            <text:p>32.36</text:p>
          </table:table-cell>
          <table:table-cell/>
          <table:table-cell office:value-type="float" office:value="106">
            <text:p>106</text:p>
          </table:table-cell>
          <table:table-cell table:number-columns-repeated="1001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554">
            <text:p>554</text:p>
          </table:table-cell>
          <table:table-cell office:value-type="string">
            <text:p>ns</text:p>
          </table:table-cell>
          <table:table-cell/>
          <table:table-cell table:style-name="Default" office:value-type="float" office:value="24.08977">
            <text:p>24.09</text:p>
          </table:table-cell>
          <table:table-cell table:formula="of:=([.$B$1])-(10*([.$B$2])*LOG([.E113];10))" office:value-type="float" office:value="32.3633469292217">
            <text:p>32.36</text:p>
          </table:table-cell>
          <table:table-cell/>
          <table:table-cell table:style-name="Default" office:value-type="float" office:value="18.121106">
            <text:p>18.12</text:p>
          </table:table-cell>
          <table:table-cell table:formula="of:=([.$B$1])-(10*([.$B$2])*LOG([.H113];10))" office:value-type="float" office:value="34.836305984135">
            <text:p>34.84</text:p>
          </table:table-cell>
          <table:table-cell/>
          <table:table-cell table:style-name="Default" office:value-type="float" office:value="38.869745">
            <text:p>38.87</text:p>
          </table:table-cell>
          <table:table-cell table:formula="of:=([.$B$1])-(10*([.$B$2])*LOG([.K113];10))" office:value-type="float" office:value="28.2077661698579">
            <text:p>28.21</text:p>
          </table:table-cell>
          <table:table-cell/>
          <table:table-cell table:style-name="Default" office:value-type="float" office:value="42.520108">
            <text:p>42.52</text:p>
          </table:table-cell>
          <table:table-cell table:formula="of:=([.$B$1])-(10*([.$B$2])*LOG([.N113];10))" office:value-type="float" office:value="27.4281128210066">
            <text:p>27.43</text:p>
          </table:table-cell>
          <table:table-cell/>
          <table:table-cell table:style-name="Default" office:value-type="float" office:value="4.018575">
            <text:p>4.02</text:p>
          </table:table-cell>
          <table:table-cell table:formula="of:=([.$B$1])-(10*([.$B$2])*LOG([.Q113];10))" office:value-type="float" office:value="47.9185584375661">
            <text:p>47.92</text:p>
          </table:table-cell>
          <table:table-cell/>
          <table:table-cell table:style-name="Default" office:value-type="float" office:value="24.72802">
            <text:p>24.73</text:p>
          </table:table-cell>
          <table:table-cell table:formula="of:=([.$B$1])-(10*([.$B$2])*LOG([.T113];10))" office:value-type="float" office:value="32.1362131337526">
            <text:p>32.14</text:p>
          </table:table-cell>
          <table:table-cell/>
          <table:table-cell office:value-type="float" office:value="107">
            <text:p>107</text:p>
          </table:table-cell>
          <table:table-cell table:number-columns-repeated="1001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592">
            <text:p>592</text:p>
          </table:table-cell>
          <table:table-cell office:value-type="string">
            <text:p>oe</text:p>
          </table:table-cell>
          <table:table-cell/>
          <table:table-cell table:style-name="Default" office:value-type="float" office:value="32.001999">
            <text:p>32</text:p>
          </table:table-cell>
          <table:table-cell table:formula="of:=([.$B$1])-(10*([.$B$2])*LOG([.E114];10))" office:value-type="float" office:value="29.8964578538805">
            <text:p>29.9</text:p>
          </table:table-cell>
          <table:table-cell/>
          <table:table-cell table:style-name="Default" office:value-type="float" office:value="21.881651">
            <text:p>21.88</text:p>
          </table:table-cell>
          <table:table-cell table:formula="of:=([.$B$1])-(10*([.$B$2])*LOG([.H114];10))" office:value-type="float" office:value="33.1983982599907">
            <text:p>33.2</text:p>
          </table:table-cell>
          <table:table-cell/>
          <table:table-cell table:style-name="Default" office:value-type="float" office:value="2.651328">
            <text:p>2.65</text:p>
          </table:table-cell>
          <table:table-cell table:formula="of:=([.$B$1])-(10*([.$B$2])*LOG([.K114];10))" office:value-type="float" office:value="51.5307308336563">
            <text:p>51.53</text:p>
          </table:table-cell>
          <table:table-cell/>
          <table:table-cell table:style-name="Default" office:value-type="float" office:value="18.246485">
            <text:p>18.25</text:p>
          </table:table-cell>
          <table:table-cell table:formula="of:=([.$B$1])-(10*([.$B$2])*LOG([.N114];10))" office:value-type="float" office:value="34.7764157114172">
            <text:p>34.78</text:p>
          </table:table-cell>
          <table:table-cell/>
          <table:table-cell table:style-name="Default" office:value-type="float" office:value="38.613759">
            <text:p>38.61</text:p>
          </table:table-cell>
          <table:table-cell table:formula="of:=([.$B$1])-(10*([.$B$2])*LOG([.Q114];10))" office:value-type="float" office:value="28.2651583661239">
            <text:p>28.27</text:p>
          </table:table-cell>
          <table:table-cell/>
          <table:table-cell table:style-name="Default" office:value-type="float" office:value="40.996646">
            <text:p>41</text:p>
          </table:table-cell>
          <table:table-cell table:formula="of:=([.$B$1])-(10*([.$B$2])*LOG([.T114];10))" office:value-type="float" office:value="27.7450334428126">
            <text:p>27.75</text:p>
          </table:table-cell>
          <table:table-cell/>
          <table:table-cell office:value-type="float" office:value="108">
            <text:p>108</text:p>
          </table:table-cell>
          <table:table-cell table:number-columns-repeated="1001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592">
            <text:p>592</text:p>
          </table:table-cell>
          <table:table-cell office:value-type="string">
            <text:p>of</text:p>
          </table:table-cell>
          <table:table-cell/>
          <table:table-cell table:style-name="Default" office:value-type="float" office:value="29.666452">
            <text:p>29.67</text:p>
          </table:table-cell>
          <table:table-cell table:formula="of:=([.$B$1])-(10*([.$B$2])*LOG([.E115];10))" office:value-type="float" office:value="30.5546878124294">
            <text:p>30.55</text:p>
          </table:table-cell>
          <table:table-cell/>
          <table:table-cell table:style-name="Default" office:value-type="float" office:value="19.149282">
            <text:p>19.15</text:p>
          </table:table-cell>
          <table:table-cell table:formula="of:=([.$B$1])-(10*([.$B$2])*LOG([.H115];10))" office:value-type="float" office:value="34.3569501041775">
            <text:p>34.36</text:p>
          </table:table-cell>
          <table:table-cell/>
          <table:table-cell table:style-name="Default" office:value-type="float" office:value="4.219222">
            <text:p>4.22</text:p>
          </table:table-cell>
          <table:table-cell table:formula="of:=([.$B$1])-(10*([.$B$2])*LOG([.K115];10))" office:value-type="float" office:value="47.4953524606559">
            <text:p>47.5</text:p>
          </table:table-cell>
          <table:table-cell/>
          <table:table-cell table:style-name="Default" office:value-type="float" office:value="18.257414">
            <text:p>18.26</text:p>
          </table:table-cell>
          <table:table-cell table:formula="of:=([.$B$1])-(10*([.$B$2])*LOG([.N115];10))" office:value-type="float" office:value="34.7712147277803">
            <text:p>34.77</text:p>
          </table:table-cell>
          <table:table-cell/>
          <table:table-cell table:style-name="Default" office:value-type="float" office:value="35.765448">
            <text:p>35.77</text:p>
          </table:table-cell>
          <table:table-cell table:formula="of:=([.$B$1])-(10*([.$B$2])*LOG([.Q115];10))" office:value-type="float" office:value="28.9307266117707">
            <text:p>28.93</text:p>
          </table:table-cell>
          <table:table-cell/>
          <table:table-cell table:style-name="Default" office:value-type="float" office:value="38.822304">
            <text:p>38.82</text:p>
          </table:table-cell>
          <table:table-cell table:formula="of:=([.$B$1])-(10*([.$B$2])*LOG([.T115];10))" office:value-type="float" office:value="28.2183738793169">
            <text:p>28.22</text:p>
          </table:table-cell>
          <table:table-cell/>
          <table:table-cell office:value-type="float" office:value="109">
            <text:p>109</text:p>
          </table:table-cell>
          <table:table-cell table:number-columns-repeated="1001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592">
            <text:p>592</text:p>
          </table:table-cell>
          <table:table-cell office:value-type="string">
            <text:p>og</text:p>
          </table:table-cell>
          <table:table-cell/>
          <table:table-cell table:style-name="Default" office:value-type="float" office:value="27.43767">
            <text:p>27.44</text:p>
          </table:table-cell>
          <table:table-cell table:formula="of:=([.$B$1])-(10*([.$B$2])*LOG([.E116];10))" office:value-type="float" office:value="31.2330554315412">
            <text:p>31.23</text:p>
          </table:table-cell>
          <table:table-cell/>
          <table:table-cell table:style-name="Default" office:value-type="float" office:value="16.472408">
            <text:p>16.47</text:p>
          </table:table-cell>
          <table:table-cell table:formula="of:=([.$B$1])-(10*([.$B$2])*LOG([.H116];10))" office:value-type="float" office:value="35.664858187011">
            <text:p>35.66</text:p>
          </table:table-cell>
          <table:table-cell/>
          <table:table-cell table:style-name="Default" office:value-type="float" office:value="6.732832">
            <text:p>6.73</text:p>
          </table:table-cell>
          <table:table-cell table:formula="of:=([.$B$1])-(10*([.$B$2])*LOG([.K116];10))" office:value-type="float" office:value="43.4360444413205">
            <text:p>43.44</text:p>
          </table:table-cell>
          <table:table-cell/>
          <table:table-cell table:style-name="Default" office:value-type="float" office:value="18.721353">
            <text:p>18.72</text:p>
          </table:table-cell>
          <table:table-cell table:formula="of:=([.$B$1])-(10*([.$B$2])*LOG([.N116];10))" office:value-type="float" office:value="34.5532553564022">
            <text:p>34.55</text:p>
          </table:table-cell>
          <table:table-cell/>
          <table:table-cell table:style-name="Default" office:value-type="float" office:value="32.925203">
            <text:p>32.93</text:p>
          </table:table-cell>
          <table:table-cell table:formula="of:=([.$B$1])-(10*([.$B$2])*LOG([.Q116];10))" office:value-type="float" office:value="29.6494307743954">
            <text:p>29.65</text:p>
          </table:table-cell>
          <table:table-cell/>
          <table:table-cell table:style-name="Default" office:value-type="float" office:value="36.747443">
            <text:p>36.75</text:p>
          </table:table-cell>
          <table:table-cell table:formula="of:=([.$B$1])-(10*([.$B$2])*LOG([.T116];10))" office:value-type="float" office:value="28.6954575014597">
            <text:p>28.7</text:p>
          </table:table-cell>
          <table:table-cell/>
          <table:table-cell office:value-type="float" office:value="110">
            <text:p>110</text:p>
          </table:table-cell>
          <table:table-cell table:number-columns-repeated="1001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92">
            <text:p>592</text:p>
          </table:table-cell>
          <table:table-cell office:value-type="string">
            <text:p>oh</text:p>
          </table:table-cell>
          <table:table-cell/>
          <table:table-cell table:style-name="Default" office:value-type="float" office:value="25.248074">
            <text:p>25.25</text:p>
          </table:table-cell>
          <table:table-cell table:formula="of:=([.$B$1])-(10*([.$B$2])*LOG([.E117];10))" office:value-type="float" office:value="31.9554349117578">
            <text:p>31.96</text:p>
          </table:table-cell>
          <table:table-cell/>
          <table:table-cell table:style-name="Default" office:value-type="float" office:value="13.762907">
            <text:p>13.76</text:p>
          </table:table-cell>
          <table:table-cell table:formula="of:=([.$B$1])-(10*([.$B$2])*LOG([.H117];10))" office:value-type="float" office:value="37.2257964953858">
            <text:p>37.23</text:p>
          </table:table-cell>
          <table:table-cell/>
          <table:table-cell table:style-name="Default" office:value-type="float" office:value="9.599165">
            <text:p>9.6</text:p>
          </table:table-cell>
          <table:table-cell table:formula="of:=([.$B$1])-(10*([.$B$2])*LOG([.K117];10))" office:value-type="float" office:value="40.355330863509">
            <text:p>40.36</text:p>
          </table:table-cell>
          <table:table-cell/>
          <table:table-cell table:style-name="Default" office:value-type="float" office:value="19.657942">
            <text:p>19.66</text:p>
          </table:table-cell>
          <table:table-cell table:formula="of:=([.$B$1])-(10*([.$B$2])*LOG([.N117];10))" office:value-type="float" office:value="34.1292390127096">
            <text:p>34.13</text:p>
          </table:table-cell>
          <table:table-cell/>
          <table:table-cell table:style-name="Default" office:value-type="float" office:value="29.960862">
            <text:p>29.96</text:p>
          </table:table-cell>
          <table:table-cell table:formula="of:=([.$B$1])-(10*([.$B$2])*LOG([.Q117];10))" office:value-type="float" office:value="30.4689139152739">
            <text:p>30.47</text:p>
          </table:table-cell>
          <table:table-cell/>
          <table:table-cell table:style-name="Default" office:value-type="float" office:value="34.699916">
            <text:p>34.7</text:p>
          </table:table-cell>
          <table:table-cell table:formula="of:=([.$B$1])-(10*([.$B$2])*LOG([.T117];10))" office:value-type="float" office:value="29.1934315305691">
            <text:p>29.19</text:p>
          </table:table-cell>
          <table:table-cell/>
          <table:table-cell office:value-type="float" office:value="111">
            <text:p>111</text:p>
          </table:table-cell>
          <table:table-cell table:number-columns-repeated="1001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592">
            <text:p>592</text:p>
          </table:table-cell>
          <table:table-cell office:value-type="string">
            <text:p>oi</text:p>
          </table:table-cell>
          <table:table-cell/>
          <table:table-cell table:style-name="Default" office:value-type="float" office:value="23.421167">
            <text:p>23.42</text:p>
          </table:table-cell>
          <table:table-cell table:formula="of:=([.$B$1])-(10*([.$B$2])*LOG([.E118];10))" office:value-type="float" office:value="32.6078293850737">
            <text:p>32.61</text:p>
          </table:table-cell>
          <table:table-cell/>
          <table:table-cell table:style-name="Default" office:value-type="float" office:value="11.441216">
            <text:p>11.44</text:p>
          </table:table-cell>
          <table:table-cell table:formula="of:=([.$B$1])-(10*([.$B$2])*LOG([.H118];10))" office:value-type="float" office:value="38.8305563045224">
            <text:p>38.83</text:p>
          </table:table-cell>
          <table:table-cell/>
          <table:table-cell table:style-name="Default" office:value-type="float" office:value="12.274369">
            <text:p>12.27</text:p>
          </table:table-cell>
          <table:table-cell table:formula="of:=([.$B$1])-(10*([.$B$2])*LOG([.K118];10))" office:value-type="float" office:value="38.2200164962984">
            <text:p>38.22</text:p>
          </table:table-cell>
          <table:table-cell/>
          <table:table-cell table:style-name="Default" office:value-type="float" office:value="20.858368">
            <text:p>20.86</text:p>
          </table:table-cell>
          <table:table-cell table:formula="of:=([.$B$1])-(10*([.$B$2])*LOG([.N118];10))" office:value-type="float" office:value="33.6143934928029">
            <text:p>33.61</text:p>
          </table:table-cell>
          <table:table-cell/>
          <table:table-cell table:style-name="Default" office:value-type="float" office:value="27.27899">
            <text:p>27.28</text:p>
          </table:table-cell>
          <table:table-cell table:formula="of:=([.$B$1])-(10*([.$B$2])*LOG([.Q118];10))" office:value-type="float" office:value="31.2834342679555">
            <text:p>31.28</text:p>
          </table:table-cell>
          <table:table-cell/>
          <table:table-cell table:style-name="Default" office:value-type="float" office:value="32.970469">
            <text:p>32.97</text:p>
          </table:table-cell>
          <table:table-cell table:formula="of:=([.$B$1])-(10*([.$B$2])*LOG([.T118];10))" office:value-type="float" office:value="29.6374975007746">
            <text:p>29.64</text:p>
          </table:table-cell>
          <table:table-cell/>
          <table:table-cell office:value-type="float" office:value="112">
            <text:p>112</text:p>
          </table:table-cell>
          <table:table-cell table:number-columns-repeated="1001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592">
            <text:p>592</text:p>
          </table:table-cell>
          <table:table-cell office:value-type="string">
            <text:p>oj</text:p>
          </table:table-cell>
          <table:table-cell/>
          <table:table-cell table:style-name="Default" office:value-type="float" office:value="21.79073">
            <text:p>21.79</text:p>
          </table:table-cell>
          <table:table-cell table:formula="of:=([.$B$1])-(10*([.$B$2])*LOG([.E119];10))" office:value-type="float" office:value="33.2345644086946">
            <text:p>33.23</text:p>
          </table:table-cell>
          <table:table-cell/>
          <table:table-cell table:style-name="Default" office:value-type="float" office:value="9.358647">
            <text:p>9.36</text:p>
          </table:table-cell>
          <table:table-cell table:formula="of:=([.$B$1])-(10*([.$B$2])*LOG([.H119];10))" office:value-type="float" office:value="40.5757386724757">
            <text:p>40.58</text:p>
          </table:table-cell>
          <table:table-cell/>
          <table:table-cell table:style-name="Default" office:value-type="float" office:value="14.979162">
            <text:p>14.98</text:p>
          </table:table-cell>
          <table:table-cell table:formula="of:=([.$B$1])-(10*([.$B$2])*LOG([.K119];10))" office:value-type="float" office:value="36.4902496458897">
            <text:p>36.49</text:p>
          </table:table-cell>
          <table:table-cell/>
          <table:table-cell table:style-name="Default" office:value-type="float" office:value="22.336234">
            <text:p>22.34</text:p>
          </table:table-cell>
          <table:table-cell table:formula="of:=([.$B$1])-(10*([.$B$2])*LOG([.N119];10))" office:value-type="float" office:value="33.0198009850996">
            <text:p>33.02</text:p>
          </table:table-cell>
          <table:table-cell/>
          <table:table-cell table:style-name="Default" office:value-type="float" office:value="24.613662">
            <text:p>24.61</text:p>
          </table:table-cell>
          <table:table-cell table:formula="of:=([.$B$1])-(10*([.$B$2])*LOG([.Q119];10))" office:value-type="float" office:value="32.1764753504229">
            <text:p>32.18</text:p>
          </table:table-cell>
          <table:table-cell/>
          <table:table-cell table:style-name="Default" office:value-type="float" office:value="31.38819">
            <text:p>31.39</text:p>
          </table:table-cell>
          <table:table-cell table:formula="of:=([.$B$1])-(10*([.$B$2])*LOG([.T119];10))" office:value-type="float" office:value="30.0646745433908">
            <text:p>30.06</text:p>
          </table:table-cell>
          <table:table-cell/>
          <table:table-cell office:value-type="float" office:value="113">
            <text:p>113</text:p>
          </table:table-cell>
          <table:table-cell table:number-columns-repeated="1001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592">
            <text:p>592</text:p>
          </table:table-cell>
          <table:table-cell office:value-type="string">
            <text:p>ok</text:p>
          </table:table-cell>
          <table:table-cell/>
          <table:table-cell table:style-name="Default" office:value-type="float" office:value="20.403915">
            <text:p>20.4</text:p>
          </table:table-cell>
          <table:table-cell table:formula="of:=([.$B$1])-(10*([.$B$2])*LOG([.E120];10))" office:value-type="float" office:value="33.8057298870043">
            <text:p>33.81</text:p>
          </table:table-cell>
          <table:table-cell/>
          <table:table-cell table:style-name="Default" office:value-type="float" office:value="7.711427">
            <text:p>7.71</text:p>
          </table:table-cell>
          <table:table-cell table:formula="of:=([.$B$1])-(10*([.$B$2])*LOG([.H120];10))" office:value-type="float" office:value="42.2573049658788">
            <text:p>42.26</text:p>
          </table:table-cell>
          <table:table-cell/>
          <table:table-cell table:style-name="Default" office:value-type="float" office:value="17.699986">
            <text:p>17.7</text:p>
          </table:table-cell>
          <table:table-cell table:formula="of:=([.$B$1])-(10*([.$B$2])*LOG([.K120];10))" office:value-type="float" office:value="35.0405415429618">
            <text:p>35.04</text:p>
          </table:table-cell>
          <table:table-cell/>
          <table:table-cell table:style-name="Default" office:value-type="float" office:value="24.040428">
            <text:p>24.04</text:p>
          </table:table-cell>
          <table:table-cell table:formula="of:=([.$B$1])-(10*([.$B$2])*LOG([.N120];10))" office:value-type="float" office:value="32.3811560941317">
            <text:p>32.38</text:p>
          </table:table-cell>
          <table:table-cell/>
          <table:table-cell table:style-name="Default" office:value-type="float" office:value="21.970899">
            <text:p>21.97</text:p>
          </table:table-cell>
          <table:table-cell table:formula="of:=([.$B$1])-(10*([.$B$2])*LOG([.Q120];10))" office:value-type="float" office:value="33.1630434471598">
            <text:p>33.16</text:p>
          </table:table-cell>
          <table:table-cell/>
          <table:table-cell table:style-name="Default" office:value-type="float" office:value="29.976393">
            <text:p>29.98</text:p>
          </table:table-cell>
          <table:table-cell table:formula="of:=([.$B$1])-(10*([.$B$2])*LOG([.T120];10))" office:value-type="float" office:value="30.4644125227764">
            <text:p>30.46</text:p>
          </table:table-cell>
          <table:table-cell/>
          <table:table-cell office:value-type="float" office:value="114">
            <text:p>114</text:p>
          </table:table-cell>
          <table:table-cell table:number-columns-repeated="1001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92">
            <text:p>592</text:p>
          </table:table-cell>
          <table:table-cell office:value-type="string">
            <text:p>ol</text:p>
          </table:table-cell>
          <table:table-cell/>
          <table:table-cell table:style-name="Default" office:value-type="float" office:value="19.555229">
            <text:p>19.56</text:p>
          </table:table-cell>
          <table:table-cell table:formula="of:=([.$B$1])-(10*([.$B$2])*LOG([.E121];10))" office:value-type="float" office:value="34.1747418782012">
            <text:p>34.17</text:p>
          </table:table-cell>
          <table:table-cell/>
          <table:table-cell table:style-name="Default" office:value-type="float" office:value="6.953548">
            <text:p>6.95</text:p>
          </table:table-cell>
          <table:table-cell table:formula="of:=([.$B$1])-(10*([.$B$2])*LOG([.H121];10))" office:value-type="float" office:value="43.1558708617401">
            <text:p>43.16</text:p>
          </table:table-cell>
          <table:table-cell/>
          <table:table-cell table:style-name="Default" office:value-type="float" office:value="19.747138">
            <text:p>19.75</text:p>
          </table:table-cell>
          <table:table-cell table:formula="of:=([.$B$1])-(10*([.$B$2])*LOG([.K121];10))" office:value-type="float" office:value="34.0899167763198">
            <text:p>34.09</text:p>
          </table:table-cell>
          <table:table-cell/>
          <table:table-cell table:style-name="Default" office:value-type="float" office:value="25.439981">
            <text:p>25.44</text:p>
          </table:table-cell>
          <table:table-cell table:formula="of:=([.$B$1])-(10*([.$B$2])*LOG([.N121];10))" office:value-type="float" office:value="31.889664347578">
            <text:p>31.89</text:p>
          </table:table-cell>
          <table:table-cell/>
          <table:table-cell table:style-name="Default" office:value-type="float" office:value="20.009018">
            <text:p>20.01</text:p>
          </table:table-cell>
          <table:table-cell table:formula="of:=([.$B$1])-(10*([.$B$2])*LOG([.Q121];10))" office:value-type="float" office:value="33.9754845017849">
            <text:p>33.98</text:p>
          </table:table-cell>
          <table:table-cell/>
          <table:table-cell table:style-name="Default" office:value-type="float" office:value="29.044496">
            <text:p>29.04</text:p>
          </table:table-cell>
          <table:table-cell table:formula="of:=([.$B$1])-(10*([.$B$2])*LOG([.T121];10))" office:value-type="float" office:value="30.7387231059571">
            <text:p>30.74</text:p>
          </table:table-cell>
          <table:table-cell/>
          <table:table-cell office:value-type="float" office:value="115">
            <text:p>115</text:p>
          </table:table-cell>
          <table:table-cell table:number-columns-repeated="1001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592">
            <text:p>592</text:p>
          </table:table-cell>
          <table:table-cell office:value-type="string">
            <text:p>om</text:p>
          </table:table-cell>
          <table:table-cell/>
          <table:table-cell table:style-name="Default" office:value-type="float" office:value="18.721353">
            <text:p>18.72</text:p>
          </table:table-cell>
          <table:table-cell table:formula="of:=([.$B$1])-(10*([.$B$2])*LOG([.E122];10))" office:value-type="float" office:value="34.5532553564022">
            <text:p>34.55</text:p>
          </table:table-cell>
          <table:table-cell/>
          <table:table-cell table:style-name="Default" office:value-type="float" office:value="6.843386">
            <text:p>6.84</text:p>
          </table:table-cell>
          <table:table-cell table:formula="of:=([.$B$1])-(10*([.$B$2])*LOG([.H122];10))" office:value-type="float" office:value="43.2945792601581">
            <text:p>43.29</text:p>
          </table:table-cell>
          <table:table-cell/>
          <table:table-cell table:style-name="Default" office:value-type="float" office:value="22.48248">
            <text:p>22.48</text:p>
          </table:table-cell>
          <table:table-cell table:formula="of:=([.$B$1])-(10*([.$B$2])*LOG([.K122];10))" office:value-type="float" office:value="32.963115685094">
            <text:p>32.96</text:p>
          </table:table-cell>
          <table:table-cell/>
          <table:table-cell table:style-name="Default" office:value-type="float" office:value="27.43767">
            <text:p>27.44</text:p>
          </table:table-cell>
          <table:table-cell table:formula="of:=([.$B$1])-(10*([.$B$2])*LOG([.N122];10))" office:value-type="float" office:value="31.2330554315412">
            <text:p>31.23</text:p>
          </table:table-cell>
          <table:table-cell/>
          <table:table-cell table:style-name="Default" office:value-type="float" office:value="17.431211">
            <text:p>17.43</text:p>
          </table:table-cell>
          <table:table-cell table:formula="of:=([.$B$1])-(10*([.$B$2])*LOG([.Q122];10))" office:value-type="float" office:value="35.1734488012905">
            <text:p>35.17</text:p>
          </table:table-cell>
          <table:table-cell/>
          <table:table-cell table:style-name="Default" office:value-type="float" office:value="27.991904">
            <text:p>27.99</text:p>
          </table:table-cell>
          <table:table-cell table:formula="of:=([.$B$1])-(10*([.$B$2])*LOG([.T122];10))" office:value-type="float" office:value="31.0593511992582">
            <text:p>31.06</text:p>
          </table:table-cell>
          <table:table-cell/>
          <table:table-cell office:value-type="float" office:value="116">
            <text:p>116</text:p>
          </table:table-cell>
          <table:table-cell table:number-columns-repeated="1001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92">
            <text:p>592</text:p>
          </table:table-cell>
          <table:table-cell office:value-type="string">
            <text:p>on</text:p>
          </table:table-cell>
          <table:table-cell/>
          <table:table-cell table:style-name="Default" office:value-type="float" office:value="18.269377">
            <text:p>18.27</text:p>
          </table:table-cell>
          <table:table-cell table:formula="of:=([.$B$1])-(10*([.$B$2])*LOG([.E123];10))" office:value-type="float" office:value="34.765525243508">
            <text:p>34.77</text:p>
          </table:table-cell>
          <table:table-cell/>
          <table:table-cell table:style-name="Default" office:value-type="float" office:value="7.778884">
            <text:p>7.78</text:p>
          </table:table-cell>
          <table:table-cell table:formula="of:=([.$B$1])-(10*([.$B$2])*LOG([.H123];10))" office:value-type="float" office:value="42.1816540946715">
            <text:p>42.18</text:p>
          </table:table-cell>
          <table:table-cell/>
          <table:table-cell table:style-name="Default" office:value-type="float" office:value="25.222477">
            <text:p>25.22</text:p>
          </table:table-cell>
          <table:table-cell table:formula="of:=([.$B$1])-(10*([.$B$2])*LOG([.K123];10))" office:value-type="float" office:value="31.9642453064027">
            <text:p>31.96</text:p>
          </table:table-cell>
          <table:table-cell/>
          <table:table-cell table:style-name="Default" office:value-type="float" office:value="29.557703">
            <text:p>29.56</text:p>
          </table:table-cell>
          <table:table-cell table:formula="of:=([.$B$1])-(10*([.$B$2])*LOG([.N123];10))" office:value-type="float" office:value="30.5865863806362">
            <text:p>30.59</text:p>
          </table:table-cell>
          <table:table-cell/>
          <table:table-cell table:style-name="Default" office:value-type="float" office:value="14.917521">
            <text:p>14.92</text:p>
          </table:table-cell>
          <table:table-cell table:formula="of:=([.$B$1])-(10*([.$B$2])*LOG([.Q123];10))" office:value-type="float" office:value="36.5260668421892">
            <text:p>36.53</text:p>
          </table:table-cell>
          <table:table-cell/>
          <table:table-cell table:style-name="Default" office:value-type="float" office:value="27.179213">
            <text:p>27.18</text:p>
          </table:table-cell>
          <table:table-cell table:formula="of:=([.$B$1])-(10*([.$B$2])*LOG([.T123];10))" office:value-type="float" office:value="31.3152624566368">
            <text:p>31.32</text:p>
          </table:table-cell>
          <table:table-cell/>
          <table:table-cell office:value-type="float" office:value="117">
            <text:p>117</text:p>
          </table:table-cell>
          <table:table-cell table:number-columns-repeated="1001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592">
            <text:p>592</text:p>
          </table:table-cell>
          <table:table-cell office:value-type="string">
            <text:p>oo</text:p>
          </table:table-cell>
          <table:table-cell/>
          <table:table-cell table:style-name="Default" office:value-type="float" office:value="18.227733">
            <text:p>18.23</text:p>
          </table:table-cell>
          <table:table-cell table:formula="of:=([.$B$1])-(10*([.$B$2])*LOG([.E124];10))" office:value-type="float" office:value="34.785346831851">
            <text:p>34.79</text:p>
          </table:table-cell>
          <table:table-cell/>
          <table:table-cell table:style-name="Default" office:value-type="float" office:value="9.454583">
            <text:p>9.45</text:p>
          </table:table-cell>
          <table:table-cell table:formula="of:=([.$B$1])-(10*([.$B$2])*LOG([.H124];10))" office:value-type="float" office:value="40.4871524242533">
            <text:p>40.49</text:p>
          </table:table-cell>
          <table:table-cell/>
          <table:table-cell table:style-name="Default" office:value-type="float" office:value="27.965761">
            <text:p>27.97</text:p>
          </table:table-cell>
          <table:table-cell table:formula="of:=([.$B$1])-(10*([.$B$2])*LOG([.K124];10))" office:value-type="float" office:value="31.0674671644018">
            <text:p>31.07</text:p>
          </table:table-cell>
          <table:table-cell/>
          <table:table-cell table:style-name="Default" office:value-type="float" office:value="31.775602">
            <text:p>31.78</text:p>
          </table:table-cell>
          <table:table-cell table:formula="of:=([.$B$1])-(10*([.$B$2])*LOG([.N124];10))" office:value-type="float" office:value="29.958124256674">
            <text:p>29.96</text:p>
          </table:table-cell>
          <table:table-cell/>
          <table:table-cell table:style-name="Default" office:value-type="float" office:value="12.506669">
            <text:p>12.51</text:p>
          </table:table-cell>
          <table:table-cell table:formula="of:=([.$B$1])-(10*([.$B$2])*LOG([.Q124];10))" office:value-type="float" office:value="38.0571668797511">
            <text:p>38.06</text:p>
          </table:table-cell>
          <table:table-cell/>
          <table:table-cell table:style-name="Default" office:value-type="float" office:value="26.628398">
            <text:p>26.63</text:p>
          </table:table-cell>
          <table:table-cell table:formula="of:=([.$B$1])-(10*([.$B$2])*LOG([.T124];10))" office:value-type="float" office:value="31.4930992102282">
            <text:p>31.49</text:p>
          </table:table-cell>
          <table:table-cell/>
          <table:table-cell office:value-type="float" office:value="118">
            <text:p>118</text:p>
          </table:table-cell>
          <table:table-cell table:number-columns-repeated="1001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592">
            <text:p>592</text:p>
          </table:table-cell>
          <table:table-cell office:value-type="string">
            <text:p>op</text:p>
          </table:table-cell>
          <table:table-cell/>
          <table:table-cell table:style-name="Default" office:value-type="float" office:value="18.599176">
            <text:p>18.6</text:p>
          </table:table-cell>
          <table:table-cell table:formula="of:=([.$B$1])-(10*([.$B$2])*LOG([.E125];10))" office:value-type="float" office:value="34.610125918416">
            <text:p>34.61</text:p>
          </table:table-cell>
          <table:table-cell/>
          <table:table-cell table:style-name="Default" office:value-type="float" office:value="11.55276">
            <text:p>11.55</text:p>
          </table:table-cell>
          <table:table-cell table:formula="of:=([.$B$1])-(10*([.$B$2])*LOG([.H125];10))" office:value-type="float" office:value="38.7462849741775">
            <text:p>38.75</text:p>
          </table:table-cell>
          <table:table-cell/>
          <table:table-cell table:style-name="Default" office:value-type="float" office:value="30.711451">
            <text:p>30.71</text:p>
          </table:table-cell>
          <table:table-cell table:formula="of:=([.$B$1])-(10*([.$B$2])*LOG([.K125];10))" office:value-type="float" office:value="30.2539932859829">
            <text:p>30.25</text:p>
          </table:table-cell>
          <table:table-cell/>
          <table:table-cell table:style-name="Default" office:value-type="float" office:value="34.072261">
            <text:p>34.07</text:p>
          </table:table-cell>
          <table:table-cell table:formula="of:=([.$B$1])-(10*([.$B$2])*LOG([.N125];10))" office:value-type="float" office:value="29.3519809228646">
            <text:p>29.35</text:p>
          </table:table-cell>
          <table:table-cell/>
          <table:table-cell table:style-name="Default" office:value-type="float" office:value="10.271324">
            <text:p>10.27</text:p>
          </table:table-cell>
          <table:table-cell table:formula="of:=([.$B$1])-(10*([.$B$2])*LOG([.Q125];10))" office:value-type="float" office:value="39.7674714224408">
            <text:p>39.77</text:p>
          </table:table-cell>
          <table:table-cell/>
          <table:table-cell table:style-name="Default" office:value-type="float" office:value="26.355882">
            <text:p>26.36</text:p>
          </table:table-cell>
          <table:table-cell table:formula="of:=([.$B$1])-(10*([.$B$2])*LOG([.T125];10))" office:value-type="float" office:value="31.5824489106852">
            <text:p>31.58</text:p>
          </table:table-cell>
          <table:table-cell/>
          <table:table-cell office:value-type="float" office:value="119">
            <text:p>119</text:p>
          </table:table-cell>
          <table:table-cell table:number-columns-repeated="1001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592">
            <text:p>592</text:p>
          </table:table-cell>
          <table:table-cell office:value-type="string">
            <text:p>oq</text:p>
          </table:table-cell>
          <table:table-cell/>
          <table:table-cell table:style-name="Default" office:value-type="float" office:value="19.359945">
            <text:p>19.36</text:p>
          </table:table-cell>
          <table:table-cell table:formula="of:=([.$B$1])-(10*([.$B$2])*LOG([.E126];10))" office:value-type="float" office:value="34.2619176164104">
            <text:p>34.26</text:p>
          </table:table-cell>
          <table:table-cell/>
          <table:table-cell table:style-name="Default" office:value-type="float" office:value="13.883169">
            <text:p>13.88</text:p>
          </table:table-cell>
          <table:table-cell table:formula="of:=([.$B$1])-(10*([.$B$2])*LOG([.H126];10))" office:value-type="float" office:value="37.1502277927168">
            <text:p>37.15</text:p>
          </table:table-cell>
          <table:table-cell/>
          <table:table-cell table:style-name="Default" office:value-type="float" office:value="33.458955">
            <text:p>33.46</text:p>
          </table:table-cell>
          <table:table-cell table:formula="of:=([.$B$1])-(10*([.$B$2])*LOG([.K126];10))" office:value-type="float" office:value="29.509752543516">
            <text:p>29.51</text:p>
          </table:table-cell>
          <table:table-cell/>
          <table:table-cell table:style-name="Default" office:value-type="float" office:value="36.432789">
            <text:p>36.43</text:p>
          </table:table-cell>
          <table:table-cell table:formula="of:=([.$B$1])-(10*([.$B$2])*LOG([.N126];10))" office:value-type="float" office:value="28.770151628169">
            <text:p>28.77</text:p>
          </table:table-cell>
          <table:table-cell/>
          <table:table-cell table:style-name="Default" office:value-type="float" office:value="8.353588">
            <text:p>8.35</text:p>
          </table:table-cell>
          <table:table-cell table:formula="of:=([.$B$1])-(10*([.$B$2])*LOG([.Q126];10))" office:value-type="float" office:value="41.5625389600123">
            <text:p>41.56</text:p>
          </table:table-cell>
          <table:table-cell/>
          <table:table-cell table:style-name="Default" office:value-type="float" office:value="26.370295">
            <text:p>26.37</text:p>
          </table:table-cell>
          <table:table-cell table:formula="of:=([.$B$1])-(10*([.$B$2])*LOG([.T126];10))" office:value-type="float" office:value="31.5777002360194">
            <text:p>31.58</text:p>
          </table:table-cell>
          <table:table-cell/>
          <table:table-cell office:value-type="float" office:value="120">
            <text:p>120</text:p>
          </table:table-cell>
          <table:table-cell table:number-columns-repeated="1001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592">
            <text:p>592</text:p>
          </table:table-cell>
          <table:table-cell office:value-type="string">
            <text:p>or</text:p>
          </table:table-cell>
          <table:table-cell/>
          <table:table-cell table:style-name="Default" office:value-type="float" office:value="20.46667">
            <text:p>20.47</text:p>
          </table:table-cell>
          <table:table-cell table:formula="of:=([.$B$1])-(10*([.$B$2])*LOG([.E127];10))" office:value-type="float" office:value="33.77905625693">
            <text:p>33.78</text:p>
          </table:table-cell>
          <table:table-cell/>
          <table:table-cell table:style-name="Default" office:value-type="float" office:value="16.346789">
            <text:p>16.35</text:p>
          </table:table-cell>
          <table:table-cell table:formula="of:=([.$B$1])-(10*([.$B$2])*LOG([.H127];10))" office:value-type="float" office:value="35.7313508619518">
            <text:p>35.73</text:p>
          </table:table-cell>
          <table:table-cell/>
          <table:table-cell table:style-name="Default" office:value-type="float" office:value="36.20786">
            <text:p>36.21</text:p>
          </table:table-cell>
          <table:table-cell table:formula="of:=([.$B$1])-(10*([.$B$2])*LOG([.K127];10))" office:value-type="float" office:value="28.8239428522683">
            <text:p>28.82</text:p>
          </table:table-cell>
          <table:table-cell/>
          <table:table-cell table:style-name="Default" office:value-type="float" office:value="38.845543">
            <text:p>38.85</text:p>
          </table:table-cell>
          <table:table-cell table:formula="of:=([.$B$1])-(10*([.$B$2])*LOG([.N127];10))" office:value-type="float" office:value="28.213176068302">
            <text:p>28.21</text:p>
          </table:table-cell>
          <table:table-cell/>
          <table:table-cell table:style-name="Default" office:value-type="float" office:value="7.018816">
            <text:p>7.02</text:p>
          </table:table-cell>
          <table:table-cell table:formula="of:=([.$B$1])-(10*([.$B$2])*LOG([.Q127];10))" office:value-type="float" office:value="43.0747228515195">
            <text:p>43.07</text:p>
          </table:table-cell>
          <table:table-cell/>
          <table:table-cell table:style-name="Default" office:value-type="float" office:value="26.671172">
            <text:p>26.67</text:p>
          </table:table-cell>
          <table:table-cell table:formula="of:=([.$B$1])-(10*([.$B$2])*LOG([.T127];10))" office:value-type="float" office:value="31.4791579974515">
            <text:p>31.48</text:p>
          </table:table-cell>
          <table:table-cell/>
          <table:table-cell office:value-type="float" office:value="121">
            <text:p>121</text:p>
          </table:table-cell>
          <table:table-cell table:number-columns-repeated="1001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592">
            <text:p>592</text:p>
          </table:table-cell>
          <table:table-cell office:value-type="string">
            <text:p>os</text:p>
          </table:table-cell>
          <table:table-cell/>
          <table:table-cell table:style-name="Default" office:value-type="float" office:value="21.866886">
            <text:p>21.87</text:p>
          </table:table-cell>
          <table:table-cell table:formula="of:=([.$B$1])-(10*([.$B$2])*LOG([.E128];10))" office:value-type="float" office:value="33.2042611836069">
            <text:p>33.2</text:p>
          </table:table-cell>
          <table:table-cell/>
          <table:table-cell table:style-name="Default" office:value-type="float" office:value="18.891576">
            <text:p>18.89</text:p>
          </table:table-cell>
          <table:table-cell table:formula="of:=([.$B$1])-(10*([.$B$2])*LOG([.H128];10))" office:value-type="float" office:value="34.4746362046621">
            <text:p>34.47</text:p>
          </table:table-cell>
          <table:table-cell/>
          <table:table-cell table:style-name="Default" office:value-type="float" office:value="38.95787">
            <text:p>38.96</text:p>
          </table:table-cell>
          <table:table-cell table:formula="of:=([.$B$1])-(10*([.$B$2])*LOG([.K128];10))" office:value-type="float" office:value="28.1880959190996">
            <text:p>28.19</text:p>
          </table:table-cell>
          <table:table-cell/>
          <table:table-cell table:style-name="Default" office:value-type="float" office:value="41.301372">
            <text:p>41.3</text:p>
          </table:table-cell>
          <table:table-cell table:formula="of:=([.$B$1])-(10*([.$B$2])*LOG([.N128];10))" office:value-type="float" office:value="27.6807104234666">
            <text:p>27.68</text:p>
          </table:table-cell>
          <table:table-cell/>
          <table:table-cell table:style-name="Default" office:value-type="float" office:value="6.629036">
            <text:p>6.63</text:p>
          </table:table-cell>
          <table:table-cell table:formula="of:=([.$B$1])-(10*([.$B$2])*LOG([.Q128];10))" office:value-type="float" office:value="43.5709924494611">
            <text:p>43.57</text:p>
          </table:table-cell>
          <table:table-cell/>
          <table:table-cell table:style-name="Default" office:value-type="float" office:value="27.249025">
            <text:p>27.25</text:p>
          </table:table-cell>
          <table:table-cell table:formula="of:=([.$B$1])-(10*([.$B$2])*LOG([.T128];10))" office:value-type="float" office:value="31.2929806528442">
            <text:p>31.29</text:p>
          </table:table-cell>
          <table:table-cell/>
          <table:table-cell office:value-type="float" office:value="122">
            <text:p>122</text:p>
          </table:table-cell>
          <table:table-cell table:number-columns-repeated="1001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32">
            <text:p>632</text:p>
          </table:table-cell>
          <table:table-cell office:value-type="string">
            <text:p>pd</text:p>
          </table:table-cell>
          <table:table-cell/>
          <table:table-cell table:style-name="Default" office:value-type="float" office:value="32.440686">
            <text:p>32.44</text:p>
          </table:table-cell>
          <table:table-cell table:formula="of:=([.$B$1])-(10*([.$B$2])*LOG([.E129];10))" office:value-type="float" office:value="29.7781994129756">
            <text:p>29.78</text:p>
          </table:table-cell>
          <table:table-cell/>
          <table:table-cell table:style-name="Default" office:value-type="float" office:value="24.906011">
            <text:p>24.91</text:p>
          </table:table-cell>
          <table:table-cell table:formula="of:=([.$B$1])-(10*([.$B$2])*LOG([.H129];10))" office:value-type="float" office:value="32.073916488542">
            <text:p>32.07</text:p>
          </table:table-cell>
          <table:table-cell/>
          <table:table-cell table:style-name="Default" office:value-type="float" office:value="5.666383">
            <text:p>5.67</text:p>
          </table:table-cell>
          <table:table-cell table:formula="of:=([.$B$1])-(10*([.$B$2])*LOG([.K129];10))" office:value-type="float" office:value="44.9338814831276">
            <text:p>44.93</text:p>
          </table:table-cell>
          <table:table-cell/>
          <table:table-cell table:style-name="Default" office:value-type="float" office:value="15.84814">
            <text:p>15.85</text:p>
          </table:table-cell>
          <table:table-cell table:formula="of:=([.$B$1])-(10*([.$B$2])*LOG([.N129];10))" office:value-type="float" office:value="36.0004340192553">
            <text:p>36</text:p>
          </table:table-cell>
          <table:table-cell/>
          <table:table-cell table:style-name="Default" office:value-type="float" office:value="41.325055">
            <text:p>41.33</text:p>
          </table:table-cell>
          <table:table-cell table:formula="of:=([.$B$1])-(10*([.$B$2])*LOG([.Q129];10))" office:value-type="float" office:value="27.6757311949703">
            <text:p>27.68</text:p>
          </table:table-cell>
          <table:table-cell/>
          <table:table-cell table:style-name="Default" office:value-type="float" office:value="44.462946">
            <text:p>44.46</text:p>
          </table:table-cell>
          <table:table-cell table:formula="of:=([.$B$1])-(10*([.$B$2])*LOG([.T129];10))" office:value-type="float" office:value="27.0400353090533">
            <text:p>27.04</text:p>
          </table:table-cell>
          <table:table-cell/>
          <table:table-cell office:value-type="float" office:value="123">
            <text:p>123</text:p>
          </table:table-cell>
          <table:table-cell table:number-columns-repeated="1001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632">
            <text:p>632</text:p>
          </table:table-cell>
          <table:table-cell office:value-type="string">
            <text:p>pe</text:p>
          </table:table-cell>
          <table:table-cell/>
          <table:table-cell table:style-name="Default" office:value-type="float" office:value="30.519076">
            <text:p>30.52</text:p>
          </table:table-cell>
          <table:table-cell table:formula="of:=([.$B$1])-(10*([.$B$2])*LOG([.E130];10))" office:value-type="float" office:value="30.3085723856249">
            <text:p>30.31</text:p>
          </table:table-cell>
          <table:table-cell/>
          <table:table-cell table:style-name="Default" office:value-type="float" office:value="22.883263">
            <text:p>22.88</text:p>
          </table:table-cell>
          <table:table-cell table:formula="of:=([.$B$1])-(10*([.$B$2])*LOG([.H130];10))" office:value-type="float" office:value="32.8096409595952">
            <text:p>32.81</text:p>
          </table:table-cell>
          <table:table-cell/>
          <table:table-cell table:style-name="Default" office:value-type="float" office:value="5.391484">
            <text:p>5.39</text:p>
          </table:table-cell>
          <table:table-cell table:formula="of:=([.$B$1])-(10*([.$B$2])*LOG([.K130];10))" office:value-type="float" office:value="45.3658335856715">
            <text:p>45.37</text:p>
          </table:table-cell>
          <table:table-cell/>
          <table:table-cell table:style-name="Default" office:value-type="float" office:value="15.499041">
            <text:p>15.5</text:p>
          </table:table-cell>
          <table:table-cell table:formula="of:=([.$B$1])-(10*([.$B$2])*LOG([.N130];10))" office:value-type="float" office:value="36.1939034576173">
            <text:p>36.19</text:p>
          </table:table-cell>
          <table:table-cell/>
          <table:table-cell table:style-name="Default" office:value-type="float" office:value="39.180346">
            <text:p>39.18</text:p>
          </table:table-cell>
          <table:table-cell table:formula="of:=([.$B$1])-(10*([.$B$2])*LOG([.Q130];10))" office:value-type="float" office:value="28.1386346617581">
            <text:p>28.14</text:p>
          </table:table-cell>
          <table:table-cell/>
          <table:table-cell table:style-name="Default" office:value-type="float" office:value="42.819096">
            <text:p>42.82</text:p>
          </table:table-cell>
          <table:table-cell table:formula="of:=([.$B$1])-(10*([.$B$2])*LOG([.T130];10))" office:value-type="float" office:value="27.3672501160562">
            <text:p>27.37</text:p>
          </table:table-cell>
          <table:table-cell/>
          <table:table-cell office:value-type="float" office:value="124">
            <text:p>124</text:p>
          </table:table-cell>
          <table:table-cell table:number-columns-repeated="1001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632">
            <text:p>632</text:p>
          </table:table-cell>
          <table:table-cell office:value-type="string">
            <text:p>pf</text:p>
          </table:table-cell>
          <table:table-cell/>
          <table:table-cell table:style-name="Default" office:value-type="float" office:value="28.060371">
            <text:p>28.06</text:p>
          </table:table-cell>
          <table:table-cell table:formula="of:=([.$B$1])-(10*([.$B$2])*LOG([.E131];10))" office:value-type="float" office:value="31.0381318249646">
            <text:p>31.04</text:p>
          </table:table-cell>
          <table:table-cell/>
          <table:table-cell table:style-name="Default" office:value-type="float" office:value="20.286253">
            <text:p>20.29</text:p>
          </table:table-cell>
          <table:table-cell table:formula="of:=([.$B$1])-(10*([.$B$2])*LOG([.H131];10))" office:value-type="float" office:value="33.8559632502655">
            <text:p>33.86</text:p>
          </table:table-cell>
          <table:table-cell/>
          <table:table-cell table:style-name="Default" office:value-type="float" office:value="6.311925">
            <text:p>6.31</text:p>
          </table:table-cell>
          <table:table-cell table:formula="of:=([.$B$1])-(10*([.$B$2])*LOG([.K131];10))" office:value-type="float" office:value="43.9967634034495">
            <text:p>44</text:p>
          </table:table-cell>
          <table:table-cell/>
          <table:table-cell table:style-name="Default" office:value-type="float" office:value="15.511907">
            <text:p>15.51</text:p>
          </table:table-cell>
          <table:table-cell table:formula="of:=([.$B$1])-(10*([.$B$2])*LOG([.N131];10))" office:value-type="float" office:value="36.1866961537648">
            <text:p>36.19</text:p>
          </table:table-cell>
          <table:table-cell/>
          <table:table-cell table:style-name="Default" office:value-type="float" office:value="36.376426">
            <text:p>36.38</text:p>
          </table:table-cell>
          <table:table-cell table:formula="of:=([.$B$1])-(10*([.$B$2])*LOG([.Q131];10))" office:value-type="float" office:value="28.7835994560425">
            <text:p>28.78</text:p>
          </table:table-cell>
          <table:table-cell/>
          <table:table-cell table:style-name="Default" office:value-type="float" office:value="40.742132">
            <text:p>40.74</text:p>
          </table:table-cell>
          <table:table-cell table:formula="of:=([.$B$1])-(10*([.$B$2])*LOG([.T131];10))" office:value-type="float" office:value="27.7991249698448">
            <text:p>27.8</text:p>
          </table:table-cell>
          <table:table-cell/>
          <table:table-cell office:value-type="float" office:value="125">
            <text:p>125</text:p>
          </table:table-cell>
          <table:table-cell table:number-columns-repeated="1001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632">
            <text:p>632</text:p>
          </table:table-cell>
          <table:table-cell office:value-type="string">
            <text:p>pg</text:p>
          </table:table-cell>
          <table:table-cell/>
          <table:table-cell table:style-name="Default" office:value-type="float" office:value="25.692641">
            <text:p>25.69</text:p>
          </table:table-cell>
          <table:table-cell table:formula="of:=([.$B$1])-(10*([.$B$2])*LOG([.E132];10))" office:value-type="float" office:value="31.803825028122">
            <text:p>31.8</text:p>
          </table:table-cell>
          <table:table-cell/>
          <table:table-cell table:style-name="Default" office:value-type="float" office:value="17.781375">
            <text:p>17.78</text:p>
          </table:table-cell>
          <table:table-cell table:formula="of:=([.$B$1])-(10*([.$B$2])*LOG([.H132];10))" office:value-type="float" office:value="35.0006931779757">
            <text:p>35</text:p>
          </table:table-cell>
          <table:table-cell/>
          <table:table-cell table:style-name="Default" office:value-type="float" office:value="8.207898">
            <text:p>8.21</text:p>
          </table:table-cell>
          <table:table-cell table:formula="of:=([.$B$1])-(10*([.$B$2])*LOG([.K132];10))" office:value-type="float" office:value="41.7153609840029">
            <text:p>41.72</text:p>
          </table:table-cell>
          <table:table-cell/>
          <table:table-cell table:style-name="Default" office:value-type="float" office:value="16.055377">
            <text:p>16.06</text:p>
          </table:table-cell>
          <table:table-cell table:formula="of:=([.$B$1])-(10*([.$B$2])*LOG([.N132];10))" office:value-type="float" office:value="35.8875898441827">
            <text:p>35.89</text:p>
          </table:table-cell>
          <table:table-cell/>
          <table:table-cell table:style-name="Default" office:value-type="float" office:value="33.587887">
            <text:p>33.59</text:p>
          </table:table-cell>
          <table:table-cell table:formula="of:=([.$B$1])-(10*([.$B$2])*LOG([.Q132];10))" office:value-type="float" office:value="29.4763463316839">
            <text:p>29.48</text:p>
          </table:table-cell>
          <table:table-cell/>
          <table:table-cell table:style-name="Default" office:value-type="float" office:value="38.770151">
            <text:p>38.77</text:p>
          </table:table-cell>
          <table:table-cell table:formula="of:=([.$B$1])-(10*([.$B$2])*LOG([.T132];10))" office:value-type="float" office:value="28.2300501504315">
            <text:p>28.23</text:p>
          </table:table-cell>
          <table:table-cell/>
          <table:table-cell office:value-type="float" office:value="126">
            <text:p>126</text:p>
          </table:table-cell>
          <table:table-cell table:number-columns-repeated="1001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632">
            <text:p>632</text:p>
          </table:table-cell>
          <table:table-cell office:value-type="string">
            <text:p>ph</text:p>
          </table:table-cell>
          <table:table-cell/>
          <table:table-cell table:style-name="Default" office:value-type="float" office:value="23.339909">
            <text:p>23.34</text:p>
          </table:table-cell>
          <table:table-cell table:formula="of:=([.$B$1])-(10*([.$B$2])*LOG([.E133];10))" office:value-type="float" office:value="32.6380168311728">
            <text:p>32.64</text:p>
          </table:table-cell>
          <table:table-cell/>
          <table:table-cell table:style-name="Default" office:value-type="float" office:value="15.30538">
            <text:p>15.31</text:p>
          </table:table-cell>
          <table:table-cell table:formula="of:=([.$B$1])-(10*([.$B$2])*LOG([.H133];10))" office:value-type="float" office:value="36.3031176665085">
            <text:p>36.3</text:p>
          </table:table-cell>
          <table:table-cell/>
          <table:table-cell table:style-name="Default" office:value-type="float" office:value="10.685622">
            <text:p>10.69</text:p>
          </table:table-cell>
          <table:table-cell table:formula="of:=([.$B$1])-(10*([.$B$2])*LOG([.K133];10))" office:value-type="float" office:value="39.4240038578213">
            <text:p>39.42</text:p>
          </table:table-cell>
          <table:table-cell/>
          <table:table-cell table:style-name="Default" office:value-type="float" office:value="17.138284">
            <text:p>17.14</text:p>
          </table:table-cell>
          <table:table-cell table:formula="of:=([.$B$1])-(10*([.$B$2])*LOG([.N133];10))" office:value-type="float" office:value="35.3206532942767">
            <text:p>35.32</text:p>
          </table:table-cell>
          <table:table-cell/>
          <table:table-cell table:style-name="Default" office:value-type="float" office:value="30.687625">
            <text:p>30.69</text:p>
          </table:table-cell>
          <table:table-cell table:formula="of:=([.$B$1])-(10*([.$B$2])*LOG([.Q133];10))" office:value-type="float" office:value="30.2607344303253">
            <text:p>30.26</text:p>
          </table:table-cell>
          <table:table-cell/>
          <table:table-cell table:style-name="Default" office:value-type="float" office:value="36.83523">
            <text:p>36.84</text:p>
          </table:table-cell>
          <table:table-cell table:formula="of:=([.$B$1])-(10*([.$B$2])*LOG([.T133];10))" office:value-type="float" office:value="28.6747322811234">
            <text:p>28.67</text:p>
          </table:table-cell>
          <table:table-cell/>
          <table:table-cell office:value-type="float" office:value="127">
            <text:p>127</text:p>
          </table:table-cell>
          <table:table-cell table:number-columns-repeated="1001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32">
            <text:p>632</text:p>
          </table:table-cell>
          <table:table-cell office:value-type="string">
            <text:p>pi</text:p>
          </table:table-cell>
          <table:table-cell/>
          <table:table-cell table:style-name="Default" office:value-type="float" office:value="21.350343">
            <text:p>21.35</text:p>
          </table:table-cell>
          <table:table-cell table:formula="of:=([.$B$1])-(10*([.$B$2])*LOG([.E134];10))" office:value-type="float" office:value="33.4119028700993">
            <text:p>33.41</text:p>
          </table:table-cell>
          <table:table-cell/>
          <table:table-cell table:style-name="Default" office:value-type="float" office:value="13.25664">
            <text:p>13.26</text:p>
          </table:table-cell>
          <table:table-cell table:formula="of:=([.$B$1])-(10*([.$B$2])*LOG([.H134];10))" office:value-type="float" office:value="37.5513307469359">
            <text:p>37.55</text:p>
          </table:table-cell>
          <table:table-cell/>
          <table:table-cell table:style-name="Default" office:value-type="float" office:value="13.141487">
            <text:p>13.14</text:p>
          </table:table-cell>
          <table:table-cell table:formula="of:=([.$B$1])-(10*([.$B$2])*LOG([.K134];10))" office:value-type="float" office:value="37.6271098045715">
            <text:p>37.63</text:p>
          </table:table-cell>
          <table:table-cell/>
          <table:table-cell table:style-name="Default" office:value-type="float" office:value="18.502907">
            <text:p>18.5</text:p>
          </table:table-cell>
          <table:table-cell table:formula="of:=([.$B$1])-(10*([.$B$2])*LOG([.N134];10))" office:value-type="float" office:value="34.6552006807201">
            <text:p>34.66</text:p>
          </table:table-cell>
          <table:table-cell/>
          <table:table-cell table:style-name="Default" office:value-type="float" office:value="28.075263">
            <text:p>28.08</text:p>
          </table:table-cell>
          <table:table-cell table:formula="of:=([.$B$1])-(10*([.$B$2])*LOG([.Q134];10))" office:value-type="float" office:value="31.033523334339">
            <text:p>31.03</text:p>
          </table:table-cell>
          <table:table-cell/>
          <table:table-cell table:style-name="Default" office:value-type="float" office:value="35.21082">
            <text:p>35.21</text:p>
          </table:table-cell>
          <table:table-cell table:formula="of:=([.$B$1])-(10*([.$B$2])*LOG([.T134];10))" office:value-type="float" office:value="29.0664772166716">
            <text:p>29.07</text:p>
          </table:table-cell>
          <table:table-cell/>
          <table:table-cell office:value-type="float" office:value="128">
            <text:p>128</text:p>
          </table:table-cell>
          <table:table-cell table:number-columns-repeated="1001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32">
            <text:p>632</text:p>
          </table:table-cell>
          <table:table-cell office:value-type="string">
            <text:p>pj</text:p>
          </table:table-cell>
          <table:table-cell/>
          <table:table-cell table:style-name="Default" office:value-type="float" office:value="19.547941">
            <text:p>19.55</text:p>
          </table:table-cell>
          <table:table-cell table:formula="of:=([.$B$1])-(10*([.$B$2])*LOG([.E135];10))" office:value-type="float" office:value="34.1779796087696">
            <text:p>34.18</text:p>
          </table:table-cell>
          <table:table-cell/>
          <table:table-cell table:style-name="Default" office:value-type="float" office:value="11.507447">
            <text:p>11.51</text:p>
          </table:table-cell>
          <table:table-cell table:formula="of:=([.$B$1])-(10*([.$B$2])*LOG([.H135];10))" office:value-type="float" office:value="38.7804203333038">
            <text:p>38.78</text:p>
          </table:table-cell>
          <table:table-cell/>
          <table:table-cell table:style-name="Default" office:value-type="float" office:value="15.697575">
            <text:p>15.7</text:p>
          </table:table-cell>
          <table:table-cell table:formula="of:=([.$B$1])-(10*([.$B$2])*LOG([.K135];10))" office:value-type="float" office:value="36.0833486657798">
            <text:p>36.08</text:p>
          </table:table-cell>
          <table:table-cell/>
          <table:table-cell table:style-name="Default" office:value-type="float" office:value="20.15424">
            <text:p>20.15</text:p>
          </table:table-cell>
          <table:table-cell table:formula="of:=([.$B$1])-(10*([.$B$2])*LOG([.N135];10))" office:value-type="float" office:value="33.9126714818776">
            <text:p>33.91</text:p>
          </table:table-cell>
          <table:table-cell/>
          <table:table-cell table:style-name="Default" office:value-type="float" office:value="25.493322">
            <text:p>25.49</text:p>
          </table:table-cell>
          <table:table-cell table:formula="of:=([.$B$1])-(10*([.$B$2])*LOG([.Q135];10))" office:value-type="float" office:value="31.8714713704382">
            <text:p>31.87</text:p>
          </table:table-cell>
          <table:table-cell/>
          <table:table-cell table:style-name="Default" office:value-type="float" office:value="33.733789">
            <text:p>33.73</text:p>
          </table:table-cell>
          <table:table-cell table:formula="of:=([.$B$1])-(10*([.$B$2])*LOG([.T135];10))" office:value-type="float" office:value="29.4386975169368">
            <text:p>29.44</text:p>
          </table:table-cell>
          <table:table-cell/>
          <table:table-cell office:value-type="float" office:value="129">
            <text:p>129</text:p>
          </table:table-cell>
          <table:table-cell table:number-columns-repeated="1001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632">
            <text:p>632</text:p>
          </table:table-cell>
          <table:table-cell office:value-type="string">
            <text:p>pk</text:p>
          </table:table-cell>
          <table:table-cell/>
          <table:table-cell table:style-name="Default" office:value-type="float" office:value="17.989047">
            <text:p>17.99</text:p>
          </table:table-cell>
          <table:table-cell table:formula="of:=([.$B$1])-(10*([.$B$2])*LOG([.E136];10))" office:value-type="float" office:value="34.8998368705032">
            <text:p>34.9</text:p>
          </table:table-cell>
          <table:table-cell/>
          <table:table-cell table:style-name="Default" office:value-type="float" office:value="10.212892">
            <text:p>10.21</text:p>
          </table:table-cell>
          <table:table-cell table:formula="of:=([.$B$1])-(10*([.$B$2])*LOG([.H136];10))" office:value-type="float" office:value="39.8170252135095">
            <text:p>39.82</text:p>
          </table:table-cell>
          <table:table-cell/>
          <table:table-cell table:style-name="Default" office:value-type="float" office:value="18.311965">
            <text:p>18.31</text:p>
          </table:table-cell>
          <table:table-cell table:formula="of:=([.$B$1])-(10*([.$B$2])*LOG([.K136];10))" office:value-type="float" office:value="34.7453010081572">
            <text:p>34.75</text:p>
          </table:table-cell>
          <table:table-cell/>
          <table:table-cell table:style-name="Default" office:value-type="float" office:value="22.027897">
            <text:p>22.03</text:p>
          </table:table-cell>
          <table:table-cell table:formula="of:=([.$B$1])-(10*([.$B$2])*LOG([.N136];10))" office:value-type="float" office:value="33.1405392579755">
            <text:p>33.14</text:p>
          </table:table-cell>
          <table:table-cell/>
          <table:table-cell table:style-name="Default" office:value-type="float" office:value="22.95207">
            <text:p>22.95</text:p>
          </table:table-cell>
          <table:table-cell table:formula="of:=([.$B$1])-(10*([.$B$2])*LOG([.Q136];10))" office:value-type="float" office:value="32.7835628046805">
            <text:p>32.78</text:p>
          </table:table-cell>
          <table:table-cell/>
          <table:table-cell table:style-name="Default" office:value-type="float" office:value="32.424284">
            <text:p>32.42</text:p>
          </table:table-cell>
          <table:table-cell table:formula="of:=([.$B$1])-(10*([.$B$2])*LOG([.T136];10))" office:value-type="float" office:value="29.7825921064396">
            <text:p>29.78</text:p>
          </table:table-cell>
          <table:table-cell/>
          <table:table-cell office:value-type="float" office:value="130">
            <text:p>130</text:p>
          </table:table-cell>
          <table:table-cell table:number-columns-repeated="1001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632">
            <text:p>632</text:p>
          </table:table-cell>
          <table:table-cell office:value-type="string">
            <text:p>pl</text:p>
          </table:table-cell>
          <table:table-cell/>
          <table:table-cell table:style-name="Default" office:value-type="float" office:value="17.020371">
            <text:p>17.02</text:p>
          </table:table-cell>
          <table:table-cell table:formula="of:=([.$B$1])-(10*([.$B$2])*LOG([.E137];10))" office:value-type="float" office:value="35.3806195530701">
            <text:p>35.38</text:p>
          </table:table-cell>
          <table:table-cell/>
          <table:table-cell table:style-name="Default" office:value-type="float" office:value="9.65344">
            <text:p>9.65</text:p>
          </table:table-cell>
          <table:table-cell table:formula="of:=([.$B$1])-(10*([.$B$2])*LOG([.H137];10))" office:value-type="float" office:value="40.3063579677402">
            <text:p>40.31</text:p>
          </table:table-cell>
          <table:table-cell/>
          <table:table-cell table:style-name="Default" office:value-type="float" office:value="20.297488">
            <text:p>20.3</text:p>
          </table:table-cell>
          <table:table-cell table:formula="of:=([.$B$1])-(10*([.$B$2])*LOG([.K137];10))" office:value-type="float" office:value="33.8511541336009">
            <text:p>33.85</text:p>
          </table:table-cell>
          <table:table-cell/>
          <table:table-cell table:style-name="Default" office:value-type="float" office:value="23.547371">
            <text:p>23.55</text:p>
          </table:table-cell>
          <table:table-cell table:formula="of:=([.$B$1])-(10*([.$B$2])*LOG([.N137];10))" office:value-type="float" office:value="32.5611514725512">
            <text:p>32.56</text:p>
          </table:table-cell>
          <table:table-cell/>
          <table:table-cell table:style-name="Default" office:value-type="float" office:value="21.081696">
            <text:p>21.08</text:p>
          </table:table-cell>
          <table:table-cell table:formula="of:=([.$B$1])-(10*([.$B$2])*LOG([.Q137];10))" office:value-type="float" office:value="33.5218890705061">
            <text:p>33.52</text:p>
          </table:table-cell>
          <table:table-cell/>
          <table:table-cell table:style-name="Default" office:value-type="float" office:value="31.564739">
            <text:p>31.56</text:p>
          </table:table-cell>
          <table:table-cell table:formula="of:=([.$B$1])-(10*([.$B$2])*LOG([.T137];10))" office:value-type="float" office:value="30.0159559476281">
            <text:p>30.02</text:p>
          </table:table-cell>
          <table:table-cell/>
          <table:table-cell office:value-type="float" office:value="131">
            <text:p>131</text:p>
          </table:table-cell>
          <table:table-cell table:number-columns-repeated="1001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632">
            <text:p>632</text:p>
          </table:table-cell>
          <table:table-cell office:value-type="string">
            <text:p>pm</text:p>
          </table:table-cell>
          <table:table-cell/>
          <table:table-cell table:style-name="Default" office:value-type="float" office:value="16.055377">
            <text:p>16.06</text:p>
          </table:table-cell>
          <table:table-cell table:formula="of:=([.$B$1])-(10*([.$B$2])*LOG([.E138];10))" office:value-type="float" office:value="35.8875898441827">
            <text:p>35.89</text:p>
          </table:table-cell>
          <table:table-cell/>
          <table:table-cell table:style-name="Default" office:value-type="float" office:value="9.574393">
            <text:p>9.57</text:p>
          </table:table-cell>
          <table:table-cell table:formula="of:=([.$B$1])-(10*([.$B$2])*LOG([.H138];10))" office:value-type="float" office:value="40.3777750001513">
            <text:p>40.38</text:p>
          </table:table-cell>
          <table:table-cell/>
          <table:table-cell table:style-name="Default" office:value-type="float" office:value="22.967378">
            <text:p>22.97</text:p>
          </table:table-cell>
          <table:table-cell table:formula="of:=([.$B$1])-(10*([.$B$2])*LOG([.K138];10))" office:value-type="float" office:value="32.7777716373518">
            <text:p>32.78</text:p>
          </table:table-cell>
          <table:table-cell/>
          <table:table-cell table:style-name="Default" office:value-type="float" office:value="25.692641">
            <text:p>25.69</text:p>
          </table:table-cell>
          <table:table-cell table:formula="of:=([.$B$1])-(10*([.$B$2])*LOG([.N138];10))" office:value-type="float" office:value="31.803825028122">
            <text:p>31.8</text:p>
          </table:table-cell>
          <table:table-cell/>
          <table:table-cell table:style-name="Default" office:value-type="float" office:value="18.652727">
            <text:p>18.65</text:p>
          </table:table-cell>
          <table:table-cell table:formula="of:=([.$B$1])-(10*([.$B$2])*LOG([.Q138];10))" office:value-type="float" office:value="34.5851533205644">
            <text:p>34.59</text:p>
          </table:table-cell>
          <table:table-cell/>
          <table:table-cell table:style-name="Default" office:value-type="float" office:value="30.598966">
            <text:p>30.6</text:p>
          </table:table-cell>
          <table:table-cell table:formula="of:=([.$B$1])-(10*([.$B$2])*LOG([.T138];10))" office:value-type="float" office:value="30.2858649789184">
            <text:p>30.29</text:p>
          </table:table-cell>
          <table:table-cell/>
          <table:table-cell office:value-type="float" office:value="132">
            <text:p>132</text:p>
          </table:table-cell>
          <table:table-cell table:number-columns-repeated="1001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32">
            <text:p>632</text:p>
          </table:table-cell>
          <table:table-cell office:value-type="string">
            <text:p>pn</text:p>
          </table:table-cell>
          <table:table-cell/>
          <table:table-cell table:style-name="Default" office:value-type="float" office:value="15.525985">
            <text:p>15.53</text:p>
          </table:table-cell>
          <table:table-cell table:formula="of:=([.$B$1])-(10*([.$B$2])*LOG([.E139];10))" office:value-type="float" office:value="36.1788167550795">
            <text:p>36.18</text:p>
          </table:table-cell>
          <table:table-cell/>
          <table:table-cell table:style-name="Default" office:value-type="float" office:value="10.263922">
            <text:p>10.26</text:p>
          </table:table-cell>
          <table:table-cell table:formula="of:=([.$B$1])-(10*([.$B$2])*LOG([.H139];10))" office:value-type="float" office:value="39.7737331402586">
            <text:p>39.77</text:p>
          </table:table-cell>
          <table:table-cell/>
          <table:table-cell table:style-name="Default" office:value-type="float" office:value="25.655641">
            <text:p>25.66</text:p>
          </table:table-cell>
          <table:table-cell table:formula="of:=([.$B$1])-(10*([.$B$2])*LOG([.K139];10))" office:value-type="float" office:value="31.816342602604">
            <text:p>31.82</text:p>
          </table:table-cell>
          <table:table-cell/>
          <table:table-cell table:style-name="Default" office:value-type="float" office:value="27.945373">
            <text:p>27.95</text:p>
          </table:table-cell>
          <table:table-cell table:formula="of:=([.$B$1])-(10*([.$B$2])*LOG([.N139];10))" office:value-type="float" office:value="31.0738017855451">
            <text:p>31.07</text:p>
          </table:table-cell>
          <table:table-cell/>
          <table:table-cell table:style-name="Default" office:value-type="float" office:value="16.328182">
            <text:p>16.33</text:p>
          </table:table-cell>
          <table:table-cell table:formula="of:=([.$B$1])-(10*([.$B$2])*LOG([.Q139];10))" office:value-type="float" office:value="35.7412433491381">
            <text:p>35.74</text:p>
          </table:table-cell>
          <table:table-cell/>
          <table:table-cell table:style-name="Default" office:value-type="float" office:value="29.857321">
            <text:p>29.86</text:p>
          </table:table-cell>
          <table:table-cell table:formula="of:=([.$B$1])-(10*([.$B$2])*LOG([.T139];10))" office:value-type="float" office:value="30.4989832537958">
            <text:p>30.5</text:p>
          </table:table-cell>
          <table:table-cell/>
          <table:table-cell office:value-type="float" office:value="133">
            <text:p>133</text:p>
          </table:table-cell>
          <table:table-cell table:number-columns-repeated="1001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632">
            <text:p>632</text:p>
          </table:table-cell>
          <table:table-cell office:value-type="string">
            <text:p>po</text:p>
          </table:table-cell>
          <table:table-cell/>
          <table:table-cell table:style-name="Default" office:value-type="float" office:value="15.476961">
            <text:p>15.48</text:p>
          </table:table-cell>
          <table:table-cell table:formula="of:=([.$B$1])-(10*([.$B$2])*LOG([.E140];10))" office:value-type="float" office:value="36.2062862354652">
            <text:p>36.21</text:p>
          </table:table-cell>
          <table:table-cell/>
          <table:table-cell table:style-name="Default" office:value-type="float" office:value="11.585604">
            <text:p>11.59</text:p>
          </table:table-cell>
          <table:table-cell table:formula="of:=([.$B$1])-(10*([.$B$2])*LOG([.H140];10))" office:value-type="float" office:value="38.7216263984136">
            <text:p>38.72</text:p>
          </table:table-cell>
          <table:table-cell/>
          <table:table-cell table:style-name="Default" office:value-type="float" office:value="28.357051">
            <text:p>28.36</text:p>
          </table:table-cell>
          <table:table-cell table:formula="of:=([.$B$1])-(10*([.$B$2])*LOG([.K140];10))" office:value-type="float" office:value="30.9467787145044">
            <text:p>30.95</text:p>
          </table:table-cell>
          <table:table-cell/>
          <table:table-cell table:style-name="Default" office:value-type="float" office:value="30.281594">
            <text:p>30.28</text:p>
          </table:table-cell>
          <table:table-cell table:formula="of:=([.$B$1])-(10*([.$B$2])*LOG([.N140];10))" office:value-type="float" office:value="30.3764253528028">
            <text:p>30.38</text:p>
          </table:table-cell>
          <table:table-cell/>
          <table:table-cell table:style-name="Default" office:value-type="float" office:value="14.159586">
            <text:p>14.16</text:p>
          </table:table-cell>
          <table:table-cell table:formula="of:=([.$B$1])-(10*([.$B$2])*LOG([.Q140];10))" office:value-type="float" office:value="36.9789888884956">
            <text:p>36.98</text:p>
          </table:table-cell>
          <table:table-cell/>
          <table:table-cell table:style-name="Default" office:value-type="float" office:value="29.356798">
            <text:p>29.36</text:p>
          </table:table-cell>
          <table:table-cell table:formula="of:=([.$B$1])-(10*([.$B$2])*LOG([.T140];10))" office:value-type="float" office:value="30.645826309429">
            <text:p>30.65</text:p>
          </table:table-cell>
          <table:table-cell/>
          <table:table-cell office:value-type="float" office:value="134">
            <text:p>134</text:p>
          </table:table-cell>
          <table:table-cell table:number-columns-repeated="1001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632">
            <text:p>632</text:p>
          </table:table-cell>
          <table:table-cell office:value-type="string">
            <text:p>pp</text:p>
          </table:table-cell>
          <table:table-cell/>
          <table:table-cell table:style-name="Default" office:value-type="float" office:value="15.912744">
            <text:p>15.91</text:p>
          </table:table-cell>
          <table:table-cell table:formula="of:=([.$B$1])-(10*([.$B$2])*LOG([.E141];10))" office:value-type="float" office:value="35.965098479597">
            <text:p>35.97</text:p>
          </table:table-cell>
          <table:table-cell/>
          <table:table-cell table:style-name="Default" office:value-type="float" office:value="13.353027">
            <text:p>13.35</text:p>
          </table:table-cell>
          <table:table-cell table:formula="of:=([.$B$1])-(10*([.$B$2])*LOG([.H141];10))" office:value-type="float" office:value="37.488405456953">
            <text:p>37.49</text:p>
          </table:table-cell>
          <table:table-cell/>
          <table:table-cell table:style-name="Default" office:value-type="float" office:value="31.06818">
            <text:p>31.07</text:p>
          </table:table-cell>
          <table:table-cell table:formula="of:=([.$B$1])-(10*([.$B$2])*LOG([.K141];10))" office:value-type="float" office:value="30.1536837466857">
            <text:p>30.15</text:p>
          </table:table-cell>
          <table:table-cell/>
          <table:table-cell table:style-name="Default" office:value-type="float" office:value="32.683406">
            <text:p>32.68</text:p>
          </table:table-cell>
          <table:table-cell table:formula="of:=([.$B$1])-(10*([.$B$2])*LOG([.N141];10))" office:value-type="float" office:value="29.7134538225188">
            <text:p>29.71</text:p>
          </table:table-cell>
          <table:table-cell/>
          <table:table-cell table:style-name="Default" office:value-type="float" office:value="12.230176">
            <text:p>12.23</text:p>
          </table:table-cell>
          <table:table-cell table:formula="of:=([.$B$1])-(10*([.$B$2])*LOG([.Q141];10))" office:value-type="float" office:value="38.2513458629066">
            <text:p>38.25</text:p>
          </table:table-cell>
          <table:table-cell/>
          <table:table-cell table:style-name="Default" office:value-type="float" office:value="29.109835">
            <text:p>29.11</text:p>
          </table:table-cell>
          <table:table-cell table:formula="of:=([.$B$1])-(10*([.$B$2])*LOG([.T141];10))" office:value-type="float" office:value="30.7192051243345">
            <text:p>30.72</text:p>
          </table:table-cell>
          <table:table-cell/>
          <table:table-cell office:value-type="float" office:value="135">
            <text:p>135</text:p>
          </table:table-cell>
          <table:table-cell table:number-columns-repeated="1001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632">
            <text:p>632</text:p>
          </table:table-cell>
          <table:table-cell office:value-type="string">
            <text:p>pq</text:p>
          </table:table-cell>
          <table:table-cell/>
          <table:table-cell table:style-name="Default" office:value-type="float" office:value="16.79564">
            <text:p>16.8</text:p>
          </table:table-cell>
          <table:table-cell table:formula="of:=([.$B$1])-(10*([.$B$2])*LOG([.E142];10))" office:value-type="float" office:value="35.49606885321">
            <text:p>35.5</text:p>
          </table:table-cell>
          <table:table-cell/>
          <table:table-cell table:style-name="Default" office:value-type="float" office:value="15.413612">
            <text:p>15.41</text:p>
          </table:table-cell>
          <table:table-cell table:formula="of:=([.$B$1])-(10*([.$B$2])*LOG([.H142];10))" office:value-type="float" office:value="36.2419115502853">
            <text:p>36.24</text:p>
          </table:table-cell>
          <table:table-cell/>
          <table:table-cell table:style-name="Default" office:value-type="float" office:value="33.786688">
            <text:p>33.79</text:p>
          </table:table-cell>
          <table:table-cell table:formula="of:=([.$B$1])-(10*([.$B$2])*LOG([.K142];10))" office:value-type="float" office:value="29.4250875725055">
            <text:p>29.43</text:p>
          </table:table-cell>
          <table:table-cell/>
          <table:table-cell table:style-name="Default" office:value-type="float" office:value="35.137361">
            <text:p>35.14</text:p>
          </table:table-cell>
          <table:table-cell table:formula="of:=([.$B$1])-(10*([.$B$2])*LOG([.N142];10))" office:value-type="float" office:value="29.084617188161">
            <text:p>29.08</text:p>
          </table:table-cell>
          <table:table-cell/>
          <table:table-cell table:style-name="Default" office:value-type="float" office:value="10.670499">
            <text:p>10.67</text:p>
          </table:table-cell>
          <table:table-cell table:formula="of:=([.$B$1])-(10*([.$B$2])*LOG([.Q142];10))" office:value-type="float" office:value="39.4363054111748">
            <text:p>39.44</text:p>
          </table:table-cell>
          <table:table-cell/>
          <table:table-cell table:style-name="Default" office:value-type="float" office:value="29.122886">
            <text:p>29.12</text:p>
          </table:table-cell>
          <table:table-cell table:formula="of:=([.$B$1])-(10*([.$B$2])*LOG([.T142];10))" office:value-type="float" office:value="30.7153117961294">
            <text:p>30.72</text:p>
          </table:table-cell>
          <table:table-cell/>
          <table:table-cell office:value-type="float" office:value="136">
            <text:p>136</text:p>
          </table:table-cell>
          <table:table-cell table:number-columns-repeated="1001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632">
            <text:p>632</text:p>
          </table:table-cell>
          <table:table-cell office:value-type="string">
            <text:p>pr</text:p>
          </table:table-cell>
          <table:table-cell/>
          <table:table-cell table:style-name="Default" office:value-type="float" office:value="18.060195">
            <text:p>18.06</text:p>
          </table:table-cell>
          <table:table-cell table:formula="of:=([.$B$1])-(10*([.$B$2])*LOG([.E143];10))" office:value-type="float" office:value="34.8655512964339">
            <text:p>34.87</text:p>
          </table:table-cell>
          <table:table-cell/>
          <table:table-cell table:style-name="Default" office:value-type="float" office:value="17.665066">
            <text:p>17.67</text:p>
          </table:table-cell>
          <table:table-cell table:formula="of:=([.$B$1])-(10*([.$B$2])*LOG([.H143];10))" office:value-type="float" office:value="35.0576947124092">
            <text:p>35.06</text:p>
          </table:table-cell>
          <table:table-cell/>
          <table:table-cell table:style-name="Default" office:value-type="float" office:value="36.510926">
            <text:p>36.51</text:p>
          </table:table-cell>
          <table:table-cell table:formula="of:=([.$B$1])-(10*([.$B$2])*LOG([.K143];10))" office:value-type="float" office:value="28.7515430443249">
            <text:p>28.75</text:p>
          </table:table-cell>
          <table:table-cell/>
          <table:table-cell table:style-name="Default" office:value-type="float" office:value="37.63326">
            <text:p>37.63</text:p>
          </table:table-cell>
          <table:table-cell table:formula="of:=([.$B$1])-(10*([.$B$2])*LOG([.N143];10))" office:value-type="float" office:value="28.4885631814704">
            <text:p>28.49</text:p>
          </table:table-cell>
          <table:table-cell/>
          <table:table-cell table:style-name="Default" office:value-type="float" office:value="9.661309">
            <text:p>9.66</text:p>
          </table:table-cell>
          <table:table-cell table:formula="of:=([.$B$1])-(10*([.$B$2])*LOG([.Q143];10))" office:value-type="float" office:value="40.2992805504418">
            <text:p>40.3</text:p>
          </table:table-cell>
          <table:table-cell/>
          <table:table-cell table:style-name="Default" office:value-type="float" office:value="29.395602">
            <text:p>29.4</text:p>
          </table:table-cell>
          <table:table-cell table:formula="of:=([.$B$1])-(10*([.$B$2])*LOG([.T143];10))" office:value-type="float" office:value="30.6343528271364">
            <text:p>30.63</text:p>
          </table:table-cell>
          <table:table-cell/>
          <table:table-cell office:value-type="float" office:value="137">
            <text:p>137</text:p>
          </table:table-cell>
          <table:table-cell table:number-columns-repeated="1001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632">
            <text:p>632</text:p>
          </table:table-cell>
          <table:table-cell office:value-type="string">
            <text:p>ps</text:p>
          </table:table-cell>
          <table:table-cell/>
          <table:table-cell table:style-name="Default" office:value-type="float" office:value="19.632798">
            <text:p>19.63</text:p>
          </table:table-cell>
          <table:table-cell table:formula="of:=([.$B$1])-(10*([.$B$2])*LOG([.E144];10))" office:value-type="float" office:value="34.1403560361544">
            <text:p>34.14</text:p>
          </table:table-cell>
          <table:table-cell/>
          <table:table-cell table:style-name="Default" office:value-type="float" office:value="20.043171">
            <text:p>20.04</text:p>
          </table:table-cell>
          <table:table-cell table:formula="of:=([.$B$1])-(10*([.$B$2])*LOG([.H144];10))" office:value-type="float" office:value="33.9606713658183">
            <text:p>33.96</text:p>
          </table:table-cell>
          <table:table-cell/>
          <table:table-cell table:style-name="Default" office:value-type="float" office:value="39.239702">
            <text:p>39.24</text:p>
          </table:table-cell>
          <table:table-cell table:formula="of:=([.$B$1])-(10*([.$B$2])*LOG([.K144];10))" office:value-type="float" office:value="28.1254859892704">
            <text:p>28.13</text:p>
          </table:table-cell>
          <table:table-cell/>
          <table:table-cell table:style-name="Default" office:value-type="float" office:value="40.163284">
            <text:p>40.16</text:p>
          </table:table-cell>
          <table:table-cell table:formula="of:=([.$B$1])-(10*([.$B$2])*LOG([.N144];10))" office:value-type="float" office:value="27.9234156758422">
            <text:p>27.92</text:p>
          </table:table-cell>
          <table:table-cell/>
          <table:table-cell table:style-name="Default" office:value-type="float" office:value="9.381963">
            <text:p>9.38</text:p>
          </table:table-cell>
          <table:table-cell table:formula="of:=([.$B$1])-(10*([.$B$2])*LOG([.Q144];10))" office:value-type="float" office:value="40.554125682579">
            <text:p>40.55</text:p>
          </table:table-cell>
          <table:table-cell/>
          <table:table-cell table:style-name="Default" office:value-type="float" office:value="29.920885">
            <text:p>29.92</text:p>
          </table:table-cell>
          <table:table-cell table:formula="of:=([.$B$1])-(10*([.$B$2])*LOG([.T144];10))" office:value-type="float" office:value="30.4805113010898">
            <text:p>30.48</text:p>
          </table:table-cell>
          <table:table-cell/>
          <table:table-cell office:value-type="float" office:value="138">
            <text:p>138</text:p>
          </table:table-cell>
          <table:table-cell table:number-columns-repeated="1001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72">
            <text:p>672</text:p>
          </table:table-cell>
          <table:table-cell office:value-type="string">
            <text:p>qd</text:p>
          </table:table-cell>
          <table:table-cell/>
          <table:table-cell table:style-name="Default" office:value-type="float" office:value="31.223119">
            <text:p>31.22</text:p>
          </table:table-cell>
          <table:table-cell table:formula="of:=([.$B$1])-(10*([.$B$2])*LOG([.E145];10))" office:value-type="float" office:value="30.110474314498">
            <text:p>30.11</text:p>
          </table:table-cell>
          <table:table-cell/>
          <table:table-cell table:style-name="Default" office:value-type="float" office:value="26.083433">
            <text:p>26.08</text:p>
          </table:table-cell>
          <table:table-cell table:formula="of:=([.$B$1])-(10*([.$B$2])*LOG([.H145];10))" office:value-type="float" office:value="31.6727049805534">
            <text:p>31.67</text:p>
          </table:table-cell>
          <table:table-cell/>
          <table:table-cell table:style-name="Default" office:value-type="float" office:value="8.327392">
            <text:p>8.33</text:p>
          </table:table-cell>
          <table:table-cell table:formula="of:=([.$B$1])-(10*([.$B$2])*LOG([.K145];10))" office:value-type="float" office:value="41.5898198214495">
            <text:p>41.59</text:p>
          </table:table-cell>
          <table:table-cell/>
          <table:table-cell table:style-name="Default" office:value-type="float" office:value="13.177581">
            <text:p>13.18</text:p>
          </table:table-cell>
          <table:table-cell table:formula="of:=([.$B$1])-(10*([.$B$2])*LOG([.N145];10))" office:value-type="float" office:value="37.6032861116398">
            <text:p>37.6</text:p>
          </table:table-cell>
          <table:table-cell/>
          <table:table-cell table:style-name="Default" office:value-type="float" office:value="42.036131">
            <text:p>42.04</text:p>
          </table:table-cell>
          <table:table-cell table:formula="of:=([.$B$1])-(10*([.$B$2])*LOG([.Q145];10))" office:value-type="float" office:value="27.527545264234">
            <text:p>27.53</text:p>
          </table:table-cell>
          <table:table-cell/>
          <table:table-cell table:style-name="Default" office:value-type="float" office:value="46.313093">
            <text:p>46.31</text:p>
          </table:table-cell>
          <table:table-cell table:formula="of:=([.$B$1])-(10*([.$B$2])*LOG([.T145];10))" office:value-type="float" office:value="26.6859242773467">
            <text:p>26.69</text:p>
          </table:table-cell>
          <table:table-cell/>
          <table:table-cell office:value-type="float" office:value="139">
            <text:p>139</text:p>
          </table:table-cell>
          <table:table-cell table:number-columns-repeated="1001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672">
            <text:p>672</text:p>
          </table:table-cell>
          <table:table-cell office:value-type="string">
            <text:p>qe</text:p>
          </table:table-cell>
          <table:table-cell/>
          <table:table-cell table:style-name="Default" office:value-type="float" office:value="29.221552">
            <text:p>29.22</text:p>
          </table:table-cell>
          <table:table-cell table:formula="of:=([.$B$1])-(10*([.$B$2])*LOG([.E146];10))" office:value-type="float" office:value="30.6859344352922">
            <text:p>30.69</text:p>
          </table:table-cell>
          <table:table-cell/>
          <table:table-cell table:style-name="Default" office:value-type="float" office:value="24.159466">
            <text:p>24.16</text:p>
          </table:table-cell>
          <table:table-cell table:formula="of:=([.$B$1])-(10*([.$B$2])*LOG([.H146];10))" office:value-type="float" office:value="32.3382533843098">
            <text:p>32.34</text:p>
          </table:table-cell>
          <table:table-cell/>
          <table:table-cell table:style-name="Default" office:value-type="float" office:value="8.142829">
            <text:p>8.14</text:p>
          </table:table-cell>
          <table:table-cell table:formula="of:=([.$B$1])-(10*([.$B$2])*LOG([.K146];10))" office:value-type="float" office:value="41.7844937065409">
            <text:p>41.78</text:p>
          </table:table-cell>
          <table:table-cell/>
          <table:table-cell table:style-name="Default" office:value-type="float" office:value="12.755601">
            <text:p>12.76</text:p>
          </table:table-cell>
          <table:table-cell table:formula="of:=([.$B$1])-(10*([.$B$2])*LOG([.N146];10))" office:value-type="float" office:value="37.8859814822292">
            <text:p>37.89</text:p>
          </table:table-cell>
          <table:table-cell/>
          <table:table-cell table:style-name="Default" office:value-type="float" office:value="39.929633">
            <text:p>39.93</text:p>
          </table:table-cell>
          <table:table-cell table:formula="of:=([.$B$1])-(10*([.$B$2])*LOG([.Q146];10))" office:value-type="float" office:value="27.9740936292249">
            <text:p>27.97</text:p>
          </table:table-cell>
          <table:table-cell/>
          <table:table-cell table:style-name="Default" office:value-type="float" office:value="44.737277">
            <text:p>44.74</text:p>
          </table:table-cell>
          <table:table-cell table:formula="of:=([.$B$1])-(10*([.$B$2])*LOG([.T146];10))" office:value-type="float" office:value="26.9866090681152">
            <text:p>26.99</text:p>
          </table:table-cell>
          <table:table-cell/>
          <table:table-cell office:value-type="float" office:value="140">
            <text:p>140</text:p>
          </table:table-cell>
          <table:table-cell table:number-columns-repeated="1001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672">
            <text:p>672</text:p>
          </table:table-cell>
          <table:table-cell office:value-type="string">
            <text:p>qf</text:p>
          </table:table-cell>
          <table:table-cell/>
          <table:table-cell table:style-name="Default" office:value-type="float" office:value="26.643377">
            <text:p>26.64</text:p>
          </table:table-cell>
          <table:table-cell table:formula="of:=([.$B$1])-(10*([.$B$2])*LOG([.E147];10))" office:value-type="float" office:value="31.4882145994069">
            <text:p>31.49</text:p>
          </table:table-cell>
          <table:table-cell/>
          <table:table-cell table:style-name="Default" office:value-type="float" office:value="21.715619">
            <text:p>21.72</text:p>
          </table:table-cell>
          <table:table-cell table:formula="of:=([.$B$1])-(10*([.$B$2])*LOG([.H147];10))" office:value-type="float" office:value="33.2645557327099">
            <text:p>33.26</text:p>
          </table:table-cell>
          <table:table-cell/>
          <table:table-cell table:style-name="Default" office:value-type="float" office:value="8.779405">
            <text:p>8.78</text:p>
          </table:table-cell>
          <table:table-cell table:formula="of:=([.$B$1])-(10*([.$B$2])*LOG([.K147];10))" office:value-type="float" office:value="41.1306983241852">
            <text:p>41.13</text:p>
          </table:table-cell>
          <table:table-cell/>
          <table:table-cell table:style-name="Default" office:value-type="float" office:value="12.77123">
            <text:p>12.77</text:p>
          </table:table-cell>
          <table:table-cell table:formula="of:=([.$B$1])-(10*([.$B$2])*LOG([.N147];10))" office:value-type="float" office:value="37.8753454744838">
            <text:p>37.88</text:p>
          </table:table-cell>
          <table:table-cell/>
          <table:table-cell table:style-name="Default" office:value-type="float" office:value="37.18226">
            <text:p>37.18</text:p>
          </table:table-cell>
          <table:table-cell table:formula="of:=([.$B$1])-(10*([.$B$2])*LOG([.Q147];10))" office:value-type="float" office:value="28.5932843323261">
            <text:p>28.59</text:p>
          </table:table-cell>
          <table:table-cell/>
          <table:table-cell table:style-name="Default" office:value-type="float" office:value="42.7536">
            <text:p>42.75</text:p>
          </table:table-cell>
          <table:table-cell table:formula="of:=([.$B$1])-(10*([.$B$2])*LOG([.T147];10))" office:value-type="float" office:value="27.3805462061741">
            <text:p>27.38</text:p>
          </table:table-cell>
          <table:table-cell/>
          <table:table-cell office:value-type="float" office:value="141">
            <text:p>141</text:p>
          </table:table-cell>
          <table:table-cell table:number-columns-repeated="1001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672">
            <text:p>672</text:p>
          </table:table-cell>
          <table:table-cell office:value-type="string">
            <text:p>qg</text:p>
          </table:table-cell>
          <table:table-cell/>
          <table:table-cell table:style-name="Default" office:value-type="float" office:value="24.137043">
            <text:p>24.14</text:p>
          </table:table-cell>
          <table:table-cell table:formula="of:=([.$B$1])-(10*([.$B$2])*LOG([.E148];10))" office:value-type="float" office:value="32.3463187174521">
            <text:p>32.35</text:p>
          </table:table-cell>
          <table:table-cell/>
          <table:table-cell table:style-name="Default" office:value-type="float" office:value="19.39622">
            <text:p>19.4</text:p>
          </table:table-cell>
          <table:table-cell table:formula="of:=([.$B$1])-(10*([.$B$2])*LOG([.H148];10))" office:value-type="float" office:value="34.2456579715962">
            <text:p>34.25</text:p>
          </table:table-cell>
          <table:table-cell/>
          <table:table-cell table:style-name="Default" office:value-type="float" office:value="10.227764">
            <text:p>10.23</text:p>
          </table:table-cell>
          <table:table-cell table:formula="of:=([.$B$1])-(10*([.$B$2])*LOG([.K148];10))" office:value-type="float" office:value="39.8043860327033">
            <text:p>39.8</text:p>
          </table:table-cell>
          <table:table-cell/>
          <table:table-cell table:style-name="Default" office:value-type="float" office:value="13.426101">
            <text:p>13.43</text:p>
          </table:table-cell>
          <table:table-cell table:formula="of:=([.$B$1])-(10*([.$B$2])*LOG([.N148];10))" office:value-type="float" office:value="37.4410018017771">
            <text:p>37.44</text:p>
          </table:table-cell>
          <table:table-cell/>
          <table:table-cell table:style-name="Default" office:value-type="float" office:value="34.458994">
            <text:p>34.46</text:p>
          </table:table-cell>
          <table:table-cell table:formula="of:=([.$B$1])-(10*([.$B$2])*LOG([.Q148];10))" office:value-type="float" office:value="29.2539481109613">
            <text:p>29.25</text:p>
          </table:table-cell>
          <table:table-cell/>
          <table:table-cell table:style-name="Default" office:value-type="float" office:value="40.878767">
            <text:p>40.88</text:p>
          </table:table-cell>
          <table:table-cell table:formula="of:=([.$B$1])-(10*([.$B$2])*LOG([.T148];10))" office:value-type="float" office:value="27.7700442404277">
            <text:p>27.77</text:p>
          </table:table-cell>
          <table:table-cell/>
          <table:table-cell office:value-type="float" office:value="142">
            <text:p>142</text:p>
          </table:table-cell>
          <table:table-cell table:number-columns-repeated="1001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672">
            <text:p>672</text:p>
          </table:table-cell>
          <table:table-cell office:value-type="string">
            <text:p>qh</text:p>
          </table:table-cell>
          <table:table-cell/>
          <table:table-cell table:style-name="Default" office:value-type="float" office:value="21.615652">
            <text:p>21.62</text:p>
          </table:table-cell>
          <table:table-cell table:formula="of:=([.$B$1])-(10*([.$B$2])*LOG([.E149];10))" office:value-type="float" office:value="33.3046332033175">
            <text:p>33.3</text:p>
          </table:table-cell>
          <table:table-cell/>
          <table:table-cell table:style-name="Default" office:value-type="float" office:value="17.154904">
            <text:p>17.15</text:p>
          </table:table-cell>
          <table:table-cell table:formula="of:=([.$B$1])-(10*([.$B$2])*LOG([.H149];10))" office:value-type="float" office:value="35.3122341588445">
            <text:p>35.31</text:p>
          </table:table-cell>
          <table:table-cell/>
          <table:table-cell table:style-name="Default" office:value-type="float" office:value="12.305287">
            <text:p>12.31</text:p>
          </table:table-cell>
          <table:table-cell table:formula="of:=([.$B$1])-(10*([.$B$2])*LOG([.K149];10))" office:value-type="float" office:value="38.1981650531809">
            <text:p>38.2</text:p>
          </table:table-cell>
          <table:table-cell/>
          <table:table-cell table:style-name="Default" office:value-type="float" office:value="14.70394">
            <text:p>14.7</text:p>
          </table:table-cell>
          <table:table-cell table:formula="of:=([.$B$1])-(10*([.$B$2])*LOG([.N149];10))" office:value-type="float" office:value="36.651325562198">
            <text:p>36.65</text:p>
          </table:table-cell>
          <table:table-cell/>
          <table:table-cell table:style-name="Default" office:value-type="float" office:value="31.638686">
            <text:p>31.64</text:p>
          </table:table-cell>
          <table:table-cell table:formula="of:=([.$B$1])-(10*([.$B$2])*LOG([.Q149];10))" office:value-type="float" office:value="29.9956312334488">
            <text:p>30</text:p>
          </table:table-cell>
          <table:table-cell/>
          <table:table-cell table:style-name="Default" office:value-type="float" office:value="39.048472">
            <text:p>39.05</text:p>
          </table:table-cell>
          <table:table-cell table:formula="of:=([.$B$1])-(10*([.$B$2])*LOG([.T149];10))" office:value-type="float" office:value="28.1679191153504">
            <text:p>28.17</text:p>
          </table:table-cell>
          <table:table-cell/>
          <table:table-cell office:value-type="float" office:value="143">
            <text:p>143</text:p>
          </table:table-cell>
          <table:table-cell table:number-columns-repeated="1001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72">
            <text:p>672</text:p>
          </table:table-cell>
          <table:table-cell office:value-type="string">
            <text:p>qi</text:p>
          </table:table-cell>
          <table:table-cell/>
          <table:table-cell table:style-name="Default" office:value-type="float" office:value="19.450507">
            <text:p>19.45</text:p>
          </table:table-cell>
          <table:table-cell table:formula="of:=([.$B$1])-(10*([.$B$2])*LOG([.E150];10))" office:value-type="float" office:value="34.2213814760379">
            <text:p>34.22</text:p>
          </table:table-cell>
          <table:table-cell/>
          <table:table-cell table:style-name="Default" office:value-type="float" office:value="15.354952">
            <text:p>15.35</text:p>
          </table:table-cell>
          <table:table-cell table:formula="of:=([.$B$1])-(10*([.$B$2])*LOG([.H150];10))" office:value-type="float" office:value="36.2750307367044">
            <text:p>36.28</text:p>
          </table:table-cell>
          <table:table-cell/>
          <table:table-cell table:style-name="Default" office:value-type="float" office:value="14.489177">
            <text:p>14.49</text:p>
          </table:table-cell>
          <table:table-cell table:formula="of:=([.$B$1])-(10*([.$B$2])*LOG([.K150];10))" office:value-type="float" office:value="36.7791256439367">
            <text:p>36.78</text:p>
          </table:table-cell>
          <table:table-cell/>
          <table:table-cell table:style-name="Default" office:value-type="float" office:value="16.273987">
            <text:p>16.27</text:p>
          </table:table-cell>
          <table:table-cell table:formula="of:=([.$B$1])-(10*([.$B$2])*LOG([.N150];10))" office:value-type="float" office:value="35.770120705275">
            <text:p>35.77</text:p>
          </table:table-cell>
          <table:table-cell/>
          <table:table-cell table:style-name="Default" office:value-type="float" office:value="29.111793">
            <text:p>29.11</text:p>
          </table:table-cell>
          <table:table-cell table:formula="of:=([.$B$1])-(10*([.$B$2])*LOG([.Q150];10))" office:value-type="float" office:value="30.7186209094129">
            <text:p>30.72</text:p>
          </table:table-cell>
          <table:table-cell/>
          <table:table-cell table:style-name="Default" office:value-type="float" office:value="37.520006">
            <text:p>37.52</text:p>
          </table:table-cell>
          <table:table-cell table:formula="of:=([.$B$1])-(10*([.$B$2])*LOG([.T150];10))" office:value-type="float" office:value="28.514742016858">
            <text:p>28.51</text:p>
          </table:table-cell>
          <table:table-cell/>
          <table:table-cell office:value-type="float" office:value="144">
            <text:p>144</text:p>
          </table:table-cell>
          <table:table-cell table:number-columns-repeated="1001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72">
            <text:p>672</text:p>
          </table:table-cell>
          <table:table-cell office:value-type="string">
            <text:p>qj</text:p>
          </table:table-cell>
          <table:table-cell/>
          <table:table-cell table:style-name="Default" office:value-type="float" office:value="17.452996">
            <text:p>17.45</text:p>
          </table:table-cell>
          <table:table-cell table:formula="of:=([.$B$1])-(10*([.$B$2])*LOG([.E151];10))" office:value-type="float" office:value="35.1626002169805">
            <text:p>35.16</text:p>
          </table:table-cell>
          <table:table-cell/>
          <table:table-cell table:style-name="Default" office:value-type="float" office:value="13.872902">
            <text:p>13.87</text:p>
          </table:table-cell>
          <table:table-cell table:formula="of:=([.$B$1])-(10*([.$B$2])*LOG([.H151];10))" office:value-type="float" office:value="37.1566536325255">
            <text:p>37.16</text:p>
          </table:table-cell>
          <table:table-cell/>
          <table:table-cell table:style-name="Default" office:value-type="float" office:value="16.841954">
            <text:p>16.84</text:p>
          </table:table-cell>
          <table:table-cell table:formula="of:=([.$B$1])-(10*([.$B$2])*LOG([.K151];10))" office:value-type="float" office:value="35.4721504631551">
            <text:p>35.47</text:p>
          </table:table-cell>
          <table:table-cell/>
          <table:table-cell table:style-name="Default" office:value-type="float" office:value="18.129492">
            <text:p>18.13</text:p>
          </table:table-cell>
          <table:table-cell table:formula="of:=([.$B$1])-(10*([.$B$2])*LOG([.N151];10))" office:value-type="float" office:value="34.8322872988816">
            <text:p>34.83</text:p>
          </table:table-cell>
          <table:table-cell/>
          <table:table-cell table:style-name="Default" office:value-type="float" office:value="26.630538">
            <text:p>26.63</text:p>
          </table:table-cell>
          <table:table-cell table:formula="of:=([.$B$1])-(10*([.$B$2])*LOG([.Q151];10))" office:value-type="float" office:value="31.4924011938865">
            <text:p>31.49</text:p>
          </table:table-cell>
          <table:table-cell/>
          <table:table-cell table:style-name="Default" office:value-type="float" office:value="36.13748">
            <text:p>36.14</text:p>
          </table:table-cell>
          <table:table-cell table:formula="of:=([.$B$1])-(10*([.$B$2])*LOG([.T151];10))" office:value-type="float" office:value="28.8408427135607">
            <text:p>28.84</text:p>
          </table:table-cell>
          <table:table-cell/>
          <table:table-cell office:value-type="float" office:value="145">
            <text:p>145</text:p>
          </table:table-cell>
          <table:table-cell table:number-columns-repeated="1001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672">
            <text:p>672</text:p>
          </table:table-cell>
          <table:table-cell office:value-type="string">
            <text:p>qk</text:p>
          </table:table-cell>
          <table:table-cell/>
          <table:table-cell table:style-name="Default" office:value-type="float" office:value="15.687284">
            <text:p>15.69</text:p>
          </table:table-cell>
          <table:table-cell table:formula="of:=([.$B$1])-(10*([.$B$2])*LOG([.E152];10))" office:value-type="float" office:value="36.089044819678">
            <text:p>36.09</text:p>
          </table:table-cell>
          <table:table-cell/>
          <table:table-cell table:style-name="Default" office:value-type="float" office:value="12.819487">
            <text:p>12.82</text:p>
          </table:table-cell>
          <table:table-cell table:formula="of:=([.$B$1])-(10*([.$B$2])*LOG([.H152];10))" office:value-type="float" office:value="37.8425870743892">
            <text:p>37.84</text:p>
          </table:table-cell>
          <table:table-cell/>
          <table:table-cell table:style-name="Default" office:value-type="float" office:value="19.301959">
            <text:p>19.3</text:p>
          </table:table-cell>
          <table:table-cell table:formula="of:=([.$B$1])-(10*([.$B$2])*LOG([.K152];10))" office:value-type="float" office:value="34.2879722242853">
            <text:p>34.29</text:p>
          </table:table-cell>
          <table:table-cell/>
          <table:table-cell table:style-name="Default" office:value-type="float" office:value="20.191912">
            <text:p>20.19</text:p>
          </table:table-cell>
          <table:table-cell table:formula="of:=([.$B$1])-(10*([.$B$2])*LOG([.N152];10))" office:value-type="float" office:value="33.8964511033128">
            <text:p>33.9</text:p>
          </table:table-cell>
          <table:table-cell/>
          <table:table-cell table:style-name="Default" office:value-type="float" office:value="24.208958">
            <text:p>24.21</text:p>
          </table:table-cell>
          <table:table-cell table:formula="of:=([.$B$1])-(10*([.$B$2])*LOG([.Q152];10))" office:value-type="float" office:value="32.3204780604747">
            <text:p>32.32</text:p>
          </table:table-cell>
          <table:table-cell/>
          <table:table-cell table:style-name="Default" office:value-type="float" office:value="34.918235">
            <text:p>34.92</text:p>
          </table:table-cell>
          <table:table-cell table:formula="of:=([.$B$1])-(10*([.$B$2])*LOG([.T152];10))" office:value-type="float" office:value="29.1389543309061">
            <text:p>29.14</text:p>
          </table:table-cell>
          <table:table-cell/>
          <table:table-cell office:value-type="float" office:value="146">
            <text:p>146</text:p>
          </table:table-cell>
          <table:table-cell table:number-columns-repeated="1001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672">
            <text:p>672</text:p>
          </table:table-cell>
          <table:table-cell office:value-type="string">
            <text:p>ql</text:p>
          </table:table-cell>
          <table:table-cell/>
          <table:table-cell table:style-name="Default" office:value-type="float" office:value="14.566335">
            <text:p>14.57</text:p>
          </table:table-cell>
          <table:table-cell table:formula="of:=([.$B$1])-(10*([.$B$2])*LOG([.E153];10))" office:value-type="float" office:value="36.7329941252041">
            <text:p>36.73</text:p>
          </table:table-cell>
          <table:table-cell/>
          <table:table-cell table:style-name="Default" office:value-type="float" office:value="12.378407">
            <text:p>12.38</text:p>
          </table:table-cell>
          <table:table-cell table:formula="of:=([.$B$1])-(10*([.$B$2])*LOG([.H153];10))" office:value-type="float" office:value="38.1467048375366">
            <text:p>38.15</text:p>
          </table:table-cell>
          <table:table-cell/>
          <table:table-cell table:style-name="Default" office:value-type="float" office:value="21.194942">
            <text:p>21.19</text:p>
          </table:table-cell>
          <table:table-cell table:formula="of:=([.$B$1])-(10*([.$B$2])*LOG([.K153];10))" office:value-type="float" office:value="33.4753553508366">
            <text:p>33.48</text:p>
          </table:table-cell>
          <table:table-cell/>
          <table:table-cell table:style-name="Default" office:value-type="float" office:value="21.8395">
            <text:p>21.84</text:p>
          </table:table-cell>
          <table:table-cell table:formula="of:=([.$B$1])-(10*([.$B$2])*LOG([.N153];10))" office:value-type="float" office:value="33.215146174407">
            <text:p>33.22</text:p>
          </table:table-cell>
          <table:table-cell/>
          <table:table-cell table:style-name="Default" office:value-type="float" office:value="22.443574">
            <text:p>22.44</text:p>
          </table:table-cell>
          <table:table-cell table:formula="of:=([.$B$1])-(10*([.$B$2])*LOG([.Q153];10))" office:value-type="float" office:value="32.9781596641062">
            <text:p>32.98</text:p>
          </table:table-cell>
          <table:table-cell/>
          <table:table-cell table:style-name="Default" office:value-type="float" office:value="34.121573">
            <text:p>34.12</text:p>
          </table:table-cell>
          <table:table-cell table:formula="of:=([.$B$1])-(10*([.$B$2])*LOG([.T153];10))" office:value-type="float" office:value="29.3394191224975">
            <text:p>29.34</text:p>
          </table:table-cell>
          <table:table-cell/>
          <table:table-cell office:value-type="float" office:value="147">
            <text:p>147</text:p>
          </table:table-cell>
          <table:table-cell table:number-columns-repeated="1001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672">
            <text:p>672</text:p>
          </table:table-cell>
          <table:table-cell office:value-type="string">
            <text:p>qm</text:p>
          </table:table-cell>
          <table:table-cell/>
          <table:table-cell table:style-name="Default" office:value-type="float" office:value="13.426101">
            <text:p>13.43</text:p>
          </table:table-cell>
          <table:table-cell table:formula="of:=([.$B$1])-(10*([.$B$2])*LOG([.E154];10))" office:value-type="float" office:value="37.4410018017771">
            <text:p>37.44</text:p>
          </table:table-cell>
          <table:table-cell/>
          <table:table-cell table:style-name="Default" office:value-type="float" office:value="12.316861">
            <text:p>12.32</text:p>
          </table:table-cell>
          <table:table-cell table:formula="of:=([.$B$1])-(10*([.$B$2])*LOG([.H154];10))" office:value-type="float" office:value="38.1899991942091">
            <text:p>38.19</text:p>
          </table:table-cell>
          <table:table-cell/>
          <table:table-cell table:style-name="Default" office:value-type="float" office:value="23.764217">
            <text:p>23.76</text:p>
          </table:table-cell>
          <table:table-cell table:formula="of:=([.$B$1])-(10*([.$B$2])*LOG([.K154];10))" office:value-type="float" office:value="32.481529811421">
            <text:p>32.48</text:p>
          </table:table-cell>
          <table:table-cell/>
          <table:table-cell table:style-name="Default" office:value-type="float" office:value="24.137043">
            <text:p>24.14</text:p>
          </table:table-cell>
          <table:table-cell table:formula="of:=([.$B$1])-(10*([.$B$2])*LOG([.N154];10))" office:value-type="float" office:value="32.3463187174521">
            <text:p>32.35</text:p>
          </table:table-cell>
          <table:table-cell/>
          <table:table-cell table:style-name="Default" office:value-type="float" office:value="20.179206">
            <text:p>20.18</text:p>
          </table:table-cell>
          <table:table-cell table:formula="of:=([.$B$1])-(10*([.$B$2])*LOG([.Q154];10))" office:value-type="float" office:value="33.901918522738">
            <text:p>33.9</text:p>
          </table:table-cell>
          <table:table-cell/>
          <table:table-cell table:style-name="Default" office:value-type="float" office:value="33.230193">
            <text:p>33.23</text:p>
          </table:table-cell>
          <table:table-cell table:formula="of:=([.$B$1])-(10*([.$B$2])*LOG([.T154];10))" office:value-type="float" office:value="29.5693427268834">
            <text:p>29.57</text:p>
          </table:table-cell>
          <table:table-cell/>
          <table:table-cell office:value-type="float" office:value="148">
            <text:p>148</text:p>
          </table:table-cell>
          <table:table-cell table:number-columns-repeated="1001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72">
            <text:p>672</text:p>
          </table:table-cell>
          <table:table-cell office:value-type="string">
            <text:p>qn</text:p>
          </table:table-cell>
          <table:table-cell/>
          <table:table-cell table:style-name="Default" office:value-type="float" office:value="12.788326">
            <text:p>12.79</text:p>
          </table:table-cell>
          <table:table-cell table:formula="of:=([.$B$1])-(10*([.$B$2])*LOG([.E155];10))" office:value-type="float" office:value="37.8637260244904">
            <text:p>37.86</text:p>
          </table:table-cell>
          <table:table-cell/>
          <table:table-cell table:style-name="Default" office:value-type="float" office:value="12.860178">
            <text:p>12.86</text:p>
          </table:table-cell>
          <table:table-cell table:formula="of:=([.$B$1])-(10*([.$B$2])*LOG([.H155];10))" office:value-type="float" office:value="37.815060404468">
            <text:p>37.82</text:p>
          </table:table-cell>
          <table:table-cell/>
          <table:table-cell table:style-name="Default" office:value-type="float" office:value="26.371376">
            <text:p>26.37</text:p>
          </table:table-cell>
          <table:table-cell table:formula="of:=([.$B$1])-(10*([.$B$2])*LOG([.K155];10))" office:value-type="float" office:value="31.5773441818208">
            <text:p>31.58</text:p>
          </table:table-cell>
          <table:table-cell/>
          <table:table-cell table:style-name="Default" office:value-type="float" office:value="26.522235">
            <text:p>26.52</text:p>
          </table:table-cell>
          <table:table-cell table:formula="of:=([.$B$1])-(10*([.$B$2])*LOG([.N155];10))" office:value-type="float" office:value="31.5277976239967">
            <text:p>31.53</text:p>
          </table:table-cell>
          <table:table-cell/>
          <table:table-cell table:style-name="Default" office:value-type="float" office:value="18.052304">
            <text:p>18.05</text:p>
          </table:table-cell>
          <table:table-cell table:formula="of:=([.$B$1])-(10*([.$B$2])*LOG([.Q155];10))" office:value-type="float" office:value="34.8693472318093">
            <text:p>34.87</text:p>
          </table:table-cell>
          <table:table-cell/>
          <table:table-cell table:style-name="Default" office:value-type="float" office:value="32.548558">
            <text:p>32.55</text:p>
          </table:table-cell>
          <table:table-cell table:formula="of:=([.$B$1])-(10*([.$B$2])*LOG([.T155];10))" office:value-type="float" office:value="29.7493649446901">
            <text:p>29.75</text:p>
          </table:table-cell>
          <table:table-cell/>
          <table:table-cell office:value-type="float" office:value="149">
            <text:p>149</text:p>
          </table:table-cell>
          <table:table-cell table:number-columns-repeated="1001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672">
            <text:p>672</text:p>
          </table:table-cell>
          <table:table-cell office:value-type="string">
            <text:p>qo</text:p>
          </table:table-cell>
          <table:table-cell/>
          <table:table-cell table:style-name="Default" office:value-type="float" office:value="12.728762">
            <text:p>12.73</text:p>
          </table:table-cell>
          <table:table-cell table:formula="of:=([.$B$1])-(10*([.$B$2])*LOG([.E156];10))" office:value-type="float" office:value="37.9042766758884">
            <text:p>37.9</text:p>
          </table:table-cell>
          <table:table-cell/>
          <table:table-cell table:style-name="Default" office:value-type="float" office:value="13.9378">
            <text:p>13.94</text:p>
          </table:table-cell>
          <table:table-cell table:formula="of:=([.$B$1])-(10*([.$B$2])*LOG([.H156];10))" office:value-type="float" office:value="37.1161154333142">
            <text:p>37.12</text:p>
          </table:table-cell>
          <table:table-cell/>
          <table:table-cell table:style-name="Default" office:value-type="float" office:value="29.006205">
            <text:p>29.01</text:p>
          </table:table-cell>
          <table:table-cell table:formula="of:=([.$B$1])-(10*([.$B$2])*LOG([.K156];10))" office:value-type="float" office:value="30.7501817599488">
            <text:p>30.75</text:p>
          </table:table-cell>
          <table:table-cell/>
          <table:table-cell table:style-name="Default" office:value-type="float" office:value="28.973437">
            <text:p>28.97</text:p>
          </table:table-cell>
          <table:table-cell table:formula="of:=([.$B$1])-(10*([.$B$2])*LOG([.N156];10))" office:value-type="float" office:value="30.759999663342">
            <text:p>30.76</text:p>
          </table:table-cell>
          <table:table-cell/>
          <table:table-cell table:style-name="Default" office:value-type="float" office:value="16.117382">
            <text:p>16.12</text:p>
          </table:table-cell>
          <table:table-cell table:formula="of:=([.$B$1])-(10*([.$B$2])*LOG([.Q156];10))" office:value-type="float" office:value="35.8541100140064">
            <text:p>35.85</text:p>
          </table:table-cell>
          <table:table-cell/>
          <table:table-cell table:style-name="Default" office:value-type="float" office:value="32.090039">
            <text:p>32.09</text:p>
          </table:table-cell>
          <table:table-cell table:formula="of:=([.$B$1])-(10*([.$B$2])*LOG([.T156];10))" office:value-type="float" office:value="29.8725951018578">
            <text:p>29.87</text:p>
          </table:table-cell>
          <table:table-cell/>
          <table:table-cell office:value-type="float" office:value="150">
            <text:p>150</text:p>
          </table:table-cell>
          <table:table-cell table:number-columns-repeated="1001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672">
            <text:p>672</text:p>
          </table:table-cell>
          <table:table-cell office:value-type="string">
            <text:p>qp</text:p>
          </table:table-cell>
          <table:table-cell/>
          <table:table-cell table:style-name="Default" office:value-type="float" office:value="13.255206">
            <text:p>13.26</text:p>
          </table:table-cell>
          <table:table-cell table:formula="of:=([.$B$1])-(10*([.$B$2])*LOG([.E157];10))" office:value-type="float" office:value="37.5522703696052">
            <text:p>37.55</text:p>
          </table:table-cell>
          <table:table-cell/>
          <table:table-cell table:style-name="Default" office:value-type="float" office:value="15.438245">
            <text:p>15.44</text:p>
          </table:table-cell>
          <table:table-cell table:formula="of:=([.$B$1])-(10*([.$B$2])*LOG([.H157];10))" office:value-type="float" office:value="36.2280414247418">
            <text:p>36.23</text:p>
          </table:table-cell>
          <table:table-cell/>
          <table:table-cell table:style-name="Default" office:value-type="float" office:value="31.661797">
            <text:p>31.66</text:p>
          </table:table-cell>
          <table:table-cell table:formula="of:=([.$B$1])-(10*([.$B$2])*LOG([.K157];10))" office:value-type="float" office:value="29.9892887982941">
            <text:p>29.99</text:p>
          </table:table-cell>
          <table:table-cell/>
          <table:table-cell table:style-name="Default" office:value-type="float" office:value="31.47523">
            <text:p>31.48</text:p>
          </table:table-cell>
          <table:table-cell table:formula="of:=([.$B$1])-(10*([.$B$2])*LOG([.N157];10))" office:value-type="float" office:value="30.0406217534785">
            <text:p>30.04</text:p>
          </table:table-cell>
          <table:table-cell/>
          <table:table-cell table:style-name="Default" office:value-type="float" office:value="14.451759">
            <text:p>14.45</text:p>
          </table:table-cell>
          <table:table-cell table:formula="of:=([.$B$1])-(10*([.$B$2])*LOG([.Q157];10))" office:value-type="float" office:value="36.8015857882509">
            <text:p>36.8</text:p>
          </table:table-cell>
          <table:table-cell/>
          <table:table-cell table:style-name="Default" office:value-type="float" office:value="31.864267">
            <text:p>31.86</text:p>
          </table:table-cell>
          <table:table-cell table:formula="of:=([.$B$1])-(10*([.$B$2])*LOG([.T157];10))" office:value-type="float" office:value="29.9339213500634">
            <text:p>29.93</text:p>
          </table:table-cell>
          <table:table-cell/>
          <table:table-cell office:value-type="float" office:value="151">
            <text:p>151</text:p>
          </table:table-cell>
          <table:table-cell table:number-columns-repeated="1001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672">
            <text:p>672</text:p>
          </table:table-cell>
          <table:table-cell office:value-type="string">
            <text:p>qq</text:p>
          </table:table-cell>
          <table:table-cell/>
          <table:table-cell table:style-name="Default" office:value-type="float" office:value="14.303098">
            <text:p>14.3</text:p>
          </table:table-cell>
          <table:table-cell table:formula="of:=([.$B$1])-(10*([.$B$2])*LOG([.E158];10))" office:value-type="float" office:value="36.891397714216">
            <text:p>36.89</text:p>
          </table:table-cell>
          <table:table-cell/>
          <table:table-cell table:style-name="Default" office:value-type="float" office:value="17.251537">
            <text:p>17.25</text:p>
          </table:table-cell>
          <table:table-cell table:formula="of:=([.$B$1])-(10*([.$B$2])*LOG([.H158];10))" office:value-type="float" office:value="35.263444120936">
            <text:p>35.26</text:p>
          </table:table-cell>
          <table:table-cell/>
          <table:table-cell table:style-name="Default" office:value-type="float" office:value="34.333334">
            <text:p>34.33</text:p>
          </table:table-cell>
          <table:table-cell table:formula="of:=([.$B$1])-(10*([.$B$2])*LOG([.K158];10))" office:value-type="float" office:value="29.2856804316318">
            <text:p>29.29</text:p>
          </table:table-cell>
          <table:table-cell/>
          <table:table-cell table:style-name="Default" office:value-type="float" office:value="34.016455">
            <text:p>34.02</text:p>
          </table:table-cell>
          <table:table-cell table:formula="of:=([.$B$1])-(10*([.$B$2])*LOG([.N158];10))" office:value-type="float" office:value="29.3662189609466">
            <text:p>29.37</text:p>
          </table:table-cell>
          <table:table-cell/>
          <table:table-cell table:style-name="Default" office:value-type="float" office:value="13.158103">
            <text:p>13.16</text:p>
          </table:table-cell>
          <table:table-cell table:formula="of:=([.$B$1])-(10*([.$B$2])*LOG([.Q158];10))" office:value-type="float" office:value="37.6161343664426">
            <text:p>37.62</text:p>
          </table:table-cell>
          <table:table-cell/>
          <table:table-cell table:style-name="Default" office:value-type="float" office:value="31.87619">
            <text:p>31.88</text:p>
          </table:table-cell>
          <table:table-cell table:formula="of:=([.$B$1])-(10*([.$B$2])*LOG([.T158];10))" office:value-type="float" office:value="29.9306718639996">
            <text:p>29.93</text:p>
          </table:table-cell>
          <table:table-cell/>
          <table:table-cell office:value-type="float" office:value="152">
            <text:p>152</text:p>
          </table:table-cell>
          <table:table-cell table:number-columns-repeated="1001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672">
            <text:p>672</text:p>
          </table:table-cell>
          <table:table-cell office:value-type="string">
            <text:p>qr</text:p>
          </table:table-cell>
          <table:table-cell/>
          <table:table-cell table:style-name="Default" office:value-type="float" office:value="15.768821">
            <text:p>15.77</text:p>
          </table:table-cell>
          <table:table-cell table:formula="of:=([.$B$1])-(10*([.$B$2])*LOG([.E159];10))" office:value-type="float" office:value="36.0440155339742">
            <text:p>36.04</text:p>
          </table:table-cell>
          <table:table-cell/>
          <table:table-cell table:style-name="Default" office:value-type="float" office:value="19.289651">
            <text:p>19.29</text:p>
          </table:table-cell>
          <table:table-cell table:formula="of:=([.$B$1])-(10*([.$B$2])*LOG([.H159];10))" office:value-type="float" office:value="34.2935125960547">
            <text:p>34.29</text:p>
          </table:table-cell>
          <table:table-cell/>
          <table:table-cell table:style-name="Default" office:value-type="float" office:value="37.017365">
            <text:p>37.02</text:p>
          </table:table-cell>
          <table:table-cell table:formula="of:=([.$B$1])-(10*([.$B$2])*LOG([.K159];10))" office:value-type="float" office:value="28.6318899756755">
            <text:p>28.63</text:p>
          </table:table-cell>
          <table:table-cell/>
          <table:table-cell table:style-name="Default" office:value-type="float" office:value="36.588896">
            <text:p>36.59</text:p>
          </table:table-cell>
          <table:table-cell table:formula="of:=([.$B$1])-(10*([.$B$2])*LOG([.N159];10))" office:value-type="float" office:value="28.7330138864315">
            <text:p>28.73</text:p>
          </table:table-cell>
          <table:table-cell/>
          <table:table-cell table:style-name="Default" office:value-type="float" office:value="12.353826">
            <text:p>12.35</text:p>
          </table:table-cell>
          <table:table-cell table:formula="of:=([.$B$1])-(10*([.$B$2])*LOG([.Q159];10))" office:value-type="float" office:value="38.1639703973018">
            <text:p>38.16</text:p>
          </table:table-cell>
          <table:table-cell/>
          <table:table-cell table:style-name="Default" office:value-type="float" office:value="32.125542">
            <text:p>32.13</text:p>
          </table:table-cell>
          <table:table-cell table:formula="of:=([.$B$1])-(10*([.$B$2])*LOG([.T159];10))" office:value-type="float" office:value="29.8629907296341">
            <text:p>29.86</text:p>
          </table:table-cell>
          <table:table-cell/>
          <table:table-cell office:value-type="float" office:value="153">
            <text:p>153</text:p>
          </table:table-cell>
          <table:table-cell table:number-columns-repeated="1001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672">
            <text:p>672</text:p>
          </table:table-cell>
          <table:table-cell office:value-type="string">
            <text:p>qs</text:p>
          </table:table-cell>
          <table:table-cell/>
          <table:table-cell table:style-name="Default" office:value-type="float" office:value="17.547987">
            <text:p>17.55</text:p>
          </table:table-cell>
          <table:table-cell table:formula="of:=([.$B$1])-(10*([.$B$2])*LOG([.E160];10))" office:value-type="float" office:value="35.1154539200699">
            <text:p>35.12</text:p>
          </table:table-cell>
          <table:table-cell/>
          <table:table-cell table:style-name="Default" office:value-type="float" office:value="21.488713">
            <text:p>21.49</text:p>
          </table:table-cell>
          <table:table-cell table:formula="of:=([.$B$1])-(10*([.$B$2])*LOG([.H160];10))" office:value-type="float" office:value="33.3557918890876">
            <text:p>33.36</text:p>
          </table:table-cell>
          <table:table-cell/>
          <table:table-cell table:style-name="Default" office:value-type="float" office:value="39.711355">
            <text:p>39.71</text:p>
          </table:table-cell>
          <table:table-cell table:formula="of:=([.$B$1])-(10*([.$B$2])*LOG([.K160];10))" office:value-type="float" office:value="28.0217058804885">
            <text:p>28.02</text:p>
          </table:table-cell>
          <table:table-cell/>
          <table:table-cell table:style-name="Default" office:value-type="float" office:value="39.186407">
            <text:p>39.19</text:p>
          </table:table-cell>
          <table:table-cell table:formula="of:=([.$B$1])-(10*([.$B$2])*LOG([.N160];10))" office:value-type="float" office:value="28.1372911027823">
            <text:p>28.14</text:p>
          </table:table-cell>
          <table:table-cell/>
          <table:table-cell table:style-name="Default" office:value-type="float" office:value="12.136612">
            <text:p>12.14</text:p>
          </table:table-cell>
          <table:table-cell table:formula="of:=([.$B$1])-(10*([.$B$2])*LOG([.Q160];10))" office:value-type="float" office:value="38.3180506392823">
            <text:p>38.32</text:p>
          </table:table-cell>
          <table:table-cell/>
          <table:table-cell table:style-name="Default" office:value-type="float" office:value="32.606876">
            <text:p>32.61</text:p>
          </table:table-cell>
          <table:table-cell table:formula="of:=([.$B$1])-(10*([.$B$2])*LOG([.T160];10))" office:value-type="float" office:value="29.7338161618462">
            <text:p>29.73</text:p>
          </table:table-cell>
          <table:table-cell/>
          <table:table-cell office:value-type="float" office:value="154">
            <text:p>154</text:p>
          </table:table-cell>
          <table:table-cell table:number-columns-repeated="1001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12">
            <text:p>712</text:p>
          </table:table-cell>
          <table:table-cell office:value-type="string">
            <text:p>rd</text:p>
          </table:table-cell>
          <table:table-cell/>
          <table:table-cell table:style-name="Default" office:value-type="float" office:value="30.208728">
            <text:p>30.21</text:p>
          </table:table-cell>
          <table:table-cell table:formula="of:=([.$B$1])-(10*([.$B$2])*LOG([.E161];10))" office:value-type="float" office:value="30.397351223903">
            <text:p>30.4</text:p>
          </table:table-cell>
          <table:table-cell/>
          <table:table-cell table:style-name="Default" office:value-type="float" office:value="27.487825">
            <text:p>27.49</text:p>
          </table:table-cell>
          <table:table-cell table:formula="of:=([.$B$1])-(10*([.$B$2])*LOG([.H161];10))" office:value-type="float" office:value="31.2171924551262">
            <text:p>31.22</text:p>
          </table:table-cell>
          <table:table-cell/>
          <table:table-cell table:style-name="Default" office:value-type="float" office:value="11.035489">
            <text:p>11.04</text:p>
          </table:table-cell>
          <table:table-cell table:formula="of:=([.$B$1])-(10*([.$B$2])*LOG([.K161];10))" office:value-type="float" office:value="39.1441683559888">
            <text:p>39.14</text:p>
          </table:table-cell>
          <table:table-cell/>
          <table:table-cell table:style-name="Default" office:value-type="float" office:value="10.551432">
            <text:p>10.55</text:p>
          </table:table-cell>
          <table:table-cell table:formula="of:=([.$B$1])-(10*([.$B$2])*LOG([.N161];10))" office:value-type="float" office:value="39.5337719116015">
            <text:p>39.53</text:p>
          </table:table-cell>
          <table:table-cell/>
          <table:table-cell table:style-name="Default" office:value-type="float" office:value="42.912835">
            <text:p>42.91</text:p>
          </table:table-cell>
          <table:table-cell table:formula="of:=([.$B$1])-(10*([.$B$2])*LOG([.Q161];10))" office:value-type="float" office:value="27.3482558644687">
            <text:p>27.35</text:p>
          </table:table-cell>
          <table:table-cell/>
          <table:table-cell table:style-name="Default" office:value-type="float" office:value="48.249876">
            <text:p>48.25</text:p>
          </table:table-cell>
          <table:table-cell table:formula="of:=([.$B$1])-(10*([.$B$2])*LOG([.T161];10))" office:value-type="float" office:value="26.3300759687188">
            <text:p>26.33</text:p>
          </table:table-cell>
          <table:table-cell/>
          <table:table-cell office:value-type="float" office:value="155">
            <text:p>155</text:p>
          </table:table-cell>
          <table:table-cell table:number-columns-repeated="1001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712">
            <text:p>712</text:p>
          </table:table-cell>
          <table:table-cell office:value-type="string">
            <text:p>re</text:p>
          </table:table-cell>
          <table:table-cell/>
          <table:table-cell table:style-name="Default" office:value-type="float" office:value="28.135088">
            <text:p>28.14</text:p>
          </table:table-cell>
          <table:table-cell table:formula="of:=([.$B$1])-(10*([.$B$2])*LOG([.E162];10))" office:value-type="float" office:value="31.0150344427182">
            <text:p>31.02</text:p>
          </table:table-cell>
          <table:table-cell/>
          <table:table-cell table:style-name="Default" office:value-type="float" office:value="25.669337">
            <text:p>25.67</text:p>
          </table:table-cell>
          <table:table-cell table:formula="of:=([.$B$1])-(10*([.$B$2])*LOG([.H162];10))" office:value-type="float" office:value="31.8117069670152">
            <text:p>31.81</text:p>
          </table:table-cell>
          <table:table-cell/>
          <table:table-cell table:style-name="Default" office:value-type="float" office:value="10.896891">
            <text:p>10.9</text:p>
          </table:table-cell>
          <table:table-cell table:formula="of:=([.$B$1])-(10*([.$B$2])*LOG([.K162];10))" office:value-type="float" office:value="39.2539478653018">
            <text:p>39.25</text:p>
          </table:table-cell>
          <table:table-cell/>
          <table:table-cell table:style-name="Default" office:value-type="float" office:value="10.019452">
            <text:p>10.02</text:p>
          </table:table-cell>
          <table:table-cell table:formula="of:=([.$B$1])-(10*([.$B$2])*LOG([.N162];10))" office:value-type="float" office:value="39.9831206190448">
            <text:p>39.98</text:p>
          </table:table-cell>
          <table:table-cell/>
          <table:table-cell table:style-name="Default" office:value-type="float" office:value="40.85157">
            <text:p>40.85</text:p>
          </table:table-cell>
          <table:table-cell table:formula="of:=([.$B$1])-(10*([.$B$2])*LOG([.Q162];10))" office:value-type="float" office:value="27.7758249617088">
            <text:p>27.78</text:p>
          </table:table-cell>
          <table:table-cell/>
          <table:table-cell table:style-name="Default" office:value-type="float" office:value="46.739405">
            <text:p>46.74</text:p>
          </table:table-cell>
          <table:table-cell table:formula="of:=([.$B$1])-(10*([.$B$2])*LOG([.T162];10))" office:value-type="float" office:value="26.6063364109176">
            <text:p>26.61</text:p>
          </table:table-cell>
          <table:table-cell/>
          <table:table-cell office:value-type="float" office:value="156">
            <text:p>156</text:p>
          </table:table-cell>
          <table:table-cell table:number-columns-repeated="1001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12">
            <text:p>712</text:p>
          </table:table-cell>
          <table:table-cell office:value-type="string">
            <text:p>rf</text:p>
          </table:table-cell>
          <table:table-cell/>
          <table:table-cell table:style-name="Default" office:value-type="float" office:value="25.447075">
            <text:p>25.45</text:p>
          </table:table-cell>
          <table:table-cell table:formula="of:=([.$B$1])-(10*([.$B$2])*LOG([.E163];10))" office:value-type="float" office:value="31.8872426039624">
            <text:p>31.89</text:p>
          </table:table-cell>
          <table:table-cell/>
          <table:table-cell table:style-name="Default" office:value-type="float" office:value="23.383823">
            <text:p>23.38</text:p>
          </table:table-cell>
          <table:table-cell table:formula="of:=([.$B$1])-(10*([.$B$2])*LOG([.H163];10))" office:value-type="float" office:value="32.6216896991758">
            <text:p>32.62</text:p>
          </table:table-cell>
          <table:table-cell/>
          <table:table-cell table:style-name="Default" office:value-type="float" office:value="11.380445">
            <text:p>11.38</text:p>
          </table:table-cell>
          <table:table-cell table:formula="of:=([.$B$1])-(10*([.$B$2])*LOG([.K163];10))" office:value-type="float" office:value="38.8768151151178">
            <text:p>38.88</text:p>
          </table:table-cell>
          <table:table-cell/>
          <table:table-cell table:style-name="Default" office:value-type="float" office:value="10.039343">
            <text:p>10.04</text:p>
          </table:table-cell>
          <table:table-cell table:formula="of:=([.$B$1])-(10*([.$B$2])*LOG([.N163];10))" office:value-type="float" office:value="39.9658941518097">
            <text:p>39.97</text:p>
          </table:table-cell>
          <table:table-cell/>
          <table:table-cell table:style-name="Default" office:value-type="float" office:value="38.170612">
            <text:p>38.17</text:p>
          </table:table-cell>
          <table:table-cell table:formula="of:=([.$B$1])-(10*([.$B$2])*LOG([.Q163];10))" office:value-type="float" office:value="28.365417536626">
            <text:p>28.37</text:p>
          </table:table-cell>
          <table:table-cell/>
          <table:table-cell table:style-name="Default" office:value-type="float" office:value="44.844379">
            <text:p>44.84</text:p>
          </table:table-cell>
          <table:table-cell table:formula="of:=([.$B$1])-(10*([.$B$2])*LOG([.T163];10))" office:value-type="float" office:value="26.9658397133878">
            <text:p>26.97</text:p>
          </table:table-cell>
          <table:table-cell/>
          <table:table-cell office:value-type="float" office:value="157">
            <text:p>157</text:p>
          </table:table-cell>
          <table:table-cell table:number-columns-repeated="1001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712">
            <text:p>712</text:p>
          </table:table-cell>
          <table:table-cell office:value-type="string">
            <text:p>rg</text:p>
          </table:table-cell>
          <table:table-cell/>
          <table:table-cell table:style-name="Default" office:value-type="float" office:value="22.809668">
            <text:p>22.81</text:p>
          </table:table-cell>
          <table:table-cell table:formula="of:=([.$B$1])-(10*([.$B$2])*LOG([.E164];10))" office:value-type="float" office:value="32.8376207186821">
            <text:p>32.84</text:p>
          </table:table-cell>
          <table:table-cell/>
          <table:table-cell table:style-name="Default" office:value-type="float" office:value="21.247316">
            <text:p>21.25</text:p>
          </table:table-cell>
          <table:table-cell table:formula="of:=([.$B$1])-(10*([.$B$2])*LOG([.H164];10))" office:value-type="float" office:value="33.4539184605178">
            <text:p>33.45</text:p>
          </table:table-cell>
          <table:table-cell/>
          <table:table-cell table:style-name="Default" office:value-type="float" office:value="12.531708">
            <text:p>12.53</text:p>
          </table:table-cell>
          <table:table-cell table:formula="of:=([.$B$1])-(10*([.$B$2])*LOG([.K164];10))" office:value-type="float" office:value="38.0397946624427">
            <text:p>38.04</text:p>
          </table:table-cell>
          <table:table-cell/>
          <table:table-cell table:style-name="Default" office:value-type="float" office:value="10.860215">
            <text:p>10.86</text:p>
          </table:table-cell>
          <table:table-cell table:formula="of:=([.$B$1])-(10*([.$B$2])*LOG([.N164];10))" office:value-type="float" office:value="39.2832315384253">
            <text:p>39.28</text:p>
          </table:table-cell>
          <table:table-cell/>
          <table:table-cell table:style-name="Default" office:value-type="float" office:value="35.523195">
            <text:p>35.52</text:p>
          </table:table-cell>
          <table:table-cell table:formula="of:=([.$B$1])-(10*([.$B$2])*LOG([.Q164];10))" office:value-type="float" office:value="28.9897596031008">
            <text:p>28.99</text:p>
          </table:table-cell>
          <table:table-cell/>
          <table:table-cell table:style-name="Default" office:value-type="float" office:value="43.060673">
            <text:p>43.06</text:p>
          </table:table-cell>
          <table:table-cell table:formula="of:=([.$B$1])-(10*([.$B$2])*LOG([.T164];10))" office:value-type="float" office:value="27.3183837364642">
            <text:p>27.32</text:p>
          </table:table-cell>
          <table:table-cell/>
          <table:table-cell office:value-type="float" office:value="158">
            <text:p>158</text:p>
          </table:table-cell>
          <table:table-cell table:number-columns-repeated="1001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712">
            <text:p>712</text:p>
          </table:table-cell>
          <table:table-cell office:value-type="string">
            <text:p>rh</text:p>
          </table:table-cell>
          <table:table-cell/>
          <table:table-cell table:style-name="Default" office:value-type="float" office:value="20.122636">
            <text:p>20.12</text:p>
          </table:table-cell>
          <table:table-cell table:formula="of:=([.$B$1])-(10*([.$B$2])*LOG([.E165];10))" office:value-type="float" office:value="33.926302574441">
            <text:p>33.93</text:p>
          </table:table-cell>
          <table:table-cell/>
          <table:table-cell table:style-name="Default" office:value-type="float" office:value="19.223054">
            <text:p>19.22</text:p>
          </table:table-cell>
          <table:table-cell table:formula="of:=([.$B$1])-(10*([.$B$2])*LOG([.H165];10))" office:value-type="float" office:value="34.3235522813374">
            <text:p>34.32</text:p>
          </table:table-cell>
          <table:table-cell/>
          <table:table-cell table:style-name="Default" office:value-type="float" office:value="14.277838">
            <text:p>14.28</text:p>
          </table:table-cell>
          <table:table-cell table:formula="of:=([.$B$1])-(10*([.$B$2])*LOG([.K165];10))" office:value-type="float" office:value="36.9067509993137">
            <text:p>36.91</text:p>
          </table:table-cell>
          <table:table-cell/>
          <table:table-cell table:style-name="Default" office:value-type="float" office:value="12.405238">
            <text:p>12.41</text:p>
          </table:table-cell>
          <table:table-cell table:formula="of:=([.$B$1])-(10*([.$B$2])*LOG([.N165];10))" office:value-type="float" office:value="38.1278979835869">
            <text:p>38.13</text:p>
          </table:table-cell>
          <table:table-cell/>
          <table:table-cell table:style-name="Default" office:value-type="float" office:value="32.794536">
            <text:p>32.79</text:p>
          </table:table-cell>
          <table:table-cell table:formula="of:=([.$B$1])-(10*([.$B$2])*LOG([.Q165];10))" office:value-type="float" office:value="29.6839701884026">
            <text:p>29.68</text:p>
          </table:table-cell>
          <table:table-cell/>
          <table:table-cell table:style-name="Default" office:value-type="float" office:value="41.327124">
            <text:p>41.33</text:p>
          </table:table-cell>
          <table:table-cell table:formula="of:=([.$B$1])-(10*([.$B$2])*LOG([.T165];10))" office:value-type="float" office:value="27.6752963339447">
            <text:p>27.68</text:p>
          </table:table-cell>
          <table:table-cell/>
          <table:table-cell office:value-type="float" office:value="159">
            <text:p>159</text:p>
          </table:table-cell>
          <table:table-cell table:number-columns-repeated="1001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12">
            <text:p>712</text:p>
          </table:table-cell>
          <table:table-cell office:value-type="string">
            <text:p>ri</text:p>
          </table:table-cell>
          <table:table-cell/>
          <table:table-cell table:style-name="Default" office:value-type="float" office:value="17.776566">
            <text:p>17.78</text:p>
          </table:table-cell>
          <table:table-cell table:formula="of:=([.$B$1])-(10*([.$B$2])*LOG([.E166];10))" office:value-type="float" office:value="35.0030426077992">
            <text:p>35</text:p>
          </table:table-cell>
          <table:table-cell/>
          <table:table-cell table:style-name="Default" office:value-type="float" office:value="17.635465">
            <text:p>17.64</text:p>
          </table:table-cell>
          <table:table-cell table:formula="of:=([.$B$1])-(10*([.$B$2])*LOG([.H166];10))" office:value-type="float" office:value="35.0722616932537">
            <text:p>35.07</text:p>
          </table:table-cell>
          <table:table-cell/>
          <table:table-cell table:style-name="Default" office:value-type="float" office:value="16.197926">
            <text:p>16.2</text:p>
          </table:table-cell>
          <table:table-cell table:formula="of:=([.$B$1])-(10*([.$B$2])*LOG([.K166];10))" office:value-type="float" office:value="35.8108117886758">
            <text:p>35.81</text:p>
          </table:table-cell>
          <table:table-cell/>
          <table:table-cell table:style-name="Default" office:value-type="float" office:value="14.231189">
            <text:p>14.23</text:p>
          </table:table-cell>
          <table:table-cell table:formula="of:=([.$B$1])-(10*([.$B$2])*LOG([.N166];10))" office:value-type="float" office:value="36.9351762715862">
            <text:p>36.94</text:p>
          </table:table-cell>
          <table:table-cell/>
          <table:table-cell table:style-name="Default" office:value-type="float" office:value="30.363986">
            <text:p>30.36</text:p>
          </table:table-cell>
          <table:table-cell table:formula="of:=([.$B$1])-(10*([.$B$2])*LOG([.Q166];10))" office:value-type="float" office:value="30.3528243497499">
            <text:p>30.35</text:p>
          </table:table-cell>
          <table:table-cell/>
          <table:table-cell table:style-name="Default" office:value-type="float" office:value="39.886073">
            <text:p>39.89</text:p>
          </table:table-cell>
          <table:table-cell table:formula="of:=([.$B$1])-(10*([.$B$2])*LOG([.T166];10))" office:value-type="float" office:value="27.9835744046051">
            <text:p>27.98</text:p>
          </table:table-cell>
          <table:table-cell/>
          <table:table-cell office:value-type="float" office:value="160">
            <text:p>160</text:p>
          </table:table-cell>
          <table:table-cell table:number-columns-repeated="1001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712">
            <text:p>712</text:p>
          </table:table-cell>
          <table:table-cell office:value-type="string">
            <text:p>rj</text:p>
          </table:table-cell>
          <table:table-cell/>
          <table:table-cell table:style-name="Default" office:value-type="float" office:value="15.565704">
            <text:p>15.57</text:p>
          </table:table-cell>
          <table:table-cell table:formula="of:=([.$B$1])-(10*([.$B$2])*LOG([.E167];10))" office:value-type="float" office:value="36.1566246484875">
            <text:p>36.16</text:p>
          </table:table-cell>
          <table:table-cell/>
          <table:table-cell table:style-name="Default" office:value-type="float" office:value="16.36131">
            <text:p>16.36</text:p>
          </table:table-cell>
          <table:table-cell table:formula="of:=([.$B$1])-(10*([.$B$2])*LOG([.H167];10))" office:value-type="float" office:value="35.7236385328604">
            <text:p>35.72</text:p>
          </table:table-cell>
          <table:table-cell/>
          <table:table-cell table:style-name="Default" office:value-type="float" office:value="18.332703">
            <text:p>18.33</text:p>
          </table:table-cell>
          <table:table-cell table:formula="of:=([.$B$1])-(10*([.$B$2])*LOG([.K167];10))" office:value-type="float" office:value="34.7354699463206">
            <text:p>34.74</text:p>
          </table:table-cell>
          <table:table-cell/>
          <table:table-cell table:style-name="Default" office:value-type="float" office:value="16.320618">
            <text:p>16.32</text:p>
          </table:table-cell>
          <table:table-cell table:formula="of:=([.$B$1])-(10*([.$B$2])*LOG([.N167];10))" office:value-type="float" office:value="35.7452680036674">
            <text:p>35.75</text:p>
          </table:table-cell>
          <table:table-cell/>
          <table:table-cell table:style-name="Default" office:value-type="float" office:value="27.99394">
            <text:p>27.99</text:p>
          </table:table-cell>
          <table:table-cell table:formula="of:=([.$B$1])-(10*([.$B$2])*LOG([.Q167];10))" office:value-type="float" office:value="31.0587194513002">
            <text:p>31.06</text:p>
          </table:table-cell>
          <table:table-cell/>
          <table:table-cell table:style-name="Default" office:value-type="float" office:value="38.588412">
            <text:p>38.59</text:p>
          </table:table-cell>
          <table:table-cell table:formula="of:=([.$B$1])-(10*([.$B$2])*LOG([.T167];10))" office:value-type="float" office:value="28.2708618651243">
            <text:p>28.27</text:p>
          </table:table-cell>
          <table:table-cell/>
          <table:table-cell office:value-type="float" office:value="161">
            <text:p>161</text:p>
          </table:table-cell>
          <table:table-cell table:number-columns-repeated="1001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712">
            <text:p>712</text:p>
          </table:table-cell>
          <table:table-cell office:value-type="string">
            <text:p>rk</text:p>
          </table:table-cell>
          <table:table-cell/>
          <table:table-cell table:style-name="Default" office:value-type="float" office:value="13.556363">
            <text:p>13.56</text:p>
          </table:table-cell>
          <table:table-cell table:formula="of:=([.$B$1])-(10*([.$B$2])*LOG([.E168];10))" office:value-type="float" office:value="37.3571362106999">
            <text:p>37.36</text:p>
          </table:table-cell>
          <table:table-cell/>
          <table:table-cell table:style-name="Default" office:value-type="float" office:value="15.478188">
            <text:p>15.48</text:p>
          </table:table-cell>
          <table:table-cell table:formula="of:=([.$B$1])-(10*([.$B$2])*LOG([.H168];10))" office:value-type="float" office:value="36.2055976529879">
            <text:p>36.21</text:p>
          </table:table-cell>
          <table:table-cell/>
          <table:table-cell table:style-name="Default" office:value-type="float" office:value="20.615581">
            <text:p>20.62</text:p>
          </table:table-cell>
          <table:table-cell table:formula="of:=([.$B$1])-(10*([.$B$2])*LOG([.K168];10))" office:value-type="float" office:value="33.7160884231333">
            <text:p>33.72</text:p>
          </table:table-cell>
          <table:table-cell/>
          <table:table-cell table:style-name="Default" office:value-type="float" office:value="18.58487">
            <text:p>18.58</text:p>
          </table:table-cell>
          <table:table-cell table:formula="of:=([.$B$1])-(10*([.$B$2])*LOG([.N168];10))" office:value-type="float" office:value="34.6168094484058">
            <text:p>34.62</text:p>
          </table:table-cell>
          <table:table-cell/>
          <table:table-cell table:style-name="Default" office:value-type="float" office:value="25.701143">
            <text:p>25.7</text:p>
          </table:table-cell>
          <table:table-cell table:formula="of:=([.$B$1])-(10*([.$B$2])*LOG([.Q168];10))" office:value-type="float" office:value="31.8009512395573">
            <text:p>31.8</text:p>
          </table:table-cell>
          <table:table-cell/>
          <table:table-cell table:style-name="Default" office:value-type="float" office:value="37.449048">
            <text:p>37.45</text:p>
          </table:table-cell>
          <table:table-cell table:formula="of:=([.$B$1])-(10*([.$B$2])*LOG([.T168];10))" office:value-type="float" office:value="28.531184362282">
            <text:p>28.53</text:p>
          </table:table-cell>
          <table:table-cell/>
          <table:table-cell office:value-type="float" office:value="162">
            <text:p>162</text:p>
          </table:table-cell>
          <table:table-cell table:number-columns-repeated="1001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12">
            <text:p>712</text:p>
          </table:table-cell>
          <table:table-cell office:value-type="string">
            <text:p>rl</text:p>
          </table:table-cell>
          <table:table-cell/>
          <table:table-cell table:style-name="Default" office:value-type="float" office:value="12.241821">
            <text:p>12.24</text:p>
          </table:table-cell>
          <table:table-cell table:formula="of:=([.$B$1])-(10*([.$B$2])*LOG([.E169];10))" office:value-type="float" office:value="38.2430795009526">
            <text:p>38.24</text:p>
          </table:table-cell>
          <table:table-cell/>
          <table:table-cell table:style-name="Default" office:value-type="float" office:value="15.114895">
            <text:p>15.11</text:p>
          </table:table-cell>
          <table:table-cell table:formula="of:=([.$B$1])-(10*([.$B$2])*LOG([.H169];10))" office:value-type="float" office:value="36.4118973085642">
            <text:p>36.41</text:p>
          </table:table-cell>
          <table:table-cell/>
          <table:table-cell table:style-name="Default" office:value-type="float" office:value="22.397816">
            <text:p>22.4</text:p>
          </table:table-cell>
          <table:table-cell table:formula="of:=([.$B$1])-(10*([.$B$2])*LOG([.K169];10))" office:value-type="float" office:value="32.9958865488443">
            <text:p>33</text:p>
          </table:table-cell>
          <table:table-cell/>
          <table:table-cell table:style-name="Default" office:value-type="float" office:value="20.362904">
            <text:p>20.36</text:p>
          </table:table-cell>
          <table:table-cell table:formula="of:=([.$B$1])-(10*([.$B$2])*LOG([.N169];10))" office:value-type="float" office:value="33.8232057239153">
            <text:p>33.82</text:p>
          </table:table-cell>
          <table:table-cell/>
          <table:table-cell table:style-name="Default" office:value-type="float" office:value="24.045564">
            <text:p>24.05</text:p>
          </table:table-cell>
          <table:table-cell table:formula="of:=([.$B$1])-(10*([.$B$2])*LOG([.Q169];10))" office:value-type="float" office:value="32.3793006377921">
            <text:p>32.38</text:p>
          </table:table-cell>
          <table:table-cell/>
          <table:table-cell table:style-name="Default" office:value-type="float" office:value="36.707353">
            <text:p>36.71</text:p>
          </table:table-cell>
          <table:table-cell table:formula="of:=([.$B$1])-(10*([.$B$2])*LOG([.T169];10))" office:value-type="float" office:value="28.7049386345954">
            <text:p>28.7</text:p>
          </table:table-cell>
          <table:table-cell/>
          <table:table-cell office:value-type="float" office:value="163">
            <text:p>163</text:p>
          </table:table-cell>
          <table:table-cell table:number-columns-repeated="1001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712">
            <text:p>712</text:p>
          </table:table-cell>
          <table:table-cell office:value-type="string">
            <text:p>rm</text:p>
          </table:table-cell>
          <table:table-cell/>
          <table:table-cell table:style-name="Default" office:value-type="float" office:value="10.860215">
            <text:p>10.86</text:p>
          </table:table-cell>
          <table:table-cell table:formula="of:=([.$B$1])-(10*([.$B$2])*LOG([.E170];10))" office:value-type="float" office:value="39.2832315384253">
            <text:p>39.28</text:p>
          </table:table-cell>
          <table:table-cell/>
          <table:table-cell table:style-name="Default" office:value-type="float" office:value="15.064533">
            <text:p>15.06</text:p>
          </table:table-cell>
          <table:table-cell table:formula="of:=([.$B$1])-(10*([.$B$2])*LOG([.H170];10))" office:value-type="float" office:value="36.4408865379162">
            <text:p>36.44</text:p>
          </table:table-cell>
          <table:table-cell/>
          <table:table-cell table:style-name="Default" office:value-type="float" office:value="24.842999">
            <text:p>24.84</text:p>
          </table:table-cell>
          <table:table-cell table:formula="of:=([.$B$1])-(10*([.$B$2])*LOG([.K170];10))" office:value-type="float" office:value="32.0959195623943">
            <text:p>32.1</text:p>
          </table:table-cell>
          <table:table-cell/>
          <table:table-cell table:style-name="Default" office:value-type="float" office:value="22.809668">
            <text:p>22.81</text:p>
          </table:table-cell>
          <table:table-cell table:formula="of:=([.$B$1])-(10*([.$B$2])*LOG([.N170];10))" office:value-type="float" office:value="32.8376207186821">
            <text:p>32.84</text:p>
          </table:table-cell>
          <table:table-cell/>
          <table:table-cell table:style-name="Default" office:value-type="float" office:value="21.947106">
            <text:p>21.95</text:p>
          </table:table-cell>
          <table:table-cell table:formula="of:=([.$B$1])-(10*([.$B$2])*LOG([.Q170];10))" office:value-type="float" office:value="33.1724547759475">
            <text:p>33.17</text:p>
          </table:table-cell>
          <table:table-cell/>
          <table:table-cell table:style-name="Default" office:value-type="float" office:value="35.880269">
            <text:p>35.88</text:p>
          </table:table-cell>
          <table:table-cell table:formula="of:=([.$B$1])-(10*([.$B$2])*LOG([.T170];10))" office:value-type="float" office:value="28.9028861928389">
            <text:p>28.9</text:p>
          </table:table-cell>
          <table:table-cell/>
          <table:table-cell office:value-type="float" office:value="164">
            <text:p>164</text:p>
          </table:table-cell>
          <table:table-cell table:number-columns-repeated="1001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712">
            <text:p>712</text:p>
          </table:table-cell>
          <table:table-cell office:value-type="string">
            <text:p>rn</text:p>
          </table:table-cell>
          <table:table-cell/>
          <table:table-cell table:style-name="Default" office:value-type="float" office:value="10.061082">
            <text:p>10.06</text:p>
          </table:table-cell>
          <table:table-cell table:formula="of:=([.$B$1])-(10*([.$B$2])*LOG([.E171];10))" office:value-type="float" office:value="39.9471062278267">
            <text:p>39.95</text:p>
          </table:table-cell>
          <table:table-cell/>
          <table:table-cell table:style-name="Default" office:value-type="float" office:value="15.511907">
            <text:p>15.51</text:p>
          </table:table-cell>
          <table:table-cell table:formula="of:=([.$B$1])-(10*([.$B$2])*LOG([.H171];10))" office:value-type="float" office:value="36.1866961537648">
            <text:p>36.19</text:p>
          </table:table-cell>
          <table:table-cell/>
          <table:table-cell table:style-name="Default" office:value-type="float" office:value="27.347505">
            <text:p>27.35</text:p>
          </table:table-cell>
          <table:table-cell table:formula="of:=([.$B$1])-(10*([.$B$2])*LOG([.K171];10))" office:value-type="float" office:value="31.2616457918464">
            <text:p>31.26</text:p>
          </table:table-cell>
          <table:table-cell/>
          <table:table-cell table:style-name="Default" office:value-type="float" office:value="25.32021">
            <text:p>25.32</text:p>
          </table:table-cell>
          <table:table-cell table:formula="of:=([.$B$1])-(10*([.$B$2])*LOG([.N171];10))" office:value-type="float" office:value="31.9306539340234">
            <text:p>31.93</text:p>
          </table:table-cell>
          <table:table-cell/>
          <table:table-cell table:style-name="Default" office:value-type="float" office:value="20.009018">
            <text:p>20.01</text:p>
          </table:table-cell>
          <table:table-cell table:formula="of:=([.$B$1])-(10*([.$B$2])*LOG([.Q171];10))" office:value-type="float" office:value="33.9754845017849">
            <text:p>33.98</text:p>
          </table:table-cell>
          <table:table-cell/>
          <table:table-cell table:style-name="Default" office:value-type="float" office:value="35.249917">
            <text:p>35.25</text:p>
          </table:table-cell>
          <table:table-cell table:formula="of:=([.$B$1])-(10*([.$B$2])*LOG([.T171];10))" office:value-type="float" office:value="29.0568380253577">
            <text:p>29.06</text:p>
          </table:table-cell>
          <table:table-cell/>
          <table:table-cell office:value-type="float" office:value="165">
            <text:p>165</text:p>
          </table:table-cell>
          <table:table-cell table:number-columns-repeated="1001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712">
            <text:p>712</text:p>
          </table:table-cell>
          <table:table-cell office:value-type="string">
            <text:p>ro</text:p>
          </table:table-cell>
          <table:table-cell/>
          <table:table-cell table:style-name="Default" office:value-type="float" office:value="9.985263">
            <text:p>9.99</text:p>
          </table:table-cell>
          <table:table-cell table:formula="of:=([.$B$1])-(10*([.$B$2])*LOG([.E172];10))" office:value-type="float" office:value="40.0128098368079">
            <text:p>40.01</text:p>
          </table:table-cell>
          <table:table-cell/>
          <table:table-cell table:style-name="Default" office:value-type="float" office:value="16.416375">
            <text:p>16.42</text:p>
          </table:table-cell>
          <table:table-cell table:formula="of:=([.$B$1])-(10*([.$B$2])*LOG([.H172];10))" office:value-type="float" office:value="35.6944547169277">
            <text:p>35.69</text:p>
          </table:table-cell>
          <table:table-cell/>
          <table:table-cell table:style-name="Default" office:value-type="float" office:value="29.896429">
            <text:p>29.9</text:p>
          </table:table-cell>
          <table:table-cell table:formula="of:=([.$B$1])-(10*([.$B$2])*LOG([.K172];10))" office:value-type="float" office:value="30.4876136637544">
            <text:p>30.49</text:p>
          </table:table-cell>
          <table:table-cell/>
          <table:table-cell table:style-name="Default" office:value-type="float" office:value="27.877305">
            <text:p>27.88</text:p>
          </table:table-cell>
          <table:table-cell table:formula="of:=([.$B$1])-(10*([.$B$2])*LOG([.N172];10))" office:value-type="float" office:value="31.0949842672922">
            <text:p>31.09</text:p>
          </table:table-cell>
          <table:table-cell/>
          <table:table-cell table:style-name="Default" office:value-type="float" office:value="18.282372">
            <text:p>18.28</text:p>
          </table:table-cell>
          <table:table-cell table:formula="of:=([.$B$1])-(10*([.$B$2])*LOG([.Q172];10))" office:value-type="float" office:value="34.7593491702042">
            <text:p>34.76</text:p>
          </table:table-cell>
          <table:table-cell/>
          <table:table-cell table:style-name="Default" office:value-type="float" office:value="34.826981">
            <text:p>34.83</text:p>
          </table:table-cell>
          <table:table-cell table:formula="of:=([.$B$1])-(10*([.$B$2])*LOG([.T172];10))" office:value-type="float" office:value="29.1616834203199">
            <text:p>29.16</text:p>
          </table:table-cell>
          <table:table-cell/>
          <table:table-cell office:value-type="float" office:value="166">
            <text:p>166</text:p>
          </table:table-cell>
          <table:table-cell table:number-columns-repeated="1001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712">
            <text:p>712</text:p>
          </table:table-cell>
          <table:table-cell office:value-type="string">
            <text:p>rp</text:p>
          </table:table-cell>
          <table:table-cell/>
          <table:table-cell table:style-name="Default" office:value-type="float" office:value="10.648219">
            <text:p>10.65</text:p>
          </table:table-cell>
          <table:table-cell table:formula="of:=([.$B$1])-(10*([.$B$2])*LOG([.E173];10))" office:value-type="float" office:value="39.4544605077047">
            <text:p>39.45</text:p>
          </table:table-cell>
          <table:table-cell/>
          <table:table-cell table:style-name="Default" office:value-type="float" office:value="17.708034">
            <text:p>17.71</text:p>
          </table:table-cell>
          <table:table-cell table:formula="of:=([.$B$1])-(10*([.$B$2])*LOG([.H173];10))" office:value-type="float" office:value="35.0365930566578">
            <text:p>35.04</text:p>
          </table:table-cell>
          <table:table-cell/>
          <table:table-cell table:style-name="Default" office:value-type="float" office:value="32.479315">
            <text:p>32.48</text:p>
          </table:table-cell>
          <table:table-cell table:formula="of:=([.$B$1])-(10*([.$B$2])*LOG([.K173];10))" office:value-type="float" office:value="29.7678627751057">
            <text:p>29.77</text:p>
          </table:table-cell>
          <table:table-cell/>
          <table:table-cell table:style-name="Default" office:value-type="float" office:value="30.469234">
            <text:p>30.47</text:p>
          </table:table-cell>
          <table:table-cell table:formula="of:=([.$B$1])-(10*([.$B$2])*LOG([.N173];10))" office:value-type="float" office:value="30.3227692770528">
            <text:p>30.32</text:p>
          </table:table-cell>
          <table:table-cell/>
          <table:table-cell table:style-name="Default" office:value-type="float" office:value="16.832363">
            <text:p>16.83</text:p>
          </table:table-cell>
          <table:table-cell table:formula="of:=([.$B$1])-(10*([.$B$2])*LOG([.Q173];10))" office:value-type="float" office:value="35.4770982320896">
            <text:p>35.48</text:p>
          </table:table-cell>
          <table:table-cell/>
          <table:table-cell table:style-name="Default" office:value-type="float" office:value="34.619063">
            <text:p>34.62</text:p>
          </table:table-cell>
          <table:table-cell table:formula="of:=([.$B$1])-(10*([.$B$2])*LOG([.T173];10))" office:value-type="float" office:value="29.2136938184306">
            <text:p>29.21</text:p>
          </table:table-cell>
          <table:table-cell/>
          <table:table-cell office:value-type="float" office:value="167">
            <text:p>167</text:p>
          </table:table-cell>
          <table:table-cell table:number-columns-repeated="1001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712">
            <text:p>712</text:p>
          </table:table-cell>
          <table:table-cell office:value-type="string">
            <text:p>rq</text:p>
          </table:table-cell>
          <table:table-cell/>
          <table:table-cell table:style-name="Default" office:value-type="float" office:value="11.927392">
            <text:p>11.93</text:p>
          </table:table-cell>
          <table:table-cell table:formula="of:=([.$B$1])-(10*([.$B$2])*LOG([.E174];10))" office:value-type="float" office:value="38.4690901439096">
            <text:p>38.47</text:p>
          </table:table-cell>
          <table:table-cell/>
          <table:table-cell table:style-name="Default" office:value-type="float" office:value="19.309339">
            <text:p>19.31</text:p>
          </table:table-cell>
          <table:table-cell table:formula="of:=([.$B$1])-(10*([.$B$2])*LOG([.H174];10))" office:value-type="float" office:value="34.2846518559149">
            <text:p>34.28</text:p>
          </table:table-cell>
          <table:table-cell/>
          <table:table-cell table:style-name="Default" office:value-type="float" office:value="35.088665">
            <text:p>35.09</text:p>
          </table:table-cell>
          <table:table-cell table:formula="of:=([.$B$1])-(10*([.$B$2])*LOG([.K174];10))" office:value-type="float" office:value="29.0966630968846">
            <text:p>29.1</text:p>
          </table:table-cell>
          <table:table-cell/>
          <table:table-cell table:style-name="Default" office:value-type="float" office:value="33.087812">
            <text:p>33.09</text:p>
          </table:table-cell>
          <table:table-cell table:formula="of:=([.$B$1])-(10*([.$B$2])*LOG([.N174];10))" office:value-type="float" office:value="29.6066390102293">
            <text:p>29.61</text:p>
          </table:table-cell>
          <table:table-cell/>
          <table:table-cell table:style-name="Default" office:value-type="float" office:value="15.735653">
            <text:p>15.74</text:p>
          </table:table-cell>
          <table:table-cell table:formula="of:=([.$B$1])-(10*([.$B$2])*LOG([.Q174];10))" office:value-type="float" office:value="36.0623045994546">
            <text:p>36.06</text:p>
          </table:table-cell>
          <table:table-cell/>
          <table:table-cell table:style-name="Default" office:value-type="float" office:value="34.630037">
            <text:p>34.63</text:p>
          </table:table-cell>
          <table:table-cell table:formula="of:=([.$B$1])-(10*([.$B$2])*LOG([.T174];10))" office:value-type="float" office:value="29.2109408886832">
            <text:p>29.21</text:p>
          </table:table-cell>
          <table:table-cell/>
          <table:table-cell office:value-type="float" office:value="168">
            <text:p>168</text:p>
          </table:table-cell>
          <table:table-cell table:number-columns-repeated="1001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712">
            <text:p>712</text:p>
          </table:table-cell>
          <table:table-cell office:value-type="string">
            <text:p>rr</text:p>
          </table:table-cell>
          <table:table-cell/>
          <table:table-cell table:style-name="Default" office:value-type="float" office:value="13.650634">
            <text:p>13.65</text:p>
          </table:table-cell>
          <table:table-cell table:formula="of:=([.$B$1])-(10*([.$B$2])*LOG([.E175];10))" office:value-type="float" office:value="37.2969435493036">
            <text:p>37.3</text:p>
          </table:table-cell>
          <table:table-cell/>
          <table:table-cell table:style-name="Default" office:value-type="float" office:value="21.150076">
            <text:p>21.15</text:p>
          </table:table-cell>
          <table:table-cell table:formula="of:=([.$B$1])-(10*([.$B$2])*LOG([.H175];10))" office:value-type="float" office:value="33.4937613541274">
            <text:p>33.49</text:p>
          </table:table-cell>
          <table:table-cell/>
          <table:table-cell table:style-name="Default" office:value-type="float" office:value="37.718985">
            <text:p>37.72</text:p>
          </table:table-cell>
          <table:table-cell table:formula="of:=([.$B$1])-(10*([.$B$2])*LOG([.K175];10))" office:value-type="float" office:value="28.4688000487207">
            <text:p>28.47</text:p>
          </table:table-cell>
          <table:table-cell/>
          <table:table-cell table:style-name="Default" office:value-type="float" office:value="35.72718">
            <text:p>35.73</text:p>
          </table:table-cell>
          <table:table-cell table:formula="of:=([.$B$1])-(10*([.$B$2])*LOG([.N175];10))" office:value-type="float" office:value="28.9400252392156">
            <text:p>28.94</text:p>
          </table:table-cell>
          <table:table-cell/>
          <table:table-cell table:style-name="Default" office:value-type="float" office:value="15.069576">
            <text:p>15.07</text:p>
          </table:table-cell>
          <table:table-cell table:formula="of:=([.$B$1])-(10*([.$B$2])*LOG([.Q175];10))" office:value-type="float" office:value="36.4379793378491">
            <text:p>36.44</text:p>
          </table:table-cell>
          <table:table-cell/>
          <table:table-cell table:style-name="Default" office:value-type="float" office:value="34.859696">
            <text:p>34.86</text:p>
          </table:table-cell>
          <table:table-cell table:formula="of:=([.$B$1])-(10*([.$B$2])*LOG([.T175];10))" office:value-type="float" office:value="29.1535280909911">
            <text:p>29.15</text:p>
          </table:table-cell>
          <table:table-cell/>
          <table:table-cell office:value-type="float" office:value="169">
            <text:p>169</text:p>
          </table:table-cell>
          <table:table-cell table:number-columns-repeated="1001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712">
            <text:p>712</text:p>
          </table:table-cell>
          <table:table-cell office:value-type="string">
            <text:p>rs</text:p>
          </table:table-cell>
          <table:table-cell/>
          <table:table-cell table:style-name="Default" office:value-type="float" office:value="15.672138">
            <text:p>15.67</text:p>
          </table:table-cell>
          <table:table-cell table:formula="of:=([.$B$1])-(10*([.$B$2])*LOG([.E176];10))" office:value-type="float" office:value="36.0974350568889">
            <text:p>36.1</text:p>
          </table:table-cell>
          <table:table-cell/>
          <table:table-cell table:style-name="Default" office:value-type="float" office:value="23.173257">
            <text:p>23.17</text:p>
          </table:table-cell>
          <table:table-cell table:formula="of:=([.$B$1])-(10*([.$B$2])*LOG([.H176];10))" office:value-type="float" office:value="32.7002584370886">
            <text:p>32.7</text:p>
          </table:table-cell>
          <table:table-cell/>
          <table:table-cell table:style-name="Default" office:value-type="float" office:value="40.366178">
            <text:p>40.37</text:p>
          </table:table-cell>
          <table:table-cell table:formula="of:=([.$B$1])-(10*([.$B$2])*LOG([.K176];10))" office:value-type="float" office:value="27.8796473809235">
            <text:p>27.88</text:p>
          </table:table-cell>
          <table:table-cell/>
          <table:table-cell table:style-name="Default" office:value-type="float" office:value="38.38305">
            <text:p>38.38</text:p>
          </table:table-cell>
          <table:table-cell table:formula="of:=([.$B$1])-(10*([.$B$2])*LOG([.N176];10))" office:value-type="float" office:value="28.3172103650486">
            <text:p>28.32</text:p>
          </table:table-cell>
          <table:table-cell/>
          <table:table-cell table:style-name="Default" office:value-type="float" office:value="14.892027">
            <text:p>14.89</text:p>
          </table:table-cell>
          <table:table-cell table:formula="of:=([.$B$1])-(10*([.$B$2])*LOG([.Q176];10))" office:value-type="float" office:value="36.5409237011003">
            <text:p>36.54</text:p>
          </table:table-cell>
          <table:table-cell/>
          <table:table-cell table:style-name="Default" office:value-type="float" office:value="35.303773">
            <text:p>35.3</text:p>
          </table:table-cell>
          <table:table-cell table:formula="of:=([.$B$1])-(10*([.$B$2])*LOG([.T176];10))" office:value-type="float" office:value="29.0435775605059">
            <text:p>29.04</text:p>
          </table:table-cell>
          <table:table-cell/>
          <table:table-cell office:value-type="float" office:value="170">
            <text:p>170</text:p>
          </table:table-cell>
          <table:table-cell table:number-columns-repeated="1001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50">
            <text:p>750</text:p>
          </table:table-cell>
          <table:table-cell office:value-type="string">
            <text:p>sd</text:p>
          </table:table-cell>
          <table:table-cell/>
          <table:table-cell table:style-name="Default" office:value-type="float" office:value="29.452423">
            <text:p>29.45</text:p>
          </table:table-cell>
          <table:table-cell table:formula="of:=([.$B$1])-(10*([.$B$2])*LOG([.E177];10))" office:value-type="float" office:value="30.6175794149955">
            <text:p>30.62</text:p>
          </table:table-cell>
          <table:table-cell/>
          <table:table-cell table:style-name="Default" office:value-type="float" office:value="29.002275">
            <text:p>29</text:p>
          </table:table-cell>
          <table:table-cell table:formula="of:=([.$B$1])-(10*([.$B$2])*LOG([.H177];10))" office:value-type="float" office:value="30.7513586756801">
            <text:p>30.75</text:p>
          </table:table-cell>
          <table:table-cell/>
          <table:table-cell table:style-name="Default" office:value-type="float" office:value="13.626256">
            <text:p>13.63</text:p>
          </table:table-cell>
          <table:table-cell table:formula="of:=([.$B$1])-(10*([.$B$2])*LOG([.K177];10))" office:value-type="float" office:value="37.3124691223417">
            <text:p>37.31</text:p>
          </table:table-cell>
          <table:table-cell/>
          <table:table-cell table:style-name="Default" office:value-type="float" office:value="8.136994">
            <text:p>8.14</text:p>
          </table:table-cell>
          <table:table-cell table:formula="of:=([.$B$1])-(10*([.$B$2])*LOG([.N177];10))" office:value-type="float" office:value="41.7907200848262">
            <text:p>41.79</text:p>
          </table:table-cell>
          <table:table-cell/>
          <table:table-cell table:style-name="Default" office:value-type="float" office:value="43.8901">
            <text:p>43.89</text:p>
          </table:table-cell>
          <table:table-cell table:formula="of:=([.$B$1])-(10*([.$B$2])*LOG([.Q177];10))" office:value-type="float" office:value="27.1526685929895">
            <text:p>27.15</text:p>
          </table:table-cell>
          <table:table-cell/>
          <table:table-cell table:style-name="Default" office:value-type="float" office:value="50.160934">
            <text:p>50.16</text:p>
          </table:table-cell>
          <table:table-cell table:formula="of:=([.$B$1])-(10*([.$B$2])*LOG([.T177];10))" office:value-type="float" office:value="25.9926877101857">
            <text:p>25.99</text:p>
          </table:table-cell>
          <table:table-cell/>
          <table:table-cell office:value-type="float" office:value="171">
            <text:p>171</text:p>
          </table:table-cell>
          <table:table-cell table:number-columns-repeated="1001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750">
            <text:p>750</text:p>
          </table:table-cell>
          <table:table-cell office:value-type="string">
            <text:p>se</text:p>
          </table:table-cell>
          <table:table-cell/>
          <table:table-cell table:style-name="Default" office:value-type="float" office:value="27.321441">
            <text:p>27.32</text:p>
          </table:table-cell>
          <table:table-cell table:formula="of:=([.$B$1])-(10*([.$B$2])*LOG([.E178];10))" office:value-type="float" office:value="31.2699279725447">
            <text:p>31.27</text:p>
          </table:table-cell>
          <table:table-cell/>
          <table:table-cell table:style-name="Default" office:value-type="float" office:value="27.284909">
            <text:p>27.28</text:p>
          </table:table-cell>
          <table:table-cell table:formula="of:=([.$B$1])-(10*([.$B$2])*LOG([.H178];10))" office:value-type="float" office:value="31.2815498065474">
            <text:p>31.28</text:p>
          </table:table-cell>
          <table:table-cell/>
          <table:table-cell table:style-name="Default" office:value-type="float" office:value="13.514253">
            <text:p>13.51</text:p>
          </table:table-cell>
          <table:table-cell table:formula="of:=([.$B$1])-(10*([.$B$2])*LOG([.K178];10))" office:value-type="float" office:value="37.3841590983712">
            <text:p>37.38</text:p>
          </table:table-cell>
          <table:table-cell/>
          <table:table-cell table:style-name="Default" office:value-type="float" office:value="7.434203">
            <text:p>7.43</text:p>
          </table:table-cell>
          <table:table-cell table:formula="of:=([.$B$1])-(10*([.$B$2])*LOG([.N178];10))" office:value-type="float" office:value="42.5753116827339">
            <text:p>42.58</text:p>
          </table:table-cell>
          <table:table-cell/>
          <table:table-cell table:style-name="Default" office:value-type="float" office:value="41.876965">
            <text:p>41.88</text:p>
          </table:table-cell>
          <table:table-cell table:formula="of:=([.$B$1])-(10*([.$B$2])*LOG([.Q178];10))" office:value-type="float" office:value="27.5604960200525">
            <text:p>27.56</text:p>
          </table:table-cell>
          <table:table-cell/>
          <table:table-cell table:style-name="Default" office:value-type="float" office:value="48.709759">
            <text:p>48.71</text:p>
          </table:table-cell>
          <table:table-cell table:formula="of:=([.$B$1])-(10*([.$B$2])*LOG([.T178];10))" office:value-type="float" office:value="26.2476803834072">
            <text:p>26.25</text:p>
          </table:table-cell>
          <table:table-cell/>
          <table:table-cell office:value-type="float" office:value="172">
            <text:p>172</text:p>
          </table:table-cell>
          <table:table-cell table:number-columns-repeated="1001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50">
            <text:p>750</text:p>
          </table:table-cell>
          <table:table-cell office:value-type="string">
            <text:p>sf</text:p>
          </table:table-cell>
          <table:table-cell/>
          <table:table-cell table:style-name="Default" office:value-type="float" office:value="24.544481">
            <text:p>24.54</text:p>
          </table:table-cell>
          <table:table-cell table:formula="of:=([.$B$1])-(10*([.$B$2])*LOG([.E179];10))" office:value-type="float" office:value="32.2009229349361">
            <text:p>32.2</text:p>
          </table:table-cell>
          <table:table-cell/>
          <table:table-cell table:style-name="Default" office:value-type="float" office:value="25.146662">
            <text:p>25.15</text:p>
          </table:table-cell>
          <table:table-cell table:formula="of:=([.$B$1])-(10*([.$B$2])*LOG([.H179];10))" office:value-type="float" office:value="31.9903931117175">
            <text:p>31.99</text:p>
          </table:table-cell>
          <table:table-cell/>
          <table:table-cell table:style-name="Default" office:value-type="float" office:value="13.907097">
            <text:p>13.91</text:p>
          </table:table-cell>
          <table:table-cell table:formula="of:=([.$B$1])-(10*([.$B$2])*LOG([.K179];10))" office:value-type="float" office:value="37.1352703238952">
            <text:p>37.14</text:p>
          </table:table-cell>
          <table:table-cell/>
          <table:table-cell table:style-name="Default" office:value-type="float" office:value="7.460989">
            <text:p>7.46</text:p>
          </table:table-cell>
          <table:table-cell table:formula="of:=([.$B$1])-(10*([.$B$2])*LOG([.N179];10))" office:value-type="float" office:value="42.5440720061129">
            <text:p>42.54</text:p>
          </table:table-cell>
          <table:table-cell/>
          <table:table-cell table:style-name="Default" office:value-type="float" office:value="39.26608">
            <text:p>39.27</text:p>
          </table:table-cell>
          <table:table-cell table:formula="of:=([.$B$1])-(10*([.$B$2])*LOG([.Q179];10))" office:value-type="float" office:value="28.1196490585462">
            <text:p>28.12</text:p>
          </table:table-cell>
          <table:table-cell/>
          <table:table-cell table:style-name="Default" office:value-type="float" office:value="46.894424">
            <text:p>46.89</text:p>
          </table:table-cell>
          <table:table-cell table:formula="of:=([.$B$1])-(10*([.$B$2])*LOG([.T179];10))" office:value-type="float" office:value="26.5775758834372">
            <text:p>26.58</text:p>
          </table:table-cell>
          <table:table-cell/>
          <table:table-cell office:value-type="float" office:value="173">
            <text:p>173</text:p>
          </table:table-cell>
          <table:table-cell table:number-columns-repeated="1001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750">
            <text:p>750</text:p>
          </table:table-cell>
          <table:table-cell office:value-type="string">
            <text:p>sg</text:p>
          </table:table-cell>
          <table:table-cell/>
          <table:table-cell table:style-name="Default" office:value-type="float" office:value="21.79814">
            <text:p>21.8</text:p>
          </table:table-cell>
          <table:table-cell table:formula="of:=([.$B$1])-(10*([.$B$2])*LOG([.E180];10))" office:value-type="float" office:value="33.2316112491914">
            <text:p>33.23</text:p>
          </table:table-cell>
          <table:table-cell/>
          <table:table-cell table:style-name="Default" office:value-type="float" office:value="23.173257">
            <text:p>23.17</text:p>
          </table:table-cell>
          <table:table-cell table:formula="of:=([.$B$1])-(10*([.$B$2])*LOG([.H180];10))" office:value-type="float" office:value="32.7002584370886">
            <text:p>32.7</text:p>
          </table:table-cell>
          <table:table-cell/>
          <table:table-cell table:style-name="Default" office:value-type="float" office:value="14.863934">
            <text:p>14.86</text:p>
          </table:table-cell>
          <table:table-cell table:formula="of:=([.$B$1])-(10*([.$B$2])*LOG([.K180];10))" office:value-type="float" office:value="36.5573246346882">
            <text:p>36.56</text:p>
          </table:table-cell>
          <table:table-cell/>
          <table:table-cell table:style-name="Default" office:value-type="float" office:value="8.533594">
            <text:p>8.53</text:p>
          </table:table-cell>
          <table:table-cell table:formula="of:=([.$B$1])-(10*([.$B$2])*LOG([.N180];10))" office:value-type="float" office:value="41.3773604654236">
            <text:p>41.38</text:p>
          </table:table-cell>
          <table:table-cell/>
          <table:table-cell table:style-name="Default" office:value-type="float" office:value="36.697777">
            <text:p>36.7</text:p>
          </table:table-cell>
          <table:table-cell table:formula="of:=([.$B$1])-(10*([.$B$2])*LOG([.Q180];10))" office:value-type="float" office:value="28.707204854399">
            <text:p>28.71</text:p>
          </table:table-cell>
          <table:table-cell/>
          <table:table-cell table:style-name="Default" office:value-type="float" office:value="45.191706">
            <text:p>45.19</text:p>
          </table:table-cell>
          <table:table-cell table:formula="of:=([.$B$1])-(10*([.$B$2])*LOG([.T180];10))" office:value-type="float" office:value="26.8988252723354">
            <text:p>26.9</text:p>
          </table:table-cell>
          <table:table-cell/>
          <table:table-cell office:value-type="float" office:value="174">
            <text:p>174</text:p>
          </table:table-cell>
          <table:table-cell table:number-columns-repeated="1001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750">
            <text:p>750</text:p>
          </table:table-cell>
          <table:table-cell office:value-type="string">
            <text:p>sh</text:p>
          </table:table-cell>
          <table:table-cell/>
          <table:table-cell table:style-name="Default" office:value-type="float" office:value="18.968354">
            <text:p>18.97</text:p>
          </table:table-cell>
          <table:table-cell table:formula="of:=([.$B$1])-(10*([.$B$2])*LOG([.E181];10))" office:value-type="float" office:value="34.4394070772528">
            <text:p>34.44</text:p>
          </table:table-cell>
          <table:table-cell/>
          <table:table-cell table:style-name="Default" office:value-type="float" office:value="21.332539">
            <text:p>21.33</text:p>
          </table:table-cell>
          <table:table-cell table:formula="of:=([.$B$1])-(10*([.$B$2])*LOG([.H181];10))" office:value-type="float" office:value="33.4191490344087">
            <text:p>33.42</text:p>
          </table:table-cell>
          <table:table-cell/>
          <table:table-cell table:style-name="Default" office:value-type="float" office:value="16.363052">
            <text:p>16.36</text:p>
          </table:table-cell>
          <table:table-cell table:formula="of:=([.$B$1])-(10*([.$B$2])*LOG([.K181];10))" office:value-type="float" office:value="35.722713789407">
            <text:p>35.72</text:p>
          </table:table-cell>
          <table:table-cell/>
          <table:table-cell table:style-name="Default" office:value-type="float" office:value="10.429184">
            <text:p>10.43</text:p>
          </table:table-cell>
          <table:table-cell table:formula="of:=([.$B$1])-(10*([.$B$2])*LOG([.N181];10))" office:value-type="float" office:value="39.6349934060825">
            <text:p>39.63</text:p>
          </table:table-cell>
          <table:table-cell/>
          <table:table-cell table:style-name="Default" office:value-type="float" office:value="34.063338">
            <text:p>34.06</text:p>
          </table:table-cell>
          <table:table-cell table:formula="of:=([.$B$1])-(10*([.$B$2])*LOG([.Q181];10))" office:value-type="float" office:value="29.3542559213917">
            <text:p>29.35</text:p>
          </table:table-cell>
          <table:table-cell/>
          <table:table-cell table:style-name="Default" office:value-type="float" office:value="43.54308">
            <text:p>43.54</text:p>
          </table:table-cell>
          <table:table-cell table:formula="of:=([.$B$1])-(10*([.$B$2])*LOG([.T181];10))" office:value-type="float" office:value="27.221617091707">
            <text:p>27.22</text:p>
          </table:table-cell>
          <table:table-cell/>
          <table:table-cell office:value-type="float" office:value="175">
            <text:p>175</text:p>
          </table:table-cell>
          <table:table-cell table:number-columns-repeated="1001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50">
            <text:p>750</text:p>
          </table:table-cell>
          <table:table-cell office:value-type="string">
            <text:p>si</text:p>
          </table:table-cell>
          <table:table-cell/>
          <table:table-cell table:style-name="Default" office:value-type="float" office:value="16.458562">
            <text:p>16.46</text:p>
          </table:table-cell>
          <table:table-cell table:formula="of:=([.$B$1])-(10*([.$B$2])*LOG([.E182];10))" office:value-type="float" office:value="35.6721622436493">
            <text:p>35.67</text:p>
          </table:table-cell>
          <table:table-cell/>
          <table:table-cell table:style-name="Default" office:value-type="float" office:value="19.91384">
            <text:p>19.91</text:p>
          </table:table-cell>
          <table:table-cell table:formula="of:=([.$B$1])-(10*([.$B$2])*LOG([.H182];10))" office:value-type="float" office:value="34.0168997316375">
            <text:p>34.02</text:p>
          </table:table-cell>
          <table:table-cell/>
          <table:table-cell table:style-name="Default" office:value-type="float" office:value="18.062825">
            <text:p>18.06</text:p>
          </table:table-cell>
          <table:table-cell table:formula="of:=([.$B$1])-(10*([.$B$2])*LOG([.K182];10))" office:value-type="float" office:value="34.86428651349">
            <text:p>34.86</text:p>
          </table:table-cell>
          <table:table-cell/>
          <table:table-cell table:style-name="Default" office:value-type="float" office:value="12.546103">
            <text:p>12.55</text:p>
          </table:table-cell>
          <table:table-cell table:formula="of:=([.$B$1])-(10*([.$B$2])*LOG([.N182];10))" office:value-type="float" office:value="38.0298230269541">
            <text:p>38.03</text:p>
          </table:table-cell>
          <table:table-cell/>
          <table:table-cell table:style-name="Default" office:value-type="float" office:value="31.730129">
            <text:p>31.73</text:p>
          </table:table-cell>
          <table:table-cell table:formula="of:=([.$B$1])-(10*([.$B$2])*LOG([.Q182];10))" office:value-type="float" office:value="29.970563245118">
            <text:p>29.97</text:p>
          </table:table-cell>
          <table:table-cell/>
          <table:table-cell table:style-name="Default" office:value-type="float" office:value="42.177808">
            <text:p>42.18</text:p>
          </table:table-cell>
          <table:table-cell table:formula="of:=([.$B$1])-(10*([.$B$2])*LOG([.T182];10))" office:value-type="float" office:value="27.4983198898639">
            <text:p>27.5</text:p>
          </table:table-cell>
          <table:table-cell/>
          <table:table-cell office:value-type="float" office:value="176">
            <text:p>176</text:p>
          </table:table-cell>
          <table:table-cell table:number-columns-repeated="1001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750">
            <text:p>750</text:p>
          </table:table-cell>
          <table:table-cell office:value-type="string">
            <text:p>sj</text:p>
          </table:table-cell>
          <table:table-cell/>
          <table:table-cell table:style-name="Default" office:value-type="float" office:value="14.041691">
            <text:p>14.04</text:p>
          </table:table-cell>
          <table:table-cell table:formula="of:=([.$B$1])-(10*([.$B$2])*LOG([.E183];10))" office:value-type="float" office:value="37.0516117647129">
            <text:p>37.05</text:p>
          </table:table-cell>
          <table:table-cell/>
          <table:table-cell table:style-name="Default" office:value-type="float" office:value="18.794783">
            <text:p>18.79</text:p>
          </table:table-cell>
          <table:table-cell table:formula="of:=([.$B$1])-(10*([.$B$2])*LOG([.H183];10))" office:value-type="float" office:value="34.5192536835967">
            <text:p>34.52</text:p>
          </table:table-cell>
          <table:table-cell/>
          <table:table-cell table:style-name="Default" office:value-type="float" office:value="19.99952">
            <text:p>20</text:p>
          </table:table-cell>
          <table:table-cell table:formula="of:=([.$B$1])-(10*([.$B$2])*LOG([.K183];10))" office:value-type="float" office:value="33.9796085505733">
            <text:p>33.98</text:p>
          </table:table-cell>
          <table:table-cell/>
          <table:table-cell table:style-name="Default" office:value-type="float" office:value="14.874156">
            <text:p>14.87</text:p>
          </table:table-cell>
          <table:table-cell table:formula="of:=([.$B$1])-(10*([.$B$2])*LOG([.N183];10))" office:value-type="float" office:value="36.551353358969">
            <text:p>36.55</text:p>
          </table:table-cell>
          <table:table-cell/>
          <table:table-cell table:style-name="Default" office:value-type="float" office:value="29.470157">
            <text:p>29.47</text:p>
          </table:table-cell>
          <table:table-cell table:formula="of:=([.$B$1])-(10*([.$B$2])*LOG([.Q183];10))" office:value-type="float" office:value="30.6123510094677">
            <text:p>30.61</text:p>
          </table:table-cell>
          <table:table-cell/>
          <table:table-cell table:style-name="Default" office:value-type="float" office:value="40.952829">
            <text:p>40.95</text:p>
          </table:table-cell>
          <table:table-cell table:formula="of:=([.$B$1])-(10*([.$B$2])*LOG([.T183];10))" office:value-type="float" office:value="27.7543218406343">
            <text:p>27.75</text:p>
          </table:table-cell>
          <table:table-cell/>
          <table:table-cell office:value-type="float" office:value="177">
            <text:p>177</text:p>
          </table:table-cell>
          <table:table-cell table:number-columns-repeated="1001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750">
            <text:p>750</text:p>
          </table:table-cell>
          <table:table-cell office:value-type="string">
            <text:p>sk</text:p>
          </table:table-cell>
          <table:table-cell/>
          <table:table-cell table:style-name="Default" office:value-type="float" office:value="11.775098">
            <text:p>11.78</text:p>
          </table:table-cell>
          <table:table-cell table:formula="of:=([.$B$1])-(10*([.$B$2])*LOG([.E184];10))" office:value-type="float" office:value="38.5807093940754">
            <text:p>38.58</text:p>
          </table:table-cell>
          <table:table-cell/>
          <table:table-cell table:style-name="Default" office:value-type="float" office:value="18.031243">
            <text:p>18.03</text:p>
          </table:table-cell>
          <table:table-cell table:formula="of:=([.$B$1])-(10*([.$B$2])*LOG([.H184];10))" office:value-type="float" office:value="34.879486675276">
            <text:p>34.88</text:p>
          </table:table-cell>
          <table:table-cell/>
          <table:table-cell table:style-name="Default" office:value-type="float" office:value="22.11097">
            <text:p>22.11</text:p>
          </table:table-cell>
          <table:table-cell table:formula="of:=([.$B$1])-(10*([.$B$2])*LOG([.K184];10))" office:value-type="float" office:value="33.1078440933313">
            <text:p>33.11</text:p>
          </table:table-cell>
          <table:table-cell/>
          <table:table-cell table:style-name="Default" office:value-type="float" office:value="17.328455">
            <text:p>17.33</text:p>
          </table:table-cell>
          <table:table-cell table:formula="of:=([.$B$1])-(10*([.$B$2])*LOG([.N184];10))" office:value-type="float" office:value="35.2248031425896">
            <text:p>35.22</text:p>
          </table:table-cell>
          <table:table-cell/>
          <table:table-cell table:style-name="Default" office:value-type="float" office:value="27.301615">
            <text:p>27.3</text:p>
          </table:table-cell>
          <table:table-cell table:formula="of:=([.$B$1])-(10*([.$B$2])*LOG([.Q184];10))" office:value-type="float" office:value="31.2762332387871">
            <text:p>31.28</text:p>
          </table:table-cell>
          <table:table-cell/>
          <table:table-cell table:style-name="Default" office:value-type="float" office:value="39.881071">
            <text:p>39.88</text:p>
          </table:table-cell>
          <table:table-cell table:formula="of:=([.$B$1])-(10*([.$B$2])*LOG([.T184];10))" office:value-type="float" office:value="27.9846637458513">
            <text:p>27.98</text:p>
          </table:table-cell>
          <table:table-cell/>
          <table:table-cell office:value-type="float" office:value="178">
            <text:p>178</text:p>
          </table:table-cell>
          <table:table-cell table:number-columns-repeated="1001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50">
            <text:p>750</text:p>
          </table:table-cell>
          <table:table-cell office:value-type="string">
            <text:p>sl</text:p>
          </table:table-cell>
          <table:table-cell/>
          <table:table-cell table:style-name="Default" office:value-type="float" office:value="10.234263">
            <text:p>10.23</text:p>
          </table:table-cell>
          <table:table-cell table:formula="of:=([.$B$1])-(10*([.$B$2])*LOG([.E185];10))" office:value-type="float" office:value="39.7988685344949">
            <text:p>39.8</text:p>
          </table:table-cell>
          <table:table-cell/>
          <table:table-cell table:style-name="Default" office:value-type="float" office:value="17.720368">
            <text:p>17.72</text:p>
          </table:table-cell>
          <table:table-cell table:formula="of:=([.$B$1])-(10*([.$B$2])*LOG([.H185];10))" office:value-type="float" office:value="35.0305452666884">
            <text:p>35.03</text:p>
          </table:table-cell>
          <table:table-cell/>
          <table:table-cell table:style-name="Default" office:value-type="float" office:value="23.7814">
            <text:p>23.78</text:p>
          </table:table-cell>
          <table:table-cell table:formula="of:=([.$B$1])-(10*([.$B$2])*LOG([.K185];10))" office:value-type="float" office:value="32.4752516449962">
            <text:p>32.48</text:p>
          </table:table-cell>
          <table:table-cell/>
          <table:table-cell table:style-name="Default" office:value-type="float" office:value="19.223054">
            <text:p>19.22</text:p>
          </table:table-cell>
          <table:table-cell table:formula="of:=([.$B$1])-(10*([.$B$2])*LOG([.N185];10))" office:value-type="float" office:value="34.3235522813374">
            <text:p>34.32</text:p>
          </table:table-cell>
          <table:table-cell/>
          <table:table-cell table:style-name="Default" office:value-type="float" office:value="25.749147">
            <text:p>25.75</text:p>
          </table:table-cell>
          <table:table-cell table:formula="of:=([.$B$1])-(10*([.$B$2])*LOG([.Q185];10))" office:value-type="float" office:value="31.784743067857">
            <text:p>31.78</text:p>
          </table:table-cell>
          <table:table-cell/>
          <table:table-cell table:style-name="Default" office:value-type="float" office:value="39.185437">
            <text:p>39.19</text:p>
          </table:table-cell>
          <table:table-cell table:formula="of:=([.$B$1])-(10*([.$B$2])*LOG([.T185];10))" office:value-type="float" office:value="28.1375061114517">
            <text:p>28.14</text:p>
          </table:table-cell>
          <table:table-cell/>
          <table:table-cell office:value-type="float" office:value="179">
            <text:p>179</text:p>
          </table:table-cell>
          <table:table-cell table:number-columns-repeated="1001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750">
            <text:p>750</text:p>
          </table:table-cell>
          <table:table-cell office:value-type="string">
            <text:p>sm</text:p>
          </table:table-cell>
          <table:table-cell/>
          <table:table-cell table:style-name="Default" office:value-type="float" office:value="8.533594">
            <text:p>8.53</text:p>
          </table:table-cell>
          <table:table-cell table:formula="of:=([.$B$1])-(10*([.$B$2])*LOG([.E186];10))" office:value-type="float" office:value="41.3773604654236">
            <text:p>41.38</text:p>
          </table:table-cell>
          <table:table-cell/>
          <table:table-cell table:style-name="Default" office:value-type="float" office:value="17.67743">
            <text:p>17.68</text:p>
          </table:table-cell>
          <table:table-cell table:formula="of:=([.$B$1])-(10*([.$B$2])*LOG([.H186];10))" office:value-type="float" office:value="35.0516174764457">
            <text:p>35.05</text:p>
          </table:table-cell>
          <table:table-cell/>
          <table:table-cell table:style-name="Default" office:value-type="float" office:value="26.097268">
            <text:p>26.1</text:p>
          </table:table-cell>
          <table:table-cell table:formula="of:=([.$B$1])-(10*([.$B$2])*LOG([.K186];10))" office:value-type="float" office:value="31.6680990904961">
            <text:p>31.67</text:p>
          </table:table-cell>
          <table:table-cell/>
          <table:table-cell table:style-name="Default" office:value-type="float" office:value="21.79814">
            <text:p>21.8</text:p>
          </table:table-cell>
          <table:table-cell table:formula="of:=([.$B$1])-(10*([.$B$2])*LOG([.N186];10))" office:value-type="float" office:value="33.2316112491914">
            <text:p>33.23</text:p>
          </table:table-cell>
          <table:table-cell/>
          <table:table-cell table:style-name="Default" office:value-type="float" office:value="23.801364">
            <text:p>23.8</text:p>
          </table:table-cell>
          <table:table-cell table:formula="of:=([.$B$1])-(10*([.$B$2])*LOG([.Q186];10))" office:value-type="float" office:value="32.4679630767697">
            <text:p>32.47</text:p>
          </table:table-cell>
          <table:table-cell/>
          <table:table-cell table:style-name="Default" office:value-type="float" office:value="38.411748">
            <text:p>38.41</text:p>
          </table:table-cell>
          <table:table-cell table:formula="of:=([.$B$1])-(10*([.$B$2])*LOG([.T186];10))" office:value-type="float" office:value="28.3107185796952">
            <text:p>28.31</text:p>
          </table:table-cell>
          <table:table-cell/>
          <table:table-cell office:value-type="float" office:value="180">
            <text:p>180</text:p>
          </table:table-cell>
          <table:table-cell table:number-columns-repeated="1001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string">
            <text:p>sn</text:p>
          </table:table-cell>
          <table:table-cell/>
          <table:table-cell table:style-name="Default" office:value-type="float" office:value="7.490215">
            <text:p>7.49</text:p>
          </table:table-cell>
          <table:table-cell table:formula="of:=([.$B$1])-(10*([.$B$2])*LOG([.E187];10))" office:value-type="float" office:value="42.5101143216489">
            <text:p>42.51</text:p>
          </table:table-cell>
          <table:table-cell/>
          <table:table-cell table:style-name="Default" office:value-type="float" office:value="18.060195">
            <text:p>18.06</text:p>
          </table:table-cell>
          <table:table-cell table:formula="of:=([.$B$1])-(10*([.$B$2])*LOG([.H187];10))" office:value-type="float" office:value="34.8655512964339">
            <text:p>34.87</text:p>
          </table:table-cell>
          <table:table-cell/>
          <table:table-cell table:style-name="Default" office:value-type="float" office:value="28.491733">
            <text:p>28.49</text:p>
          </table:table-cell>
          <table:table-cell table:formula="of:=([.$B$1])-(10*([.$B$2])*LOG([.K187];10))" office:value-type="float" office:value="30.9056226828501">
            <text:p>30.91</text:p>
          </table:table-cell>
          <table:table-cell/>
          <table:table-cell table:style-name="Default" office:value-type="float" office:value="24.412926">
            <text:p>24.41</text:p>
          </table:table-cell>
          <table:table-cell table:formula="of:=([.$B$1])-(10*([.$B$2])*LOG([.N187];10))" office:value-type="float" office:value="32.2476033059629">
            <text:p>32.25</text:p>
          </table:table-cell>
          <table:table-cell/>
          <table:table-cell table:style-name="Default" office:value-type="float" office:value="22.027034">
            <text:p>22.03</text:p>
          </table:table-cell>
          <table:table-cell table:formula="of:=([.$B$1])-(10*([.$B$2])*LOG([.Q187];10))" office:value-type="float" office:value="33.1408795568972">
            <text:p>33.14</text:p>
          </table:table-cell>
          <table:table-cell/>
          <table:table-cell table:style-name="Default" office:value-type="float" office:value="37.823608">
            <text:p>37.82</text:p>
          </table:table-cell>
          <table:table-cell table:formula="of:=([.$B$1])-(10*([.$B$2])*LOG([.T187];10))" office:value-type="float" office:value="28.4447409219014">
            <text:p>28.44</text:p>
          </table:table-cell>
          <table:table-cell/>
          <table:table-cell office:value-type="float" office:value="181">
            <text:p>181</text:p>
          </table:table-cell>
          <table:table-cell table:number-columns-repeated="1001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750">
            <text:p>750</text:p>
          </table:table-cell>
          <table:table-cell office:value-type="string">
            <text:p>so</text:p>
          </table:table-cell>
          <table:table-cell/>
          <table:table-cell table:style-name="Default" office:value-type="float" office:value="7.38806">
            <text:p>7.39</text:p>
          </table:table-cell>
          <table:table-cell table:formula="of:=([.$B$1])-(10*([.$B$2])*LOG([.E188];10))" office:value-type="float" office:value="42.6293917244001">
            <text:p>42.63</text:p>
          </table:table-cell>
          <table:table-cell/>
          <table:table-cell table:style-name="Default" office:value-type="float" office:value="18.842737">
            <text:p>18.84</text:p>
          </table:table-cell>
          <table:table-cell table:formula="of:=([.$B$1])-(10*([.$B$2])*LOG([.H188];10))" office:value-type="float" office:value="34.4971202711355">
            <text:p>34.5</text:p>
          </table:table-cell>
          <table:table-cell/>
          <table:table-cell table:style-name="Default" office:value-type="float" office:value="30.946555">
            <text:p>30.95</text:p>
          </table:table-cell>
          <table:table-cell table:formula="of:=([.$B$1])-(10*([.$B$2])*LOG([.K188];10))" office:value-type="float" office:value="30.1877538005756">
            <text:p>30.19</text:p>
          </table:table-cell>
          <table:table-cell/>
          <table:table-cell table:style-name="Default" office:value-type="float" office:value="27.055906">
            <text:p>27.06</text:p>
          </table:table-cell>
          <table:table-cell table:formula="of:=([.$B$1])-(10*([.$B$2])*LOG([.N188];10))" office:value-type="float" office:value="31.3547583721533">
            <text:p>31.35</text:p>
          </table:table-cell>
          <table:table-cell/>
          <table:table-cell table:style-name="Default" office:value-type="float" office:value="20.471311">
            <text:p>20.47</text:p>
          </table:table-cell>
          <table:table-cell table:formula="of:=([.$B$1])-(10*([.$B$2])*LOG([.Q188];10))" office:value-type="float" office:value="33.7770868772489">
            <text:p>33.78</text:p>
          </table:table-cell>
          <table:table-cell/>
          <table:table-cell table:style-name="Default" office:value-type="float" office:value="37.429764">
            <text:p>37.43</text:p>
          </table:table-cell>
          <table:table-cell table:formula="of:=([.$B$1])-(10*([.$B$2])*LOG([.T188];10))" office:value-type="float" office:value="28.5356582233118">
            <text:p>28.54</text:p>
          </table:table-cell>
          <table:table-cell/>
          <table:table-cell office:value-type="float" office:value="182">
            <text:p>182</text:p>
          </table:table-cell>
          <table:table-cell table:number-columns-repeated="1001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750">
            <text:p>750</text:p>
          </table:table-cell>
          <table:table-cell office:value-type="string">
            <text:p>sp</text:p>
          </table:table-cell>
          <table:table-cell/>
          <table:table-cell table:style-name="Default" office:value-type="float" office:value="8.262114">
            <text:p>8.26</text:p>
          </table:table-cell>
          <table:table-cell table:formula="of:=([.$B$1])-(10*([.$B$2])*LOG([.E189];10))" office:value-type="float" office:value="41.6581763391389">
            <text:p>41.66</text:p>
          </table:table-cell>
          <table:table-cell/>
          <table:table-cell table:style-name="Default" office:value-type="float" office:value="19.978135">
            <text:p>19.98</text:p>
          </table:table-cell>
          <table:table-cell table:formula="of:=([.$B$1])-(10*([.$B$2])*LOG([.H189];10))" office:value-type="float" office:value="33.9889011300218">
            <text:p>33.99</text:p>
          </table:table-cell>
          <table:table-cell/>
          <table:table-cell table:style-name="Default" office:value-type="float" office:value="33.448449">
            <text:p>33.45</text:p>
          </table:table-cell>
          <table:table-cell table:formula="of:=([.$B$1])-(10*([.$B$2])*LOG([.K189];10))" office:value-type="float" office:value="29.5124803120986">
            <text:p>29.51</text:p>
          </table:table-cell>
          <table:table-cell/>
          <table:table-cell table:style-name="Default" office:value-type="float" office:value="29.719559">
            <text:p>29.72</text:p>
          </table:table-cell>
          <table:table-cell table:formula="of:=([.$B$1])-(10*([.$B$2])*LOG([.N189];10))" office:value-type="float" office:value="30.5391527846946">
            <text:p>30.54</text:p>
          </table:table-cell>
          <table:table-cell/>
          <table:table-cell table:style-name="Default" office:value-type="float" office:value="19.187441">
            <text:p>19.19</text:p>
          </table:table-cell>
          <table:table-cell table:formula="of:=([.$B$1])-(10*([.$B$2])*LOG([.Q189];10))" office:value-type="float" office:value="34.3396588520191">
            <text:p>34.34</text:p>
          </table:table-cell>
          <table:table-cell/>
          <table:table-cell table:style-name="Default" office:value-type="float" office:value="37.236383">
            <text:p>37.24</text:p>
          </table:table-cell>
          <table:table-cell table:formula="of:=([.$B$1])-(10*([.$B$2])*LOG([.T189];10))" office:value-type="float" office:value="28.5806502269779">
            <text:p>28.58</text:p>
          </table:table-cell>
          <table:table-cell/>
          <table:table-cell office:value-type="float" office:value="183">
            <text:p>183</text:p>
          </table:table-cell>
          <table:table-cell table:number-columns-repeated="1001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750">
            <text:p>750</text:p>
          </table:table-cell>
          <table:table-cell office:value-type="string">
            <text:p>sq</text:p>
          </table:table-cell>
          <table:table-cell/>
          <table:table-cell table:style-name="Default" office:value-type="float" office:value="9.855995">
            <text:p>9.86</text:p>
          </table:table-cell>
          <table:table-cell table:formula="of:=([.$B$1])-(10*([.$B$2])*LOG([.E190];10))" office:value-type="float" office:value="40.125990509991">
            <text:p>40.13</text:p>
          </table:table-cell>
          <table:table-cell/>
          <table:table-cell table:style-name="Default" office:value-type="float" office:value="21.410324">
            <text:p>21.41</text:p>
          </table:table-cell>
          <table:table-cell table:formula="of:=([.$B$1])-(10*([.$B$2])*LOG([.H190];10))" office:value-type="float" office:value="33.3875352105359">
            <text:p>33.39</text:p>
          </table:table-cell>
          <table:table-cell/>
          <table:table-cell table:style-name="Default" office:value-type="float" office:value="35.987598">
            <text:p>35.99</text:p>
          </table:table-cell>
          <table:table-cell table:formula="of:=([.$B$1])-(10*([.$B$2])*LOG([.K190];10))" office:value-type="float" office:value="28.8769427891748">
            <text:p>28.88</text:p>
          </table:table-cell>
          <table:table-cell/>
          <table:table-cell table:style-name="Default" office:value-type="float" office:value="32.398785">
            <text:p>32.4</text:p>
          </table:table-cell>
          <table:table-cell table:formula="of:=([.$B$1])-(10*([.$B$2])*LOG([.N190];10))" office:value-type="float" office:value="29.7894255228366">
            <text:p>29.79</text:p>
          </table:table-cell>
          <table:table-cell/>
          <table:table-cell table:style-name="Default" office:value-type="float" office:value="18.232944">
            <text:p>18.23</text:p>
          </table:table-cell>
          <table:table-cell table:formula="of:=([.$B$1])-(10*([.$B$2])*LOG([.Q190];10))" office:value-type="float" office:value="34.7828640380612">
            <text:p>34.78</text:p>
          </table:table-cell>
          <table:table-cell/>
          <table:table-cell table:style-name="Default" office:value-type="float" office:value="37.246586">
            <text:p>37.25</text:p>
          </table:table-cell>
          <table:table-cell table:formula="of:=([.$B$1])-(10*([.$B$2])*LOG([.T190];10))" office:value-type="float" office:value="28.5782705653258">
            <text:p>28.58</text:p>
          </table:table-cell>
          <table:table-cell/>
          <table:table-cell office:value-type="float" office:value="184">
            <text:p>184</text:p>
          </table:table-cell>
          <table:table-cell table:number-columns-repeated="1001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750">
            <text:p>750</text:p>
          </table:table-cell>
          <table:table-cell office:value-type="string">
            <text:p>sr</text:p>
          </table:table-cell>
          <table:table-cell/>
          <table:table-cell table:style-name="Default" office:value-type="float" office:value="11.883508">
            <text:p>11.88</text:p>
          </table:table-cell>
          <table:table-cell table:formula="of:=([.$B$1])-(10*([.$B$2])*LOG([.E191];10))" office:value-type="float" office:value="38.5011067423965">
            <text:p>38.5</text:p>
          </table:table-cell>
          <table:table-cell/>
          <table:table-cell table:style-name="Default" office:value-type="float" office:value="23.084131">
            <text:p>23.08</text:p>
          </table:table-cell>
          <table:table-cell table:formula="of:=([.$B$1])-(10*([.$B$2])*LOG([.H191];10))" office:value-type="float" office:value="32.7337293956233">
            <text:p>32.73</text:p>
          </table:table-cell>
          <table:table-cell/>
          <table:table-cell table:style-name="Default" office:value-type="float" office:value="38.556642">
            <text:p>38.56</text:p>
          </table:table-cell>
          <table:table-cell table:formula="of:=([.$B$1])-(10*([.$B$2])*LOG([.K191];10))" office:value-type="float" office:value="28.2780159395619">
            <text:p>28.28</text:p>
          </table:table-cell>
          <table:table-cell/>
          <table:table-cell table:style-name="Default" office:value-type="float" office:value="35.090018">
            <text:p>35.09</text:p>
          </table:table-cell>
          <table:table-cell table:formula="of:=([.$B$1])-(10*([.$B$2])*LOG([.N191];10))" office:value-type="float" office:value="29.0963281801212">
            <text:p>29.1</text:p>
          </table:table-cell>
          <table:table-cell/>
          <table:table-cell table:style-name="Default" office:value-type="float" office:value="17.661302">
            <text:p>17.66</text:p>
          </table:table-cell>
          <table:table-cell table:formula="of:=([.$B$1])-(10*([.$B$2])*LOG([.Q191];10))" office:value-type="float" office:value="35.0595456634451">
            <text:p>35.06</text:p>
          </table:table-cell>
          <table:table-cell/>
          <table:table-cell table:style-name="Default" office:value-type="float" office:value="37.460207">
            <text:p>37.46</text:p>
          </table:table-cell>
          <table:table-cell table:formula="of:=([.$B$1])-(10*([.$B$2])*LOG([.T191];10))" office:value-type="float" office:value="28.5285965420403">
            <text:p>28.53</text:p>
          </table:table-cell>
          <table:table-cell/>
          <table:table-cell office:value-type="float" office:value="185">
            <text:p>185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750">
            <text:p>750</text:p>
          </table:table-cell>
          <table:table-cell office:value-type="string">
            <text:p>ss</text:p>
          </table:table-cell>
          <table:table-cell/>
          <table:table-cell table:style-name="Default" office:value-type="float" office:value="14.159586">
            <text:p>14.16</text:p>
          </table:table-cell>
          <table:table-cell table:formula="of:=([.$B$1])-(10*([.$B$2])*LOG([.E192];10))" office:value-type="float" office:value="36.9789888884956">
            <text:p>36.98</text:p>
          </table:table-cell>
          <table:table-cell/>
          <table:table-cell table:style-name="Default" office:value-type="float" office:value="24.950977">
            <text:p>24.95</text:p>
          </table:table-cell>
          <table:table-cell table:formula="of:=([.$B$1])-(10*([.$B$2])*LOG([.H192];10))" office:value-type="float" office:value="32.0582488826543">
            <text:p>32.06</text:p>
          </table:table-cell>
          <table:table-cell/>
          <table:table-cell table:style-name="Default" office:value-type="float" office:value="41.149983">
            <text:p>41.15</text:p>
          </table:table-cell>
          <table:table-cell table:formula="of:=([.$B$1])-(10*([.$B$2])*LOG([.K192];10))" office:value-type="float" office:value="27.7126067973733">
            <text:p>27.71</text:p>
          </table:table-cell>
          <table:table-cell/>
          <table:table-cell table:style-name="Default" office:value-type="float" office:value="37.790693">
            <text:p>37.79</text:p>
          </table:table-cell>
          <table:table-cell table:formula="of:=([.$B$1])-(10*([.$B$2])*LOG([.N192];10))" office:value-type="float" office:value="28.4523028796717">
            <text:p>28.45</text:p>
          </table:table-cell>
          <table:table-cell/>
          <table:table-cell table:style-name="Default" office:value-type="float" office:value="17.510052">
            <text:p>17.51</text:p>
          </table:table-cell>
          <table:table-cell table:formula="of:=([.$B$1])-(10*([.$B$2])*LOG([.Q192];10))" office:value-type="float" office:value="35.1342512836086">
            <text:p>35.13</text:p>
          </table:table-cell>
          <table:table-cell/>
          <table:table-cell table:style-name="Default" office:value-type="float" office:value="37.873805">
            <text:p>37.87</text:p>
          </table:table-cell>
          <table:table-cell table:formula="of:=([.$B$1])-(10*([.$B$2])*LOG([.T192];10))" office:value-type="float" office:value="28.4332212239675">
            <text:p>28.43</text:p>
          </table:table-cell>
          <table:table-cell/>
          <table:table-cell office:value-type="float" office:value="186">
            <text:p>186</text:p>
          </table:table-cell>
          <table:table-cell table:number-columns-repeated="1001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90">
            <text:p>790</text:p>
          </table:table-cell>
          <table:table-cell office:value-type="string">
            <text:p>td</text:p>
          </table:table-cell>
          <table:table-cell/>
          <table:table-cell table:style-name="Default" office:value-type="float" office:value="28.892341">
            <text:p>28.89</text:p>
          </table:table-cell>
          <table:table-cell table:formula="of:=([.$B$1])-(10*([.$B$2])*LOG([.E193];10))" office:value-type="float" office:value="30.7843453609751">
            <text:p>30.78</text:p>
          </table:table-cell>
          <table:table-cell/>
          <table:table-cell table:style-name="Default" office:value-type="float" office:value="30.757195">
            <text:p>30.76</text:p>
          </table:table-cell>
          <table:table-cell table:formula="of:=([.$B$1])-(10*([.$B$2])*LOG([.H193];10))" office:value-type="float" office:value="30.2410654785621">
            <text:p>30.24</text:p>
          </table:table-cell>
          <table:table-cell/>
          <table:table-cell table:style-name="Default" office:value-type="float" office:value="16.363052">
            <text:p>16.36</text:p>
          </table:table-cell>
          <table:table-cell table:formula="of:=([.$B$1])-(10*([.$B$2])*LOG([.K193];10))" office:value-type="float" office:value="35.722713789407">
            <text:p>35.72</text:p>
          </table:table-cell>
          <table:table-cell/>
          <table:table-cell table:style-name="Default" office:value-type="float" office:value="5.790752">
            <text:p>5.79</text:p>
          </table:table-cell>
          <table:table-cell table:formula="of:=([.$B$1])-(10*([.$B$2])*LOG([.N193];10))" office:value-type="float" office:value="44.7453006831589">
            <text:p>44.75</text:p>
          </table:table-cell>
          <table:table-cell/>
          <table:table-cell table:style-name="Default" office:value-type="float" office:value="45.06056">
            <text:p>45.06</text:p>
          </table:table-cell>
          <table:table-cell table:formula="of:=([.$B$1])-(10*([.$B$2])*LOG([.Q193];10))" office:value-type="float" office:value="26.924068305773">
            <text:p>26.92</text:p>
          </table:table-cell>
          <table:table-cell/>
          <table:table-cell table:style-name="Default" office:value-type="float" office:value="52.238925">
            <text:p>52.24</text:p>
          </table:table-cell>
          <table:table-cell table:formula="of:=([.$B$1])-(10*([.$B$2])*LOG([.T193];10))" office:value-type="float" office:value="25.6401153756136">
            <text:p>25.64</text:p>
          </table:table-cell>
          <table:table-cell/>
          <table:table-cell office:value-type="float" office:value="187">
            <text:p>187</text:p>
          </table:table-cell>
          <table:table-cell table:number-columns-repeated="1001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790">
            <text:p>790</text:p>
          </table:table-cell>
          <table:table-cell office:value-type="string">
            <text:p>te</text:p>
          </table:table-cell>
          <table:table-cell/>
          <table:table-cell table:style-name="Default" office:value-type="float" office:value="26.716723">
            <text:p>26.72</text:p>
          </table:table-cell>
          <table:table-cell table:formula="of:=([.$B$1])-(10*([.$B$2])*LOG([.E194];10))" office:value-type="float" office:value="31.4643362460073">
            <text:p>31.46</text:p>
          </table:table-cell>
          <table:table-cell/>
          <table:table-cell table:style-name="Default" office:value-type="float" office:value="29.143428">
            <text:p>29.14</text:p>
          </table:table-cell>
          <table:table-cell table:formula="of:=([.$B$1])-(10*([.$B$2])*LOG([.H194];10))" office:value-type="float" office:value="30.7091873121836">
            <text:p>30.71</text:p>
          </table:table-cell>
          <table:table-cell/>
          <table:table-cell table:style-name="Default" office:value-type="float" office:value="16.269901">
            <text:p>16.27</text:p>
          </table:table-cell>
          <table:table-cell table:formula="of:=([.$B$1])-(10*([.$B$2])*LOG([.K194];10))" office:value-type="float" office:value="35.7723017934872">
            <text:p>35.77</text:p>
          </table:table-cell>
          <table:table-cell/>
          <table:table-cell table:style-name="Default" office:value-type="float" office:value="4.752843">
            <text:p>4.75</text:p>
          </table:table-cell>
          <table:table-cell table:formula="of:=([.$B$1])-(10*([.$B$2])*LOG([.N194];10))" office:value-type="float" office:value="46.4609306291471">
            <text:p>46.46</text:p>
          </table:table-cell>
          <table:table-cell/>
          <table:table-cell table:style-name="Default" office:value-type="float" office:value="43.102127">
            <text:p>43.1</text:p>
          </table:table-cell>
          <table:table-cell table:formula="of:=([.$B$1])-(10*([.$B$2])*LOG([.Q194];10))" office:value-type="float" office:value="27.3100259556855">
            <text:p>27.31</text:p>
          </table:table-cell>
          <table:table-cell/>
          <table:table-cell table:style-name="Default" office:value-type="float" office:value="50.847092">
            <text:p>50.85</text:p>
          </table:table-cell>
          <table:table-cell table:formula="of:=([.$B$1])-(10*([.$B$2])*LOG([.T194];10))" office:value-type="float" office:value="25.8746775960113">
            <text:p>25.87</text:p>
          </table:table-cell>
          <table:table-cell/>
          <table:table-cell office:value-type="float" office:value="188">
            <text:p>188</text:p>
          </table:table-cell>
          <table:table-cell table:number-columns-repeated="1001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90">
            <text:p>790</text:p>
          </table:table-cell>
          <table:table-cell office:value-type="string">
            <text:p>tf</text:p>
          </table:table-cell>
          <table:table-cell/>
          <table:table-cell table:style-name="Default" office:value-type="float" office:value="23.869514">
            <text:p>23.87</text:p>
          </table:table-cell>
          <table:table-cell table:formula="of:=([.$B$1])-(10*([.$B$2])*LOG([.E195];10))" office:value-type="float" office:value="32.4431284688527">
            <text:p>32.44</text:p>
          </table:table-cell>
          <table:table-cell/>
          <table:table-cell table:style-name="Default" office:value-type="float" office:value="27.151938">
            <text:p>27.15</text:p>
          </table:table-cell>
          <table:table-cell table:formula="of:=([.$B$1])-(10*([.$B$2])*LOG([.H195];10))" office:value-type="float" office:value="31.3239833342703">
            <text:p>31.32</text:p>
          </table:table-cell>
          <table:table-cell/>
          <table:table-cell table:style-name="Default" office:value-type="float" office:value="16.597649">
            <text:p>16.6</text:p>
          </table:table-cell>
          <table:table-cell table:formula="of:=([.$B$1])-(10*([.$B$2])*LOG([.K195];10))" office:value-type="float" office:value="35.5990684785194">
            <text:p>35.6</text:p>
          </table:table-cell>
          <table:table-cell/>
          <table:table-cell table:style-name="Default" office:value-type="float" office:value="4.794632">
            <text:p>4.79</text:p>
          </table:table-cell>
          <table:table-cell table:formula="of:=([.$B$1])-(10*([.$B$2])*LOG([.N195];10))" office:value-type="float" office:value="46.3848944080415">
            <text:p>46.38</text:p>
          </table:table-cell>
          <table:table-cell/>
          <table:table-cell table:style-name="Default" office:value-type="float" office:value="40.570164">
            <text:p>40.57</text:p>
          </table:table-cell>
          <table:table-cell table:formula="of:=([.$B$1])-(10*([.$B$2])*LOG([.Q195];10))" office:value-type="float" office:value="27.8358647341801">
            <text:p>27.84</text:p>
          </table:table-cell>
          <table:table-cell/>
          <table:table-cell table:style-name="Default" office:value-type="float" office:value="49.110824">
            <text:p>49.11</text:p>
          </table:table-cell>
          <table:table-cell table:formula="of:=([.$B$1])-(10*([.$B$2])*LOG([.T195];10))" office:value-type="float" office:value="26.1764555810002">
            <text:p>26.18</text:p>
          </table:table-cell>
          <table:table-cell/>
          <table:table-cell office:value-type="float" office:value="189">
            <text:p>189</text:p>
          </table:table-cell>
          <table:table-cell table:number-columns-repeated="1001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790">
            <text:p>790</text:p>
          </table:table-cell>
          <table:table-cell office:value-type="string">
            <text:p>tg</text:p>
          </table:table-cell>
          <table:table-cell/>
          <table:table-cell table:style-name="Default" office:value-type="float" office:value="21.035233">
            <text:p>21.04</text:p>
          </table:table-cell>
          <table:table-cell table:formula="of:=([.$B$1])-(10*([.$B$2])*LOG([.E196];10))" office:value-type="float" office:value="33.5410534618117">
            <text:p>33.54</text:p>
          </table:table-cell>
          <table:table-cell/>
          <table:table-cell table:style-name="Default" office:value-type="float" office:value="25.335212">
            <text:p>25.34</text:p>
          </table:table-cell>
          <table:table-cell table:formula="of:=([.$B$1])-(10*([.$B$2])*LOG([.H196];10))" office:value-type="float" office:value="31.9255091453703">
            <text:p>31.93</text:p>
          </table:table-cell>
          <table:table-cell/>
          <table:table-cell table:style-name="Default" office:value-type="float" office:value="17.407216">
            <text:p>17.41</text:p>
          </table:table-cell>
          <table:table-cell table:formula="of:=([.$B$1])-(10*([.$B$2])*LOG([.K196];10))" office:value-type="float" office:value="35.1854136328153">
            <text:p>35.19</text:p>
          </table:table-cell>
          <table:table-cell/>
          <table:table-cell table:style-name="Default" office:value-type="float" office:value="6.335959">
            <text:p>6.34</text:p>
          </table:table-cell>
          <table:table-cell table:formula="of:=([.$B$1])-(10*([.$B$2])*LOG([.N196];10))" office:value-type="float" office:value="43.963752834594">
            <text:p>43.96</text:p>
          </table:table-cell>
          <table:table-cell/>
          <table:table-cell table:style-name="Default" office:value-type="float" office:value="38.089894">
            <text:p>38.09</text:p>
          </table:table-cell>
          <table:table-cell table:formula="of:=([.$B$1])-(10*([.$B$2])*LOG([.Q196];10))" office:value-type="float" office:value="28.3838047186263">
            <text:p>28.38</text:p>
          </table:table-cell>
          <table:table-cell/>
          <table:table-cell table:style-name="Default" office:value-type="float" office:value="47.487644">
            <text:p>47.49</text:p>
          </table:table-cell>
          <table:table-cell table:formula="of:=([.$B$1])-(10*([.$B$2])*LOG([.T196];10))" office:value-type="float" office:value="26.468387529893">
            <text:p>26.47</text:p>
          </table:table-cell>
          <table:table-cell/>
          <table:table-cell office:value-type="float" office:value="190">
            <text:p>190</text:p>
          </table:table-cell>
          <table:table-cell table:number-columns-repeated="1001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790">
            <text:p>790</text:p>
          </table:table-cell>
          <table:table-cell office:value-type="string">
            <text:p>th</text:p>
          </table:table-cell>
          <table:table-cell/>
          <table:table-cell table:style-name="Default" office:value-type="float" office:value="18.086475">
            <text:p>18.09</text:p>
          </table:table-cell>
          <table:table-cell table:formula="of:=([.$B$1])-(10*([.$B$2])*LOG([.E197];10))" office:value-type="float" office:value="34.8529213518272">
            <text:p>34.85</text:p>
          </table:table-cell>
          <table:table-cell/>
          <table:table-cell table:style-name="Default" office:value-type="float" office:value="23.66327">
            <text:p>23.66</text:p>
          </table:table-cell>
          <table:table-cell table:formula="of:=([.$B$1])-(10*([.$B$2])*LOG([.H197];10))" office:value-type="float" office:value="32.5185048181454">
            <text:p>32.52</text:p>
          </table:table-cell>
          <table:table-cell/>
          <table:table-cell table:style-name="Default" office:value-type="float" office:value="18.703585">
            <text:p>18.7</text:p>
          </table:table-cell>
          <table:table-cell table:formula="of:=([.$B$1])-(10*([.$B$2])*LOG([.K197];10))" office:value-type="float" office:value="34.561502846281">
            <text:p>34.56</text:p>
          </table:table-cell>
          <table:table-cell/>
          <table:table-cell table:style-name="Default" office:value-type="float" office:value="8.722959">
            <text:p>8.72</text:p>
          </table:table-cell>
          <table:table-cell table:formula="of:=([.$B$1])-(10*([.$B$2])*LOG([.N197];10))" office:value-type="float" office:value="41.1867233761526">
            <text:p>41.19</text:p>
          </table:table-cell>
          <table:table-cell/>
          <table:table-cell table:style-name="Default" office:value-type="float" office:value="35.558743">
            <text:p>35.56</text:p>
          </table:table-cell>
          <table:table-cell table:formula="of:=([.$B$1])-(10*([.$B$2])*LOG([.Q197];10))" office:value-type="float" office:value="28.981071994426">
            <text:p>28.98</text:p>
          </table:table-cell>
          <table:table-cell/>
          <table:table-cell table:style-name="Default" office:value-type="float" office:value="45.921519">
            <text:p>45.92</text:p>
          </table:table-cell>
          <table:table-cell table:formula="of:=([.$B$1])-(10*([.$B$2])*LOG([.T197];10))" office:value-type="float" office:value="26.7596750940801">
            <text:p>26.76</text:p>
          </table:table-cell>
          <table:table-cell/>
          <table:table-cell office:value-type="float" office:value="191">
            <text:p>191</text:p>
          </table:table-cell>
          <table:table-cell table:number-columns-repeated="1001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90">
            <text:p>790</text:p>
          </table:table-cell>
          <table:table-cell office:value-type="string">
            <text:p>ti</text:p>
          </table:table-cell>
          <table:table-cell/>
          <table:table-cell table:style-name="Default" office:value-type="float" office:value="15.433937">
            <text:p>15.43</text:p>
          </table:table-cell>
          <table:table-cell table:formula="of:=([.$B$1])-(10*([.$B$2])*LOG([.E198];10))" office:value-type="float" office:value="36.2304655367015">
            <text:p>36.23</text:p>
          </table:table-cell>
          <table:table-cell/>
          <table:table-cell table:style-name="Default" office:value-type="float" office:value="22.392726">
            <text:p>22.39</text:p>
          </table:table-cell>
          <table:table-cell table:formula="of:=([.$B$1])-(10*([.$B$2])*LOG([.H198];10))" office:value-type="float" office:value="32.9978606789384">
            <text:p>33</text:p>
          </table:table-cell>
          <table:table-cell/>
          <table:table-cell table:style-name="Default" office:value-type="float" office:value="20.207431">
            <text:p>20.21</text:p>
          </table:table-cell>
          <table:table-cell table:formula="of:=([.$B$1])-(10*([.$B$2])*LOG([.K198];10))" office:value-type="float" office:value="33.88977790925">
            <text:p>33.89</text:p>
          </table:table-cell>
          <table:table-cell/>
          <table:table-cell table:style-name="Default" office:value-type="float" office:value="11.168117">
            <text:p>11.17</text:p>
          </table:table-cell>
          <table:table-cell table:formula="of:=([.$B$1])-(10*([.$B$2])*LOG([.N198];10))" office:value-type="float" office:value="39.0404008983792">
            <text:p>39.04</text:p>
          </table:table-cell>
          <table:table-cell/>
          <table:table-cell table:style-name="Default" office:value-type="float" office:value="33.33038">
            <text:p>33.33</text:p>
          </table:table-cell>
          <table:table-cell table:formula="of:=([.$B$1])-(10*([.$B$2])*LOG([.Q198];10))" office:value-type="float" office:value="29.5431946983091">
            <text:p>29.54</text:p>
          </table:table-cell>
          <table:table-cell/>
          <table:table-cell table:style-name="Default" office:value-type="float" office:value="44.629067">
            <text:p>44.63</text:p>
          </table:table-cell>
          <table:table-cell table:formula="of:=([.$B$1])-(10*([.$B$2])*LOG([.T198];10))" office:value-type="float" office:value="27.0076438455273">
            <text:p>27.01</text:p>
          </table:table-cell>
          <table:table-cell/>
          <table:table-cell office:value-type="float" office:value="192">
            <text:p>192</text:p>
          </table:table-cell>
          <table:table-cell table:number-columns-repeated="1001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790">
            <text:p>790</text:p>
          </table:table-cell>
          <table:table-cell office:value-type="string">
            <text:p>tj</text:p>
          </table:table-cell>
          <table:table-cell/>
          <table:table-cell table:style-name="Default" office:value-type="float" office:value="12.825413">
            <text:p>12.83</text:p>
          </table:table-cell>
          <table:table-cell table:formula="of:=([.$B$1])-(10*([.$B$2])*LOG([.E199];10))" office:value-type="float" office:value="37.838572819476">
            <text:p>37.84</text:p>
          </table:table-cell>
          <table:table-cell/>
          <table:table-cell table:style-name="Default" office:value-type="float" office:value="21.403668">
            <text:p>21.4</text:p>
          </table:table-cell>
          <table:table-cell table:formula="of:=([.$B$1])-(10*([.$B$2])*LOG([.H199];10))" office:value-type="float" office:value="33.390235882872">
            <text:p>33.39</text:p>
          </table:table-cell>
          <table:table-cell/>
          <table:table-cell table:style-name="Default" office:value-type="float" office:value="21.955761">
            <text:p>21.96</text:p>
          </table:table-cell>
          <table:table-cell table:formula="of:=([.$B$1])-(10*([.$B$2])*LOG([.K199];10))" office:value-type="float" office:value="33.1690301077685">
            <text:p>33.17</text:p>
          </table:table-cell>
          <table:table-cell/>
          <table:table-cell table:style-name="Default" office:value-type="float" office:value="13.731812">
            <text:p>13.73</text:p>
          </table:table-cell>
          <table:table-cell table:formula="of:=([.$B$1])-(10*([.$B$2])*LOG([.N199];10))" office:value-type="float" office:value="37.2454430212111">
            <text:p>37.25</text:p>
          </table:table-cell>
          <table:table-cell/>
          <table:table-cell table:style-name="Default" office:value-type="float" office:value="31.186589">
            <text:p>31.19</text:p>
          </table:table-cell>
          <table:table-cell table:formula="of:=([.$B$1])-(10*([.$B$2])*LOG([.Q199];10))" office:value-type="float" office:value="30.1206424628481">
            <text:p>30.12</text:p>
          </table:table-cell>
          <table:table-cell/>
          <table:table-cell table:style-name="Default" office:value-type="float" office:value="43.473213">
            <text:p>43.47</text:p>
          </table:table-cell>
          <table:table-cell table:formula="of:=([.$B$1])-(10*([.$B$2])*LOG([.T199];10))" office:value-type="float" office:value="27.2355652193697">
            <text:p>27.24</text:p>
          </table:table-cell>
          <table:table-cell/>
          <table:table-cell office:value-type="float" office:value="193">
            <text:p>193</text:p>
          </table:table-cell>
          <table:table-cell table:number-columns-repeated="1001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790">
            <text:p>790</text:p>
          </table:table-cell>
          <table:table-cell office:value-type="string">
            <text:p>tk</text:p>
          </table:table-cell>
          <table:table-cell/>
          <table:table-cell table:style-name="Default" office:value-type="float" office:value="10.294419">
            <text:p>10.29</text:p>
          </table:table-cell>
          <table:table-cell table:formula="of:=([.$B$1])-(10*([.$B$2])*LOG([.E200];10))" office:value-type="float" office:value="39.7479631843464">
            <text:p>39.75</text:p>
          </table:table-cell>
          <table:table-cell/>
          <table:table-cell table:style-name="Default" office:value-type="float" office:value="20.736414">
            <text:p>20.74</text:p>
          </table:table-cell>
          <table:table-cell table:formula="of:=([.$B$1])-(10*([.$B$2])*LOG([.H200];10))" office:value-type="float" office:value="33.6653269017218">
            <text:p>33.67</text:p>
          </table:table-cell>
          <table:table-cell/>
          <table:table-cell table:style-name="Default" office:value-type="float" office:value="23.894971">
            <text:p>23.89</text:p>
          </table:table-cell>
          <table:table-cell table:formula="of:=([.$B$1])-(10*([.$B$2])*LOG([.K200];10))" office:value-type="float" office:value="32.4338698444395">
            <text:p>32.43</text:p>
          </table:table-cell>
          <table:table-cell/>
          <table:table-cell table:style-name="Default" office:value-type="float" office:value="16.358407">
            <text:p>16.36</text:p>
          </table:table-cell>
          <table:table-cell table:formula="of:=([.$B$1])-(10*([.$B$2])*LOG([.N200];10))" office:value-type="float" office:value="35.7251798137759">
            <text:p>35.73</text:p>
          </table:table-cell>
          <table:table-cell/>
          <table:table-cell table:style-name="Default" office:value-type="float" office:value="29.146035">
            <text:p>29.15</text:p>
          </table:table-cell>
          <table:table-cell table:formula="of:=([.$B$1])-(10*([.$B$2])*LOG([.Q200];10))" office:value-type="float" office:value="30.7084103582322">
            <text:p>30.71</text:p>
          </table:table-cell>
          <table:table-cell/>
          <table:table-cell table:style-name="Default" office:value-type="float" office:value="42.465114">
            <text:p>42.47</text:p>
          </table:table-cell>
          <table:table-cell table:formula="of:=([.$B$1])-(10*([.$B$2])*LOG([.T200];10))" office:value-type="float" office:value="27.4393541137911">
            <text:p>27.44</text:p>
          </table:table-cell>
          <table:table-cell/>
          <table:table-cell office:value-type="float" office:value="194">
            <text:p>194</text:p>
          </table:table-cell>
          <table:table-cell table:number-columns-repeated="1001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90">
            <text:p>790</text:p>
          </table:table-cell>
          <table:table-cell office:value-type="string">
            <text:p>tl</text:p>
          </table:table-cell>
          <table:table-cell/>
          <table:table-cell table:style-name="Default" office:value-type="float" office:value="8.488951">
            <text:p>8.49</text:p>
          </table:table-cell>
          <table:table-cell table:formula="of:=([.$B$1])-(10*([.$B$2])*LOG([.E201];10))" office:value-type="float" office:value="41.4229194649881">
            <text:p>41.42</text:p>
          </table:table-cell>
          <table:table-cell/>
          <table:table-cell table:style-name="Default" office:value-type="float" office:value="20.46667">
            <text:p>20.47</text:p>
          </table:table-cell>
          <table:table-cell table:formula="of:=([.$B$1])-(10*([.$B$2])*LOG([.H201];10))" office:value-type="float" office:value="33.77905625693">
            <text:p>33.78</text:p>
          </table:table-cell>
          <table:table-cell/>
          <table:table-cell table:style-name="Default" office:value-type="float" office:value="25.448568">
            <text:p>25.45</text:p>
          </table:table-cell>
          <table:table-cell table:formula="of:=([.$B$1])-(10*([.$B$2])*LOG([.K201];10))" office:value-type="float" office:value="31.8867330109022">
            <text:p>31.89</text:p>
          </table:table-cell>
          <table:table-cell/>
          <table:table-cell table:style-name="Default" office:value-type="float" office:value="18.353418">
            <text:p>18.35</text:p>
          </table:table-cell>
          <table:table-cell table:formula="of:=([.$B$1])-(10*([.$B$2])*LOG([.N201];10))" office:value-type="float" office:value="34.7256608840338">
            <text:p>34.73</text:p>
          </table:table-cell>
          <table:table-cell/>
          <table:table-cell table:style-name="Default" office:value-type="float" office:value="27.697144">
            <text:p>27.7</text:p>
          </table:table-cell>
          <table:table-cell table:formula="of:=([.$B$1])-(10*([.$B$2])*LOG([.Q201];10))" office:value-type="float" office:value="31.151300220868">
            <text:p>31.15</text:p>
          </table:table-cell>
          <table:table-cell/>
          <table:table-cell table:style-name="Default" office:value-type="float" office:value="41.812493">
            <text:p>41.81</text:p>
          </table:table-cell>
          <table:table-cell table:formula="of:=([.$B$1])-(10*([.$B$2])*LOG([.T201];10))" office:value-type="float" office:value="27.5738787519021">
            <text:p>27.57</text:p>
          </table:table-cell>
          <table:table-cell/>
          <table:table-cell office:value-type="float" office:value="195">
            <text:p>195</text:p>
          </table:table-cell>
          <table:table-cell table:number-columns-repeated="1001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790">
            <text:p>790</text:p>
          </table:table-cell>
          <table:table-cell office:value-type="string">
            <text:p>tm</text:p>
          </table:table-cell>
          <table:table-cell/>
          <table:table-cell table:style-name="Default" office:value-type="float" office:value="6.335959">
            <text:p>6.34</text:p>
          </table:table-cell>
          <table:table-cell table:formula="of:=([.$B$1])-(10*([.$B$2])*LOG([.E202];10))" office:value-type="float" office:value="43.963752834594">
            <text:p>43.96</text:p>
          </table:table-cell>
          <table:table-cell/>
          <table:table-cell table:style-name="Default" office:value-type="float" office:value="20.429505">
            <text:p>20.43</text:p>
          </table:table-cell>
          <table:table-cell table:formula="of:=([.$B$1])-(10*([.$B$2])*LOG([.H202];10))" office:value-type="float" office:value="33.7948431209711">
            <text:p>33.79</text:p>
          </table:table-cell>
          <table:table-cell/>
          <table:table-cell table:style-name="Default" office:value-type="float" office:value="27.625025">
            <text:p>27.63</text:p>
          </table:table-cell>
          <table:table-cell table:formula="of:=([.$B$1])-(10*([.$B$2])*LOG([.K202];10))" office:value-type="float" office:value="31.1739464056066">
            <text:p>31.17</text:p>
          </table:table-cell>
          <table:table-cell/>
          <table:table-cell table:style-name="Default" office:value-type="float" office:value="21.035233">
            <text:p>21.04</text:p>
          </table:table-cell>
          <table:table-cell table:formula="of:=([.$B$1])-(10*([.$B$2])*LOG([.N202];10))" office:value-type="float" office:value="33.5410534618117">
            <text:p>33.54</text:p>
          </table:table-cell>
          <table:table-cell/>
          <table:table-cell table:style-name="Default" office:value-type="float" office:value="25.896295">
            <text:p>25.9</text:p>
          </table:table-cell>
          <table:table-cell table:formula="of:=([.$B$1])-(10*([.$B$2])*LOG([.Q202];10))" office:value-type="float" office:value="31.7352473254442">
            <text:p>31.74</text:p>
          </table:table-cell>
          <table:table-cell/>
          <table:table-cell table:style-name="Default" office:value-type="float" office:value="41.088301">
            <text:p>41.09</text:p>
          </table:table-cell>
          <table:table-cell table:formula="of:=([.$B$1])-(10*([.$B$2])*LOG([.T202];10))" office:value-type="float" office:value="27.7256363286102">
            <text:p>27.73</text:p>
          </table:table-cell>
          <table:table-cell/>
          <table:table-cell office:value-type="float" office:value="196">
            <text:p>196</text:p>
          </table:table-cell>
          <table:table-cell table:number-columns-repeated="1001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790">
            <text:p>790</text:p>
          </table:table-cell>
          <table:table-cell office:value-type="string">
            <text:p>tn</text:p>
          </table:table-cell>
          <table:table-cell/>
          <table:table-cell table:style-name="Default" office:value-type="float" office:value="4.839986">
            <text:p>4.84</text:p>
          </table:table-cell>
          <table:table-cell table:formula="of:=([.$B$1])-(10*([.$B$2])*LOG([.E203];10))" office:value-type="float" office:value="46.3031178916223">
            <text:p>46.3</text:p>
          </table:table-cell>
          <table:table-cell/>
          <table:table-cell table:style-name="Default" office:value-type="float" office:value="20.761594">
            <text:p>20.76</text:p>
          </table:table-cell>
          <table:table-cell table:formula="of:=([.$B$1])-(10*([.$B$2])*LOG([.H203];10))" office:value-type="float" office:value="33.6547861197195">
            <text:p>33.65</text:p>
          </table:table-cell>
          <table:table-cell/>
          <table:table-cell table:style-name="Default" office:value-type="float" office:value="29.897382">
            <text:p>29.9</text:p>
          </table:table-cell>
          <table:table-cell table:formula="of:=([.$B$1])-(10*([.$B$2])*LOG([.K203];10))" office:value-type="float" office:value="30.4873367905233">
            <text:p>30.49</text:p>
          </table:table-cell>
          <table:table-cell/>
          <table:table-cell table:style-name="Default" office:value-type="float" office:value="23.734218">
            <text:p>23.73</text:p>
          </table:table-cell>
          <table:table-cell table:formula="of:=([.$B$1])-(10*([.$B$2])*LOG([.N203];10))" office:value-type="float" office:value="32.4925014587141">
            <text:p>32.49</text:p>
          </table:table-cell>
          <table:table-cell/>
          <table:table-cell table:style-name="Default" office:value-type="float" office:value="24.275572">
            <text:p>24.28</text:p>
          </table:table-cell>
          <table:table-cell table:formula="of:=([.$B$1])-(10*([.$B$2])*LOG([.Q203];10))" office:value-type="float" office:value="32.2966105622678">
            <text:p>32.3</text:p>
          </table:table-cell>
          <table:table-cell/>
          <table:table-cell table:style-name="Default" office:value-type="float" office:value="40.539011">
            <text:p>40.54</text:p>
          </table:table-cell>
          <table:table-cell table:formula="of:=([.$B$1])-(10*([.$B$2])*LOG([.T203];10))" office:value-type="float" office:value="27.8425370134433">
            <text:p>27.84</text:p>
          </table:table-cell>
          <table:table-cell/>
          <table:table-cell office:value-type="float" office:value="197">
            <text:p>197</text:p>
          </table:table-cell>
          <table:table-cell table:number-columns-repeated="1001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790">
            <text:p>790</text:p>
          </table:table-cell>
          <table:table-cell office:value-type="string">
            <text:p>to</text:p>
          </table:table-cell>
          <table:table-cell/>
          <table:table-cell table:style-name="Default" office:value-type="float" office:value="4.680338">
            <text:p>4.68</text:p>
          </table:table-cell>
          <table:table-cell table:formula="of:=([.$B$1])-(10*([.$B$2])*LOG([.E204];10))" office:value-type="float" office:value="46.5944556469178">
            <text:p>46.59</text:p>
          </table:table-cell>
          <table:table-cell/>
          <table:table-cell table:style-name="Default" office:value-type="float" office:value="21.445789">
            <text:p>21.45</text:p>
          </table:table-cell>
          <table:table-cell table:formula="of:=([.$B$1])-(10*([.$B$2])*LOG([.H204];10))" office:value-type="float" office:value="33.3731594249236">
            <text:p>33.37</text:p>
          </table:table-cell>
          <table:table-cell/>
          <table:table-cell table:style-name="Default" office:value-type="float" office:value="32.245371">
            <text:p>32.25</text:p>
          </table:table-cell>
          <table:table-cell table:formula="of:=([.$B$1])-(10*([.$B$2])*LOG([.K204];10))" office:value-type="float" office:value="29.8306524382165">
            <text:p>29.83</text:p>
          </table:table-cell>
          <table:table-cell/>
          <table:table-cell table:style-name="Default" office:value-type="float" office:value="26.445117">
            <text:p>26.45</text:p>
          </table:table-cell>
          <table:table-cell table:formula="of:=([.$B$1])-(10*([.$B$2])*LOG([.N204];10))" office:value-type="float" office:value="31.5530901442049">
            <text:p>31.55</text:p>
          </table:table-cell>
          <table:table-cell/>
          <table:table-cell table:style-name="Default" office:value-type="float" office:value="22.873298">
            <text:p>22.87</text:p>
          </table:table-cell>
          <table:table-cell table:formula="of:=([.$B$1])-(10*([.$B$2])*LOG([.Q204];10))" office:value-type="float" office:value="32.8134242374342">
            <text:p>32.81</text:p>
          </table:table-cell>
          <table:table-cell/>
          <table:table-cell table:style-name="Default" office:value-type="float" office:value="40.171798">
            <text:p>40.17</text:p>
          </table:table-cell>
          <table:table-cell table:formula="of:=([.$B$1])-(10*([.$B$2])*LOG([.T204];10))" office:value-type="float" office:value="27.9215745956362">
            <text:p>27.92</text:p>
          </table:table-cell>
          <table:table-cell/>
          <table:table-cell office:value-type="float" office:value="198">
            <text:p>198</text:p>
          </table:table-cell>
          <table:table-cell table:number-columns-repeated="1001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790">
            <text:p>790</text:p>
          </table:table-cell>
          <table:table-cell office:value-type="string">
            <text:p>tp</text:p>
          </table:table-cell>
          <table:table-cell/>
          <table:table-cell table:style-name="Default" office:value-type="float" office:value="5.965289">
            <text:p>5.97</text:p>
          </table:table-cell>
          <table:table-cell table:formula="of:=([.$B$1])-(10*([.$B$2])*LOG([.E205];10))" office:value-type="float" office:value="44.4873702249024">
            <text:p>44.49</text:p>
          </table:table-cell>
          <table:table-cell/>
          <table:table-cell table:style-name="Default" office:value-type="float" office:value="22.449922">
            <text:p>22.45</text:p>
          </table:table-cell>
          <table:table-cell table:formula="of:=([.$B$1])-(10*([.$B$2])*LOG([.H205];10))" office:value-type="float" office:value="32.9757032714122">
            <text:p>32.98</text:p>
          </table:table-cell>
          <table:table-cell/>
          <table:table-cell table:style-name="Default" office:value-type="float" office:value="34.65362">
            <text:p>34.65</text:p>
          </table:table-cell>
          <table:table-cell table:formula="of:=([.$B$1])-(10*([.$B$2])*LOG([.K205];10))" office:value-type="float" office:value="29.2050278248492">
            <text:p>29.21</text:p>
          </table:table-cell>
          <table:table-cell/>
          <table:table-cell table:style-name="Default" office:value-type="float" office:value="29.164607">
            <text:p>29.16</text:p>
          </table:table-cell>
          <table:table-cell table:formula="of:=([.$B$1])-(10*([.$B$2])*LOG([.N205];10))" office:value-type="float" office:value="30.7028774283147">
            <text:p>30.7</text:p>
          </table:table-cell>
          <table:table-cell/>
          <table:table-cell table:style-name="Default" office:value-type="float" office:value="21.731799">
            <text:p>21.73</text:p>
          </table:table-cell>
          <table:table-cell table:formula="of:=([.$B$1])-(10*([.$B$2])*LOG([.Q205];10))" office:value-type="float" office:value="33.2580864092237">
            <text:p>33.26</text:p>
          </table:table-cell>
          <table:table-cell/>
          <table:table-cell table:style-name="Default" office:value-type="float" office:value="39.991678">
            <text:p>39.99</text:p>
          </table:table-cell>
          <table:table-cell table:formula="of:=([.$B$1])-(10*([.$B$2])*LOG([.T205];10))" office:value-type="float" office:value="27.9606074607895">
            <text:p>27.96</text:p>
          </table:table-cell>
          <table:table-cell/>
          <table:table-cell office:value-type="float" office:value="199">
            <text:p>199</text:p>
          </table:table-cell>
          <table:table-cell table:number-columns-repeated="1001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790">
            <text:p>790</text:p>
          </table:table-cell>
          <table:table-cell office:value-type="string">
            <text:p>tq</text:p>
          </table:table-cell>
          <table:table-cell/>
          <table:table-cell table:style-name="Default" office:value-type="float" office:value="8.028872">
            <text:p>8.03</text:p>
          </table:table-cell>
          <table:table-cell table:formula="of:=([.$B$1])-(10*([.$B$2])*LOG([.E206];10))" office:value-type="float" office:value="41.9069093150655">
            <text:p>41.91</text:p>
          </table:table-cell>
          <table:table-cell/>
          <table:table-cell table:style-name="Default" office:value-type="float" office:value="23.733418">
            <text:p>23.73</text:p>
          </table:table-cell>
          <table:table-cell table:formula="of:=([.$B$1])-(10*([.$B$2])*LOG([.H206];10))" office:value-type="float" office:value="32.4927942355321">
            <text:p>32.49</text:p>
          </table:table-cell>
          <table:table-cell/>
          <table:table-cell table:style-name="Default" office:value-type="float" office:value="37.110401">
            <text:p>37.11</text:p>
          </table:table-cell>
          <table:table-cell table:formula="of:=([.$B$1])-(10*([.$B$2])*LOG([.K206];10))" office:value-type="float" office:value="28.6100870563031">
            <text:p>28.61</text:p>
          </table:table-cell>
          <table:table-cell/>
          <table:table-cell table:style-name="Default" office:value-type="float" office:value="31.890491">
            <text:p>31.89</text:p>
          </table:table-cell>
          <table:table-cell table:formula="of:=([.$B$1])-(10*([.$B$2])*LOG([.N206];10))" office:value-type="float" office:value="29.9267758823412">
            <text:p>29.93</text:p>
          </table:table-cell>
          <table:table-cell/>
          <table:table-cell table:style-name="Default" office:value-type="float" office:value="20.893861">
            <text:p>20.89</text:p>
          </table:table-cell>
          <table:table-cell table:formula="of:=([.$B$1])-(10*([.$B$2])*LOG([.Q206];10))" office:value-type="float" office:value="33.599625976789">
            <text:p>33.6</text:p>
          </table:table-cell>
          <table:table-cell/>
          <table:table-cell table:style-name="Default" office:value-type="float" office:value="40.001178">
            <text:p>40</text:p>
          </table:table-cell>
          <table:table-cell table:formula="of:=([.$B$1])-(10*([.$B$2])*LOG([.T206];10))" office:value-type="float" office:value="27.9585443777575">
            <text:p>27.96</text:p>
          </table:table-cell>
          <table:table-cell/>
          <table:table-cell office:value-type="float" office:value="200">
            <text:p>200</text:p>
          </table:table-cell>
          <table:table-cell table:number-columns-repeated="1001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790">
            <text:p>790</text:p>
          </table:table-cell>
          <table:table-cell office:value-type="string">
            <text:p>tr</text:p>
          </table:table-cell>
          <table:table-cell/>
          <table:table-cell table:style-name="Default" office:value-type="float" office:value="10.418248">
            <text:p>10.42</text:p>
          </table:table-cell>
          <table:table-cell table:formula="of:=([.$B$1])-(10*([.$B$2])*LOG([.E207];10))" office:value-type="float" office:value="39.6441061733331">
            <text:p>39.64</text:p>
          </table:table-cell>
          <table:table-cell/>
          <table:table-cell table:style-name="Default" office:value-type="float" office:value="25.253717">
            <text:p>25.25</text:p>
          </table:table-cell>
          <table:table-cell table:formula="of:=([.$B$1])-(10*([.$B$2])*LOG([.H207];10))" office:value-type="float" office:value="31.9534938132557">
            <text:p>31.95</text:p>
          </table:table-cell>
          <table:table-cell/>
          <table:table-cell table:style-name="Default" office:value-type="float" office:value="39.606682">
            <text:p>39.61</text:p>
          </table:table-cell>
          <table:table-cell table:formula="of:=([.$B$1])-(10*([.$B$2])*LOG([.K207];10))" office:value-type="float" office:value="28.0446307709234">
            <text:p>28.04</text:p>
          </table:table-cell>
          <table:table-cell/>
          <table:table-cell table:style-name="Default" office:value-type="float" office:value="34.621258">
            <text:p>34.62</text:p>
          </table:table-cell>
          <table:table-cell table:formula="of:=([.$B$1])-(10*([.$B$2])*LOG([.N207];10))" office:value-type="float" office:value="29.2131431124984">
            <text:p>29.21</text:p>
          </table:table-cell>
          <table:table-cell/>
          <table:table-cell table:style-name="Default" office:value-type="float" office:value="20.39693">
            <text:p>20.4</text:p>
          </table:table-cell>
          <table:table-cell table:formula="of:=([.$B$1])-(10*([.$B$2])*LOG([.Q207];10))" office:value-type="float" office:value="33.8087038910826">
            <text:p>33.81</text:p>
          </table:table-cell>
          <table:table-cell/>
          <table:table-cell table:style-name="Default" office:value-type="float" office:value="40.200164">
            <text:p>40.2</text:p>
          </table:table-cell>
          <table:table-cell table:formula="of:=([.$B$1])-(10*([.$B$2])*LOG([.T207];10))" office:value-type="float" office:value="27.9154435034102">
            <text:p>27.92</text:p>
          </table:table-cell>
          <table:table-cell/>
          <table:table-cell office:value-type="float" office:value="201">
            <text:p>201</text:p>
          </table:table-cell>
          <table:table-cell table:number-columns-repeated="1001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790">
            <text:p>790</text:p>
          </table:table-cell>
          <table:table-cell office:value-type="string">
            <text:p>ts</text:p>
          </table:table-cell>
          <table:table-cell/>
          <table:table-cell table:style-name="Default" office:value-type="float" office:value="12.954382">
            <text:p>12.95</text:p>
          </table:table-cell>
          <table:table-cell table:formula="of:=([.$B$1])-(10*([.$B$2])*LOG([.E208];10))" office:value-type="float" office:value="37.7516660115588">
            <text:p>37.75</text:p>
          </table:table-cell>
          <table:table-cell/>
          <table:table-cell table:style-name="Default" office:value-type="float" office:value="26.970806">
            <text:p>26.97</text:p>
          </table:table-cell>
          <table:table-cell table:formula="of:=([.$B$1])-(10*([.$B$2])*LOG([.H208];10))" office:value-type="float" office:value="31.3821214965098">
            <text:p>31.38</text:p>
          </table:table-cell>
          <table:table-cell/>
          <table:table-cell table:style-name="Default" office:value-type="float" office:value="42.135445">
            <text:p>42.14</text:p>
          </table:table-cell>
          <table:table-cell table:formula="of:=([.$B$1])-(10*([.$B$2])*LOG([.K208];10))" office:value-type="float" office:value="27.5070483011304">
            <text:p>27.51</text:p>
          </table:table-cell>
          <table:table-cell/>
          <table:table-cell table:style-name="Default" office:value-type="float" office:value="37.355838">
            <text:p>37.36</text:p>
          </table:table-cell>
          <table:table-cell table:formula="of:=([.$B$1])-(10*([.$B$2])*LOG([.N208];10))" office:value-type="float" office:value="28.552830333166">
            <text:p>28.55</text:p>
          </table:table-cell>
          <table:table-cell/>
          <table:table-cell table:style-name="Default" office:value-type="float" office:value="20.266107">
            <text:p>20.27</text:p>
          </table:table-cell>
          <table:table-cell table:formula="of:=([.$B$1])-(10*([.$B$2])*LOG([.Q208];10))" office:value-type="float" office:value="33.8645933742358">
            <text:p>33.86</text:p>
          </table:table-cell>
          <table:table-cell/>
          <table:table-cell table:style-name="Default" office:value-type="float" office:value="40.585849">
            <text:p>40.59</text:p>
          </table:table-cell>
          <table:table-cell table:formula="of:=([.$B$1])-(10*([.$B$2])*LOG([.T208];10))" office:value-type="float" office:value="27.8325072952022">
            <text:p>27.83</text:p>
          </table:table-cell>
          <table:table-cell/>
          <table:table-cell office:value-type="float" office:value="202">
            <text:p>202</text:p>
          </table:table-cell>
          <table:table-cell table:number-columns-repeated="1001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32">
            <text:p>832</text:p>
          </table:table-cell>
          <table:table-cell office:value-type="string">
            <text:p>uc</text:p>
          </table:table-cell>
          <table:table-cell/>
          <table:table-cell table:style-name="Default" office:value-type="float" office:value="32.020694">
            <text:p>32.02</text:p>
          </table:table-cell>
          <table:table-cell table:formula="of:=([.$B$1])-(10*([.$B$2])*LOG([.E209];10))" office:value-type="float" office:value="29.891385192804">
            <text:p>29.89</text:p>
          </table:table-cell>
          <table:table-cell/>
          <table:table-cell table:style-name="Default" office:value-type="float" office:value="35.256115">
            <text:p>35.26</text:p>
          </table:table-cell>
          <table:table-cell table:formula="of:=([.$B$1])-(10*([.$B$2])*LOG([.H209];10))" office:value-type="float" office:value="29.0553109178865">
            <text:p>29.06</text:p>
          </table:table-cell>
          <table:table-cell/>
          <table:table-cell table:style-name="Default" office:value-type="float" office:value="19.862255">
            <text:p>19.86</text:p>
          </table:table-cell>
          <table:table-cell table:formula="of:=([.$B$1])-(10*([.$B$2])*LOG([.K209];10))" office:value-type="float" office:value="34.0394289350789">
            <text:p>34.04</text:p>
          </table:table-cell>
          <table:table-cell/>
          <table:table-cell table:style-name="Default" office:value-type="float" office:value="7.221605">
            <text:p>7.22</text:p>
          </table:table-cell>
          <table:table-cell table:formula="of:=([.$B$1])-(10*([.$B$2])*LOG([.N209];10))" office:value-type="float" office:value="42.827325397142">
            <text:p>42.83</text:p>
          </table:table-cell>
          <table:table-cell/>
          <table:table-cell table:style-name="Default" office:value-type="float" office:value="49.450853">
            <text:p>49.45</text:p>
          </table:table-cell>
          <table:table-cell table:formula="of:=([.$B$1])-(10*([.$B$2])*LOG([.Q209];10))" office:value-type="float" office:value="26.1165242532277">
            <text:p>26.12</text:p>
          </table:table-cell>
          <table:table-cell/>
          <table:table-cell table:style-name="Default" office:value-type="float" office:value="56.677576">
            <text:p>56.68</text:p>
          </table:table-cell>
          <table:table-cell table:formula="of:=([.$B$1])-(10*([.$B$2])*LOG([.T209];10))" office:value-type="float" office:value="24.9317746407341">
            <text:p>24.93</text:p>
          </table:table-cell>
          <table:table-cell/>
          <table:table-cell office:value-type="float" office:value="203">
            <text:p>203</text:p>
          </table:table-cell>
          <table:table-cell table:number-columns-repeated="1001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32">
            <text:p>832</text:p>
          </table:table-cell>
          <table:table-cell office:value-type="string">
            <text:p>ud</text:p>
          </table:table-cell>
          <table:table-cell/>
          <table:table-cell table:style-name="Default" office:value-type="float" office:value="29.268002">
            <text:p>29.27</text:p>
          </table:table-cell>
          <table:table-cell table:formula="of:=([.$B$1])-(10*([.$B$2])*LOG([.E210];10))" office:value-type="float" office:value="30.6721384792312">
            <text:p>30.67</text:p>
          </table:table-cell>
          <table:table-cell/>
          <table:table-cell table:style-name="Default" office:value-type="float" office:value="33.236767">
            <text:p>33.24</text:p>
          </table:table-cell>
          <table:table-cell table:formula="of:=([.$B$1])-(10*([.$B$2])*LOG([.H210];10))" office:value-type="float" office:value="29.567624548749">
            <text:p>29.57</text:p>
          </table:table-cell>
          <table:table-cell/>
          <table:table-cell table:style-name="Default" office:value-type="float" office:value="19.319176">
            <text:p>19.32</text:p>
          </table:table-cell>
          <table:table-cell table:formula="of:=([.$B$1])-(10*([.$B$2])*LOG([.K210];10))" office:value-type="float" office:value="34.2802280204029">
            <text:p>34.28</text:p>
          </table:table-cell>
          <table:table-cell/>
          <table:table-cell table:style-name="Default" office:value-type="float" office:value="4.58188">
            <text:p>4.58</text:p>
          </table:table-cell>
          <table:table-cell table:formula="of:=([.$B$1])-(10*([.$B$2])*LOG([.N210];10))" office:value-type="float" office:value="46.7791257844701">
            <text:p>46.78</text:p>
          </table:table-cell>
          <table:table-cell/>
          <table:table-cell table:style-name="Default" office:value-type="float" office:value="47.032778">
            <text:p>47.03</text:p>
          </table:table-cell>
          <table:table-cell table:formula="of:=([.$B$1])-(10*([.$B$2])*LOG([.Q210];10))" office:value-type="float" office:value="26.551987376199">
            <text:p>26.55</text:p>
          </table:table-cell>
          <table:table-cell/>
          <table:table-cell table:style-name="Default" office:value-type="float" office:value="54.913756">
            <text:p>54.91</text:p>
          </table:table-cell>
          <table:table-cell table:formula="of:=([.$B$1])-(10*([.$B$2])*LOG([.T210];10))" office:value-type="float" office:value="25.206377006604">
            <text:p>25.21</text:p>
          </table:table-cell>
          <table:table-cell/>
          <table:table-cell office:value-type="float" office:value="204">
            <text:p>204</text:p>
          </table:table-cell>
          <table:table-cell table:number-columns-repeated="1001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832">
            <text:p>832</text:p>
          </table:table-cell>
          <table:table-cell office:value-type="string">
            <text:p>ue</text:p>
          </table:table-cell>
          <table:table-cell/>
          <table:table-cell table:style-name="Default" office:value-type="float" office:value="26.378579">
            <text:p>26.38</text:p>
          </table:table-cell>
          <table:table-cell table:formula="of:=([.$B$1])-(10*([.$B$2])*LOG([.E211];10))" office:value-type="float" office:value="31.5749720674389">
            <text:p>31.57</text:p>
          </table:table-cell>
          <table:table-cell/>
          <table:table-cell table:style-name="Default" office:value-type="float" office:value="31.238023">
            <text:p>31.24</text:p>
          </table:table-cell>
          <table:table-cell table:formula="of:=([.$B$1])-(10*([.$B$2])*LOG([.H211];10))" office:value-type="float" office:value="30.1063291933082">
            <text:p>30.11</text:p>
          </table:table-cell>
          <table:table-cell/>
          <table:table-cell table:style-name="Default" office:value-type="float" office:value="19.163662">
            <text:p>19.16</text:p>
          </table:table-cell>
          <table:table-cell table:formula="of:=([.$B$1])-(10*([.$B$2])*LOG([.K211];10))" office:value-type="float" office:value="34.3504299527185">
            <text:p>34.35</text:p>
          </table:table-cell>
          <table:table-cell/>
          <table:table-cell table:style-name="Default" office:value-type="float" office:value="2.153067">
            <text:p>2.15</text:p>
          </table:table-cell>
          <table:table-cell table:formula="of:=([.$B$1])-(10*([.$B$2])*LOG([.N211];10))" office:value-type="float" office:value="53.3388491083371">
            <text:p>53.34</text:p>
          </table:table-cell>
          <table:table-cell/>
          <table:table-cell table:style-name="Default" office:value-type="float" office:value="44.536167">
            <text:p>44.54</text:p>
          </table:table-cell>
          <table:table-cell table:formula="of:=([.$B$1])-(10*([.$B$2])*LOG([.Q211];10))" office:value-type="float" office:value="27.0257432639476">
            <text:p>27.03</text:p>
          </table:table-cell>
          <table:table-cell/>
          <table:table-cell table:style-name="Default" office:value-type="float" office:value="53.152705">
            <text:p>53.15</text:p>
          </table:table-cell>
          <table:table-cell table:formula="of:=([.$B$1])-(10*([.$B$2])*LOG([.T211];10))" office:value-type="float" office:value="25.4894925770261">
            <text:p>25.49</text:p>
          </table:table-cell>
          <table:table-cell/>
          <table:table-cell office:value-type="float" office:value="205">
            <text:p>205</text:p>
          </table:table-cell>
          <table:table-cell table:number-columns-repeated="1001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832">
            <text:p>832</text:p>
          </table:table-cell>
          <table:table-cell office:value-type="string">
            <text:p>uf</text:p>
          </table:table-cell>
          <table:table-cell/>
          <table:table-cell table:style-name="Default" office:value-type="float" office:value="23.490421">
            <text:p>23.49</text:p>
          </table:table-cell>
          <table:table-cell table:formula="of:=([.$B$1])-(10*([.$B$2])*LOG([.E212];10))" office:value-type="float" office:value="32.5821839928102">
            <text:p>32.58</text:p>
          </table:table-cell>
          <table:table-cell/>
          <table:table-cell table:style-name="Default" office:value-type="float" office:value="29.388815">
            <text:p>29.39</text:p>
          </table:table-cell>
          <table:table-cell table:formula="of:=([.$B$1])-(10*([.$B$2])*LOG([.H212];10))" office:value-type="float" office:value="30.6363584992598">
            <text:p>30.64</text:p>
          </table:table-cell>
          <table:table-cell/>
          <table:table-cell table:style-name="Default" office:value-type="float" office:value="19.442691">
            <text:p>19.44</text:p>
          </table:table-cell>
          <table:table-cell table:formula="of:=([.$B$1])-(10*([.$B$2])*LOG([.K212];10))" office:value-type="float" office:value="34.2248725190899">
            <text:p>34.22</text:p>
          </table:table-cell>
          <table:table-cell/>
          <table:table-cell table:style-name="Default" office:value-type="float" office:value="2.243807">
            <text:p>2.24</text:p>
          </table:table-cell>
          <table:table-cell table:formula="of:=([.$B$1])-(10*([.$B$2])*LOG([.N212];10))" office:value-type="float" office:value="52.9802900288855">
            <text:p>52.98</text:p>
          </table:table-cell>
          <table:table-cell/>
          <table:table-cell table:style-name="Default" office:value-type="float" office:value="42.090557">
            <text:p>42.09</text:p>
          </table:table-cell>
          <table:table-cell table:formula="of:=([.$B$1])-(10*([.$B$2])*LOG([.Q212];10))" office:value-type="float" office:value="27.51630654067">
            <text:p>27.52</text:p>
          </table:table-cell>
          <table:table-cell/>
          <table:table-cell table:style-name="Default" office:value-type="float" office:value="51.494236">
            <text:p>51.49</text:p>
          </table:table-cell>
          <table:table-cell table:formula="of:=([.$B$1])-(10*([.$B$2])*LOG([.T212];10))" office:value-type="float" office:value="25.7648276185899">
            <text:p>25.76</text:p>
          </table:table-cell>
          <table:table-cell/>
          <table:table-cell office:value-type="float" office:value="206">
            <text:p>206</text:p>
          </table:table-cell>
          <table:table-cell table:number-columns-repeated="1001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832">
            <text:p>832</text:p>
          </table:table-cell>
          <table:table-cell office:value-type="string">
            <text:p>ug</text:p>
          </table:table-cell>
          <table:table-cell/>
          <table:table-cell table:style-name="Default" office:value-type="float" office:value="20.604058">
            <text:p>20.6</text:p>
          </table:table-cell>
          <table:table-cell table:formula="of:=([.$B$1])-(10*([.$B$2])*LOG([.E213];10))" office:value-type="float" office:value="33.7209447251939">
            <text:p>33.72</text:p>
          </table:table-cell>
          <table:table-cell/>
          <table:table-cell table:style-name="Default" office:value-type="float" office:value="27.719085">
            <text:p>27.72</text:p>
          </table:table-cell>
          <table:table-cell table:formula="of:=([.$B$1])-(10*([.$B$2])*LOG([.H213];10))" office:value-type="float" office:value="31.1444221954972">
            <text:p>31.14</text:p>
          </table:table-cell>
          <table:table-cell/>
          <table:table-cell table:style-name="Default" office:value-type="float" office:value="20.138209">
            <text:p>20.14</text:p>
          </table:table-cell>
          <table:table-cell table:formula="of:=([.$B$1])-(10*([.$B$2])*LOG([.K213];10))" office:value-type="float" office:value="33.91958312451">
            <text:p>33.92</text:p>
          </table:table-cell>
          <table:table-cell/>
          <table:table-cell table:style-name="Default" office:value-type="float" office:value="4.710684">
            <text:p>4.71</text:p>
          </table:table-cell>
          <table:table-cell table:formula="of:=([.$B$1])-(10*([.$B$2])*LOG([.N213];10))" office:value-type="float" office:value="46.5383205586623">
            <text:p>46.54</text:p>
          </table:table-cell>
          <table:table-cell/>
          <table:table-cell table:style-name="Default" office:value-type="float" office:value="39.705375">
            <text:p>39.71</text:p>
          </table:table-cell>
          <table:table-cell table:formula="of:=([.$B$1])-(10*([.$B$2])*LOG([.Q213];10))" office:value-type="float" office:value="28.0230139580217">
            <text:p>28.02</text:p>
          </table:table-cell>
          <table:table-cell/>
          <table:table-cell table:style-name="Default" office:value-type="float" office:value="49.94857">
            <text:p>49.95</text:p>
          </table:table-cell>
          <table:table-cell table:formula="of:=([.$B$1])-(10*([.$B$2])*LOG([.T213];10))" office:value-type="float" office:value="26.0295388174283">
            <text:p>26.03</text:p>
          </table:table-cell>
          <table:table-cell/>
          <table:table-cell office:value-type="float" office:value="207">
            <text:p>207</text:p>
          </table:table-cell>
          <table:table-cell table:number-columns-repeated="1001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832">
            <text:p>832</text:p>
          </table:table-cell>
          <table:table-cell office:value-type="string">
            <text:p>uh</text:p>
          </table:table-cell>
          <table:table-cell/>
          <table:table-cell table:style-name="Default" office:value-type="float" office:value="17.583138">
            <text:p>17.58</text:p>
          </table:table-cell>
          <table:table-cell table:formula="of:=([.$B$1])-(10*([.$B$2])*LOG([.E214];10))" office:value-type="float" office:value="35.0980723071238">
            <text:p>35.1</text:p>
          </table:table-cell>
          <table:table-cell/>
          <table:table-cell table:style-name="Default" office:value-type="float" office:value="26.199715">
            <text:p>26.2</text:p>
          </table:table-cell>
          <table:table-cell table:formula="of:=([.$B$1])-(10*([.$B$2])*LOG([.H214];10))" office:value-type="float" office:value="31.634068658033">
            <text:p>31.63</text:p>
          </table:table-cell>
          <table:table-cell/>
          <table:table-cell table:style-name="Default" office:value-type="float" office:value="21.268765">
            <text:p>21.27</text:p>
          </table:table-cell>
          <table:table-cell table:formula="of:=([.$B$1])-(10*([.$B$2])*LOG([.K214];10))" office:value-type="float" office:value="33.4451545453934">
            <text:p>33.45</text:p>
          </table:table-cell>
          <table:table-cell/>
          <table:table-cell table:style-name="Default" office:value-type="float" office:value="7.624709">
            <text:p>7.62</text:p>
          </table:table-cell>
          <table:table-cell table:formula="of:=([.$B$1])-(10*([.$B$2])*LOG([.N214];10))" office:value-type="float" office:value="42.3555345336717">
            <text:p>42.36</text:p>
          </table:table-cell>
          <table:table-cell/>
          <table:table-cell table:style-name="Default" office:value-type="float" office:value="37.284058">
            <text:p>37.28</text:p>
          </table:table-cell>
          <table:table-cell table:formula="of:=([.$B$1])-(10*([.$B$2])*LOG([.Q214];10))" office:value-type="float" office:value="28.5695365019534">
            <text:p>28.57</text:p>
          </table:table-cell>
          <table:table-cell/>
          <table:table-cell table:style-name="Default" office:value-type="float" office:value="48.462039">
            <text:p>48.46</text:p>
          </table:table-cell>
          <table:table-cell table:formula="of:=([.$B$1])-(10*([.$B$2])*LOG([.T214];10))" office:value-type="float" office:value="26.2919663446969">
            <text:p>26.29</text:p>
          </table:table-cell>
          <table:table-cell/>
          <table:table-cell office:value-type="float" office:value="208">
            <text:p>208</text:p>
          </table:table-cell>
          <table:table-cell table:number-columns-repeated="1001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832">
            <text:p>832</text:p>
          </table:table-cell>
          <table:table-cell office:value-type="string">
            <text:p>ui</text:p>
          </table:table-cell>
          <table:table-cell/>
          <table:table-cell table:style-name="Default" office:value-type="float" office:value="14.840909">
            <text:p>14.84</text:p>
          </table:table-cell>
          <table:table-cell table:formula="of:=([.$B$1])-(10*([.$B$2])*LOG([.E215];10))" office:value-type="float" office:value="36.5707899574283">
            <text:p>36.57</text:p>
          </table:table-cell>
          <table:table-cell/>
          <table:table-cell table:style-name="Default" office:value-type="float" office:value="25.05811">
            <text:p>25.06</text:p>
          </table:table-cell>
          <table:table-cell table:formula="of:=([.$B$1])-(10*([.$B$2])*LOG([.H215];10))" office:value-type="float" office:value="32.0210337726035">
            <text:p>32.02</text:p>
          </table:table-cell>
          <table:table-cell/>
          <table:table-cell table:style-name="Default" office:value-type="float" office:value="22.602578">
            <text:p>22.6</text:p>
          </table:table-cell>
          <table:table-cell table:formula="of:=([.$B$1])-(10*([.$B$2])*LOG([.K215];10))" office:value-type="float" office:value="32.9168404672097">
            <text:p>32.92</text:p>
          </table:table-cell>
          <table:table-cell/>
          <table:table-cell table:style-name="Default" office:value-type="float" office:value="10.333103">
            <text:p>10.33</text:p>
          </table:table-cell>
          <table:table-cell table:formula="of:=([.$B$1])-(10*([.$B$2])*LOG([.N215];10))" office:value-type="float" office:value="39.7153848311476">
            <text:p>39.72</text:p>
          </table:table-cell>
          <table:table-cell/>
          <table:table-cell table:style-name="Default" office:value-type="float" office:value="35.165196">
            <text:p>35.17</text:p>
          </table:table-cell>
          <table:table-cell table:formula="of:=([.$B$1])-(10*([.$B$2])*LOG([.Q215];10))" office:value-type="float" office:value="29.077739152396">
            <text:p>29.08</text:p>
          </table:table-cell>
          <table:table-cell/>
          <table:table-cell table:style-name="Default" office:value-type="float" office:value="47.239146">
            <text:p>47.24</text:p>
          </table:table-cell>
          <table:table-cell table:formula="of:=([.$B$1])-(10*([.$B$2])*LOG([.T215];10))" office:value-type="float" office:value="26.5139592452348">
            <text:p>26.51</text:p>
          </table:table-cell>
          <table:table-cell/>
          <table:table-cell office:value-type="float" office:value="209">
            <text:p>209</text:p>
          </table:table-cell>
          <table:table-cell table:number-columns-repeated="1001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32">
            <text:p>832</text:p>
          </table:table-cell>
          <table:table-cell office:value-type="string">
            <text:p>uj</text:p>
          </table:table-cell>
          <table:table-cell/>
          <table:table-cell table:style-name="Default" office:value-type="float" office:value="12.105264">
            <text:p>12.11</text:p>
          </table:table-cell>
          <table:table-cell table:formula="of:=([.$B$1])-(10*([.$B$2])*LOG([.E216];10))" office:value-type="float" office:value="38.3405146944689">
            <text:p>38.34</text:p>
          </table:table-cell>
          <table:table-cell/>
          <table:table-cell table:style-name="Default" office:value-type="float" office:value="24.178332">
            <text:p>24.18</text:p>
          </table:table-cell>
          <table:table-cell table:formula="of:=([.$B$1])-(10*([.$B$2])*LOG([.H216];10))" office:value-type="float" office:value="32.3314732656857">
            <text:p>32.33</text:p>
          </table:table-cell>
          <table:table-cell/>
          <table:table-cell table:style-name="Default" office:value-type="float" office:value="24.178332">
            <text:p>24.18</text:p>
          </table:table-cell>
          <table:table-cell table:formula="of:=([.$B$1])-(10*([.$B$2])*LOG([.K216];10))" office:value-type="float" office:value="32.3314732656857">
            <text:p>32.33</text:p>
          </table:table-cell>
          <table:table-cell/>
          <table:table-cell table:style-name="Default" office:value-type="float" office:value="13.061731">
            <text:p>13.06</text:p>
          </table:table-cell>
          <table:table-cell table:formula="of:=([.$B$1])-(10*([.$B$2])*LOG([.N216];10))" office:value-type="float" office:value="37.6799852913377">
            <text:p>37.68</text:p>
          </table:table-cell>
          <table:table-cell/>
          <table:table-cell table:style-name="Default" office:value-type="float" office:value="33.140309">
            <text:p>33.14</text:p>
          </table:table-cell>
          <table:table-cell table:formula="of:=([.$B$1])-(10*([.$B$2])*LOG([.Q216];10))" office:value-type="float" office:value="29.5928689307843">
            <text:p>29.59</text:p>
          </table:table-cell>
          <table:table-cell/>
          <table:table-cell table:style-name="Default" office:value-type="float" office:value="46.148711">
            <text:p>46.15</text:p>
          </table:table-cell>
          <table:table-cell table:formula="of:=([.$B$1])-(10*([.$B$2])*LOG([.T216];10))" office:value-type="float" office:value="26.7168084987875">
            <text:p>26.72</text:p>
          </table:table-cell>
          <table:table-cell/>
          <table:table-cell office:value-type="float" office:value="210">
            <text:p>210</text:p>
          </table:table-cell>
          <table:table-cell table:number-columns-repeated="1001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832">
            <text:p>832</text:p>
          </table:table-cell>
          <table:table-cell office:value-type="string">
            <text:p>uk</text:p>
          </table:table-cell>
          <table:table-cell/>
          <table:table-cell table:style-name="Default" office:value-type="float" office:value="9.381963">
            <text:p>9.38</text:p>
          </table:table-cell>
          <table:table-cell table:formula="of:=([.$B$1])-(10*([.$B$2])*LOG([.E217];10))" office:value-type="float" office:value="40.554125682579">
            <text:p>40.55</text:p>
          </table:table-cell>
          <table:table-cell/>
          <table:table-cell table:style-name="Default" office:value-type="float" office:value="23.589692">
            <text:p>23.59</text:p>
          </table:table-cell>
          <table:table-cell table:formula="of:=([.$B$1])-(10*([.$B$2])*LOG([.H217];10))" office:value-type="float" office:value="32.5455545893026">
            <text:p>32.55</text:p>
          </table:table-cell>
          <table:table-cell/>
          <table:table-cell table:style-name="Default" office:value-type="float" office:value="25.951992">
            <text:p>25.95</text:p>
          </table:table-cell>
          <table:table-cell table:formula="of:=([.$B$1])-(10*([.$B$2])*LOG([.K217];10))" office:value-type="float" office:value="31.7165860269037">
            <text:p>31.72</text:p>
          </table:table-cell>
          <table:table-cell/>
          <table:table-cell table:style-name="Default" office:value-type="float" office:value="15.800116">
            <text:p>15.8</text:p>
          </table:table-cell>
          <table:table-cell table:formula="of:=([.$B$1])-(10*([.$B$2])*LOG([.N217];10))" office:value-type="float" office:value="36.026794491323">
            <text:p>36.03</text:p>
          </table:table-cell>
          <table:table-cell/>
          <table:table-cell table:style-name="Default" office:value-type="float" office:value="31.227682">
            <text:p>31.23</text:p>
          </table:table-cell>
          <table:table-cell table:formula="of:=([.$B$1])-(10*([.$B$2])*LOG([.Q217];10))" office:value-type="float" office:value="30.109205036479">
            <text:p>30.11</text:p>
          </table:table-cell>
          <table:table-cell/>
          <table:table-cell table:style-name="Default" office:value-type="float" office:value="45.200323">
            <text:p>45.2</text:p>
          </table:table-cell>
          <table:table-cell table:formula="of:=([.$B$1])-(10*([.$B$2])*LOG([.T217];10))" office:value-type="float" office:value="26.8971692344731">
            <text:p>26.9</text:p>
          </table:table-cell>
          <table:table-cell/>
          <table:table-cell office:value-type="float" office:value="211">
            <text:p>211</text:p>
          </table:table-cell>
          <table:table-cell table:number-columns-repeated="1001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832">
            <text:p>832</text:p>
          </table:table-cell>
          <table:table-cell office:value-type="string">
            <text:p>ul</text:p>
          </table:table-cell>
          <table:table-cell/>
          <table:table-cell table:style-name="Default" office:value-type="float" office:value="7.355845">
            <text:p>7.36</text:p>
          </table:table-cell>
          <table:table-cell table:formula="of:=([.$B$1])-(10*([.$B$2])*LOG([.E218];10))" office:value-type="float" office:value="42.6673486130237">
            <text:p>42.67</text:p>
          </table:table-cell>
          <table:table-cell/>
          <table:table-cell table:style-name="Default" office:value-type="float" office:value="23.352929">
            <text:p>23.35</text:p>
          </table:table-cell>
          <table:table-cell table:formula="of:=([.$B$1])-(10*([.$B$2])*LOG([.H218];10))" office:value-type="float" office:value="32.6331728212191">
            <text:p>32.63</text:p>
          </table:table-cell>
          <table:table-cell/>
          <table:table-cell table:style-name="Default" office:value-type="float" office:value="27.389156">
            <text:p>27.39</text:p>
          </table:table-cell>
          <table:table-cell table:formula="of:=([.$B$1])-(10*([.$B$2])*LOG([.K218];10))" office:value-type="float" office:value="31.2484270074876">
            <text:p>31.25</text:p>
          </table:table-cell>
          <table:table-cell/>
          <table:table-cell table:style-name="Default" office:value-type="float" office:value="17.857607">
            <text:p>17.86</text:p>
          </table:table-cell>
          <table:table-cell table:formula="of:=([.$B$1])-(10*([.$B$2])*LOG([.N218];10))" office:value-type="float" office:value="34.9635347794145">
            <text:p>34.96</text:p>
          </table:table-cell>
          <table:table-cell/>
          <table:table-cell table:style-name="Default" office:value-type="float" office:value="29.879902">
            <text:p>29.88</text:p>
          </table:table-cell>
          <table:table-cell table:formula="of:=([.$B$1])-(10*([.$B$2])*LOG([.Q218];10))" office:value-type="float" office:value="30.4924166250371">
            <text:p>30.49</text:p>
          </table:table-cell>
          <table:table-cell/>
          <table:table-cell table:style-name="Default" office:value-type="float" office:value="44.587754">
            <text:p>44.59</text:p>
          </table:table-cell>
          <table:table-cell table:formula="of:=([.$B$1])-(10*([.$B$2])*LOG([.T218];10))" office:value-type="float" office:value="27.0156880726191">
            <text:p>27.02</text:p>
          </table:table-cell>
          <table:table-cell/>
          <table:table-cell office:value-type="float" office:value="212">
            <text:p>212</text:p>
          </table:table-cell>
          <table:table-cell table:number-columns-repeated="1001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832">
            <text:p>832</text:p>
          </table:table-cell>
          <table:table-cell office:value-type="string">
            <text:p>um</text:p>
          </table:table-cell>
          <table:table-cell/>
          <table:table-cell table:style-name="Default" office:value-type="float" office:value="4.710684">
            <text:p>4.71</text:p>
          </table:table-cell>
          <table:table-cell table:formula="of:=([.$B$1])-(10*([.$B$2])*LOG([.E219];10))" office:value-type="float" office:value="46.5383205586623">
            <text:p>46.54</text:p>
          </table:table-cell>
          <table:table-cell/>
          <table:table-cell table:style-name="Default" office:value-type="float" office:value="23.320364">
            <text:p>23.32</text:p>
          </table:table-cell>
          <table:table-cell table:formula="of:=([.$B$1])-(10*([.$B$2])*LOG([.H219];10))" office:value-type="float" office:value="32.6452935019674">
            <text:p>32.65</text:p>
          </table:table-cell>
          <table:table-cell/>
          <table:table-cell table:style-name="Default" office:value-type="float" office:value="29.422412">
            <text:p>29.42</text:p>
          </table:table-cell>
          <table:table-cell table:formula="of:=([.$B$1])-(10*([.$B$2])*LOG([.K219];10))" office:value-type="float" office:value="30.6264345483137">
            <text:p>30.63</text:p>
          </table:table-cell>
          <table:table-cell/>
          <table:table-cell table:style-name="Default" office:value-type="float" office:value="20.604058">
            <text:p>20.6</text:p>
          </table:table-cell>
          <table:table-cell table:formula="of:=([.$B$1])-(10*([.$B$2])*LOG([.N219];10))" office:value-type="float" office:value="33.7209447251939">
            <text:p>33.72</text:p>
          </table:table-cell>
          <table:table-cell/>
          <table:table-cell table:style-name="Default" office:value-type="float" office:value="28.218697">
            <text:p>28.22</text:p>
          </table:table-cell>
          <table:table-cell table:formula="of:=([.$B$1])-(10*([.$B$2])*LOG([.Q219];10))" office:value-type="float" office:value="30.9892608738408">
            <text:p>30.99</text:p>
          </table:table-cell>
          <table:table-cell/>
          <table:table-cell table:style-name="Default" office:value-type="float" office:value="43.909358">
            <text:p>43.91</text:p>
          </table:table-cell>
          <table:table-cell table:formula="of:=([.$B$1])-(10*([.$B$2])*LOG([.T219];10))" office:value-type="float" office:value="27.1488582536288">
            <text:p>27.15</text:p>
          </table:table-cell>
          <table:table-cell/>
          <table:table-cell office:value-type="float" office:value="213">
            <text:p>213</text:p>
          </table:table-cell>
          <table:table-cell table:number-columns-repeated="1001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832">
            <text:p>832</text:p>
          </table:table-cell>
          <table:table-cell office:value-type="string">
            <text:p>un</text:p>
          </table:table-cell>
          <table:table-cell/>
          <table:table-cell table:style-name="Default" office:value-type="float" office:value="2.339154">
            <text:p>2.34</text:p>
          </table:table-cell>
          <table:table-cell table:formula="of:=([.$B$1])-(10*([.$B$2])*LOG([.E220];10))" office:value-type="float" office:value="52.6188237027774">
            <text:p>52.62</text:p>
          </table:table-cell>
          <table:table-cell/>
          <table:table-cell table:style-name="Default" office:value-type="float" office:value="23.61183">
            <text:p>23.61</text:p>
          </table:table-cell>
          <table:table-cell table:formula="of:=([.$B$1])-(10*([.$B$2])*LOG([.H220];10))" office:value-type="float" office:value="32.5374070452931">
            <text:p>32.54</text:p>
          </table:table-cell>
          <table:table-cell/>
          <table:table-cell table:style-name="Default" office:value-type="float" office:value="31.565642">
            <text:p>31.57</text:p>
          </table:table-cell>
          <table:table-cell table:formula="of:=([.$B$1])-(10*([.$B$2])*LOG([.K220];10))" office:value-type="float" office:value="30.015707466367">
            <text:p>30.02</text:p>
          </table:table-cell>
          <table:table-cell/>
          <table:table-cell table:style-name="Default" office:value-type="float" office:value="23.352929">
            <text:p>23.35</text:p>
          </table:table-cell>
          <table:table-cell table:formula="of:=([.$B$1])-(10*([.$B$2])*LOG([.N220];10))" office:value-type="float" office:value="32.6331728212191">
            <text:p>32.63</text:p>
          </table:table-cell>
          <table:table-cell/>
          <table:table-cell table:style-name="Default" office:value-type="float" office:value="26.739113">
            <text:p>26.74</text:p>
          </table:table-cell>
          <table:table-cell table:formula="of:=([.$B$1])-(10*([.$B$2])*LOG([.Q220];10))" office:value-type="float" office:value="31.4570600683279">
            <text:p>31.46</text:p>
          </table:table-cell>
          <table:table-cell/>
          <table:table-cell table:style-name="Default" office:value-type="float" office:value="43.395791">
            <text:p>43.4</text:p>
          </table:table-cell>
          <table:table-cell table:formula="of:=([.$B$1])-(10*([.$B$2])*LOG([.T220];10))" office:value-type="float" office:value="27.251047821786">
            <text:p>27.25</text:p>
          </table:table-cell>
          <table:table-cell/>
          <table:table-cell office:value-type="float" office:value="214">
            <text:p>214</text:p>
          </table:table-cell>
          <table:table-cell table:number-columns-repeated="1001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832">
            <text:p>832</text:p>
          </table:table-cell>
          <table:table-cell office:value-type="string">
            <text:p>uo</text:p>
          </table:table-cell>
          <table:table-cell/>
          <table:table-cell table:style-name="Default" office:value-type="float" office:value="1.987899">
            <text:p>1.99</text:p>
          </table:table-cell>
          <table:table-cell table:formula="of:=([.$B$1])-(10*([.$B$2])*LOG([.E221];10))" office:value-type="float" office:value="54.0321136951217">
            <text:p>54.03</text:p>
          </table:table-cell>
          <table:table-cell/>
          <table:table-cell table:style-name="Default" office:value-type="float" office:value="24.215627">
            <text:p>24.22</text:p>
          </table:table-cell>
          <table:table-cell table:formula="of:=([.$B$1])-(10*([.$B$2])*LOG([.H221];10))" office:value-type="float" office:value="32.3180856311596">
            <text:p>32.32</text:p>
          </table:table-cell>
          <table:table-cell/>
          <table:table-cell table:style-name="Default" office:value-type="float" office:value="33.797932">
            <text:p>33.8</text:p>
          </table:table-cell>
          <table:table-cell table:formula="of:=([.$B$1])-(10*([.$B$2])*LOG([.K221];10))" office:value-type="float" office:value="29.4221974432426">
            <text:p>29.42</text:p>
          </table:table-cell>
          <table:table-cell/>
          <table:table-cell table:style-name="Default" office:value-type="float" office:value="26.103455">
            <text:p>26.1</text:p>
          </table:table-cell>
          <table:table-cell table:formula="of:=([.$B$1])-(10*([.$B$2])*LOG([.N221];10))" office:value-type="float" office:value="31.6660401305295">
            <text:p>31.67</text:p>
          </table:table-cell>
          <table:table-cell/>
          <table:table-cell table:style-name="Default" office:value-type="float" office:value="25.472819">
            <text:p>25.47</text:p>
          </table:table-cell>
          <table:table-cell table:formula="of:=([.$B$1])-(10*([.$B$2])*LOG([.Q221];10))" office:value-type="float" office:value="31.8784598063433">
            <text:p>31.88</text:p>
          </table:table-cell>
          <table:table-cell/>
          <table:table-cell table:style-name="Default" office:value-type="float" office:value="43.052952">
            <text:p>43.05</text:p>
          </table:table-cell>
          <table:table-cell table:formula="of:=([.$B$1])-(10*([.$B$2])*LOG([.T221];10))" office:value-type="float" office:value="27.3199413007654">
            <text:p>27.32</text:p>
          </table:table-cell>
          <table:table-cell/>
          <table:table-cell office:value-type="float" office:value="215">
            <text:p>215</text:p>
          </table:table-cell>
          <table:table-cell table:number-columns-repeated="1001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832">
            <text:p>832</text:p>
          </table:table-cell>
          <table:table-cell office:value-type="string">
            <text:p>up</text:p>
          </table:table-cell>
          <table:table-cell/>
          <table:table-cell table:style-name="Default" office:value-type="float" office:value="4.19891">
            <text:p>4.2</text:p>
          </table:table-cell>
          <table:table-cell table:formula="of:=([.$B$1])-(10*([.$B$2])*LOG([.E222];10))" office:value-type="float" office:value="47.5372686797692">
            <text:p>47.54</text:p>
          </table:table-cell>
          <table:table-cell/>
          <table:table-cell table:style-name="Default" office:value-type="float" office:value="25.109236">
            <text:p>25.11</text:p>
          </table:table-cell>
          <table:table-cell table:formula="of:=([.$B$1])-(10*([.$B$2])*LOG([.H222];10))" office:value-type="float" office:value="32.0033300277264">
            <text:p>32</text:p>
          </table:table-cell>
          <table:table-cell/>
          <table:table-cell table:style-name="Default" office:value-type="float" office:value="36.102765">
            <text:p>36.1</text:p>
          </table:table-cell>
          <table:table-cell table:formula="of:=([.$B$1])-(10*([.$B$2])*LOG([.K222];10))" office:value-type="float" office:value="28.8491907107746">
            <text:p>28.85</text:p>
          </table:table-cell>
          <table:table-cell/>
          <table:table-cell table:style-name="Default" office:value-type="float" office:value="28.855164">
            <text:p>28.86</text:p>
          </table:table-cell>
          <table:table-cell table:formula="of:=([.$B$1])-(10*([.$B$2])*LOG([.N222];10))" office:value-type="float" office:value="30.795529060208">
            <text:p>30.8</text:p>
          </table:table-cell>
          <table:table-cell/>
          <table:table-cell table:style-name="Default" office:value-type="float" office:value="24.452972">
            <text:p>24.45</text:p>
          </table:table-cell>
          <table:table-cell table:formula="of:=([.$B$1])-(10*([.$B$2])*LOG([.Q222];10))" office:value-type="float" office:value="32.2333669886721">
            <text:p>32.23</text:p>
          </table:table-cell>
          <table:table-cell/>
          <table:table-cell table:style-name="Default" office:value-type="float" office:value="42.884934">
            <text:p>42.88</text:p>
          </table:table-cell>
          <table:table-cell table:formula="of:=([.$B$1])-(10*([.$B$2])*LOG([.T222];10))" office:value-type="float" office:value="27.353905079318">
            <text:p>27.35</text:p>
          </table:table-cell>
          <table:table-cell/>
          <table:table-cell office:value-type="float" office:value="216">
            <text:p>216</text:p>
          </table:table-cell>
          <table:table-cell table:number-columns-repeated="1001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832">
            <text:p>832</text:p>
          </table:table-cell>
          <table:table-cell office:value-type="string">
            <text:p>uq</text:p>
          </table:table-cell>
          <table:table-cell/>
          <table:table-cell table:style-name="Default" office:value-type="float" office:value="6.819747">
            <text:p>6.82</text:p>
          </table:table-cell>
          <table:table-cell table:formula="of:=([.$B$1])-(10*([.$B$2])*LOG([.E223];10))" office:value-type="float" office:value="43.3246347313338">
            <text:p>43.32</text:p>
          </table:table-cell>
          <table:table-cell/>
          <table:table-cell table:style-name="Default" office:value-type="float" office:value="26.263089">
            <text:p>26.26</text:p>
          </table:table-cell>
          <table:table-cell table:formula="of:=([.$B$1])-(10*([.$B$2])*LOG([.H223];10))" office:value-type="float" office:value="31.6130838918482">
            <text:p>31.61</text:p>
          </table:table-cell>
          <table:table-cell/>
          <table:table-cell table:style-name="Default" office:value-type="float" office:value="38.467104">
            <text:p>38.47</text:p>
          </table:table-cell>
          <table:table-cell table:formula="of:=([.$B$1])-(10*([.$B$2])*LOG([.K223];10))" office:value-type="float" office:value="28.2982101673714">
            <text:p>28.3</text:p>
          </table:table-cell>
          <table:table-cell/>
          <table:table-cell table:style-name="Default" office:value-type="float" office:value="31.607746">
            <text:p>31.61</text:p>
          </table:table-cell>
          <table:table-cell table:formula="of:=([.$B$1])-(10*([.$B$2])*LOG([.N223];10))" office:value-type="float" office:value="30.004129466103">
            <text:p>30</text:p>
          </table:table-cell>
          <table:table-cell/>
          <table:table-cell table:style-name="Default" office:value-type="float" office:value="23.711394">
            <text:p>23.71</text:p>
          </table:table-cell>
          <table:table-cell table:formula="of:=([.$B$1])-(10*([.$B$2])*LOG([.Q223];10))" office:value-type="float" office:value="32.5008582593553">
            <text:p>32.5</text:p>
          </table:table-cell>
          <table:table-cell/>
          <table:table-cell table:style-name="Default" office:value-type="float" office:value="42.893794">
            <text:p>42.89</text:p>
          </table:table-cell>
          <table:table-cell table:formula="of:=([.$B$1])-(10*([.$B$2])*LOG([.T223];10))" office:value-type="float" office:value="27.3521107654068">
            <text:p>27.35</text:p>
          </table:table-cell>
          <table:table-cell/>
          <table:table-cell office:value-type="float" office:value="217">
            <text:p>217</text:p>
          </table:table-cell>
          <table:table-cell table:number-columns-repeated="1001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832">
            <text:p>832</text:p>
          </table:table-cell>
          <table:table-cell office:value-type="string">
            <text:p>ur</text:p>
          </table:table-cell>
          <table:table-cell/>
          <table:table-cell table:style-name="Default" office:value-type="float" office:value="9.517671">
            <text:p>9.52</text:p>
          </table:table-cell>
          <table:table-cell table:formula="of:=([.$B$1])-(10*([.$B$2])*LOG([.E224];10))" office:value-type="float" office:value="40.4293862331366">
            <text:p>40.43</text:p>
          </table:table-cell>
          <table:table-cell/>
          <table:table-cell table:style-name="Default" office:value-type="float" office:value="27.644619">
            <text:p>27.64</text:p>
          </table:table-cell>
          <table:table-cell table:formula="of:=([.$B$1])-(10*([.$B$2])*LOG([.H224];10))" office:value-type="float" office:value="31.1677878231957">
            <text:p>31.17</text:p>
          </table:table-cell>
          <table:table-cell/>
          <table:table-cell table:style-name="Default" office:value-type="float" office:value="40.880626">
            <text:p>40.88</text:p>
          </table:table-cell>
          <table:table-cell table:formula="of:=([.$B$1])-(10*([.$B$2])*LOG([.K224];10))" office:value-type="float" office:value="27.7696492504883">
            <text:p>27.77</text:p>
          </table:table-cell>
          <table:table-cell/>
          <table:table-cell table:style-name="Default" office:value-type="float" office:value="34.360991">
            <text:p>34.36</text:p>
          </table:table-cell>
          <table:table-cell table:formula="of:=([.$B$1])-(10*([.$B$2])*LOG([.N224];10))" office:value-type="float" office:value="29.2786863848106">
            <text:p>29.28</text:p>
          </table:table-cell>
          <table:table-cell/>
          <table:table-cell table:style-name="Default" office:value-type="float" office:value="23.274697">
            <text:p>23.27</text:p>
          </table:table-cell>
          <table:table-cell table:formula="of:=([.$B$1])-(10*([.$B$2])*LOG([.Q224];10))" office:value-type="float" office:value="32.6623192828375">
            <text:p>32.66</text:p>
          </table:table-cell>
          <table:table-cell/>
          <table:table-cell table:style-name="Default" office:value-type="float" office:value="43.079421">
            <text:p>43.08</text:p>
          </table:table-cell>
          <table:table-cell table:formula="of:=([.$B$1])-(10*([.$B$2])*LOG([.T224];10))" office:value-type="float" office:value="27.3146028475902">
            <text:p>27.31</text:p>
          </table:table-cell>
          <table:table-cell/>
          <table:table-cell office:value-type="float" office:value="218">
            <text:p>218</text:p>
          </table:table-cell>
          <table:table-cell table:number-columns-repeated="1001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832">
            <text:p>832</text:p>
          </table:table-cell>
          <table:table-cell office:value-type="string">
            <text:p>us</text:p>
          </table:table-cell>
          <table:table-cell/>
          <table:table-cell table:style-name="Default" office:value-type="float" office:value="12.241821">
            <text:p>12.24</text:p>
          </table:table-cell>
          <table:table-cell table:formula="of:=([.$B$1])-(10*([.$B$2])*LOG([.E225];10))" office:value-type="float" office:value="38.2430795009526">
            <text:p>38.24</text:p>
          </table:table-cell>
          <table:table-cell/>
          <table:table-cell table:style-name="Default" office:value-type="float" office:value="29.221552">
            <text:p>29.22</text:p>
          </table:table-cell>
          <table:table-cell table:formula="of:=([.$B$1])-(10*([.$B$2])*LOG([.H225];10))" office:value-type="float" office:value="30.6859344352922">
            <text:p>30.69</text:p>
          </table:table-cell>
          <table:table-cell/>
          <table:table-cell table:style-name="Default" office:value-type="float" office:value="43.335113">
            <text:p>43.34</text:p>
          </table:table-cell>
          <table:table-cell table:formula="of:=([.$B$1])-(10*([.$B$2])*LOG([.K225];10))" office:value-type="float" office:value="27.2632013327755">
            <text:p>27.26</text:p>
          </table:table-cell>
          <table:table-cell/>
          <table:table-cell table:style-name="Default" office:value-type="float" office:value="37.114752">
            <text:p>37.11</text:p>
          </table:table-cell>
          <table:table-cell table:formula="of:=([.$B$1])-(10*([.$B$2])*LOG([.N225];10))" office:value-type="float" office:value="28.6090687409657">
            <text:p>28.61</text:p>
          </table:table-cell>
          <table:table-cell/>
          <table:table-cell table:style-name="Default" office:value-type="float" office:value="23.160136">
            <text:p>23.16</text:p>
          </table:table-cell>
          <table:table-cell table:formula="of:=([.$B$1])-(10*([.$B$2])*LOG([.Q225];10))" office:value-type="float" office:value="32.7051778938177">
            <text:p>32.71</text:p>
          </table:table-cell>
          <table:table-cell/>
          <table:table-cell table:style-name="Default" office:value-type="float" office:value="43.439549">
            <text:p>43.44</text:p>
          </table:table-cell>
          <table:table-cell table:formula="of:=([.$B$1])-(10*([.$B$2])*LOG([.T225];10))" office:value-type="float" office:value="27.2422938469423">
            <text:p>27.24</text:p>
          </table:table-cell>
          <table:table-cell/>
          <table:table-cell office:value-type="float" office:value="219">
            <text:p>219</text:p>
          </table:table-cell>
          <table:table-cell table:number-columns-repeated="1001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70">
            <text:p>870</text:p>
          </table:table-cell>
          <table:table-cell office:value-type="string">
            <text:p>vc</text:p>
          </table:table-cell>
          <table:table-cell/>
          <table:table-cell table:style-name="Default" office:value-type="float" office:value="31.992499">
            <text:p>31.99</text:p>
          </table:table-cell>
          <table:table-cell table:formula="of:=([.$B$1])-(10*([.$B$2])*LOG([.E226];10))" office:value-type="float" office:value="29.8990366990859">
            <text:p>29.9</text:p>
          </table:table-cell>
          <table:table-cell/>
          <table:table-cell table:style-name="Default" office:value-type="float" office:value="37.038658">
            <text:p>37.04</text:p>
          </table:table-cell>
          <table:table-cell table:formula="of:=([.$B$1])-(10*([.$B$2])*LOG([.H226];10))" office:value-type="float" office:value="28.6268951448524">
            <text:p>28.63</text:p>
          </table:table-cell>
          <table:table-cell/>
          <table:table-cell table:style-name="Default" office:value-type="float" office:value="22.399088">
            <text:p>22.4</text:p>
          </table:table-cell>
          <table:table-cell table:formula="of:=([.$B$1])-(10*([.$B$2])*LOG([.K226];10))" office:value-type="float" office:value="32.9953932803084">
            <text:p>33</text:p>
          </table:table-cell>
          <table:table-cell/>
          <table:table-cell table:style-name="Default" office:value-type="float" office:value="7.095541">
            <text:p>7.1</text:p>
          </table:table-cell>
          <table:table-cell table:formula="of:=([.$B$1])-(10*([.$B$2])*LOG([.N226];10))" office:value-type="float" office:value="42.9802897226433">
            <text:p>42.98</text:p>
          </table:table-cell>
          <table:table-cell/>
          <table:table-cell table:style-name="Default" office:value-type="float" office:value="50.730006">
            <text:p>50.73</text:p>
          </table:table-cell>
          <table:table-cell table:formula="of:=([.$B$1])-(10*([.$B$2])*LOG([.Q226];10))" office:value-type="float" office:value="25.8947017263439">
            <text:p>25.89</text:p>
          </table:table-cell>
          <table:table-cell/>
          <table:table-cell table:style-name="Default" office:value-type="float" office:value="58.683333">
            <text:p>58.68</text:p>
          </table:table-cell>
          <table:table-cell table:formula="of:=([.$B$1])-(10*([.$B$2])*LOG([.T226];10))" office:value-type="float" office:value="24.6297045556068">
            <text:p>24.63</text:p>
          </table:table-cell>
          <table:table-cell/>
          <table:table-cell office:value-type="float" office:value="220">
            <text:p>220</text:p>
          </table:table-cell>
          <table:table-cell table:number-columns-repeated="1001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70">
            <text:p>870</text:p>
          </table:table-cell>
          <table:table-cell office:value-type="string">
            <text:p>vd</text:p>
          </table:table-cell>
          <table:table-cell/>
          <table:table-cell table:style-name="Default" office:value-type="float" office:value="29.237152">
            <text:p>29.24</text:p>
          </table:table-cell>
          <table:table-cell table:formula="of:=([.$B$1])-(10*([.$B$2])*LOG([.E227];10))" office:value-type="float" office:value="30.6812986882675">
            <text:p>30.68</text:p>
          </table:table-cell>
          <table:table-cell/>
          <table:table-cell table:style-name="Default" office:value-type="float" office:value="35.121948">
            <text:p>35.12</text:p>
          </table:table-cell>
          <table:table-cell table:formula="of:=([.$B$1])-(10*([.$B$2])*LOG([.H227];10))" office:value-type="float" office:value="29.0884280886963">
            <text:p>29.09</text:p>
          </table:table-cell>
          <table:table-cell/>
          <table:table-cell table:style-name="Default" office:value-type="float" office:value="21.918954">
            <text:p>21.92</text:p>
          </table:table-cell>
          <table:table-cell table:formula="of:=([.$B$1])-(10*([.$B$2])*LOG([.K227];10))" office:value-type="float" office:value="33.1836034954204">
            <text:p>33.18</text:p>
          </table:table-cell>
          <table:table-cell/>
          <table:table-cell table:style-name="Default" office:value-type="float" office:value="4.380496">
            <text:p>4.38</text:p>
          </table:table-cell>
          <table:table-cell table:formula="of:=([.$B$1])-(10*([.$B$2])*LOG([.N227];10))" office:value-type="float" office:value="47.1695342380129">
            <text:p>47.17</text:p>
          </table:table-cell>
          <table:table-cell/>
          <table:table-cell table:style-name="Default" office:value-type="float" office:value="48.375911">
            <text:p>48.38</text:p>
          </table:table-cell>
          <table:table-cell table:formula="of:=([.$B$1])-(10*([.$B$2])*LOG([.Q227];10))" office:value-type="float" office:value="26.3074168679681">
            <text:p>26.31</text:p>
          </table:table-cell>
          <table:table-cell/>
          <table:table-cell table:style-name="Default" office:value-type="float" office:value="56.981632">
            <text:p>56.98</text:p>
          </table:table-cell>
          <table:table-cell table:formula="of:=([.$B$1])-(10*([.$B$2])*LOG([.T227];10))" office:value-type="float" office:value="24.885302327468">
            <text:p>24.89</text:p>
          </table:table-cell>
          <table:table-cell/>
          <table:table-cell office:value-type="float" office:value="221">
            <text:p>221</text:p>
          </table:table-cell>
          <table:table-cell table:number-columns-repeated="1001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870">
            <text:p>870</text:p>
          </table:table-cell>
          <table:table-cell office:value-type="string">
            <text:p>ve</text:p>
          </table:table-cell>
          <table:table-cell/>
          <table:table-cell table:style-name="Default" office:value-type="float" office:value="26.344346">
            <text:p>26.34</text:p>
          </table:table-cell>
          <table:table-cell table:formula="of:=([.$B$1])-(10*([.$B$2])*LOG([.E228];10))" office:value-type="float" office:value="31.5862515668887">
            <text:p>31.59</text:p>
          </table:table-cell>
          <table:table-cell/>
          <table:table-cell table:style-name="Default" office:value-type="float" office:value="33.236767">
            <text:p>33.24</text:p>
          </table:table-cell>
          <table:table-cell table:formula="of:=([.$B$1])-(10*([.$B$2])*LOG([.H228];10))" office:value-type="float" office:value="29.567624548749">
            <text:p>29.57</text:p>
          </table:table-cell>
          <table:table-cell/>
          <table:table-cell table:style-name="Default" office:value-type="float" office:value="21.782009">
            <text:p>21.78</text:p>
          </table:table-cell>
          <table:table-cell table:formula="of:=([.$B$1])-(10*([.$B$2])*LOG([.K228];10))" office:value-type="float" office:value="33.2380413369889">
            <text:p>33.24</text:p>
          </table:table-cell>
          <table:table-cell/>
          <table:table-cell table:style-name="Default" office:value-type="float" office:value="1.682502">
            <text:p>1.68</text:p>
          </table:table-cell>
          <table:table-cell table:formula="of:=([.$B$1])-(10*([.$B$2])*LOG([.N228];10))" office:value-type="float" office:value="55.4808882171056">
            <text:p>55.48</text:p>
          </table:table-cell>
          <table:table-cell/>
          <table:table-cell table:style-name="Default" office:value-type="float" office:value="45.952331">
            <text:p>45.95</text:p>
          </table:table-cell>
          <table:table-cell table:formula="of:=([.$B$1])-(10*([.$B$2])*LOG([.Q228];10))" office:value-type="float" office:value="26.7538490697747">
            <text:p>26.75</text:p>
          </table:table-cell>
          <table:table-cell/>
          <table:table-cell table:style-name="Default" office:value-type="float" office:value="55.286489">
            <text:p>55.29</text:p>
          </table:table-cell>
          <table:table-cell table:formula="of:=([.$B$1])-(10*([.$B$2])*LOG([.T228];10))" office:value-type="float" office:value="25.147619786084">
            <text:p>25.15</text:p>
          </table:table-cell>
          <table:table-cell/>
          <table:table-cell office:value-type="float" office:value="222">
            <text:p>222</text:p>
          </table:table-cell>
          <table:table-cell table:number-columns-repeated="1001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870">
            <text:p>870</text:p>
          </table:table-cell>
          <table:table-cell office:value-type="string">
            <text:p>vf</text:p>
          </table:table-cell>
          <table:table-cell/>
          <table:table-cell table:style-name="Default" office:value-type="float" office:value="23.451972">
            <text:p>23.45</text:p>
          </table:table-cell>
          <table:table-cell table:formula="of:=([.$B$1])-(10*([.$B$2])*LOG([.E229];10))" office:value-type="float" office:value="32.596412660078">
            <text:p>32.6</text:p>
          </table:table-cell>
          <table:table-cell/>
          <table:table-cell table:style-name="Default" office:value-type="float" office:value="31.505095">
            <text:p>31.51</text:p>
          </table:table-cell>
          <table:table-cell table:formula="of:=([.$B$1])-(10*([.$B$2])*LOG([.H229];10))" office:value-type="float" office:value="30.0323841296338">
            <text:p>30.03</text:p>
          </table:table-cell>
          <table:table-cell/>
          <table:table-cell table:style-name="Default" office:value-type="float" office:value="22.027897">
            <text:p>22.03</text:p>
          </table:table-cell>
          <table:table-cell table:formula="of:=([.$B$1])-(10*([.$B$2])*LOG([.K229];10))" office:value-type="float" office:value="33.1405392579755">
            <text:p>33.14</text:p>
          </table:table-cell>
          <table:table-cell/>
          <table:table-cell table:style-name="Default" office:value-type="float" office:value="1.797161">
            <text:p>1.8</text:p>
          </table:table-cell>
          <table:table-cell table:formula="of:=([.$B$1])-(10*([.$B$2])*LOG([.N229];10))" office:value-type="float" office:value="54.9082602911036">
            <text:p>54.91</text:p>
          </table:table-cell>
          <table:table-cell/>
          <table:table-cell table:style-name="Default" office:value-type="float" office:value="43.586255">
            <text:p>43.59</text:p>
          </table:table-cell>
          <table:table-cell table:formula="of:=([.$B$1])-(10*([.$B$2])*LOG([.Q229];10))" office:value-type="float" office:value="27.2130088929684">
            <text:p>27.21</text:p>
          </table:table-cell>
          <table:table-cell/>
          <table:table-cell table:style-name="Default" office:value-type="float" office:value="53.693968">
            <text:p>53.69</text:p>
          </table:table-cell>
          <table:table-cell table:formula="of:=([.$B$1])-(10*([.$B$2])*LOG([.T229];10))" office:value-type="float" office:value="25.4014900072217">
            <text:p>25.4</text:p>
          </table:table-cell>
          <table:table-cell/>
          <table:table-cell office:value-type="float" office:value="223">
            <text:p>223</text:p>
          </table:table-cell>
          <table:table-cell table:number-columns-repeated="1001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870">
            <text:p>870</text:p>
          </table:table-cell>
          <table:table-cell office:value-type="string">
            <text:p>vg</text:p>
          </table:table-cell>
          <table:table-cell/>
          <table:table-cell table:style-name="Default" office:value-type="float" office:value="20.560212">
            <text:p>20.56</text:p>
          </table:table-cell>
          <table:table-cell table:formula="of:=([.$B$1])-(10*([.$B$2])*LOG([.E230];10))" office:value-type="float" office:value="33.7394482313217">
            <text:p>33.74</text:p>
          </table:table-cell>
          <table:table-cell/>
          <table:table-cell table:style-name="Default" office:value-type="float" office:value="29.953568">
            <text:p>29.95</text:p>
          </table:table-cell>
          <table:table-cell table:formula="of:=([.$B$1])-(10*([.$B$2])*LOG([.H230];10))" office:value-type="float" office:value="30.471028760707">
            <text:p>30.47</text:p>
          </table:table-cell>
          <table:table-cell/>
          <table:table-cell table:style-name="Default" office:value-type="float" office:value="22.644148">
            <text:p>22.64</text:p>
          </table:table-cell>
          <table:table-cell table:formula="of:=([.$B$1])-(10*([.$B$2])*LOG([.K230];10))" office:value-type="float" office:value="32.9008803054139">
            <text:p>32.9</text:p>
          </table:table-cell>
          <table:table-cell/>
          <table:table-cell table:style-name="Default" office:value-type="float" office:value="4.515049">
            <text:p>4.52</text:p>
          </table:table-cell>
          <table:table-cell table:formula="of:=([.$B$1])-(10*([.$B$2])*LOG([.N230];10))" office:value-type="float" office:value="46.9067506420521">
            <text:p>46.91</text:p>
          </table:table-cell>
          <table:table-cell/>
          <table:table-cell table:style-name="Default" office:value-type="float" office:value="41.287569">
            <text:p>41.29</text:p>
          </table:table-cell>
          <table:table-cell table:formula="of:=([.$B$1])-(10*([.$B$2])*LOG([.Q230];10))" office:value-type="float" office:value="27.6836137500945">
            <text:p>27.68</text:p>
          </table:table-cell>
          <table:table-cell/>
          <table:table-cell table:style-name="Default" office:value-type="float" office:value="52.213461">
            <text:p>52.21</text:p>
          </table:table-cell>
          <table:table-cell table:formula="of:=([.$B$1])-(10*([.$B$2])*LOG([.T230];10))" office:value-type="float" office:value="25.6443503673949">
            <text:p>25.64</text:p>
          </table:table-cell>
          <table:table-cell/>
          <table:table-cell office:value-type="float" office:value="224">
            <text:p>224</text:p>
          </table:table-cell>
          <table:table-cell table:number-columns-repeated="1001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870">
            <text:p>870</text:p>
          </table:table-cell>
          <table:table-cell office:value-type="string">
            <text:p>vh</text:p>
          </table:table-cell>
          <table:table-cell/>
          <table:table-cell table:style-name="Default" office:value-type="float" office:value="17.531739">
            <text:p>17.53</text:p>
          </table:table-cell>
          <table:table-cell table:formula="of:=([.$B$1])-(10*([.$B$2])*LOG([.E231];10))" office:value-type="float" office:value="35.123500068716">
            <text:p>35.12</text:p>
          </table:table-cell>
          <table:table-cell/>
          <table:table-cell table:style-name="Default" office:value-type="float" office:value="28.553347">
            <text:p>28.55</text:p>
          </table:table-cell>
          <table:table-cell table:formula="of:=([.$B$1])-(10*([.$B$2])*LOG([.H231];10))" office:value-type="float" office:value="30.8868595357997">
            <text:p>30.89</text:p>
          </table:table-cell>
          <table:table-cell/>
          <table:table-cell table:style-name="Default" office:value-type="float" office:value="23.65524">
            <text:p>23.66</text:p>
          </table:table-cell>
          <table:table-cell table:formula="of:=([.$B$1])-(10*([.$B$2])*LOG([.K231];10))" office:value-type="float" office:value="32.521452827052">
            <text:p>32.52</text:p>
          </table:table-cell>
          <table:table-cell/>
          <table:table-cell table:style-name="Default" office:value-type="float" office:value="7.505419">
            <text:p>7.51</text:p>
          </table:table-cell>
          <table:table-cell table:formula="of:=([.$B$1])-(10*([.$B$2])*LOG([.N231];10))" office:value-type="float" office:value="42.4925011535349">
            <text:p>42.49</text:p>
          </table:table-cell>
          <table:table-cell/>
          <table:table-cell table:style-name="Default" office:value-type="float" office:value="38.964697">
            <text:p>38.96</text:p>
          </table:table-cell>
          <table:table-cell table:formula="of:=([.$B$1])-(10*([.$B$2])*LOG([.Q231];10))" office:value-type="float" office:value="28.1865739320554">
            <text:p>28.19</text:p>
          </table:table-cell>
          <table:table-cell/>
          <table:table-cell table:style-name="Default" office:value-type="float" office:value="50.793258">
            <text:p>50.79</text:p>
          </table:table-cell>
          <table:table-cell table:formula="of:=([.$B$1])-(10*([.$B$2])*LOG([.T231];10))" office:value-type="float" office:value="25.8838785920035">
            <text:p>25.88</text:p>
          </table:table-cell>
          <table:table-cell/>
          <table:table-cell office:value-type="float" office:value="225">
            <text:p>225</text:p>
          </table:table-cell>
          <table:table-cell table:number-columns-repeated="1001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870">
            <text:p>870</text:p>
          </table:table-cell>
          <table:table-cell office:value-type="string">
            <text:p>vi</text:p>
          </table:table-cell>
          <table:table-cell/>
          <table:table-cell table:style-name="Default" office:value-type="float" office:value="14.779976">
            <text:p>14.78</text:p>
          </table:table-cell>
          <table:table-cell table:formula="of:=([.$B$1])-(10*([.$B$2])*LOG([.E232];10))" office:value-type="float" office:value="36.6065254231216">
            <text:p>36.61</text:p>
          </table:table-cell>
          <table:table-cell/>
          <table:table-cell table:style-name="Default" office:value-type="float" office:value="27.509588">
            <text:p>27.51</text:p>
          </table:table-cell>
          <table:table-cell table:formula="of:=([.$B$1])-(10*([.$B$2])*LOG([.H232];10))" office:value-type="float" office:value="31.2103182762968">
            <text:p>31.21</text:p>
          </table:table-cell>
          <table:table-cell/>
          <table:table-cell table:style-name="Default" office:value-type="float" office:value="24.861346">
            <text:p>24.86</text:p>
          </table:table-cell>
          <table:table-cell table:formula="of:=([.$B$1])-(10*([.$B$2])*LOG([.K232];10))" office:value-type="float" office:value="32.0895072447417">
            <text:p>32.09</text:p>
          </table:table-cell>
          <table:table-cell/>
          <table:table-cell table:style-name="Default" office:value-type="float" office:value="10.245395">
            <text:p>10.25</text:p>
          </table:table-cell>
          <table:table-cell table:formula="of:=([.$B$1])-(10*([.$B$2])*LOG([.N232];10))" office:value-type="float" office:value="39.789425863824">
            <text:p>39.79</text:p>
          </table:table-cell>
          <table:table-cell/>
          <table:table-cell table:style-name="Default" office:value-type="float" office:value="36.942356">
            <text:p>36.94</text:p>
          </table:table-cell>
          <table:table-cell table:formula="of:=([.$B$1])-(10*([.$B$2])*LOG([.Q232];10))" office:value-type="float" office:value="28.6495082173463">
            <text:p>28.65</text:p>
          </table:table-cell>
          <table:table-cell/>
          <table:table-cell table:style-name="Default" office:value-type="float" office:value="49.627842">
            <text:p>49.63</text:p>
          </table:table-cell>
          <table:table-cell table:formula="of:=([.$B$1])-(10*([.$B$2])*LOG([.T232];10))" office:value-type="float" office:value="26.0854921820774">
            <text:p>26.09</text:p>
          </table:table-cell>
          <table:table-cell/>
          <table:table-cell office:value-type="float" office:value="226">
            <text:p>226</text:p>
          </table:table-cell>
          <table:table-cell table:number-columns-repeated="1001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70">
            <text:p>870</text:p>
          </table:table-cell>
          <table:table-cell office:value-type="string">
            <text:p>vj</text:p>
          </table:table-cell>
          <table:table-cell/>
          <table:table-cell table:style-name="Default" office:value-type="float" office:value="12.030483">
            <text:p>12.03</text:p>
          </table:table-cell>
          <table:table-cell table:formula="of:=([.$B$1])-(10*([.$B$2])*LOG([.E233];10))" office:value-type="float" office:value="38.3943387249838">
            <text:p>38.39</text:p>
          </table:table-cell>
          <table:table-cell/>
          <table:table-cell table:style-name="Default" office:value-type="float" office:value="26.710677">
            <text:p>26.71</text:p>
          </table:table-cell>
          <table:table-cell table:formula="of:=([.$B$1])-(10*([.$B$2])*LOG([.H233];10))" office:value-type="float" office:value="31.4663020870917">
            <text:p>31.47</text:p>
          </table:table-cell>
          <table:table-cell/>
          <table:table-cell table:style-name="Default" office:value-type="float" office:value="26.302124">
            <text:p>26.3</text:p>
          </table:table-cell>
          <table:table-cell table:formula="of:=([.$B$1])-(10*([.$B$2])*LOG([.K233];10))" office:value-type="float" office:value="31.6001835821188">
            <text:p>31.6</text:p>
          </table:table-cell>
          <table:table-cell/>
          <table:table-cell table:style-name="Default" office:value-type="float" office:value="12.992457">
            <text:p>12.99</text:p>
          </table:table-cell>
          <table:table-cell table:formula="of:=([.$B$1])-(10*([.$B$2])*LOG([.N233];10))" office:value-type="float" office:value="37.7261742369847">
            <text:p>37.73</text:p>
          </table:table-cell>
          <table:table-cell/>
          <table:table-cell table:style-name="Default" office:value-type="float" office:value="35.020375">
            <text:p>35.02</text:p>
          </table:table-cell>
          <table:table-cell table:formula="of:=([.$B$1])-(10*([.$B$2])*LOG([.Q233];10))" office:value-type="float" office:value="29.1135841555947">
            <text:p>29.11</text:p>
          </table:table-cell>
          <table:table-cell/>
          <table:table-cell table:style-name="Default" office:value-type="float" office:value="48.591042">
            <text:p>48.59</text:p>
          </table:table-cell>
          <table:table-cell table:formula="of:=([.$B$1])-(10*([.$B$2])*LOG([.T233];10))" office:value-type="float" office:value="26.2688757540772">
            <text:p>26.27</text:p>
          </table:table-cell>
          <table:table-cell/>
          <table:table-cell office:value-type="float" office:value="227">
            <text:p>227</text:p>
          </table:table-cell>
          <table:table-cell table:number-columns-repeated="1001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870">
            <text:p>870</text:p>
          </table:table-cell>
          <table:table-cell office:value-type="string">
            <text:p>vk</text:p>
          </table:table-cell>
          <table:table-cell/>
          <table:table-cell table:style-name="Default" office:value-type="float" office:value="9.285276">
            <text:p>9.29</text:p>
          </table:table-cell>
          <table:table-cell table:formula="of:=([.$B$1])-(10*([.$B$2])*LOG([.E234];10))" office:value-type="float" office:value="40.6441036510946">
            <text:p>40.64</text:p>
          </table:table-cell>
          <table:table-cell/>
          <table:table-cell table:style-name="Default" office:value-type="float" office:value="26.17904">
            <text:p>26.18</text:p>
          </table:table-cell>
          <table:table-cell table:formula="of:=([.$B$1])-(10*([.$B$2])*LOG([.H234];10))" office:value-type="float" office:value="31.6409256662835">
            <text:p>31.64</text:p>
          </table:table-cell>
          <table:table-cell/>
          <table:table-cell table:style-name="Default" office:value-type="float" office:value="27.941294">
            <text:p>27.94</text:p>
          </table:table-cell>
          <table:table-cell table:formula="of:=([.$B$1])-(10*([.$B$2])*LOG([.K234];10))" office:value-type="float" office:value="31.0750696995503">
            <text:p>31.08</text:p>
          </table:table-cell>
          <table:table-cell/>
          <table:table-cell table:style-name="Default" office:value-type="float" office:value="15.742896">
            <text:p>15.74</text:p>
          </table:table-cell>
          <table:table-cell table:formula="of:=([.$B$1])-(10*([.$B$2])*LOG([.N234];10))" office:value-type="float" office:value="36.0583074711398">
            <text:p>36.06</text:p>
          </table:table-cell>
          <table:table-cell/>
          <table:table-cell table:style-name="Default" office:value-type="float" office:value="33.216182">
            <text:p>33.22</text:p>
          </table:table-cell>
          <table:table-cell table:formula="of:=([.$B$1])-(10*([.$B$2])*LOG([.Q234];10))" office:value-type="float" office:value="29.5730057710005">
            <text:p>29.57</text:p>
          </table:table-cell>
          <table:table-cell/>
          <table:table-cell table:style-name="Default" office:value-type="float" office:value="47.691247">
            <text:p>47.69</text:p>
          </table:table-cell>
          <table:table-cell table:formula="of:=([.$B$1])-(10*([.$B$2])*LOG([.T234];10))" office:value-type="float" office:value="26.4312264353073">
            <text:p>26.43</text:p>
          </table:table-cell>
          <table:table-cell/>
          <table:table-cell office:value-type="float" office:value="228">
            <text:p>228</text:p>
          </table:table-cell>
          <table:table-cell table:number-columns-repeated="1001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870">
            <text:p>870</text:p>
          </table:table-cell>
          <table:table-cell office:value-type="string">
            <text:p>vl</text:p>
          </table:table-cell>
          <table:table-cell/>
          <table:table-cell table:style-name="Default" office:value-type="float" office:value="7.232121">
            <text:p>7.23</text:p>
          </table:table-cell>
          <table:table-cell table:formula="of:=([.$B$1])-(10*([.$B$2])*LOG([.E235];10))" office:value-type="float" office:value="42.814686326559">
            <text:p>42.81</text:p>
          </table:table-cell>
          <table:table-cell/>
          <table:table-cell table:style-name="Default" office:value-type="float" office:value="25.965898">
            <text:p>25.97</text:p>
          </table:table-cell>
          <table:table-cell table:formula="of:=([.$B$1])-(10*([.$B$2])*LOG([.H235];10))" office:value-type="float" office:value="31.711933064921">
            <text:p>31.71</text:p>
          </table:table-cell>
          <table:table-cell/>
          <table:table-cell table:style-name="Default" office:value-type="float" office:value="29.280981">
            <text:p>29.28</text:p>
          </table:table-cell>
          <table:table-cell table:formula="of:=([.$B$1])-(10*([.$B$2])*LOG([.K235];10))" office:value-type="float" office:value="30.6682875442471">
            <text:p>30.67</text:p>
          </table:table-cell>
          <table:table-cell/>
          <table:table-cell table:style-name="Default" office:value-type="float" office:value="17.807">
            <text:p>17.81</text:p>
          </table:table-cell>
          <table:table-cell table:formula="of:=([.$B$1])-(10*([.$B$2])*LOG([.N235];10))" office:value-type="float" office:value="34.9881848259962">
            <text:p>34.99</text:p>
          </table:table-cell>
          <table:table-cell/>
          <table:table-cell table:style-name="Default" office:value-type="float" office:value="31.952389">
            <text:p>31.95</text:p>
          </table:table-cell>
          <table:table-cell table:formula="of:=([.$B$1])-(10*([.$B$2])*LOG([.Q235];10))" office:value-type="float" office:value="29.9099333036455">
            <text:p>29.91</text:p>
          </table:table-cell>
          <table:table-cell/>
          <table:table-cell table:style-name="Default" office:value-type="float" office:value="47.111078">
            <text:p>47.11</text:p>
          </table:table-cell>
          <table:table-cell table:formula="of:=([.$B$1])-(10*([.$B$2])*LOG([.T235];10))" office:value-type="float" office:value="26.5375391616394">
            <text:p>26.54</text:p>
          </table:table-cell>
          <table:table-cell/>
          <table:table-cell office:value-type="float" office:value="229">
            <text:p>229</text:p>
          </table:table-cell>
          <table:table-cell table:number-columns-repeated="1001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870">
            <text:p>870</text:p>
          </table:table-cell>
          <table:table-cell office:value-type="string">
            <text:p>vm</text:p>
          </table:table-cell>
          <table:table-cell/>
          <table:table-cell table:style-name="Default" office:value-type="float" office:value="4.515049">
            <text:p>4.52</text:p>
          </table:table-cell>
          <table:table-cell table:formula="of:=([.$B$1])-(10*([.$B$2])*LOG([.E236];10))" office:value-type="float" office:value="46.9067506420521">
            <text:p>46.91</text:p>
          </table:table-cell>
          <table:table-cell/>
          <table:table-cell table:style-name="Default" office:value-type="float" office:value="25.936614">
            <text:p>25.94</text:p>
          </table:table-cell>
          <table:table-cell table:formula="of:=([.$B$1])-(10*([.$B$2])*LOG([.H236];10))" office:value-type="float" office:value="31.7217344255624">
            <text:p>31.72</text:p>
          </table:table-cell>
          <table:table-cell/>
          <table:table-cell table:style-name="Default" office:value-type="float" office:value="31.191157">
            <text:p>31.19</text:p>
          </table:table-cell>
          <table:table-cell table:formula="of:=([.$B$1])-(10*([.$B$2])*LOG([.K236];10))" office:value-type="float" office:value="30.1193703058215">
            <text:p>30.12</text:p>
          </table:table-cell>
          <table:table-cell/>
          <table:table-cell table:style-name="Default" office:value-type="float" office:value="20.560212">
            <text:p>20.56</text:p>
          </table:table-cell>
          <table:table-cell table:formula="of:=([.$B$1])-(10*([.$B$2])*LOG([.N236];10))" office:value-type="float" office:value="33.7394482313217">
            <text:p>33.74</text:p>
          </table:table-cell>
          <table:table-cell/>
          <table:table-cell table:style-name="Default" office:value-type="float" office:value="30.404629">
            <text:p>30.4</text:p>
          </table:table-cell>
          <table:table-cell table:formula="of:=([.$B$1])-(10*([.$B$2])*LOG([.Q236];10))" office:value-type="float" office:value="30.3412058303811">
            <text:p>30.34</text:p>
          </table:table-cell>
          <table:table-cell/>
          <table:table-cell table:style-name="Default" office:value-type="float" office:value="46.469534">
            <text:p>46.47</text:p>
          </table:table-cell>
          <table:table-cell table:formula="of:=([.$B$1])-(10*([.$B$2])*LOG([.T236];10))" office:value-type="float" office:value="26.6566336527438">
            <text:p>26.66</text:p>
          </table:table-cell>
          <table:table-cell/>
          <table:table-cell office:value-type="float" office:value="230">
            <text:p>230</text:p>
          </table:table-cell>
          <table:table-cell table:number-columns-repeated="1001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870">
            <text:p>870</text:p>
          </table:table-cell>
          <table:table-cell office:value-type="string">
            <text:p>vn</text:p>
          </table:table-cell>
          <table:table-cell/>
          <table:table-cell table:style-name="Default" office:value-type="float" office:value="1.914879">
            <text:p>1.91</text:p>
          </table:table-cell>
          <table:table-cell table:formula="of:=([.$B$1])-(10*([.$B$2])*LOG([.E237];10))" office:value-type="float" office:value="54.3571732724718">
            <text:p>54.36</text:p>
          </table:table-cell>
          <table:table-cell/>
          <table:table-cell table:style-name="Default" office:value-type="float" office:value="26.19899">
            <text:p>26.2</text:p>
          </table:table-cell>
          <table:table-cell table:formula="of:=([.$B$1])-(10*([.$B$2])*LOG([.H237];10))" office:value-type="float" office:value="31.6343090177895">
            <text:p>31.63</text:p>
          </table:table-cell>
          <table:table-cell/>
          <table:table-cell table:style-name="Default" office:value-type="float" office:value="33.220472">
            <text:p>33.22</text:p>
          </table:table-cell>
          <table:table-cell table:formula="of:=([.$B$1])-(10*([.$B$2])*LOG([.K237];10))" office:value-type="float" office:value="29.5718840267718">
            <text:p>29.57</text:p>
          </table:table-cell>
          <table:table-cell/>
          <table:table-cell table:style-name="Default" office:value-type="float" office:value="23.314253">
            <text:p>23.31</text:p>
          </table:table-cell>
          <table:table-cell table:formula="of:=([.$B$1])-(10*([.$B$2])*LOG([.N237];10))" office:value-type="float" office:value="32.647569899858">
            <text:p>32.65</text:p>
          </table:table-cell>
          <table:table-cell/>
          <table:table-cell table:style-name="Default" office:value-type="float" office:value="29.036646">
            <text:p>29.04</text:p>
          </table:table-cell>
          <table:table-cell table:formula="of:=([.$B$1])-(10*([.$B$2])*LOG([.Q237];10))" office:value-type="float" office:value="30.7410710017363">
            <text:p>30.74</text:p>
          </table:table-cell>
          <table:table-cell/>
          <table:table-cell table:style-name="Default" office:value-type="float" office:value="45.984569">
            <text:p>45.98</text:p>
          </table:table-cell>
          <table:table-cell table:formula="of:=([.$B$1])-(10*([.$B$2])*LOG([.T237];10))" office:value-type="float" office:value="26.7477575935203">
            <text:p>26.75</text:p>
          </table:table-cell>
          <table:table-cell/>
          <table:table-cell office:value-type="float" office:value="231">
            <text:p>231</text:p>
          </table:table-cell>
          <table:table-cell table:number-columns-repeated="1001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870">
            <text:p>870</text:p>
          </table:table-cell>
          <table:table-cell office:value-type="string">
            <text:p>vo</text:p>
          </table:table-cell>
          <table:table-cell/>
          <table:table-cell table:style-name="Default" office:value-type="float" office:value="1.465217">
            <text:p>1.47</text:p>
          </table:table-cell>
          <table:table-cell table:formula="of:=([.$B$1])-(10*([.$B$2])*LOG([.E238];10))" office:value-type="float" office:value="56.6819610225992">
            <text:p>56.68</text:p>
          </table:table-cell>
          <table:table-cell/>
          <table:table-cell table:style-name="Default" office:value-type="float" office:value="26.744442">
            <text:p>26.74</text:p>
          </table:table-cell>
          <table:table-cell table:formula="of:=([.$B$1])-(10*([.$B$2])*LOG([.H238];10))" office:value-type="float" office:value="31.455329177177">
            <text:p>31.46</text:p>
          </table:table-cell>
          <table:table-cell/>
          <table:table-cell table:style-name="Default" office:value-type="float" office:value="35.348411">
            <text:p>35.35</text:p>
          </table:table-cell>
          <table:table-cell table:formula="of:=([.$B$1])-(10*([.$B$2])*LOG([.K238];10))" office:value-type="float" office:value="29.0326020811562">
            <text:p>29.03</text:p>
          </table:table-cell>
          <table:table-cell/>
          <table:table-cell table:style-name="Default" office:value-type="float" office:value="26.068861">
            <text:p>26.07</text:p>
          </table:table-cell>
          <table:table-cell table:formula="of:=([.$B$1])-(10*([.$B$2])*LOG([.N238];10))" office:value-type="float" office:value="31.6775588720083">
            <text:p>31.68</text:p>
          </table:table-cell>
          <table:table-cell/>
          <table:table-cell table:style-name="Default" office:value-type="float" office:value="27.874919">
            <text:p>27.87</text:p>
          </table:table-cell>
          <table:table-cell table:formula="of:=([.$B$1])-(10*([.$B$2])*LOG([.Q238];10))" office:value-type="float" office:value="31.0957277186275">
            <text:p>31.1</text:p>
          </table:table-cell>
          <table:table-cell/>
          <table:table-cell table:style-name="Default" office:value-type="float" office:value="45.66117">
            <text:p>45.66</text:p>
          </table:table-cell>
          <table:table-cell table:formula="of:=([.$B$1])-(10*([.$B$2])*LOG([.T238];10))" office:value-type="float" office:value="26.8090592909788">
            <text:p>26.81</text:p>
          </table:table-cell>
          <table:table-cell/>
          <table:table-cell office:value-type="float" office:value="232">
            <text:p>232</text:p>
          </table:table-cell>
          <table:table-cell table:number-columns-repeated="1001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870">
            <text:p>870</text:p>
          </table:table-cell>
          <table:table-cell office:value-type="string">
            <text:p>vp</text:p>
          </table:table-cell>
          <table:table-cell/>
          <table:table-cell table:style-name="Default" office:value-type="float" office:value="3.978186">
            <text:p>3.98</text:p>
          </table:table-cell>
          <table:table-cell table:formula="of:=([.$B$1])-(10*([.$B$2])*LOG([.E239];10))" office:value-type="float" office:value="48.0062983061563">
            <text:p>48.01</text:p>
          </table:table-cell>
          <table:table-cell/>
          <table:table-cell table:style-name="Default" office:value-type="float" office:value="27.556166">
            <text:p>27.56</text:p>
          </table:table-cell>
          <table:table-cell table:formula="of:=([.$B$1])-(10*([.$B$2])*LOG([.H239];10))" office:value-type="float" office:value="31.195624153919">
            <text:p>31.2</text:p>
          </table:table-cell>
          <table:table-cell/>
          <table:table-cell table:style-name="Default" office:value-type="float" office:value="37.558217">
            <text:p>37.56</text:p>
          </table:table-cell>
          <table:table-cell table:formula="of:=([.$B$1])-(10*([.$B$2])*LOG([.K239];10))" office:value-type="float" office:value="28.5059006632843">
            <text:p>28.51</text:p>
          </table:table-cell>
          <table:table-cell/>
          <table:table-cell table:style-name="Default" office:value-type="float" office:value="28.823872">
            <text:p>28.82</text:p>
          </table:table-cell>
          <table:table-cell table:formula="of:=([.$B$1])-(10*([.$B$2])*LOG([.N239];10))" office:value-type="float" office:value="30.8049535896062">
            <text:p>30.8</text:p>
          </table:table-cell>
          <table:table-cell/>
          <table:table-cell table:style-name="Default" office:value-type="float" office:value="26.94614">
            <text:p>26.95</text:p>
          </table:table-cell>
          <table:table-cell table:formula="of:=([.$B$1])-(10*([.$B$2])*LOG([.Q239];10))" office:value-type="float" office:value="31.3900687629874">
            <text:p>31.39</text:p>
          </table:table-cell>
          <table:table-cell/>
          <table:table-cell table:style-name="Default" office:value-type="float" office:value="45.502785">
            <text:p>45.5</text:p>
          </table:table-cell>
          <table:table-cell table:formula="of:=([.$B$1])-(10*([.$B$2])*LOG([.T239];10))" office:value-type="float" office:value="26.8392404303227">
            <text:p>26.84</text:p>
          </table:table-cell>
          <table:table-cell/>
          <table:table-cell office:value-type="float" office:value="233">
            <text:p>233</text:p>
          </table:table-cell>
          <table:table-cell table:number-columns-repeated="1001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870">
            <text:p>870</text:p>
          </table:table-cell>
          <table:table-cell office:value-type="string">
            <text:p>vq</text:p>
          </table:table-cell>
          <table:table-cell/>
          <table:table-cell table:style-name="Default" office:value-type="float" office:value="6.68611">
            <text:p>6.69</text:p>
          </table:table-cell>
          <table:table-cell table:formula="of:=([.$B$1])-(10*([.$B$2])*LOG([.E240];10))" office:value-type="float" office:value="43.4965296532835">
            <text:p>43.5</text:p>
          </table:table-cell>
          <table:table-cell/>
          <table:table-cell table:style-name="Default" office:value-type="float" office:value="28.611508">
            <text:p>28.61</text:p>
          </table:table-cell>
          <table:table-cell table:formula="of:=([.$B$1])-(10*([.$B$2])*LOG([.H240];10))" office:value-type="float" office:value="30.8691850327662">
            <text:p>30.87</text:p>
          </table:table-cell>
          <table:table-cell/>
          <table:table-cell table:style-name="Default" office:value-type="float" office:value="39.836266">
            <text:p>39.84</text:p>
          </table:table-cell>
          <table:table-cell table:formula="of:=([.$B$1])-(10*([.$B$2])*LOG([.K240];10))" office:value-type="float" office:value="27.9944275272534">
            <text:p>27.99</text:p>
          </table:table-cell>
          <table:table-cell/>
          <table:table-cell table:style-name="Default" office:value-type="float" office:value="31.579182">
            <text:p>31.58</text:p>
          </table:table-cell>
          <table:table-cell table:formula="of:=([.$B$1])-(10*([.$B$2])*LOG([.N240];10))" office:value-type="float" office:value="30.0119824754635">
            <text:p>30.01</text:p>
          </table:table-cell>
          <table:table-cell/>
          <table:table-cell table:style-name="Default" office:value-type="float" office:value="26.275022">
            <text:p>26.28</text:p>
          </table:table-cell>
          <table:table-cell table:formula="of:=([.$B$1])-(10*([.$B$2])*LOG([.Q240];10))" office:value-type="float" office:value="31.6091382333211">
            <text:p>31.61</text:p>
          </table:table-cell>
          <table:table-cell/>
          <table:table-cell table:style-name="Default" office:value-type="float" office:value="45.511135">
            <text:p>45.51</text:p>
          </table:table-cell>
          <table:table-cell table:formula="of:=([.$B$1])-(10*([.$B$2])*LOG([.T240];10))" office:value-type="float" office:value="26.8376466701884">
            <text:p>26.84</text:p>
          </table:table-cell>
          <table:table-cell/>
          <table:table-cell office:value-type="float" office:value="234">
            <text:p>234</text:p>
          </table:table-cell>
          <table:table-cell table:number-columns-repeated="1001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870">
            <text:p>870</text:p>
          </table:table-cell>
          <table:table-cell office:value-type="string">
            <text:p>vr</text:p>
          </table:table-cell>
          <table:table-cell/>
          <table:table-cell table:style-name="Default" office:value-type="float" office:value="9.422377">
            <text:p>9.42</text:p>
          </table:table-cell>
          <table:table-cell table:formula="of:=([.$B$1])-(10*([.$B$2])*LOG([.E241];10))" office:value-type="float" office:value="40.5167904626983">
            <text:p>40.52</text:p>
          </table:table-cell>
          <table:table-cell/>
          <table:table-cell table:style-name="Default" office:value-type="float" office:value="29.88467">
            <text:p>29.88</text:p>
          </table:table-cell>
          <table:table-cell table:formula="of:=([.$B$1])-(10*([.$B$2])*LOG([.H241];10))" office:value-type="float" office:value="30.491030709586">
            <text:p>30.49</text:p>
          </table:table-cell>
          <table:table-cell/>
          <table:table-cell table:style-name="Default" office:value-type="float" office:value="42.171502">
            <text:p>42.17</text:p>
          </table:table-cell>
          <table:table-cell table:formula="of:=([.$B$1])-(10*([.$B$2])*LOG([.K241];10))" office:value-type="float" office:value="27.4996186134731">
            <text:p>27.5</text:p>
          </table:table-cell>
          <table:table-cell/>
          <table:table-cell table:style-name="Default" office:value-type="float" office:value="34.334717">
            <text:p>34.33</text:p>
          </table:table-cell>
          <table:table-cell table:formula="of:=([.$B$1])-(10*([.$B$2])*LOG([.N241];10))" office:value-type="float" office:value="29.285330557558">
            <text:p>29.29</text:p>
          </table:table-cell>
          <table:table-cell/>
          <table:table-cell table:style-name="Default" office:value-type="float" office:value="25.881618">
            <text:p>25.88</text:p>
          </table:table-cell>
          <table:table-cell table:formula="of:=([.$B$1])-(10*([.$B$2])*LOG([.Q241];10))" office:value-type="float" office:value="31.7401715411279">
            <text:p>31.74</text:p>
          </table:table-cell>
          <table:table-cell/>
          <table:table-cell table:style-name="Default" office:value-type="float" office:value="45.686129">
            <text:p>45.69</text:p>
          </table:table-cell>
          <table:table-cell table:formula="of:=([.$B$1])-(10*([.$B$2])*LOG([.T241];10))" office:value-type="float" office:value="26.8043127658545">
            <text:p>26.8</text:p>
          </table:table-cell>
          <table:table-cell/>
          <table:table-cell office:value-type="float" office:value="235">
            <text:p>235</text:p>
          </table:table-cell>
          <table:table-cell table:number-columns-repeated="1001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870">
            <text:p>870</text:p>
          </table:table-cell>
          <table:table-cell office:value-type="string">
            <text:p>vs</text:p>
          </table:table-cell>
          <table:table-cell/>
          <table:table-cell table:style-name="Default" office:value-type="float" office:value="12.16788">
            <text:p>12.17</text:p>
          </table:table-cell>
          <table:table-cell table:formula="of:=([.$B$1])-(10*([.$B$2])*LOG([.E242];10))" office:value-type="float" office:value="38.2957016391847">
            <text:p>38.3</text:p>
          </table:table-cell>
          <table:table-cell/>
          <table:table-cell table:style-name="Default" office:value-type="float" office:value="31.349125">
            <text:p>31.35</text:p>
          </table:table-cell>
          <table:table-cell table:formula="of:=([.$B$1])-(10*([.$B$2])*LOG([.H242];10))" office:value-type="float" office:value="30.0754915291852">
            <text:p>30.08</text:p>
          </table:table-cell>
          <table:table-cell/>
          <table:table-cell table:style-name="Default" office:value-type="float" office:value="44.554933">
            <text:p>44.55</text:p>
          </table:table-cell>
          <table:table-cell table:formula="of:=([.$B$1])-(10*([.$B$2])*LOG([.K242];10))" office:value-type="float" office:value="27.0220841014194">
            <text:p>27.02</text:p>
          </table:table-cell>
          <table:table-cell/>
          <table:table-cell table:style-name="Default" office:value-type="float" office:value="37.090429">
            <text:p>37.09</text:p>
          </table:table-cell>
          <table:table-cell table:formula="of:=([.$B$1])-(10*([.$B$2])*LOG([.N242];10))" office:value-type="float" office:value="28.6147628690141">
            <text:p>28.61</text:p>
          </table:table-cell>
          <table:table-cell/>
          <table:table-cell table:style-name="Default" office:value-type="float" office:value="25.778644">
            <text:p>25.78</text:p>
          </table:table-cell>
          <table:table-cell table:formula="of:=([.$B$1])-(10*([.$B$2])*LOG([.Q242];10))" office:value-type="float" office:value="31.7747986200292">
            <text:p>31.77</text:p>
          </table:table-cell>
          <table:table-cell/>
          <table:table-cell table:style-name="Default" office:value-type="float" office:value="46.025866">
            <text:p>46.03</text:p>
          </table:table-cell>
          <table:table-cell table:formula="of:=([.$B$1])-(10*([.$B$2])*LOG([.T242];10))" office:value-type="float" office:value="26.7399606255249">
            <text:p>26.74</text:p>
          </table:table-cell>
          <table:table-cell/>
          <table:table-cell office:value-type="float" office:value="236">
            <text:p>236</text:p>
          </table:table-cell>
          <table:table-cell table:number-columns-repeated="1001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12">
            <text:p>912</text:p>
          </table:table-cell>
          <table:table-cell office:value-type="string">
            <text:p>wc</text:p>
          </table:table-cell>
          <table:table-cell/>
          <table:table-cell table:style-name="Default" office:value-type="float" office:value="32.21">
            <text:p>32.21</text:p>
          </table:table-cell>
          <table:table-cell table:formula="of:=([.$B$1])-(10*([.$B$2])*LOG([.E243];10))" office:value-type="float" office:value="29.8401855036062">
            <text:p>29.84</text:p>
          </table:table-cell>
          <table:table-cell/>
          <table:table-cell table:style-name="Default" office:value-type="float" office:value="39.118471">
            <text:p>39.12</text:p>
          </table:table-cell>
          <table:table-cell table:formula="of:=([.$B$1])-(10*([.$B$2])*LOG([.H243];10))" office:value-type="float" office:value="28.1523625711652">
            <text:p>28.15</text:p>
          </table:table-cell>
          <table:table-cell/>
          <table:table-cell table:style-name="Default" office:value-type="float" office:value="25.222477">
            <text:p>25.22</text:p>
          </table:table-cell>
          <table:table-cell table:formula="of:=([.$B$1])-(10*([.$B$2])*LOG([.K243];10))" office:value-type="float" office:value="31.9642453064027">
            <text:p>31.96</text:p>
          </table:table-cell>
          <table:table-cell/>
          <table:table-cell table:style-name="Default" office:value-type="float" office:value="8.019401">
            <text:p>8.02</text:p>
          </table:table-cell>
          <table:table-cell table:formula="of:=([.$B$1])-(10*([.$B$2])*LOG([.N243];10))" office:value-type="float" office:value="41.9171613926956">
            <text:p>41.92</text:p>
          </table:table-cell>
          <table:table-cell/>
          <table:table-cell table:style-name="Default" office:value-type="float" office:value="52.260197">
            <text:p>52.26</text:p>
          </table:table-cell>
          <table:table-cell table:formula="of:=([.$B$1])-(10*([.$B$2])*LOG([.Q243];10))" office:value-type="float" office:value="25.636579149789">
            <text:p>25.64</text:p>
          </table:table-cell>
          <table:table-cell/>
          <table:table-cell table:style-name="Default" office:value-type="float" office:value="60.954366">
            <text:p>60.95</text:p>
          </table:table-cell>
          <table:table-cell table:formula="of:=([.$B$1])-(10*([.$B$2])*LOG([.T243];10))" office:value-type="float" office:value="24.2999036313307">
            <text:p>24.3</text:p>
          </table:table-cell>
          <table:table-cell/>
          <table:table-cell office:value-type="float" office:value="237">
            <text:p>237</text:p>
          </table:table-cell>
          <table:table-cell table:number-columns-repeated="1001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12">
            <text:p>912</text:p>
          </table:table-cell>
          <table:table-cell office:value-type="string">
            <text:p>wd</text:p>
          </table:table-cell>
          <table:table-cell/>
          <table:table-cell table:style-name="Default" office:value-type="float" office:value="29.474991">
            <text:p>29.47</text:p>
          </table:table-cell>
          <table:table-cell table:formula="of:=([.$B$1])-(10*([.$B$2])*LOG([.E244];10))" office:value-type="float" office:value="30.6109263768379">
            <text:p>30.61</text:p>
          </table:table-cell>
          <table:table-cell/>
          <table:table-cell table:style-name="Default" office:value-type="float" office:value="37.308764">
            <text:p>37.31</text:p>
          </table:table-cell>
          <table:table-cell table:formula="of:=([.$B$1])-(10*([.$B$2])*LOG([.H244];10))" office:value-type="float" office:value="28.5637827687793">
            <text:p>28.56</text:p>
          </table:table-cell>
          <table:table-cell/>
          <table:table-cell table:style-name="Default" office:value-type="float" office:value="24.797071">
            <text:p>24.8</text:p>
          </table:table-cell>
          <table:table-cell table:formula="of:=([.$B$1])-(10*([.$B$2])*LOG([.K244];10))" office:value-type="float" office:value="32.1119922896539">
            <text:p>32.11</text:p>
          </table:table-cell>
          <table:table-cell/>
          <table:table-cell table:style-name="Default" office:value-type="float" office:value="5.757849">
            <text:p>5.76</text:p>
          </table:table-cell>
          <table:table-cell table:formula="of:=([.$B$1])-(10*([.$B$2])*LOG([.N244];10))" office:value-type="float" office:value="44.7947945742461">
            <text:p>44.79</text:p>
          </table:table-cell>
          <table:table-cell/>
          <table:table-cell table:style-name="Default" office:value-type="float" office:value="49.97823">
            <text:p>49.98</text:p>
          </table:table-cell>
          <table:table-cell table:formula="of:=([.$B$1])-(10*([.$B$2])*LOG([.Q244];10))" office:value-type="float" office:value="26.0243825731729">
            <text:p>26.02</text:p>
          </table:table-cell>
          <table:table-cell/>
          <table:table-cell table:style-name="Default" office:value-type="float" office:value="59.317852">
            <text:p>59.32</text:p>
          </table:table-cell>
          <table:table-cell table:formula="of:=([.$B$1])-(10*([.$B$2])*LOG([.T244];10))" office:value-type="float" office:value="24.53629167797">
            <text:p>24.54</text:p>
          </table:table-cell>
          <table:table-cell/>
          <table:table-cell office:value-type="float" office:value="238">
            <text:p>238</text:p>
          </table:table-cell>
          <table:table-cell table:number-columns-repeated="1001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912">
            <text:p>912</text:p>
          </table:table-cell>
          <table:table-cell office:value-type="string">
            <text:p>we</text:p>
          </table:table-cell>
          <table:table-cell/>
          <table:table-cell table:style-name="Default" office:value-type="float" office:value="26.608056">
            <text:p>26.61</text:p>
          </table:table-cell>
          <table:table-cell table:formula="of:=([.$B$1])-(10*([.$B$2])*LOG([.E245];10))" office:value-type="float" office:value="31.4997370819248">
            <text:p>31.5</text:p>
          </table:table-cell>
          <table:table-cell/>
          <table:table-cell table:style-name="Default" office:value-type="float" office:value="35.539771">
            <text:p>35.54</text:p>
          </table:table-cell>
          <table:table-cell table:formula="of:=([.$B$1])-(10*([.$B$2])*LOG([.H245];10))" office:value-type="float" office:value="28.9857074978382">
            <text:p>28.99</text:p>
          </table:table-cell>
          <table:table-cell/>
          <table:table-cell table:style-name="Default" office:value-type="float" office:value="24.676104">
            <text:p>24.68</text:p>
          </table:table-cell>
          <table:table-cell table:formula="of:=([.$B$1])-(10*([.$B$2])*LOG([.K245];10))" office:value-type="float" office:value="32.1544681609011">
            <text:p>32.15</text:p>
          </table:table-cell>
          <table:table-cell/>
          <table:table-cell table:style-name="Default" office:value-type="float" office:value="4.098158">
            <text:p>4.1</text:p>
          </table:table-cell>
          <table:table-cell table:formula="of:=([.$B$1])-(10*([.$B$2])*LOG([.N245];10))" office:value-type="float" office:value="47.7482260372647">
            <text:p>47.75</text:p>
          </table:table-cell>
          <table:table-cell/>
          <table:table-cell table:style-name="Default" office:value-type="float" office:value="47.636241">
            <text:p>47.64</text:p>
          </table:table-cell>
          <table:table-cell table:formula="of:=([.$B$1])-(10*([.$B$2])*LOG([.Q245];10))" office:value-type="float" office:value="26.4412503247117">
            <text:p>26.44</text:p>
          </table:table-cell>
          <table:table-cell/>
          <table:table-cell table:style-name="Default" office:value-type="float" office:value="57.691395">
            <text:p>57.69</text:p>
          </table:table-cell>
          <table:table-cell table:formula="of:=([.$B$1])-(10*([.$B$2])*LOG([.T245];10))" office:value-type="float" office:value="24.7777791901637">
            <text:p>24.78</text:p>
          </table:table-cell>
          <table:table-cell/>
          <table:table-cell office:value-type="float" office:value="239">
            <text:p>239</text:p>
          </table:table-cell>
          <table:table-cell table:number-columns-repeated="1001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912">
            <text:p>912</text:p>
          </table:table-cell>
          <table:table-cell office:value-type="string">
            <text:p>wf</text:p>
          </table:table-cell>
          <table:table-cell/>
          <table:table-cell table:style-name="Default" office:value-type="float" office:value="23.747823">
            <text:p>23.75</text:p>
          </table:table-cell>
          <table:table-cell table:formula="of:=([.$B$1])-(10*([.$B$2])*LOG([.E246];10))" office:value-type="float" office:value="32.4875239333479">
            <text:p>32.49</text:p>
          </table:table-cell>
          <table:table-cell/>
          <table:table-cell table:style-name="Default" office:value-type="float" office:value="33.925855">
            <text:p>33.93</text:p>
          </table:table-cell>
          <table:table-cell table:formula="of:=([.$B$1])-(10*([.$B$2])*LOG([.H246];10))" office:value-type="float" office:value="29.3893839686612">
            <text:p>29.39</text:p>
          </table:table-cell>
          <table:table-cell/>
          <table:table-cell table:style-name="Default" office:value-type="float" office:value="24.893421">
            <text:p>24.89</text:p>
          </table:table-cell>
          <table:table-cell table:formula="of:=([.$B$1])-(10*([.$B$2])*LOG([.K246];10))" office:value-type="float" office:value="32.0783083198734">
            <text:p>32.08</text:p>
          </table:table-cell>
          <table:table-cell/>
          <table:table-cell table:style-name="Default" office:value-type="float" office:value="4.14655">
            <text:p>4.15</text:p>
          </table:table-cell>
          <table:table-cell table:formula="of:=([.$B$1])-(10*([.$B$2])*LOG([.N246];10))" office:value-type="float" office:value="47.646261868659">
            <text:p>47.65</text:p>
          </table:table-cell>
          <table:table-cell/>
          <table:table-cell table:style-name="Default" office:value-type="float" office:value="45.35809">
            <text:p>45.36</text:p>
          </table:table-cell>
          <table:table-cell table:formula="of:=([.$B$1])-(10*([.$B$2])*LOG([.Q246];10))" office:value-type="float" office:value="26.8669048318291">
            <text:p>26.87</text:p>
          </table:table-cell>
          <table:table-cell/>
          <table:table-cell table:style-name="Default" office:value-type="float" office:value="56.167103">
            <text:p>56.17</text:p>
          </table:table-cell>
          <table:table-cell table:formula="of:=([.$B$1])-(10*([.$B$2])*LOG([.T246];10))" office:value-type="float" office:value="25.010359513775">
            <text:p>25.01</text:p>
          </table:table-cell>
          <table:table-cell/>
          <table:table-cell office:value-type="float" office:value="240">
            <text:p>240</text:p>
          </table:table-cell>
          <table:table-cell table:number-columns-repeated="1001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912">
            <text:p>912</text:p>
          </table:table-cell>
          <table:table-cell office:value-type="string">
            <text:p>wg</text:p>
          </table:table-cell>
          <table:table-cell/>
          <table:table-cell table:style-name="Default" office:value-type="float" office:value="20.897043">
            <text:p>20.9</text:p>
          </table:table-cell>
          <table:table-cell table:formula="of:=([.$B$1])-(10*([.$B$2])*LOG([.E247];10))" office:value-type="float" office:value="33.5983032726484">
            <text:p>33.6</text:p>
          </table:table-cell>
          <table:table-cell/>
          <table:table-cell table:style-name="Default" office:value-type="float" office:value="32.490135">
            <text:p>32.49</text:p>
          </table:table-cell>
          <table:table-cell table:formula="of:=([.$B$1])-(10*([.$B$2])*LOG([.H247];10))" office:value-type="float" office:value="29.7649696822212">
            <text:p>29.76</text:p>
          </table:table-cell>
          <table:table-cell/>
          <table:table-cell table:style-name="Default" office:value-type="float" office:value="25.440354">
            <text:p>25.44</text:p>
          </table:table-cell>
          <table:table-cell table:formula="of:=([.$B$1])-(10*([.$B$2])*LOG([.K247];10))" office:value-type="float" office:value="31.8895369963397">
            <text:p>31.89</text:p>
          </table:table-cell>
          <table:table-cell/>
          <table:table-cell table:style-name="Default" office:value-type="float" office:value="5.860866">
            <text:p>5.86</text:p>
          </table:table-cell>
          <table:table-cell table:formula="of:=([.$B$1])-(10*([.$B$2])*LOG([.N247];10))" office:value-type="float" office:value="44.6407641600689">
            <text:p>44.64</text:p>
          </table:table-cell>
          <table:table-cell/>
          <table:table-cell table:style-name="Default" office:value-type="float" office:value="43.153888">
            <text:p>43.15</text:p>
          </table:table-cell>
          <table:table-cell table:formula="of:=([.$B$1])-(10*([.$B$2])*LOG([.Q247];10))" office:value-type="float" office:value="27.2996013983367">
            <text:p>27.3</text:p>
          </table:table-cell>
          <table:table-cell/>
          <table:table-cell table:style-name="Default" office:value-type="float" office:value="54.753509">
            <text:p>54.75</text:p>
          </table:table-cell>
          <table:table-cell table:formula="of:=([.$B$1])-(10*([.$B$2])*LOG([.T247];10))" office:value-type="float" office:value="25.2317608574269">
            <text:p>25.23</text:p>
          </table:table-cell>
          <table:table-cell/>
          <table:table-cell office:value-type="float" office:value="241">
            <text:p>241</text:p>
          </table:table-cell>
          <table:table-cell table:number-columns-repeated="1001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12">
            <text:p>912</text:p>
          </table:table-cell>
          <table:table-cell office:value-type="string">
            <text:p>wh</text:p>
          </table:table-cell>
          <table:table-cell/>
          <table:table-cell table:style-name="Default" office:value-type="float" office:value="17.925567">
            <text:p>17.93</text:p>
          </table:table-cell>
          <table:table-cell table:formula="of:=([.$B$1])-(10*([.$B$2])*LOG([.E248];10))" office:value-type="float" office:value="34.930541967232">
            <text:p>34.93</text:p>
          </table:table-cell>
          <table:table-cell/>
          <table:table-cell table:style-name="Default" office:value-type="float" office:value="31.203946">
            <text:p>31.2</text:p>
          </table:table-cell>
          <table:table-cell table:formula="of:=([.$B$1])-(10*([.$B$2])*LOG([.H248];10))" office:value-type="float" office:value="30.1158096467699">
            <text:p>30.12</text:p>
          </table:table-cell>
          <table:table-cell/>
          <table:table-cell table:style-name="Default" office:value-type="float" office:value="26.344346">
            <text:p>26.34</text:p>
          </table:table-cell>
          <table:table-cell table:formula="of:=([.$B$1])-(10*([.$B$2])*LOG([.K248];10))" office:value-type="float" office:value="31.5862515668887">
            <text:p>31.59</text:p>
          </table:table-cell>
          <table:table-cell/>
          <table:table-cell table:style-name="Default" office:value-type="float" office:value="8.384235">
            <text:p>8.38</text:p>
          </table:table-cell>
          <table:table-cell table:formula="of:=([.$B$1])-(10*([.$B$2])*LOG([.N248];10))" office:value-type="float" office:value="41.5307311487792">
            <text:p>41.53</text:p>
          </table:table-cell>
          <table:table-cell/>
          <table:table-cell table:style-name="Default" office:value-type="float" office:value="40.937053">
            <text:p>40.94</text:p>
          </table:table-cell>
          <table:table-cell table:formula="of:=([.$B$1])-(10*([.$B$2])*LOG([.Q248];10))" office:value-type="float" office:value="27.7576684957589">
            <text:p>27.76</text:p>
          </table:table-cell>
          <table:table-cell/>
          <table:table-cell table:style-name="Default" office:value-type="float" office:value="53.400902">
            <text:p>53.4</text:p>
          </table:table-cell>
          <table:table-cell table:formula="of:=([.$B$1])-(10*([.$B$2])*LOG([.T248];10))" office:value-type="float" office:value="25.4490281439554">
            <text:p>25.45</text:p>
          </table:table-cell>
          <table:table-cell/>
          <table:table-cell office:value-type="float" office:value="242">
            <text:p>242</text:p>
          </table:table-cell>
          <table:table-cell table:number-columns-repeated="1001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12">
            <text:p>912</text:p>
          </table:table-cell>
          <table:table-cell office:value-type="string">
            <text:p>wi</text:p>
          </table:table-cell>
          <table:table-cell/>
          <table:table-cell table:style-name="Default" office:value-type="float" office:value="15.245058">
            <text:p>15.25</text:p>
          </table:table-cell>
          <table:table-cell table:formula="of:=([.$B$1])-(10*([.$B$2])*LOG([.E249];10))" office:value-type="float" office:value="36.3374183803413">
            <text:p>36.34</text:p>
          </table:table-cell>
          <table:table-cell/>
          <table:table-cell table:style-name="Default" office:value-type="float" office:value="30.251778">
            <text:p>30.25</text:p>
          </table:table-cell>
          <table:table-cell table:formula="of:=([.$B$1])-(10*([.$B$2])*LOG([.H249];10))" office:value-type="float" office:value="30.3849819059184">
            <text:p>30.38</text:p>
          </table:table-cell>
          <table:table-cell/>
          <table:table-cell table:style-name="Default" office:value-type="float" office:value="27.432476">
            <text:p>27.43</text:p>
          </table:table-cell>
          <table:table-cell table:formula="of:=([.$B$1])-(10*([.$B$2])*LOG([.K249];10))" office:value-type="float" office:value="31.2346998416331">
            <text:p>31.23</text:p>
          </table:table-cell>
          <table:table-cell/>
          <table:table-cell table:style-name="Default" office:value-type="float" office:value="10.905605">
            <text:p>10.91</text:p>
          </table:table-cell>
          <table:table-cell table:formula="of:=([.$B$1])-(10*([.$B$2])*LOG([.N249];10))" office:value-type="float" office:value="39.2470047294025">
            <text:p>39.25</text:p>
          </table:table-cell>
          <table:table-cell/>
          <table:table-cell table:style-name="Default" office:value-type="float" office:value="39.017077">
            <text:p>39.02</text:p>
          </table:table-cell>
          <table:table-cell table:formula="of:=([.$B$1])-(10*([.$B$2])*LOG([.Q249];10))" office:value-type="float" office:value="28.1749053858214">
            <text:p>28.17</text:p>
          </table:table-cell>
          <table:table-cell/>
          <table:table-cell table:style-name="Default" office:value-type="float" office:value="52.293632">
            <text:p>52.29</text:p>
          </table:table-cell>
          <table:table-cell table:formula="of:=([.$B$1])-(10*([.$B$2])*LOG([.T249];10))" office:value-type="float" office:value="25.6310238729957">
            <text:p>25.63</text:p>
          </table:table-cell>
          <table:table-cell/>
          <table:table-cell office:value-type="float" office:value="243">
            <text:p>243</text:p>
          </table:table-cell>
          <table:table-cell table:number-columns-repeated="1001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12">
            <text:p>912</text:p>
          </table:table-cell>
          <table:table-cell office:value-type="string">
            <text:p>wj</text:p>
          </table:table-cell>
          <table:table-cell/>
          <table:table-cell table:style-name="Default" office:value-type="float" office:value="12.597484">
            <text:p>12.6</text:p>
          </table:table-cell>
          <table:table-cell table:formula="of:=([.$B$1])-(10*([.$B$2])*LOG([.E250];10))" office:value-type="float" office:value="37.9943236913409">
            <text:p>37.99</text:p>
          </table:table-cell>
          <table:table-cell/>
          <table:table-cell table:style-name="Default" office:value-type="float" office:value="29.527156">
            <text:p>29.53</text:p>
          </table:table-cell>
          <table:table-cell table:formula="of:=([.$B$1])-(10*([.$B$2])*LOG([.H250];10))" office:value-type="float" office:value="30.5955676289257">
            <text:p>30.6</text:p>
          </table:table-cell>
          <table:table-cell/>
          <table:table-cell table:style-name="Default" office:value-type="float" office:value="28.744667">
            <text:p>28.74</text:p>
          </table:table-cell>
          <table:table-cell table:formula="of:=([.$B$1])-(10*([.$B$2])*LOG([.K250];10))" office:value-type="float" office:value="30.8288543637034">
            <text:p>30.83</text:p>
          </table:table-cell>
          <table:table-cell/>
          <table:table-cell table:style-name="Default" office:value-type="float" office:value="13.519173">
            <text:p>13.52</text:p>
          </table:table-cell>
          <table:table-cell table:formula="of:=([.$B$1])-(10*([.$B$2])*LOG([.N250];10))" office:value-type="float" office:value="37.380997488186">
            <text:p>37.38</text:p>
          </table:table-cell>
          <table:table-cell/>
          <table:table-cell table:style-name="Default" office:value-type="float" office:value="37.202438">
            <text:p>37.2</text:p>
          </table:table-cell>
          <table:table-cell table:formula="of:=([.$B$1])-(10*([.$B$2])*LOG([.Q250];10))" office:value-type="float" office:value="28.5885719683554">
            <text:p>28.59</text:p>
          </table:table-cell>
          <table:table-cell/>
          <table:table-cell table:style-name="Default" office:value-type="float" office:value="51.310726">
            <text:p>51.31</text:p>
          </table:table-cell>
          <table:table-cell table:formula="of:=([.$B$1])-(10*([.$B$2])*LOG([.T250];10))" office:value-type="float" office:value="25.7958368086022">
            <text:p>25.8</text:p>
          </table:table-cell>
          <table:table-cell/>
          <table:table-cell office:value-type="float" office:value="244">
            <text:p>244</text:p>
          </table:table-cell>
          <table:table-cell table:number-columns-repeated="1001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912">
            <text:p>912</text:p>
          </table:table-cell>
          <table:table-cell office:value-type="string">
            <text:p>wk</text:p>
          </table:table-cell>
          <table:table-cell/>
          <table:table-cell table:style-name="Default" office:value-type="float" office:value="10.009018">
            <text:p>10.01</text:p>
          </table:table-cell>
          <table:table-cell table:formula="of:=([.$B$1])-(10*([.$B$2])*LOG([.E251];10))" office:value-type="float" office:value="39.992170594473">
            <text:p>39.99</text:p>
          </table:table-cell>
          <table:table-cell/>
          <table:table-cell table:style-name="Default" office:value-type="float" office:value="29.047113">
            <text:p>29.05</text:p>
          </table:table-cell>
          <table:table-cell table:formula="of:=([.$B$1])-(10*([.$B$2])*LOG([.H251];10))" office:value-type="float" office:value="30.73794051537">
            <text:p>30.74</text:p>
          </table:table-cell>
          <table:table-cell/>
          <table:table-cell table:style-name="Default" office:value-type="float" office:value="30.251778">
            <text:p>30.25</text:p>
          </table:table-cell>
          <table:table-cell table:formula="of:=([.$B$1])-(10*([.$B$2])*LOG([.K251];10))" office:value-type="float" office:value="30.3849819059184">
            <text:p>30.38</text:p>
          </table:table-cell>
          <table:table-cell/>
          <table:table-cell table:style-name="Default" office:value-type="float" office:value="16.180323">
            <text:p>16.18</text:p>
          </table:table-cell>
          <table:table-cell table:formula="of:=([.$B$1])-(10*([.$B$2])*LOG([.N251];10))" office:value-type="float" office:value="35.8202562605102">
            <text:p>35.82</text:p>
          </table:table-cell>
          <table:table-cell/>
          <table:table-cell table:style-name="Default" office:value-type="float" office:value="35.509287">
            <text:p>35.51</text:p>
          </table:table-cell>
          <table:table-cell table:formula="of:=([.$B$1])-(10*([.$B$2])*LOG([.Q251];10))" office:value-type="float" office:value="28.9931609584027">
            <text:p>28.99</text:p>
          </table:table-cell>
          <table:table-cell/>
          <table:table-cell table:style-name="Default" office:value-type="float" office:value="50.459452">
            <text:p>50.46</text:p>
          </table:table-cell>
          <table:table-cell table:formula="of:=([.$B$1])-(10*([.$B$2])*LOG([.T251];10))" office:value-type="float" office:value="25.9411494064">
            <text:p>25.94</text:p>
          </table:table-cell>
          <table:table-cell/>
          <table:table-cell office:value-type="float" office:value="245">
            <text:p>245</text:p>
          </table:table-cell>
          <table:table-cell table:number-columns-repeated="1001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912">
            <text:p>912</text:p>
          </table:table-cell>
          <table:table-cell office:value-type="string">
            <text:p>wl</text:p>
          </table:table-cell>
          <table:table-cell/>
          <table:table-cell table:style-name="Default" office:value-type="float" office:value="8.140495">
            <text:p>8.14</text:p>
          </table:table-cell>
          <table:table-cell table:formula="of:=([.$B$1])-(10*([.$B$2])*LOG([.E252];10))" office:value-type="float" office:value="41.7869837222838">
            <text:p>41.79</text:p>
          </table:table-cell>
          <table:table-cell/>
          <table:table-cell table:style-name="Default" office:value-type="float" office:value="28.855164">
            <text:p>28.86</text:p>
          </table:table-cell>
          <table:table-cell table:formula="of:=([.$B$1])-(10*([.$B$2])*LOG([.H252];10))" office:value-type="float" office:value="30.795529060208">
            <text:p>30.8</text:p>
          </table:table-cell>
          <table:table-cell/>
          <table:table-cell table:style-name="Default" office:value-type="float" office:value="31.493334">
            <text:p>31.49</text:p>
          </table:table-cell>
          <table:table-cell table:formula="of:=([.$B$1])-(10*([.$B$2])*LOG([.K252];10))" office:value-type="float" office:value="30.0356272184168">
            <text:p>30.04</text:p>
          </table:table-cell>
          <table:table-cell/>
          <table:table-cell table:style-name="Default" office:value-type="float" office:value="18.194871">
            <text:p>18.19</text:p>
          </table:table-cell>
          <table:table-cell table:formula="of:=([.$B$1])-(10*([.$B$2])*LOG([.N252];10))" office:value-type="float" office:value="34.8010203835134">
            <text:p>34.8</text:p>
          </table:table-cell>
          <table:table-cell/>
          <table:table-cell table:style-name="Default" office:value-type="float" office:value="34.330014">
            <text:p>34.33</text:p>
          </table:table-cell>
          <table:table-cell table:formula="of:=([.$B$1])-(10*([.$B$2])*LOG([.Q252];10))" office:value-type="float" office:value="29.2865203893227">
            <text:p>29.29</text:p>
          </table:table-cell>
          <table:table-cell/>
          <table:table-cell table:style-name="Default" office:value-type="float" office:value="49.911471">
            <text:p>49.91</text:p>
          </table:table-cell>
          <table:table-cell table:formula="of:=([.$B$1])-(10*([.$B$2])*LOG([.T252];10))" office:value-type="float" office:value="26.0359926067775">
            <text:p>26.04</text:p>
          </table:table-cell>
          <table:table-cell/>
          <table:table-cell office:value-type="float" office:value="246">
            <text:p>246</text:p>
          </table:table-cell>
          <table:table-cell table:number-columns-repeated="1001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912">
            <text:p>912</text:p>
          </table:table-cell>
          <table:table-cell office:value-type="string">
            <text:p>wm</text:p>
          </table:table-cell>
          <table:table-cell/>
          <table:table-cell table:style-name="Default" office:value-type="float" office:value="5.860866">
            <text:p>5.86</text:p>
          </table:table-cell>
          <table:table-cell table:formula="of:=([.$B$1])-(10*([.$B$2])*LOG([.E253];10))" office:value-type="float" office:value="44.6407641600689">
            <text:p>44.64</text:p>
          </table:table-cell>
          <table:table-cell/>
          <table:table-cell table:style-name="Default" office:value-type="float" office:value="28.828815">
            <text:p>28.83</text:p>
          </table:table-cell>
          <table:table-cell table:formula="of:=([.$B$1])-(10*([.$B$2])*LOG([.H253];10))" office:value-type="float" office:value="30.8034641758487">
            <text:p>30.8</text:p>
          </table:table-cell>
          <table:table-cell/>
          <table:table-cell table:style-name="Default" office:value-type="float" office:value="33.276756">
            <text:p>33.28</text:p>
          </table:table-cell>
          <table:table-cell table:formula="of:=([.$B$1])-(10*([.$B$2])*LOG([.K253];10))" office:value-type="float" office:value="29.557180354338">
            <text:p>29.56</text:p>
          </table:table-cell>
          <table:table-cell/>
          <table:table-cell table:style-name="Default" office:value-type="float" office:value="20.897043">
            <text:p>20.9</text:p>
          </table:table-cell>
          <table:table-cell table:formula="of:=([.$B$1])-(10*([.$B$2])*LOG([.N253];10))" office:value-type="float" office:value="33.5983032726484">
            <text:p>33.6</text:p>
          </table:table-cell>
          <table:table-cell/>
          <table:table-cell table:style-name="Default" office:value-type="float" office:value="32.894318">
            <text:p>32.89</text:p>
          </table:table-cell>
          <table:table-cell table:formula="of:=([.$B$1])-(10*([.$B$2])*LOG([.Q253];10))" office:value-type="float" office:value="29.6575822685748">
            <text:p>29.66</text:p>
          </table:table-cell>
          <table:table-cell/>
          <table:table-cell table:style-name="Default" office:value-type="float" office:value="49.306377">
            <text:p>49.31</text:p>
          </table:table-cell>
          <table:table-cell table:formula="of:=([.$B$1])-(10*([.$B$2])*LOG([.T253];10))" office:value-type="float" office:value="26.1419381593608">
            <text:p>26.14</text:p>
          </table:table-cell>
          <table:table-cell/>
          <table:table-cell office:value-type="float" office:value="247">
            <text:p>247</text:p>
          </table:table-cell>
          <table:table-cell table:number-columns-repeated="1001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912">
            <text:p>912</text:p>
          </table:table-cell>
          <table:table-cell office:value-type="string">
            <text:p>wn</text:p>
          </table:table-cell>
          <table:table-cell/>
          <table:table-cell table:style-name="Default" office:value-type="float" office:value="4.19891">
            <text:p>4.2</text:p>
          </table:table-cell>
          <table:table-cell table:formula="of:=([.$B$1])-(10*([.$B$2])*LOG([.E254];10))" office:value-type="float" office:value="47.5372686797692">
            <text:p>47.54</text:p>
          </table:table-cell>
          <table:table-cell/>
          <table:table-cell table:style-name="Default" office:value-type="float" office:value="29.065094">
            <text:p>29.07</text:p>
          </table:table-cell>
          <table:table-cell table:formula="of:=([.$B$1])-(10*([.$B$2])*LOG([.H254];10))" office:value-type="float" office:value="30.7325653628976">
            <text:p>30.73</text:p>
          </table:table-cell>
          <table:table-cell/>
          <table:table-cell table:style-name="Default" office:value-type="float" office:value="35.185991">
            <text:p>35.19</text:p>
          </table:table-cell>
          <table:table-cell table:formula="of:=([.$B$1])-(10*([.$B$2])*LOG([.K254];10))" office:value-type="float" office:value="29.0726042545219">
            <text:p>29.07</text:p>
          </table:table-cell>
          <table:table-cell/>
          <table:table-cell table:style-name="Default" office:value-type="float" office:value="23.61183">
            <text:p>23.61</text:p>
          </table:table-cell>
          <table:table-cell table:formula="of:=([.$B$1])-(10*([.$B$2])*LOG([.N254];10))" office:value-type="float" office:value="32.5374070452931">
            <text:p>32.54</text:p>
          </table:table-cell>
          <table:table-cell/>
          <table:table-cell table:style-name="Default" office:value-type="float" office:value="31.634182">
            <text:p>31.63</text:p>
          </table:table-cell>
          <table:table-cell table:formula="of:=([.$B$1])-(10*([.$B$2])*LOG([.Q254];10))" office:value-type="float" office:value="29.9968678218392">
            <text:p>30</text:p>
          </table:table-cell>
          <table:table-cell/>
          <table:table-cell table:style-name="Default" office:value-type="float" office:value="48.849583">
            <text:p>48.85</text:p>
          </table:table-cell>
          <table:table-cell table:formula="of:=([.$B$1])-(10*([.$B$2])*LOG([.T254];10))" office:value-type="float" office:value="26.2227827848906">
            <text:p>26.22</text:p>
          </table:table-cell>
          <table:table-cell/>
          <table:table-cell office:value-type="float" office:value="248">
            <text:p>248</text:p>
          </table:table-cell>
          <table:table-cell table:number-columns-repeated="1001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912">
            <text:p>912</text:p>
          </table:table-cell>
          <table:table-cell office:value-type="string">
            <text:p>wo</text:p>
          </table:table-cell>
          <table:table-cell/>
          <table:table-cell table:style-name="Default" office:value-type="float" office:value="4.013844">
            <text:p>4.01</text:p>
          </table:table-cell>
          <table:table-cell table:formula="of:=([.$B$1])-(10*([.$B$2])*LOG([.E255];10))" office:value-type="float" office:value="47.9287902117376">
            <text:p>47.93</text:p>
          </table:table-cell>
          <table:table-cell/>
          <table:table-cell table:style-name="Default" office:value-type="float" office:value="29.557703">
            <text:p>29.56</text:p>
          </table:table-cell>
          <table:table-cell table:formula="of:=([.$B$1])-(10*([.$B$2])*LOG([.H255];10))" office:value-type="float" office:value="30.5865863806362">
            <text:p>30.59</text:p>
          </table:table-cell>
          <table:table-cell/>
          <table:table-cell table:style-name="Default" office:value-type="float" office:value="37.201672">
            <text:p>37.2</text:p>
          </table:table-cell>
          <table:table-cell table:formula="of:=([.$B$1])-(10*([.$B$2])*LOG([.K255];10))" office:value-type="float" office:value="28.5887508130849">
            <text:p>28.59</text:p>
          </table:table-cell>
          <table:table-cell/>
          <table:table-cell table:style-name="Default" office:value-type="float" office:value="26.33533">
            <text:p>26.34</text:p>
          </table:table-cell>
          <table:table-cell table:formula="of:=([.$B$1])-(10*([.$B$2])*LOG([.N255];10))" office:value-type="float" office:value="31.5892247052103">
            <text:p>31.59</text:p>
          </table:table-cell>
          <table:table-cell/>
          <table:table-cell table:style-name="Default" office:value-type="float" office:value="30.571323">
            <text:p>30.57</text:p>
          </table:table-cell>
          <table:table-cell table:formula="of:=([.$B$1])-(10*([.$B$2])*LOG([.Q255];10))" office:value-type="float" office:value="30.2937153280842">
            <text:p>30.29</text:p>
          </table:table-cell>
          <table:table-cell/>
          <table:table-cell table:style-name="Default" office:value-type="float" office:value="48.545275">
            <text:p>48.55</text:p>
          </table:table-cell>
          <table:table-cell table:formula="of:=([.$B$1])-(10*([.$B$2])*LOG([.T255];10))" office:value-type="float" office:value="26.2770606874319">
            <text:p>26.28</text:p>
          </table:table-cell>
          <table:table-cell/>
          <table:table-cell office:value-type="float" office:value="249">
            <text:p>249</text:p>
          </table:table-cell>
          <table:table-cell table:number-columns-repeated="1001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912">
            <text:p>912</text:p>
          </table:table-cell>
          <table:table-cell office:value-type="string">
            <text:p>wp</text:p>
          </table:table-cell>
          <table:table-cell/>
          <table:table-cell table:style-name="Default" office:value-type="float" office:value="5.458026">
            <text:p>5.46</text:p>
          </table:table-cell>
          <table:table-cell table:formula="of:=([.$B$1])-(10*([.$B$2])*LOG([.E256];10))" office:value-type="float" office:value="45.2592879968855">
            <text:p>45.26</text:p>
          </table:table-cell>
          <table:table-cell/>
          <table:table-cell table:style-name="Default" office:value-type="float" office:value="30.29414">
            <text:p>30.29</text:p>
          </table:table-cell>
          <table:table-cell table:formula="of:=([.$B$1])-(10*([.$B$2])*LOG([.H256];10))" office:value-type="float" office:value="30.3728274377381">
            <text:p>30.37</text:p>
          </table:table-cell>
          <table:table-cell/>
          <table:table-cell table:style-name="Default" office:value-type="float" office:value="39.307427">
            <text:p>39.31</text:p>
          </table:table-cell>
          <table:table-cell table:formula="of:=([.$B$1])-(10*([.$B$2])*LOG([.K256];10))" office:value-type="float" office:value="28.1105076691459">
            <text:p>28.11</text:p>
          </table:table-cell>
          <table:table-cell/>
          <table:table-cell table:style-name="Default" office:value-type="float" office:value="29.065094">
            <text:p>29.07</text:p>
          </table:table-cell>
          <table:table-cell table:formula="of:=([.$B$1])-(10*([.$B$2])*LOG([.N256];10))" office:value-type="float" office:value="30.7325653628976">
            <text:p>30.73</text:p>
          </table:table-cell>
          <table:table-cell/>
          <table:table-cell table:style-name="Default" office:value-type="float" office:value="29.726909">
            <text:p>29.73</text:p>
          </table:table-cell>
          <table:table-cell table:formula="of:=([.$B$1])-(10*([.$B$2])*LOG([.Q256];10))" office:value-type="float" office:value="30.5370049265858">
            <text:p>30.54</text:p>
          </table:table-cell>
          <table:table-cell/>
          <table:table-cell table:style-name="Default" office:value-type="float" office:value="48.396329">
            <text:p>48.4</text:p>
          </table:table-cell>
          <table:table-cell table:formula="of:=([.$B$1])-(10*([.$B$2])*LOG([.T256];10))" office:value-type="float" office:value="26.3037515917016">
            <text:p>26.3</text:p>
          </table:table-cell>
          <table:table-cell/>
          <table:table-cell office:value-type="float" office:value="250">
            <text:p>250</text:p>
          </table:table-cell>
          <table:table-cell table:number-columns-repeated="1001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912">
            <text:p>912</text:p>
          </table:table-cell>
          <table:table-cell office:value-type="string">
            <text:p>wq</text:p>
          </table:table-cell>
          <table:table-cell/>
          <table:table-cell table:style-name="Default" office:value-type="float" office:value="7.659514">
            <text:p>7.66</text:p>
          </table:table-cell>
          <table:table-cell table:formula="of:=([.$B$1])-(10*([.$B$2])*LOG([.E257];10))" office:value-type="float" office:value="42.3159757139125">
            <text:p>42.32</text:p>
          </table:table-cell>
          <table:table-cell/>
          <table:table-cell table:style-name="Default" office:value-type="float" office:value="31.257176">
            <text:p>31.26</text:p>
          </table:table-cell>
          <table:table-cell table:formula="of:=([.$B$1])-(10*([.$B$2])*LOG([.H257];10))" office:value-type="float" office:value="30.1010052371609">
            <text:p>30.1</text:p>
          </table:table-cell>
          <table:table-cell/>
          <table:table-cell table:style-name="Default" office:value-type="float" office:value="41.489544">
            <text:p>41.49</text:p>
          </table:table-cell>
          <table:table-cell table:formula="of:=([.$B$1])-(10*([.$B$2])*LOG([.K257];10))" office:value-type="float" office:value="27.6412267670851">
            <text:p>27.64</text:p>
          </table:table-cell>
          <table:table-cell/>
          <table:table-cell table:style-name="Default" office:value-type="float" office:value="31.799509">
            <text:p>31.8</text:p>
          </table:table-cell>
          <table:table-cell table:formula="of:=([.$B$1])-(10*([.$B$2])*LOG([.N257];10))" office:value-type="float" office:value="29.9515917136679">
            <text:p>29.95</text:p>
          </table:table-cell>
          <table:table-cell/>
          <table:table-cell table:style-name="Default" office:value-type="float" office:value="29.11995">
            <text:p>29.12</text:p>
          </table:table-cell>
          <table:table-cell table:formula="of:=([.$B$1])-(10*([.$B$2])*LOG([.Q257];10))" office:value-type="float" office:value="30.7161875011517">
            <text:p>30.72</text:p>
          </table:table-cell>
          <table:table-cell/>
          <table:table-cell table:style-name="Default" office:value-type="float" office:value="48.40418">
            <text:p>48.4</text:p>
          </table:table-cell>
          <table:table-cell table:formula="of:=([.$B$1])-(10*([.$B$2])*LOG([.T257];10))" office:value-type="float" office:value="26.3023426544883">
            <text:p>26.3</text:p>
          </table:table-cell>
          <table:table-cell/>
          <table:table-cell office:value-type="float" office:value="251">
            <text:p>251</text:p>
          </table:table-cell>
          <table:table-cell table:number-columns-repeated="1001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50">
            <text:p>950</text:p>
          </table:table-cell>
          <table:table-cell office:value-type="string">
            <text:p>xc</text:p>
          </table:table-cell>
          <table:table-cell/>
          <table:table-cell table:style-name="Default" office:value-type="float" office:value="32.627554">
            <text:p>32.63</text:p>
          </table:table-cell>
          <table:table-cell table:formula="of:=([.$B$1])-(10*([.$B$2])*LOG([.E258];10))" office:value-type="float" office:value="29.728309657629">
            <text:p>29.73</text:p>
          </table:table-cell>
          <table:table-cell/>
          <table:table-cell table:style-name="Default" office:value-type="float" office:value="41.085295">
            <text:p>41.09</text:p>
          </table:table-cell>
          <table:table-cell table:formula="of:=([.$B$1])-(10*([.$B$2])*LOG([.H258];10))" office:value-type="float" office:value="27.7262718072927">
            <text:p>27.73</text:p>
          </table:table-cell>
          <table:table-cell/>
          <table:table-cell table:style-name="Default" office:value-type="float" office:value="27.789592">
            <text:p>27.79</text:p>
          </table:table-cell>
          <table:table-cell table:formula="of:=([.$B$1])-(10*([.$B$2])*LOG([.K258];10))" office:value-type="float" office:value="31.1223565876259">
            <text:p>31.12</text:p>
          </table:table-cell>
          <table:table-cell/>
          <table:table-cell table:style-name="Default" office:value-type="float" office:value="9.559499">
            <text:p>9.56</text:p>
          </table:table-cell>
          <table:table-cell table:formula="of:=([.$B$1])-(10*([.$B$2])*LOG([.N258];10))" office:value-type="float" office:value="40.3912973579025">
            <text:p>40.39</text:p>
          </table:table-cell>
          <table:table-cell/>
          <table:table-cell table:style-name="Default" office:value-type="float" office:value="53.741538">
            <text:p>53.74</text:p>
          </table:table-cell>
          <table:table-cell table:formula="of:=([.$B$1])-(10*([.$B$2])*LOG([.Q258];10))" office:value-type="float" office:value="25.3937981777238">
            <text:p>25.39</text:p>
          </table:table-cell>
          <table:table-cell/>
          <table:table-cell table:style-name="Default" office:value-type="float" office:value="63.053142">
            <text:p>63.05</text:p>
          </table:table-cell>
          <table:table-cell table:formula="of:=([.$B$1])-(10*([.$B$2])*LOG([.T258];10))" office:value-type="float" office:value="24.0058653446211">
            <text:p>24.01</text:p>
          </table:table-cell>
          <table:table-cell/>
          <table:table-cell office:value-type="float" office:value="252">
            <text:p>252</text:p>
          </table:table-cell>
          <table:table-cell table:number-columns-repeated="1001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50">
            <text:p>950</text:p>
          </table:table-cell>
          <table:table-cell office:value-type="string">
            <text:p>xd</text:p>
          </table:table-cell>
          <table:table-cell/>
          <table:table-cell table:style-name="Default" office:value-type="float" office:value="29.930726">
            <text:p>29.93</text:p>
          </table:table-cell>
          <table:table-cell table:formula="of:=([.$B$1])-(10*([.$B$2])*LOG([.E259];10))" office:value-type="float" office:value="30.4776549756119">
            <text:p>30.48</text:p>
          </table:table-cell>
          <table:table-cell/>
          <table:table-cell table:style-name="Default" office:value-type="float" office:value="39.366109">
            <text:p>39.37</text:p>
          </table:table-cell>
          <table:table-cell table:formula="of:=([.$B$1])-(10*([.$B$2])*LOG([.H259];10))" office:value-type="float" office:value="28.0975501869688">
            <text:p>28.1</text:p>
          </table:table-cell>
          <table:table-cell/>
          <table:table-cell table:style-name="Default" office:value-type="float" office:value="27.404066">
            <text:p>27.4</text:p>
          </table:table-cell>
          <table:table-cell table:formula="of:=([.$B$1])-(10*([.$B$2])*LOG([.K259];10))" office:value-type="float" office:value="31.2436999039163">
            <text:p>31.24</text:p>
          </table:table-cell>
          <table:table-cell/>
          <table:table-cell table:style-name="Default" office:value-type="float" office:value="7.760545">
            <text:p>7.76</text:p>
          </table:table-cell>
          <table:table-cell table:formula="of:=([.$B$1])-(10*([.$B$2])*LOG([.N259];10))" office:value-type="float" office:value="42.202155569214">
            <text:p>42.2</text:p>
          </table:table-cell>
          <table:table-cell/>
          <table:table-cell table:style-name="Default" office:value-type="float" office:value="51.525219">
            <text:p>51.53</text:p>
          </table:table-cell>
          <table:table-cell table:formula="of:=([.$B$1])-(10*([.$B$2])*LOG([.Q259];10))" office:value-type="float" office:value="25.7596030728617">
            <text:p>25.76</text:p>
          </table:table-cell>
          <table:table-cell/>
          <table:table-cell table:style-name="Default" office:value-type="float" office:value="61.472527">
            <text:p>61.47</text:p>
          </table:table-cell>
          <table:table-cell table:formula="of:=([.$B$1])-(10*([.$B$2])*LOG([.T259];10))" office:value-type="float" office:value="24.2263786724785">
            <text:p>24.23</text:p>
          </table:table-cell>
          <table:table-cell/>
          <table:table-cell office:value-type="float" office:value="253">
            <text:p>253</text:p>
          </table:table-cell>
          <table:table-cell table:number-columns-repeated="1001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950">
            <text:p>950</text:p>
          </table:table-cell>
          <table:table-cell office:value-type="string">
            <text:p>xe</text:p>
          </table:table-cell>
          <table:table-cell/>
          <table:table-cell table:style-name="Default" office:value-type="float" office:value="27.112024">
            <text:p>27.11</text:p>
          </table:table-cell>
          <table:table-cell table:formula="of:=([.$B$1])-(10*([.$B$2])*LOG([.E260];10))" office:value-type="float" office:value="31.3367611945209">
            <text:p>31.34</text:p>
          </table:table-cell>
          <table:table-cell/>
          <table:table-cell table:style-name="Default" office:value-type="float" office:value="37.693792">
            <text:p>37.69</text:p>
          </table:table-cell>
          <table:table-cell table:formula="of:=([.$B$1])-(10*([.$B$2])*LOG([.H260];10))" office:value-type="float" office:value="28.4746034055124">
            <text:p>28.47</text:p>
          </table:table-cell>
          <table:table-cell/>
          <table:table-cell table:style-name="Default" office:value-type="float" office:value="27.294656">
            <text:p>27.29</text:p>
          </table:table-cell>
          <table:table-cell table:formula="of:=([.$B$1])-(10*([.$B$2])*LOG([.K260];10))" office:value-type="float" office:value="31.2784474964722">
            <text:p>31.28</text:p>
          </table:table-cell>
          <table:table-cell/>
          <table:table-cell table:style-name="Default" office:value-type="float" office:value="6.623302">
            <text:p>6.62</text:p>
          </table:table-cell>
          <table:table-cell table:formula="of:=([.$B$1])-(10*([.$B$2])*LOG([.N260];10))" office:value-type="float" office:value="43.5785088430655">
            <text:p>43.58</text:p>
          </table:table-cell>
          <table:table-cell/>
          <table:table-cell table:style-name="Default" office:value-type="float" office:value="49.256839">
            <text:p>49.26</text:p>
          </table:table-cell>
          <table:table-cell table:formula="of:=([.$B$1])-(10*([.$B$2])*LOG([.Q260];10))" office:value-type="float" office:value="26.1506692388565">
            <text:p>26.15</text:p>
          </table:table-cell>
          <table:table-cell/>
          <table:table-cell table:style-name="Default" office:value-type="float" office:value="59.904599">
            <text:p>59.9</text:p>
          </table:table-cell>
          <table:table-cell table:formula="of:=([.$B$1])-(10*([.$B$2])*LOG([.T260];10))" office:value-type="float" office:value="24.4507966928979">
            <text:p>24.45</text:p>
          </table:table-cell>
          <table:table-cell/>
          <table:table-cell office:value-type="float" office:value="254">
            <text:p>254</text:p>
          </table:table-cell>
          <table:table-cell table:number-columns-repeated="1001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950">
            <text:p>950</text:p>
          </table:table-cell>
          <table:table-cell office:value-type="string">
            <text:p>xf</text:p>
          </table:table-cell>
          <table:table-cell/>
          <table:table-cell table:style-name="Default" office:value-type="float" office:value="24.311156">
            <text:p>24.31</text:p>
          </table:table-cell>
          <table:table-cell table:formula="of:=([.$B$1])-(10*([.$B$2])*LOG([.E261];10))" office:value-type="float" office:value="32.2838877976419">
            <text:p>32.28</text:p>
          </table:table-cell>
          <table:table-cell/>
          <table:table-cell table:style-name="Default" office:value-type="float" office:value="36.176101">
            <text:p>36.18</text:p>
          </table:table-cell>
          <table:table-cell table:formula="of:=([.$B$1])-(10*([.$B$2])*LOG([.H261];10))" office:value-type="float" office:value="28.8315648498187">
            <text:p>28.83</text:p>
          </table:table-cell>
          <table:table-cell/>
          <table:table-cell table:style-name="Default" office:value-type="float" office:value="27.491281">
            <text:p>27.49</text:p>
          </table:table-cell>
          <table:table-cell table:formula="of:=([.$B$1])-(10*([.$B$2])*LOG([.K261];10))" office:value-type="float" office:value="31.2161004608465">
            <text:p>31.22</text:p>
          </table:table-cell>
          <table:table-cell/>
          <table:table-cell table:style-name="Default" office:value-type="float" office:value="6.653353">
            <text:p>6.65</text:p>
          </table:table-cell>
          <table:table-cell table:formula="of:=([.$B$1])-(10*([.$B$2])*LOG([.N261];10))" office:value-type="float" office:value="43.5391886806803">
            <text:p>43.54</text:p>
          </table:table-cell>
          <table:table-cell/>
          <table:table-cell table:style-name="Default" office:value-type="float" office:value="47.05721">
            <text:p>47.06</text:p>
          </table:table-cell>
          <table:table-cell table:formula="of:=([.$B$1])-(10*([.$B$2])*LOG([.Q261];10))" office:value-type="float" office:value="26.5474765102734">
            <text:p>26.55</text:p>
          </table:table-cell>
          <table:table-cell/>
          <table:table-cell table:style-name="Default" office:value-type="float" office:value="58.438065">
            <text:p>58.44</text:p>
          </table:table-cell>
          <table:table-cell table:formula="of:=([.$B$1])-(10*([.$B$2])*LOG([.T261];10))" office:value-type="float" office:value="24.6660834569914">
            <text:p>24.67</text:p>
          </table:table-cell>
          <table:table-cell/>
          <table:table-cell office:value-type="float" office:value="255">
            <text:p>255</text:p>
          </table:table-cell>
          <table:table-cell table:number-columns-repeated="1001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950">
            <text:p>950</text:p>
          </table:table-cell>
          <table:table-cell office:value-type="string">
            <text:p>xg</text:p>
          </table:table-cell>
          <table:table-cell/>
          <table:table-cell table:style-name="Default" office:value-type="float" office:value="21.535079">
            <text:p>21.54</text:p>
          </table:table-cell>
          <table:table-cell table:formula="of:=([.$B$1])-(10*([.$B$2])*LOG([.E262];10))" office:value-type="float" office:value="33.3370706143628">
            <text:p>33.34</text:p>
          </table:table-cell>
          <table:table-cell/>
          <table:table-cell table:style-name="Default" office:value-type="float" office:value="34.833254">
            <text:p>34.83</text:p>
          </table:table-cell>
          <table:table-cell table:formula="of:=([.$B$1])-(10*([.$B$2])*LOG([.H262];10))" office:value-type="float" office:value="29.1601190676919">
            <text:p>29.16</text:p>
          </table:table-cell>
          <table:table-cell/>
          <table:table-cell table:style-name="Default" office:value-type="float" office:value="27.987492">
            <text:p>27.99</text:p>
          </table:table-cell>
          <table:table-cell table:formula="of:=([.$B$1])-(10*([.$B$2])*LOG([.K262];10))" office:value-type="float" office:value="31.0607203510498">
            <text:p>31.06</text:p>
          </table:table-cell>
          <table:table-cell/>
          <table:table-cell table:style-name="Default" office:value-type="float" office:value="7.837281">
            <text:p>7.84</text:p>
          </table:table-cell>
          <table:table-cell table:formula="of:=([.$B$1])-(10*([.$B$2])*LOG([.N262];10))" office:value-type="float" office:value="42.116691632814">
            <text:p>42.12</text:p>
          </table:table-cell>
          <table:table-cell/>
          <table:table-cell table:style-name="Default" office:value-type="float" office:value="44.936431">
            <text:p>44.94</text:p>
          </table:table-cell>
          <table:table-cell table:formula="of:=([.$B$1])-(10*([.$B$2])*LOG([.Q262];10))" office:value-type="float" office:value="26.9480284730317">
            <text:p>26.95</text:p>
          </table:table-cell>
          <table:table-cell/>
          <table:table-cell table:style-name="Default" office:value-type="float" office:value="57.080738">
            <text:p>57.08</text:p>
          </table:table-cell>
          <table:table-cell table:formula="of:=([.$B$1])-(10*([.$B$2])*LOG([.T262];10))" office:value-type="float" office:value="24.8702084100771">
            <text:p>24.87</text:p>
          </table:table-cell>
          <table:table-cell/>
          <table:table-cell office:value-type="float" office:value="256">
            <text:p>256</text:p>
          </table:table-cell>
          <table:table-cell table:number-columns-repeated="1001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50">
            <text:p>950</text:p>
          </table:table-cell>
          <table:table-cell office:value-type="string">
            <text:p>xh</text:p>
          </table:table-cell>
          <table:table-cell/>
          <table:table-cell table:style-name="Default" office:value-type="float" office:value="18.665454">
            <text:p>18.67</text:p>
          </table:table-cell>
          <table:table-cell table:formula="of:=([.$B$1])-(10*([.$B$2])*LOG([.E263];10))" office:value-type="float" office:value="34.5792288452149">
            <text:p>34.58</text:p>
          </table:table-cell>
          <table:table-cell/>
          <table:table-cell table:style-name="Default" office:value-type="float" office:value="33.636779">
            <text:p>33.64</text:p>
          </table:table-cell>
          <table:table-cell table:formula="of:=([.$B$1])-(10*([.$B$2])*LOG([.H263];10))" office:value-type="float" office:value="29.4637119634875">
            <text:p>29.46</text:p>
          </table:table-cell>
          <table:table-cell/>
          <table:table-cell table:style-name="Default" office:value-type="float" office:value="28.811676">
            <text:p>28.81</text:p>
          </table:table-cell>
          <table:table-cell table:formula="of:=([.$B$1])-(10*([.$B$2])*LOG([.K263];10))" office:value-type="float" office:value="30.8086295540164">
            <text:p>30.81</text:p>
          </table:table-cell>
          <table:table-cell/>
          <table:table-cell table:style-name="Default" office:value-type="float" office:value="9.867554">
            <text:p>9.87</text:p>
          </table:table-cell>
          <table:table-cell table:formula="of:=([.$B$1])-(10*([.$B$2])*LOG([.N263];10))" office:value-type="float" office:value="40.1158097651544">
            <text:p>40.12</text:p>
          </table:table-cell>
          <table:table-cell/>
          <table:table-cell table:style-name="Default" office:value-type="float" office:value="42.811996">
            <text:p>42.81</text:p>
          </table:table-cell>
          <table:table-cell table:formula="of:=([.$B$1])-(10*([.$B$2])*LOG([.Q263];10))" office:value-type="float" office:value="27.3686904764471">
            <text:p>27.37</text:p>
          </table:table-cell>
          <table:table-cell/>
          <table:table-cell table:style-name="Default" office:value-type="float" office:value="55.784588">
            <text:p>55.78</text:p>
          </table:table-cell>
          <table:table-cell table:formula="of:=([.$B$1])-(10*([.$B$2])*LOG([.T263];10))" office:value-type="float" office:value="25.0697154015634">
            <text:p>25.07</text:p>
          </table:table-cell>
          <table:table-cell/>
          <table:table-cell office:value-type="float" office:value="257">
            <text:p>257</text:p>
          </table:table-cell>
          <table:table-cell table:number-columns-repeated="1001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50">
            <text:p>950</text:p>
          </table:table-cell>
          <table:table-cell office:value-type="string">
            <text:p>xi</text:p>
          </table:table-cell>
          <table:table-cell/>
          <table:table-cell table:style-name="Default" office:value-type="float" office:value="16.108538">
            <text:p>16.11</text:p>
          </table:table-cell>
          <table:table-cell table:formula="of:=([.$B$1])-(10*([.$B$2])*LOG([.E264];10))" office:value-type="float" office:value="35.8588774813052">
            <text:p>35.86</text:p>
          </table:table-cell>
          <table:table-cell/>
          <table:table-cell table:style-name="Default" office:value-type="float" office:value="32.755408">
            <text:p>32.76</text:p>
          </table:table-cell>
          <table:table-cell table:formula="of:=([.$B$1])-(10*([.$B$2])*LOG([.H264];10))" office:value-type="float" office:value="29.6943397328869">
            <text:p>29.69</text:p>
          </table:table-cell>
          <table:table-cell/>
          <table:table-cell table:style-name="Default" office:value-type="float" office:value="29.809878">
            <text:p>29.81</text:p>
          </table:table-cell>
          <table:table-cell table:formula="of:=([.$B$1])-(10*([.$B$2])*LOG([.K264];10))" office:value-type="float" office:value="30.5127960271738">
            <text:p>30.51</text:p>
          </table:table-cell>
          <table:table-cell/>
          <table:table-cell table:style-name="Default" office:value-type="float" office:value="12.083271">
            <text:p>12.08</text:p>
          </table:table-cell>
          <table:table-cell table:formula="of:=([.$B$1])-(10*([.$B$2])*LOG([.N264];10))" office:value-type="float" office:value="38.3563096835786">
            <text:p>38.36</text:p>
          </table:table-cell>
          <table:table-cell/>
          <table:table-cell table:style-name="Default" office:value-type="float" office:value="40.979959">
            <text:p>40.98</text:p>
          </table:table-cell>
          <table:table-cell table:formula="of:=([.$B$1])-(10*([.$B$2])*LOG([.Q264];10))" office:value-type="float" office:value="27.7485696088296">
            <text:p>27.75</text:p>
          </table:table-cell>
          <table:table-cell/>
          <table:table-cell table:style-name="Default" office:value-type="float" office:value="54.725569">
            <text:p>54.73</text:p>
          </table:table-cell>
          <table:table-cell table:formula="of:=([.$B$1])-(10*([.$B$2])*LOG([.T264];10))" office:value-type="float" office:value="25.2361942846385">
            <text:p>25.24</text:p>
          </table:table-cell>
          <table:table-cell/>
          <table:table-cell office:value-type="float" office:value="258">
            <text:p>258</text:p>
          </table:table-cell>
          <table:table-cell table:number-columns-repeated="1001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50">
            <text:p>950</text:p>
          </table:table-cell>
          <table:table-cell office:value-type="string">
            <text:p>xj</text:p>
          </table:table-cell>
          <table:table-cell/>
          <table:table-cell table:style-name="Default" office:value-type="float" office:value="13.629741">
            <text:p>13.63</text:p>
          </table:table-cell>
          <table:table-cell table:formula="of:=([.$B$1])-(10*([.$B$2])*LOG([.E265];10))" office:value-type="float" office:value="37.3102479358957">
            <text:p>37.31</text:p>
          </table:table-cell>
          <table:table-cell/>
          <table:table-cell table:style-name="Default" office:value-type="float" office:value="32.087374">
            <text:p>32.09</text:p>
          </table:table-cell>
          <table:table-cell table:formula="of:=([.$B$1])-(10*([.$B$2])*LOG([.H265];10))" office:value-type="float" office:value="29.8733164739049">
            <text:p>29.87</text:p>
          </table:table-cell>
          <table:table-cell/>
          <table:table-cell table:style-name="Default" office:value-type="float" office:value="31.02167">
            <text:p>31.02</text:p>
          </table:table-cell>
          <table:table-cell table:formula="of:=([.$B$1])-(10*([.$B$2])*LOG([.K265];10))" office:value-type="float" office:value="30.1666965274421">
            <text:p>30.17</text:p>
          </table:table-cell>
          <table:table-cell/>
          <table:table-cell table:style-name="Default" office:value-type="float" office:value="14.485899">
            <text:p>14.49</text:p>
          </table:table-cell>
          <table:table-cell table:formula="of:=([.$B$1])-(10*([.$B$2])*LOG([.N265];10))" office:value-type="float" office:value="36.7810909431031">
            <text:p>36.78</text:p>
          </table:table-cell>
          <table:table-cell/>
          <table:table-cell table:style-name="Default" office:value-type="float" office:value="39.25616">
            <text:p>39.26</text:p>
          </table:table-cell>
          <table:table-cell table:formula="of:=([.$B$1])-(10*([.$B$2])*LOG([.Q265];10))" office:value-type="float" office:value="28.1218436985785">
            <text:p>28.12</text:p>
          </table:table-cell>
          <table:table-cell/>
          <table:table-cell table:style-name="Default" office:value-type="float" office:value="53.787123">
            <text:p>53.79</text:p>
          </table:table-cell>
          <table:table-cell table:formula="of:=([.$B$1])-(10*([.$B$2])*LOG([.T265];10))" office:value-type="float" office:value="25.3864336983527">
            <text:p>25.39</text:p>
          </table:table-cell>
          <table:table-cell/>
          <table:table-cell office:value-type="float" office:value="259">
            <text:p>259</text:p>
          </table:table-cell>
          <table:table-cell table:number-columns-repeated="1001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950">
            <text:p>950</text:p>
          </table:table-cell>
          <table:table-cell office:value-type="string">
            <text:p>xk</text:p>
          </table:table-cell>
          <table:table-cell/>
          <table:table-cell table:style-name="Default" office:value-type="float" office:value="11.280677">
            <text:p>11.28</text:p>
          </table:table-cell>
          <table:table-cell table:formula="of:=([.$B$1])-(10*([.$B$2])*LOG([.E266];10))" office:value-type="float" office:value="38.9532967153133">
            <text:p>38.95</text:p>
          </table:table-cell>
          <table:table-cell/>
          <table:table-cell table:style-name="Default" office:value-type="float" office:value="31.646191">
            <text:p>31.65</text:p>
          </table:table-cell>
          <table:table-cell table:formula="of:=([.$B$1])-(10*([.$B$2])*LOG([.H266];10))" office:value-type="float" office:value="29.9935711013879">
            <text:p>29.99</text:p>
          </table:table-cell>
          <table:table-cell/>
          <table:table-cell table:style-name="Default" office:value-type="float" office:value="32.423112">
            <text:p>32.42</text:p>
          </table:table-cell>
          <table:table-cell table:formula="of:=([.$B$1])-(10*([.$B$2])*LOG([.K266];10))" office:value-type="float" office:value="29.7829060700923">
            <text:p>29.78</text:p>
          </table:table-cell>
          <table:table-cell/>
          <table:table-cell table:style-name="Default" office:value-type="float" office:value="16.996355">
            <text:p>17</text:p>
          </table:table-cell>
          <table:table-cell table:formula="of:=([.$B$1])-(10*([.$B$2])*LOG([.N266];10))" office:value-type="float" office:value="35.392884129044">
            <text:p>35.39</text:p>
          </table:table-cell>
          <table:table-cell/>
          <table:table-cell table:style-name="Default" office:value-type="float" office:value="37.655467">
            <text:p>37.66</text:p>
          </table:table-cell>
          <table:table-cell table:formula="of:=([.$B$1])-(10*([.$B$2])*LOG([.Q266];10))" office:value-type="float" office:value="28.4834392388969">
            <text:p>28.48</text:p>
          </table:table-cell>
          <table:table-cell/>
          <table:table-cell table:style-name="Default" office:value-type="float" office:value="52.975657">
            <text:p>52.98</text:p>
          </table:table-cell>
          <table:table-cell table:formula="of:=([.$B$1])-(10*([.$B$2])*LOG([.T266];10))" office:value-type="float" office:value="25.518472969944">
            <text:p>25.52</text:p>
          </table:table-cell>
          <table:table-cell/>
          <table:table-cell office:value-type="float" office:value="260">
            <text:p>260</text:p>
          </table:table-cell>
          <table:table-cell table:number-columns-repeated="1001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950">
            <text:p>950</text:p>
          </table:table-cell>
          <table:table-cell office:value-type="string">
            <text:p>xl</text:p>
          </table:table-cell>
          <table:table-cell/>
          <table:table-cell table:style-name="Default" office:value-type="float" office:value="9.661309">
            <text:p>9.66</text:p>
          </table:table-cell>
          <table:table-cell table:formula="of:=([.$B$1])-(10*([.$B$2])*LOG([.E267];10))" office:value-type="float" office:value="40.2992805504418">
            <text:p>40.3</text:p>
          </table:table-cell>
          <table:table-cell/>
          <table:table-cell table:style-name="Default" office:value-type="float" office:value="31.470099">
            <text:p>31.47</text:p>
          </table:table-cell>
          <table:table-cell table:formula="of:=([.$B$1])-(10*([.$B$2])*LOG([.H267];10))" office:value-type="float" office:value="30.0420378172449">
            <text:p>30.04</text:p>
          </table:table-cell>
          <table:table-cell/>
          <table:table-cell table:style-name="Default" office:value-type="float" office:value="33.584493">
            <text:p>33.58</text:p>
          </table:table-cell>
          <table:table-cell table:formula="of:=([.$B$1])-(10*([.$B$2])*LOG([.K267];10))" office:value-type="float" office:value="29.4772240707027">
            <text:p>29.48</text:p>
          </table:table-cell>
          <table:table-cell/>
          <table:table-cell table:style-name="Default" office:value-type="float" office:value="18.924232">
            <text:p>18.92</text:p>
          </table:table-cell>
          <table:table-cell table:formula="of:=([.$B$1])-(10*([.$B$2])*LOG([.N267];10))" office:value-type="float" office:value="34.4596347278973">
            <text:p>34.46</text:p>
          </table:table-cell>
          <table:table-cell/>
          <table:table-cell table:style-name="Default" office:value-type="float" office:value="36.545513">
            <text:p>36.55</text:p>
          </table:table-cell>
          <table:table-cell table:formula="of:=([.$B$1])-(10*([.$B$2])*LOG([.Q267];10))" office:value-type="float" office:value="28.7433187483841">
            <text:p>28.74</text:p>
          </table:table-cell>
          <table:table-cell/>
          <table:table-cell table:style-name="Default" office:value-type="float" office:value="52.453969">
            <text:p>52.45</text:p>
          </table:table-cell>
          <table:table-cell table:formula="of:=([.$B$1])-(10*([.$B$2])*LOG([.T267];10))" office:value-type="float" office:value="25.6044328950392">
            <text:p>25.6</text:p>
          </table:table-cell>
          <table:table-cell/>
          <table:table-cell office:value-type="float" office:value="261">
            <text:p>261</text:p>
          </table:table-cell>
          <table:table-cell table:number-columns-repeated="1001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950">
            <text:p>950</text:p>
          </table:table-cell>
          <table:table-cell office:value-type="string">
            <text:p>xm</text:p>
          </table:table-cell>
          <table:table-cell/>
          <table:table-cell table:style-name="Default" office:value-type="float" office:value="7.837281">
            <text:p>7.84</text:p>
          </table:table-cell>
          <table:table-cell table:formula="of:=([.$B$1])-(10*([.$B$2])*LOG([.E268];10))" office:value-type="float" office:value="42.116691632814">
            <text:p>42.12</text:p>
          </table:table-cell>
          <table:table-cell/>
          <table:table-cell table:style-name="Default" office:value-type="float" office:value="31.445942">
            <text:p>31.45</text:p>
          </table:table-cell>
          <table:table-cell table:formula="of:=([.$B$1])-(10*([.$B$2])*LOG([.H268];10))" office:value-type="float" office:value="30.0487078188204">
            <text:p>30.05</text:p>
          </table:table-cell>
          <table:table-cell/>
          <table:table-cell table:style-name="Default" office:value-type="float" office:value="35.262311">
            <text:p>35.26</text:p>
          </table:table-cell>
          <table:table-cell table:formula="of:=([.$B$1])-(10*([.$B$2])*LOG([.K268];10))" office:value-type="float" office:value="29.0537845715005">
            <text:p>29.05</text:p>
          </table:table-cell>
          <table:table-cell/>
          <table:table-cell table:style-name="Default" office:value-type="float" office:value="21.535079">
            <text:p>21.54</text:p>
          </table:table-cell>
          <table:table-cell table:formula="of:=([.$B$1])-(10*([.$B$2])*LOG([.N268];10))" office:value-type="float" office:value="33.3370706143628">
            <text:p>33.34</text:p>
          </table:table-cell>
          <table:table-cell/>
          <table:table-cell table:style-name="Default" office:value-type="float" office:value="35.200296">
            <text:p>35.2</text:p>
          </table:table-cell>
          <table:table-cell table:formula="of:=([.$B$1])-(10*([.$B$2])*LOG([.Q268];10))" office:value-type="float" office:value="29.0690736903089">
            <text:p>29.07</text:p>
          </table:table-cell>
          <table:table-cell/>
          <table:table-cell table:style-name="Default" office:value-type="float" office:value="51.878539">
            <text:p>51.88</text:p>
          </table:table-cell>
          <table:table-cell table:formula="of:=([.$B$1])-(10*([.$B$2])*LOG([.T268];10))" office:value-type="float" office:value="25.700245259767">
            <text:p>25.7</text:p>
          </table:table-cell>
          <table:table-cell/>
          <table:table-cell office:value-type="float" office:value="262">
            <text:p>262</text:p>
          </table:table-cell>
          <table:table-cell table:number-columns-repeated="1001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950">
            <text:p>950</text:p>
          </table:table-cell>
          <table:table-cell office:value-type="string">
            <text:p>xn</text:p>
          </table:table-cell>
          <table:table-cell/>
          <table:table-cell table:style-name="Default" office:value-type="float" office:value="6.68611">
            <text:p>6.69</text:p>
          </table:table-cell>
          <table:table-cell table:formula="of:=([.$B$1])-(10*([.$B$2])*LOG([.E269];10))" office:value-type="float" office:value="43.4965296532835">
            <text:p>43.5</text:p>
          </table:table-cell>
          <table:table-cell/>
          <table:table-cell table:style-name="Default" office:value-type="float" office:value="31.662697">
            <text:p>31.66</text:p>
          </table:table-cell>
          <table:table-cell table:formula="of:=([.$B$1])-(10*([.$B$2])*LOG([.H269];10))" office:value-type="float" office:value="29.9890419017086">
            <text:p>29.99</text:p>
          </table:table-cell>
          <table:table-cell/>
          <table:table-cell table:style-name="Default" office:value-type="float" office:value="37.069422">
            <text:p>37.07</text:p>
          </table:table-cell>
          <table:table-cell table:formula="of:=([.$B$1])-(10*([.$B$2])*LOG([.K269];10))" office:value-type="float" office:value="28.6196837119243">
            <text:p>28.62</text:p>
          </table:table-cell>
          <table:table-cell/>
          <table:table-cell table:style-name="Default" office:value-type="float" office:value="24.178332">
            <text:p>24.18</text:p>
          </table:table-cell>
          <table:table-cell table:formula="of:=([.$B$1])-(10*([.$B$2])*LOG([.N269];10))" office:value-type="float" office:value="32.3314732656857">
            <text:p>32.33</text:p>
          </table:table-cell>
          <table:table-cell/>
          <table:table-cell table:style-name="Default" office:value-type="float" office:value="34.02567">
            <text:p>34.03</text:p>
          </table:table-cell>
          <table:table-cell table:formula="of:=([.$B$1])-(10*([.$B$2])*LOG([.Q269];10))" office:value-type="float" office:value="29.3638662868199">
            <text:p>29.36</text:p>
          </table:table-cell>
          <table:table-cell/>
          <table:table-cell table:style-name="Default" office:value-type="float" office:value="51.444589">
            <text:p>51.44</text:p>
          </table:table-cell>
          <table:table-cell table:formula="of:=([.$B$1])-(10*([.$B$2])*LOG([.T269];10))" office:value-type="float" office:value="25.7732059616746">
            <text:p>25.77</text:p>
          </table:table-cell>
          <table:table-cell/>
          <table:table-cell office:value-type="float" office:value="263">
            <text:p>263</text:p>
          </table:table-cell>
          <table:table-cell table:number-columns-repeated="1001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950">
            <text:p>950</text:p>
          </table:table-cell>
          <table:table-cell office:value-type="string">
            <text:p>xo</text:p>
          </table:table-cell>
          <table:table-cell/>
          <table:table-cell table:style-name="Default" office:value-type="float" office:value="6.571467">
            <text:p>6.57</text:p>
          </table:table-cell>
          <table:table-cell table:formula="of:=([.$B$1])-(10*([.$B$2])*LOG([.E270];10))" office:value-type="float" office:value="43.6467533732302">
            <text:p>43.65</text:p>
          </table:table-cell>
          <table:table-cell/>
          <table:table-cell table:style-name="Default" office:value-type="float" office:value="32.115486">
            <text:p>32.12</text:p>
          </table:table-cell>
          <table:table-cell table:formula="of:=([.$B$1])-(10*([.$B$2])*LOG([.H270];10))" office:value-type="float" office:value="29.8657100294222">
            <text:p>29.87</text:p>
          </table:table-cell>
          <table:table-cell/>
          <table:table-cell table:style-name="Default" office:value-type="float" office:value="38.98785">
            <text:p>38.99</text:p>
          </table:table-cell>
          <table:table-cell table:formula="of:=([.$B$1])-(10*([.$B$2])*LOG([.K270];10))" office:value-type="float" office:value="28.1814142697623">
            <text:p>28.18</text:p>
          </table:table-cell>
          <table:table-cell/>
          <table:table-cell table:style-name="Default" office:value-type="float" office:value="26.844419">
            <text:p>26.84</text:p>
          </table:table-cell>
          <table:table-cell table:formula="of:=([.$B$1])-(10*([.$B$2])*LOG([.N270];10))" office:value-type="float" office:value="31.4229198227089">
            <text:p>31.42</text:p>
          </table:table-cell>
          <table:table-cell/>
          <table:table-cell table:style-name="Default" office:value-type="float" office:value="33.039832">
            <text:p>33.04</text:p>
          </table:table-cell>
          <table:table-cell table:formula="of:=([.$B$1])-(10*([.$B$2])*LOG([.Q270];10))" office:value-type="float" office:value="29.6192433926859">
            <text:p>29.62</text:p>
          </table:table-cell>
          <table:table-cell/>
          <table:table-cell table:style-name="Default" office:value-type="float" office:value="51.15572">
            <text:p>51.16</text:p>
          </table:table-cell>
          <table:table-cell table:formula="of:=([.$B$1])-(10*([.$B$2])*LOG([.T270];10))" office:value-type="float" office:value="25.8221159680502">
            <text:p>25.82</text:p>
          </table:table-cell>
          <table:table-cell/>
          <table:table-cell office:value-type="float" office:value="264">
            <text:p>264</text:p>
          </table:table-cell>
          <table:table-cell table:number-columns-repeated="1001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950">
            <text:p>950</text:p>
          </table:table-cell>
          <table:table-cell office:value-type="string">
            <text:p>xp</text:p>
          </table:table-cell>
          <table:table-cell/>
          <table:table-cell table:style-name="Default" office:value-type="float" office:value="7.540774">
            <text:p>7.54</text:p>
          </table:table-cell>
          <table:table-cell table:formula="of:=([.$B$1])-(10*([.$B$2])*LOG([.E271];10))" office:value-type="float" office:value="42.4516814999065">
            <text:p>42.45</text:p>
          </table:table-cell>
          <table:table-cell/>
          <table:table-cell table:style-name="Default" office:value-type="float" office:value="32.794536">
            <text:p>32.79</text:p>
          </table:table-cell>
          <table:table-cell table:formula="of:=([.$B$1])-(10*([.$B$2])*LOG([.H271];10))" office:value-type="float" office:value="29.6839701884026">
            <text:p>29.68</text:p>
          </table:table-cell>
          <table:table-cell/>
          <table:table-cell table:style-name="Default" office:value-type="float" office:value="41.001975">
            <text:p>41</text:p>
          </table:table-cell>
          <table:table-cell table:formula="of:=([.$B$1])-(10*([.$B$2])*LOG([.K271];10))" office:value-type="float" office:value="27.743904470023">
            <text:p>27.74</text:p>
          </table:table-cell>
          <table:table-cell/>
          <table:table-cell table:style-name="Default" office:value-type="float" office:value="29.527156">
            <text:p>29.53</text:p>
          </table:table-cell>
          <table:table-cell table:formula="of:=([.$B$1])-(10*([.$B$2])*LOG([.N271];10))" office:value-type="float" office:value="30.5955676289257">
            <text:p>30.6</text:p>
          </table:table-cell>
          <table:table-cell/>
          <table:table-cell table:style-name="Default" office:value-type="float" office:value="32.260097">
            <text:p>32.26</text:p>
          </table:table-cell>
          <table:table-cell table:formula="of:=([.$B$1])-(10*([.$B$2])*LOG([.Q271];10))" office:value-type="float" office:value="29.8266866220773">
            <text:p>29.83</text:p>
          </table:table-cell>
          <table:table-cell/>
          <table:table-cell table:style-name="Default" office:value-type="float" office:value="51.014396">
            <text:p>51.01</text:p>
          </table:table-cell>
          <table:table-cell table:formula="of:=([.$B$1])-(10*([.$B$2])*LOG([.T271];10))" office:value-type="float" office:value="25.8461450187774">
            <text:p>25.85</text:p>
          </table:table-cell>
          <table:table-cell/>
          <table:table-cell office:value-type="float" office:value="265">
            <text:p>265</text:p>
          </table:table-cell>
          <table:table-cell table:number-columns-repeated="1001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950">
            <text:p>950</text:p>
          </table:table-cell>
          <table:table-cell office:value-type="string">
            <text:p>xq</text:p>
          </table:table-cell>
          <table:table-cell/>
          <table:table-cell table:style-name="Default" office:value-type="float" office:value="9.259664">
            <text:p>9.26</text:p>
          </table:table-cell>
          <table:table-cell table:formula="of:=([.$B$1])-(10*([.$B$2])*LOG([.E272];10))" office:value-type="float" office:value="40.6680954404291">
            <text:p>40.67</text:p>
          </table:table-cell>
          <table:table-cell/>
          <table:table-cell table:style-name="Default" office:value-type="float" office:value="33.686165">
            <text:p>33.69</text:p>
          </table:table-cell>
          <table:table-cell table:formula="of:=([.$B$1])-(10*([.$B$2])*LOG([.H272];10))" office:value-type="float" office:value="29.4509685688252">
            <text:p>29.45</text:p>
          </table:table-cell>
          <table:table-cell/>
          <table:table-cell table:style-name="Default" office:value-type="float" office:value="43.09838">
            <text:p>43.1</text:p>
          </table:table-cell>
          <table:table-cell table:formula="of:=([.$B$1])-(10*([.$B$2])*LOG([.K272];10))" office:value-type="float" office:value="27.3107810795155">
            <text:p>27.31</text:p>
          </table:table-cell>
          <table:table-cell/>
          <table:table-cell table:style-name="Default" office:value-type="float" office:value="32.222384">
            <text:p>32.22</text:p>
          </table:table-cell>
          <table:table-cell table:formula="of:=([.$B$1])-(10*([.$B$2])*LOG([.N272];10))" office:value-type="float" office:value="29.8368466217606">
            <text:p>29.84</text:p>
          </table:table-cell>
          <table:table-cell/>
          <table:table-cell table:style-name="Default" office:value-type="float" office:value="31.701675">
            <text:p>31.7</text:p>
          </table:table-cell>
          <table:table-cell table:formula="of:=([.$B$1])-(10*([.$B$2])*LOG([.Q272];10))" office:value-type="float" office:value="29.9783558130335">
            <text:p>29.98</text:p>
          </table:table-cell>
          <table:table-cell/>
          <table:table-cell table:style-name="Default" office:value-type="float" office:value="51.021844">
            <text:p>51.02</text:p>
          </table:table-cell>
          <table:table-cell table:formula="of:=([.$B$1])-(10*([.$B$2])*LOG([.T272];10))" office:value-type="float" office:value="25.8448769887885">
            <text:p>25.84</text:p>
          </table:table-cell>
          <table:table-cell/>
          <table:table-cell office:value-type="float" office:value="266">
            <text:p>266</text:p>
          </table:table-cell>
          <table:table-cell table:number-columns-repeated="1001"/>
        </table:table-row>
        <table:table-row table:style-name="ro1" table:number-rows-repeated="652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6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6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2">04/02/2011</text:date>, <text:time>21:0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4-02T21:00:24</dc:date>
    <meta:generator>OpenOffice.org/3.0$Linux OpenOffice.org_project/300m15$Build-9379</meta:generator>
    <meta:editing-duration>PT33H05M07S</meta:editing-duration>
    <meta:editing-cycles>71</meta:editing-cycles>
    <meta:document-statistic meta:table-count="3" meta:cell-count="4298" meta:object-count="0"/>
    <meta:user-defined meta:name="Info 1"/>
    <meta:user-defined meta:name="Info 2"/>
    <meta:user-defined meta:name="Info 3"/>
    <meta:user-defined meta:name="Info 4"/>
  </office:meta>
</office:document-meta>
</file>